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margin-top="0.0263in" fo:margin-left="0.3326in">
        <style:tab-stops/>
      </style:paragraph-properties>
    </style:style>
    <style:style style:name="T2" style:parent-style-name="Absatz-Standardschriftart" style:family="text">
      <style:text-properties style:font-name="Arial" fo:font-weight="bold" style:font-weight-asian="bold" fo:color="#2B333D" fo:letter-spacing="-0.0006in" style:text-scale="95%" fo:font-size="23pt" style:font-size-asian="23pt"/>
    </style:style>
    <style:style style:name="T3" style:parent-style-name="Absatz-Standardschriftart" style:family="text">
      <style:text-properties style:font-name="Arial" fo:font-weight="bold" style:font-weight-asian="bold" fo:color="#2B333D" fo:letter-spacing="-0.0013in" style:text-scale="95%" fo:font-size="23pt" style:font-size-asian="23pt"/>
    </style:style>
    <style:style style:name="T4" style:parent-style-name="Absatz-Standardschriftart" style:family="text">
      <style:text-properties style:font-name="Arial" fo:font-weight="bold" style:font-weight-asian="bold" fo:color="#2B333D" fo:letter-spacing="-0.0006in" style:text-scale="95%" fo:font-size="23pt" style:font-size-asian="23pt"/>
    </style:style>
    <style:style style:name="T5" style:parent-style-name="Absatz-Standardschriftart" style:family="text">
      <style:text-properties style:font-name="Arial" fo:font-weight="bold" style:font-weight-asian="bold" fo:color="#2B333D" fo:letter-spacing="-0.0013in" style:text-scale="95%" fo:font-size="23pt" style:font-size-asian="23pt"/>
    </style:style>
    <style:style style:name="T6" style:parent-style-name="Absatz-Standardschriftart" style:family="text">
      <style:text-properties style:font-name="Arial" fo:font-weight="bold" style:font-weight-asian="bold" fo:color="#2B333D" fo:letter-spacing="-0.0326in" style:text-scale="95%" fo:font-size="23pt" style:font-size-asian="23pt"/>
    </style:style>
    <style:style style:name="T7" style:parent-style-name="Absatz-Standardschriftart" style:family="text">
      <style:text-properties style:font-name="Arial" fo:font-weight="bold" style:font-weight-asian="bold" fo:color="#2B333D" fo:letter-spacing="-0.0013in" style:text-scale="95%" fo:font-size="23pt" style:font-size-asian="23pt"/>
    </style:style>
    <style:style style:name="T8" style:parent-style-name="Absatz-Standardschriftart" style:family="text">
      <style:text-properties style:font-name="Arial" fo:font-weight="bold" style:font-weight-asian="bold" fo:color="#2B333D" fo:letter-spacing="-0.0006in" style:text-scale="95%" fo:font-size="23pt" style:font-size-asian="23pt"/>
    </style:style>
    <style:style style:name="T9" style:parent-style-name="Absatz-Standardschriftart" style:family="text">
      <style:text-properties style:font-name="Arial" fo:font-weight="bold" style:font-weight-asian="bold" fo:color="#2B333D" fo:letter-spacing="-0.0013in" style:text-scale="95%" fo:font-size="23pt" style:font-size-asian="23pt"/>
    </style:style>
    <style:style style:name="P10" style:parent-style-name="Standard" style:family="paragraph">
      <style:paragraph-properties fo:margin-top="0.05in" fo:line-height="105%" fo:margin-left="0.3458in" fo:margin-right="0.4666in">
        <style:tab-stops/>
      </style:paragraph-properties>
    </style:style>
    <style:style style:name="T11" style:parent-style-name="Absatz-Standardschriftart" style:family="text">
      <style:text-properties style:font-name="Arial" style:font-name-asian="Arial" style:font-name-complex="Arial" fo:font-weight="bold" style:font-weight-asian="bold" style:font-weight-complex="bold" fo:font-size="9pt" style:font-size-asian="9pt" style:font-size-complex="9pt"/>
    </style:style>
    <style:style style:name="T12"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1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4"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15" style:parent-style-name="Absatz-Standardschriftart" style:family="text">
      <style:text-properties style:font-name="Arial" style:font-name-asian="Arial" style:font-name-complex="Arial" fo:font-weight="bold" style:font-weight-asian="bold" style:font-weight-complex="bold" fo:font-size="9pt" style:font-size-asian="9pt" style:font-size-complex="9pt"/>
    </style:style>
    <style:style style:name="T16"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1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8"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2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21"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22"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2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24"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25"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2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27"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28"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2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3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31"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32"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3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34"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35"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36"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3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38"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3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4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41"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4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43"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44"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45"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4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47"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48"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49"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50"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51"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5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53"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54" style:parent-style-name="Absatz-Standardschriftart" style:family="text">
      <style:text-properties style:font-name="Arial" style:font-name-asian="Arial" style:font-name-complex="Arial" fo:font-weight="bold" style:font-weight-asian="bold" style:font-weight-complex="bold" fo:font-size="9pt" style:font-size-asian="9pt" style:font-size-complex="9pt"/>
    </style:style>
    <style:style style:name="T55"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56"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5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58"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5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6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61"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6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63"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64"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65"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6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67"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68"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6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7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71"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72"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73"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74"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75"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7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77"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78"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7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8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81"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82"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8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84"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85"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86" style:parent-style-name="Absatz-Standardschriftart" style:family="text">
      <style:text-properties style:font-name="Arial" style:font-name-asian="Arial" style:font-name-complex="Arial" fo:font-weight="bold" style:font-weight-asian="bold" style:font-weight-complex="bold" fo:letter-spacing="-0.0229in" fo:font-size="9pt" style:font-size-asian="9pt" style:font-size-complex="9pt"/>
    </style:style>
    <style:style style:name="T87"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88"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89"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90" style:parent-style-name="Absatz-Standardschriftart" style:family="text">
      <style:text-properties style:font-name="Arial" style:font-name-asian="Arial" style:font-name-complex="Arial" fo:font-weight="bold" style:font-weight-asian="bold" style:font-weight-complex="bold" fo:letter-spacing="0.0437in" style:text-scale="88%" fo:font-size="9pt" style:font-size-asian="9pt" style:font-size-complex="9pt"/>
    </style:style>
    <style:style style:name="T91"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9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93"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94"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95" style:parent-style-name="Absatz-Standardschriftart" style:family="text">
      <style:text-properties style:font-name="Arial" style:font-name-asian="Arial" style:font-name-complex="Arial" fo:font-weight="bold" style:font-weight-asian="bold" style:font-weight-complex="bold" fo:font-size="9pt" style:font-size-asian="9pt" style:font-size-complex="9pt"/>
    </style:style>
    <style:style style:name="T96"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9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98"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99"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100"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01"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10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03"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104" style:parent-style-name="Absatz-Standardschriftart" style:family="text">
      <style:text-properties style:font-name="Arial" style:font-name-asian="Arial" style:font-name-complex="Arial" fo:font-weight="bold" style:font-weight-asian="bold" style:font-weight-complex="bold" fo:letter-spacing="-0.0027in" fo:font-size="9pt" style:font-size-asian="9pt" style:font-size-complex="9pt"/>
    </style:style>
    <style:style style:name="T105"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0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07"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08"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109" style:parent-style-name="Absatz-Standardschriftart" style:family="text">
      <style:text-properties style:font-name="Arial" style:font-name-asian="Arial" style:font-name-complex="Arial" fo:font-weight="bold" style:font-weight-asian="bold" style:font-weight-complex="bold" fo:letter-spacing="-0.0027in" fo:font-size="9pt" style:font-size-asian="9pt" style:font-size-complex="9pt"/>
    </style:style>
    <style:style style:name="T110"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11"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1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13"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14"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15"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16"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117"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18"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19"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20"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21"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2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23"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124"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25"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26"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2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28"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2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30"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131"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32"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3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34"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35"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36"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3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38"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39"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40"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41"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42"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4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44"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45"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4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47"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48"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49"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50"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51"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52" style:parent-style-name="Absatz-Standardschriftart" style:family="text">
      <style:text-properties style:font-name="Arial" style:font-name-asian="Arial" style:font-name-complex="Arial" fo:font-weight="bold" style:font-weight-asian="bold" style:font-weight-complex="bold" fo:letter-spacing="-0.0222in" fo:font-size="9pt" style:font-size-asian="9pt" style:font-size-complex="9pt"/>
    </style:style>
    <style:style style:name="T153"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54" style:parent-style-name="Absatz-Standardschriftart" style:family="text">
      <style:text-properties style:font-name="Arial" style:font-name-asian="Arial" style:font-name-complex="Arial" fo:font-weight="bold" style:font-weight-asian="bold" style:font-weight-complex="bold" fo:letter-spacing="-0.002in" fo:font-size="9pt" style:font-size-asian="9pt" style:font-size-complex="9pt"/>
    </style:style>
    <style:style style:name="T155"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56"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57"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58"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59"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60"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61"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62"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63"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64"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65"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66"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67" style:parent-style-name="Absatz-Standardschriftart" style:family="text">
      <style:text-properties style:font-name="Arial" style:font-name-asian="Arial" style:font-name-complex="Arial" fo:font-weight="bold" style:font-weight-asian="bold" style:font-weight-complex="bold" fo:letter-spacing="-0.0215in" fo:font-size="9pt" style:font-size-asian="9pt" style:font-size-complex="9pt"/>
    </style:style>
    <style:style style:name="T168" style:parent-style-name="Absatz-Standardschriftart" style:family="text">
      <style:text-properties style:font-name="Arial" style:font-name-asian="Arial" style:font-name-complex="Arial" fo:font-weight="bold" style:font-weight-asian="bold" style:font-weight-complex="bold" fo:letter-spacing="-0.0013in" fo:font-size="9pt" style:font-size-asian="9pt" style:font-size-complex="9pt"/>
    </style:style>
    <style:style style:name="T169" style:parent-style-name="Absatz-Standardschriftart" style:family="text">
      <style:text-properties style:font-name="Arial" style:font-name-asian="Arial" style:font-name-complex="Arial" fo:font-weight="bold" style:font-weight-asian="bold" style:font-weight-complex="bold" fo:letter-spacing="-0.0006in" fo:font-size="9pt" style:font-size-asian="9pt" style:font-size-complex="9pt"/>
    </style:style>
    <style:style style:name="T170" style:parent-style-name="Absatz-Standardschriftart" style:family="text">
      <style:text-properties style:font-name="Arial" style:font-name-asian="Arial" style:font-name-complex="Arial" fo:font-weight="bold" style:font-weight-asian="bold" style:font-weight-complex="bold" fo:letter-spacing="0.0604in" style:text-scale="114%" fo:font-size="9pt" style:font-size-asian="9pt" style:font-size-complex="9pt"/>
    </style:style>
    <style:style style:name="T171"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72" style:parent-style-name="Absatz-Standardschriftart" style:family="text">
      <style:text-properties style:font-name="Arial" style:font-name-asian="Arial" style:font-name-complex="Arial" fo:font-weight="bold" style:font-weight-asian="bold" style:font-weight-complex="bold" fo:letter-spacing="-0.0013in" style:text-scale="95%" fo:font-size="9pt" style:font-size-asian="9pt" style:font-size-complex="9pt"/>
    </style:style>
    <style:style style:name="T173"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74" style:parent-style-name="Absatz-Standardschriftart" style:family="text">
      <style:text-properties style:font-name="Arial" style:font-name-asian="Arial" style:font-name-complex="Arial" fo:font-weight="bold" style:font-weight-asian="bold" style:font-weight-complex="bold" fo:letter-spacing="0.0048in" style:text-scale="95%" fo:font-size="9pt" style:font-size-asian="9pt" style:font-size-complex="9pt"/>
    </style:style>
    <style:style style:name="T175"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76" style:parent-style-name="Absatz-Standardschriftart" style:family="text">
      <style:text-properties style:font-name="Arial" style:font-name-asian="Arial" style:font-name-complex="Arial" fo:font-weight="bold" style:font-weight-asian="bold" style:font-weight-complex="bold" fo:letter-spacing="-0.0013in" style:text-scale="95%" fo:font-size="9pt" style:font-size-asian="9pt" style:font-size-complex="9pt"/>
    </style:style>
    <style:style style:name="T177"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78" style:parent-style-name="Absatz-Standardschriftart" style:family="text">
      <style:text-properties style:font-name="Arial" style:font-name-asian="Arial" style:font-name-complex="Arial" fo:font-weight="bold" style:font-weight-asian="bold" style:font-weight-complex="bold" fo:letter-spacing="-0.0013in" style:text-scale="95%" fo:font-size="9pt" style:font-size-asian="9pt" style:font-size-complex="9pt"/>
    </style:style>
    <style:style style:name="T179"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80" style:parent-style-name="Absatz-Standardschriftart" style:family="text">
      <style:text-properties style:font-name="Arial" style:font-name-asian="Arial" style:font-name-complex="Arial" fo:font-weight="bold" style:font-weight-asian="bold" style:font-weight-complex="bold" fo:letter-spacing="-0.0013in" style:text-scale="95%" fo:font-size="9pt" style:font-size-asian="9pt" style:font-size-complex="9pt"/>
    </style:style>
    <style:style style:name="T181"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82" style:parent-style-name="Absatz-Standardschriftart" style:family="text">
      <style:text-properties style:font-name="Arial" style:font-name-asian="Arial" style:font-name-complex="Arial" fo:font-weight="bold" style:font-weight-asian="bold" style:font-weight-complex="bold" fo:letter-spacing="-0.0013in" style:text-scale="95%" fo:font-size="9pt" style:font-size-asian="9pt" style:font-size-complex="9pt"/>
    </style:style>
    <style:style style:name="T183" style:parent-style-name="Absatz-Standardschriftart" style:family="text">
      <style:text-properties style:font-name="Arial" style:font-name-asian="Arial" style:font-name-complex="Arial" fo:font-weight="bold" style:font-weight-asian="bold" style:font-weight-complex="bold" fo:letter-spacing="-0.0006in" style:text-scale="95%" fo:font-size="9pt" style:font-size-asian="9pt" style:font-size-complex="9pt"/>
    </style:style>
    <style:style style:name="T184" style:parent-style-name="Absatz-Standardschriftart" style:family="text">
      <style:text-properties style:font-name="Arial" style:font-name-asian="Arial" style:font-name-complex="Arial" fo:font-weight="bold" style:font-weight-asian="bold" style:font-weight-complex="bold" fo:letter-spacing="-0.0013in" style:text-scale="95%" fo:font-size="9pt" style:font-size-asian="9pt" style:font-size-complex="9pt"/>
    </style:style>
    <style:style style:name="P185"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186" style:parent-style-name="Standard" style:family="paragraph">
      <style:paragraph-properties fo:margin-top="0.0034in"/>
      <style:text-properties style:font-name="Arial" style:font-name-asian="Arial" style:font-name-complex="Arial" fo:font-weight="bold" style:font-weight-asian="bold" style:font-weight-complex="bold" fo:font-size="8pt" style:font-size-asian="8pt" style:font-size-complex="8pt"/>
    </style:style>
    <style:style style:name="P187" style:parent-style-name="Standard" style:family="paragraph">
      <style:paragraph-properties fo:margin-top="0.0548in" fo:margin-left="1.5736in">
        <style:tab-stops>
          <style:tab-stop style:type="left" style:position="1.6854in"/>
          <style:tab-stop style:type="left" style:position="2.9111in"/>
        </style:tab-stops>
      </style:paragraph-properties>
    </style:style>
    <style:style style:name="T188" style:parent-style-name="Absatz-Standardschriftart" style:family="text">
      <style:text-properties style:font-name="Arial" fo:font-weight="bold" style:font-weight-asian="bold" fo:letter-spacing="-0.0006in" style:text-scale="90%" fo:font-size="9pt" style:font-size-asian="9pt"/>
    </style:style>
    <style:style style:name="T189" style:parent-style-name="Absatz-Standardschriftart" style:family="text">
      <style:text-properties style:font-name="Arial" fo:font-weight="bold" style:font-weight-asian="bold" fo:letter-spacing="-0.0013in" style:text-scale="90%" fo:font-size="9pt" style:font-size-asian="9pt"/>
    </style:style>
    <style:style style:name="T190" style:parent-style-name="Absatz-Standardschriftart" style:family="text">
      <style:text-properties style:font-name="Arial" fo:font-weight="bold" style:font-weight-asian="bold" fo:letter-spacing="-0.0006in" style:text-scale="90%" fo:font-size="9pt" style:font-size-asian="9pt"/>
    </style:style>
    <style:style style:name="T191" style:parent-style-name="Absatz-Standardschriftart" style:family="text">
      <style:text-properties style:font-name="Arial" fo:font-weight="bold" style:font-weight-asian="bold" fo:letter-spacing="-0.0013in" style:text-scale="90%" fo:font-size="9pt" style:font-size-asian="9pt"/>
    </style:style>
    <style:style style:name="T192" style:parent-style-name="Absatz-Standardschriftart" style:family="text">
      <style:text-properties style:font-name="Arial" fo:font-weight="bold" style:font-weight-asian="bold" fo:letter-spacing="-0.0006in" style:text-scale="90%" fo:font-size="9pt" style:font-size-asian="9pt"/>
    </style:style>
    <style:style style:name="T193" style:parent-style-name="Absatz-Standardschriftart" style:family="text">
      <style:text-properties style:font-name="Arial" fo:font-weight="bold" style:font-weight-asian="bold" fo:letter-spacing="-0.0006in" style:text-scale="90%" fo:font-size="9pt" style:font-size-asian="9pt"/>
    </style:style>
    <style:style style:name="T194" style:parent-style-name="Absatz-Standardschriftart" style:family="text">
      <style:text-properties style:font-name="Arial" fo:font-weight="bold" style:font-weight-asian="bold" fo:letter-spacing="-0.0006in" fo:font-size="9pt" style:font-size-asian="9pt"/>
    </style:style>
    <style:style style:name="T195" style:parent-style-name="Absatz-Standardschriftart" style:family="text">
      <style:text-properties style:font-name="Arial" fo:font-weight="bold" style:font-weight-asian="bold" fo:letter-spacing="-0.0006in" fo:font-size="9pt" style:font-size-asian="9pt"/>
    </style:style>
    <style:style style:name="T196" style:parent-style-name="Absatz-Standardschriftart" style:family="text">
      <style:text-properties style:font-name="Arial" fo:font-weight="bold" style:font-weight-asian="bold" fo:letter-spacing="-0.0013in" fo:font-size="9pt" style:font-size-asian="9pt"/>
    </style:style>
    <style:style style:name="T197" style:parent-style-name="Absatz-Standardschriftart" style:family="text">
      <style:text-properties style:font-name="Arial" fo:font-weight="bold" style:font-weight-asian="bold" fo:letter-spacing="-0.0006in" fo:font-size="9pt" style:font-size-asian="9pt"/>
    </style:style>
    <style:style style:name="T198" style:parent-style-name="Absatz-Standardschriftart" style:family="text">
      <style:text-properties style:font-name="Arial" fo:font-weight="bold" style:font-weight-asian="bold" fo:letter-spacing="-0.0013in" fo:font-size="9pt" style:font-size-asian="9pt"/>
    </style:style>
    <style:style style:name="T199" style:parent-style-name="Absatz-Standardschriftart" style:family="text">
      <style:text-properties style:font-name="Arial" fo:font-weight="bold" style:font-weight-asian="bold" fo:letter-spacing="-0.0006in" fo:font-size="9pt" style:font-size-asian="9pt"/>
    </style:style>
    <style:style style:name="T200" style:parent-style-name="Absatz-Standardschriftart" style:family="text">
      <style:text-properties style:font-name="Arial" fo:font-weight="bold" style:font-weight-asian="bold" fo:letter-spacing="-0.0013in" fo:font-size="9pt" style:font-size-asian="9pt"/>
    </style:style>
    <style:style style:name="T201" style:parent-style-name="Absatz-Standardschriftart" style:family="text">
      <style:text-properties style:font-name="Arial" fo:font-weight="bold" style:font-weight-asian="bold" fo:letter-spacing="-0.0006in" fo:font-size="9pt" style:font-size-asian="9pt"/>
    </style:style>
    <style:style style:name="T202" style:parent-style-name="Absatz-Standardschriftart" style:family="text">
      <style:text-properties style:font-name="Arial" fo:font-weight="bold" style:font-weight-asian="bold" fo:letter-spacing="-0.0013in" fo:font-size="9pt" style:font-size-asian="9pt"/>
    </style:style>
    <style:style style:name="T203" style:parent-style-name="Absatz-Standardschriftart" style:family="text">
      <style:text-properties style:font-name="Arial" fo:font-weight="bold" style:font-weight-asian="bold" fo:letter-spacing="-0.0006in" fo:font-size="9pt" style:font-size-asian="9pt"/>
    </style:style>
    <style:style style:name="T204" style:parent-style-name="Absatz-Standardschriftart" style:family="text">
      <style:text-properties style:font-name="Arial" fo:font-weight="bold" style:font-weight-asian="bold" fo:letter-spacing="-0.0013in" fo:font-size="9pt" style:font-size-asian="9pt"/>
    </style:style>
    <style:style style:name="T205" style:parent-style-name="Absatz-Standardschriftart" style:family="text">
      <style:text-properties style:font-name="Arial" fo:font-weight="bold" style:font-weight-asian="bold" fo:letter-spacing="-0.0006in" fo:font-size="9pt" style:font-size-asian="9pt"/>
    </style:style>
    <style:style style:name="T206" style:parent-style-name="Absatz-Standardschriftart" style:family="text">
      <style:text-properties style:font-name="Arial" fo:font-weight="bold" style:font-weight-asian="bold" fo:letter-spacing="-0.0013in" fo:font-size="9pt" style:font-size-asian="9pt"/>
    </style:style>
    <style:style style:name="T207" style:parent-style-name="Absatz-Standardschriftart" style:family="text">
      <style:text-properties style:font-name="Arial" fo:font-weight="bold" style:font-weight-asian="bold" fo:letter-spacing="-0.0006in" fo:font-size="9pt" style:font-size-asian="9pt"/>
    </style:style>
    <style:style style:name="T208" style:parent-style-name="Absatz-Standardschriftart" style:family="text">
      <style:text-properties style:font-name="Arial" fo:font-weight="bold" style:font-weight-asian="bold" fo:letter-spacing="-0.0013in" fo:font-size="9pt" style:font-size-asian="9pt"/>
    </style:style>
    <style:style style:name="T209" style:parent-style-name="Absatz-Standardschriftart" style:family="text">
      <style:text-properties style:font-name="Arial" fo:font-weight="bold" style:font-weight-asian="bold" fo:letter-spacing="-0.0006in" fo:font-size="9pt" style:font-size-asian="9pt"/>
    </style:style>
    <style:style style:name="T210" style:parent-style-name="Absatz-Standardschriftart" style:family="text">
      <style:text-properties style:font-name="Arial" fo:font-weight="bold" style:font-weight-asian="bold" fo:letter-spacing="-0.0013in" fo:font-size="9pt" style:font-size-asian="9pt"/>
    </style:style>
    <style:style style:name="T211" style:parent-style-name="Absatz-Standardschriftart" style:family="text">
      <style:text-properties style:font-name="Arial" fo:font-weight="bold" style:font-weight-asian="bold" fo:letter-spacing="-0.0006in" fo:font-size="9pt" style:font-size-asian="9pt"/>
    </style:style>
    <style:style style:name="P212" style:parent-style-name="Standard" style:family="paragraph">
      <style:paragraph-properties fo:margin-top="0.0034in"/>
      <style:text-properties style:font-name="Arial" style:font-name-asian="Arial" style:font-name-complex="Arial" fo:font-weight="bold" style:font-weight-asian="bold" style:font-weight-complex="bold" fo:font-size="13.5pt" style:font-size-asian="13.5pt" style:font-size-complex="13.5pt"/>
    </style:style>
    <style:style style:name="S1" style:family="section">
      <style:section-properties fo:margin-left="0in" fo:margin-right="0in" style:writing-mode="lr-tb">
        <style:columns fo:column-count="2">
          <style:column style:rel-width="5800*" fo:start-indent="0in" fo:end-indent="0.0888in"/>
          <style:column style:rel-width="6100*" fo:start-indent="0.0888in" fo:end-indent="0in"/>
        </style:columns>
      </style:section-properties>
    </style:style>
    <style:style style:name="P213" style:parent-style-name="Standard" style:family="paragraph">
      <style:paragraph-properties fo:margin-top="0.0479in" fo:margin-left="0.3458in">
        <style:tab-stops/>
      </style:paragraph-properties>
    </style:style>
    <style:style style:name="T214" style:parent-style-name="Absatz-Standardschriftart" style:family="text">
      <style:text-properties style:font-name="Arial" fo:font-weight="bold" style:font-weight-asian="bold" fo:color="#2B333D" fo:letter-spacing="-0.0013in" fo:font-size="14pt" style:font-size-asian="14pt"/>
    </style:style>
    <style:style style:name="T215" style:parent-style-name="Absatz-Standardschriftart" style:family="text">
      <style:text-properties style:font-name="Arial" fo:font-weight="bold" style:font-weight-asian="bold" fo:color="#2B333D" fo:font-size="14pt" style:font-size-asian="14pt"/>
    </style:style>
    <style:style style:name="T216" style:parent-style-name="Absatz-Standardschriftart" style:family="text">
      <style:text-properties style:font-name="Arial" fo:font-weight="bold" style:font-weight-asian="bold" fo:color="#2B333D" fo:letter-spacing="0.0069in" fo:font-size="14pt" style:font-size-asian="14pt"/>
    </style:style>
    <style:style style:name="T217" style:parent-style-name="Absatz-Standardschriftart" style:family="text">
      <style:text-properties style:font-name="Arial" fo:font-weight="bold" style:font-weight-asian="bold" fo:color="#2B333D" fo:letter-spacing="-0.0166in" fo:font-size="14pt" style:font-size-asian="14pt"/>
    </style:style>
    <style:style style:name="T218" style:parent-style-name="Absatz-Standardschriftart" style:family="text">
      <style:text-properties style:font-name="Arial" fo:font-weight="bold" style:font-weight-asian="bold" fo:color="#2B333D" fo:font-size="14pt" style:font-size-asian="14pt"/>
    </style:style>
    <style:style style:name="T219" style:parent-style-name="Absatz-Standardschriftart" style:family="text">
      <style:text-properties style:font-name="Arial" fo:font-weight="bold" style:font-weight-asian="bold" fo:color="#2B333D" fo:letter-spacing="-0.0006in" fo:font-size="14pt" style:font-size-asian="14pt"/>
    </style:style>
    <style:style style:name="T220" style:parent-style-name="Absatz-Standardschriftart" style:family="text">
      <style:text-properties style:font-name="Arial" fo:font-weight="bold" style:font-weight-asian="bold" fo:color="#2B333D" fo:font-size="14pt" style:font-size-asian="14pt"/>
    </style:style>
    <style:style style:name="P221" style:parent-style-name="Standard" style:family="paragraph">
      <style:paragraph-properties fo:margin-top="0.0944in" fo:line-height="0.1909in" fo:margin-left="0.3458in">
        <style:tab-stops/>
      </style:paragraph-properties>
    </style:style>
    <style:style style:name="T222" style:parent-style-name="Absatz-Standardschriftart" style:family="text">
      <style:text-properties style:font-name="Arial" fo:font-weight="bold" style:font-weight-asian="bold" fo:letter-spacing="-0.0013in" fo:font-size="12pt" style:font-size-asian="12pt"/>
    </style:style>
    <style:style style:name="T223" style:parent-style-name="Absatz-Standardschriftart" style:family="text">
      <style:text-properties style:font-name="Arial" fo:font-weight="bold" style:font-weight-asian="bold" fo:letter-spacing="-0.0006in" fo:font-size="12pt" style:font-size-asian="12pt"/>
    </style:style>
    <style:style style:name="T224" style:parent-style-name="Absatz-Standardschriftart" style:family="text">
      <style:text-properties style:font-name="Arial" fo:font-weight="bold" style:font-weight-asian="bold" fo:letter-spacing="-0.0013in" fo:font-size="12pt" style:font-size-asian="12pt"/>
    </style:style>
    <style:style style:name="T225" style:parent-style-name="Absatz-Standardschriftart" style:family="text">
      <style:text-properties style:font-name="Arial" fo:font-weight="bold" style:font-weight-asian="bold" fo:letter-spacing="-0.0006in" fo:font-size="12pt" style:font-size-asian="12pt"/>
    </style:style>
    <style:style style:name="T226" style:parent-style-name="Absatz-Standardschriftart" style:family="text">
      <style:text-properties style:font-name="Arial" fo:font-weight="bold" style:font-weight-asian="bold" fo:font-size="12pt" style:font-size-asian="12pt"/>
    </style:style>
    <style:style style:name="T227" style:parent-style-name="Absatz-Standardschriftart" style:family="text">
      <style:text-properties style:font-name="Arial" fo:font-weight="bold" style:font-weight-asian="bold" fo:letter-spacing="-0.0027in" fo:font-size="12pt" style:font-size-asian="12pt"/>
    </style:style>
    <style:style style:name="T228" style:parent-style-name="Absatz-Standardschriftart" style:family="text">
      <style:text-properties style:font-name="Arial" fo:font-weight="bold" style:font-weight-asian="bold" fo:letter-spacing="-0.0034in" fo:font-size="12pt" style:font-size-asian="12pt"/>
    </style:style>
    <style:style style:name="T229" style:parent-style-name="Absatz-Standardschriftart" style:family="text">
      <style:text-properties style:font-name="Arial" fo:font-weight="bold" style:font-weight-asian="bold" fo:letter-spacing="-0.0027in" fo:font-size="12pt" style:font-size-asian="12pt"/>
    </style:style>
    <style:style style:name="T230" style:parent-style-name="Absatz-Standardschriftart" style:family="text">
      <style:text-properties style:font-name="Arial" fo:font-weight="bold" style:font-weight-asian="bold" fo:letter-spacing="-0.0034in" fo:font-size="12pt" style:font-size-asian="12pt"/>
    </style:style>
    <style:style style:name="P231" style:parent-style-name="Standard" style:family="paragraph">
      <style:paragraph-properties fo:margin-top="0.0131in" fo:line-height="0.1777in" fo:margin-left="0.3458in" fo:margin-right="0.0131in">
        <style:tab-stops/>
      </style:paragraph-properties>
    </style:style>
    <style:style style:name="T232" style:parent-style-name="Absatz-Standardschriftart" style:family="text">
      <style:text-properties style:font-name="Arial" fo:font-weight="bold" style:font-weight-asian="bold" fo:letter-spacing="-0.0006in" fo:font-size="12pt" style:font-size-asian="12pt"/>
    </style:style>
    <style:style style:name="T233" style:parent-style-name="Absatz-Standardschriftart" style:family="text">
      <style:text-properties style:font-name="Arial" fo:font-weight="bold" style:font-weight-asian="bold" fo:letter-spacing="-0.0013in" fo:font-size="12pt" style:font-size-asian="12pt"/>
    </style:style>
    <style:style style:name="T234" style:parent-style-name="Absatz-Standardschriftart" style:family="text">
      <style:text-properties style:font-name="Arial" fo:font-weight="bold" style:font-weight-asian="bold" fo:letter-spacing="-0.0305in" fo:font-size="12pt" style:font-size-asian="12pt"/>
    </style:style>
    <style:style style:name="T235" style:parent-style-name="Absatz-Standardschriftart" style:family="text">
      <style:text-properties style:font-name="Arial" fo:font-weight="bold" style:font-weight-asian="bold" fo:letter-spacing="-0.0013in" fo:font-size="12pt" style:font-size-asian="12pt"/>
    </style:style>
    <style:style style:name="T236" style:parent-style-name="Absatz-Standardschriftart" style:family="text">
      <style:text-properties style:font-name="Arial" fo:font-weight="bold" style:font-weight-asian="bold" fo:letter-spacing="-0.0006in" fo:font-size="12pt" style:font-size-asian="12pt"/>
    </style:style>
    <style:style style:name="T237" style:parent-style-name="Absatz-Standardschriftart" style:family="text">
      <style:text-properties style:font-name="Arial" fo:font-weight="bold" style:font-weight-asian="bold" fo:letter-spacing="-0.0013in" fo:font-size="12pt" style:font-size-asian="12pt"/>
    </style:style>
    <style:style style:name="T238" style:parent-style-name="Absatz-Standardschriftart" style:family="text">
      <style:text-properties style:font-name="Arial" fo:font-weight="bold" style:font-weight-asian="bold" fo:letter-spacing="-0.0006in" fo:font-size="12pt" style:font-size-asian="12pt"/>
    </style:style>
    <style:style style:name="T239" style:parent-style-name="Absatz-Standardschriftart" style:family="text">
      <style:text-properties style:font-name="Arial" fo:font-weight="bold" style:font-weight-asian="bold" fo:letter-spacing="-0.0013in" fo:font-size="12pt" style:font-size-asian="12pt"/>
    </style:style>
    <style:style style:name="T240" style:parent-style-name="Absatz-Standardschriftart" style:family="text">
      <style:text-properties style:font-name="Arial" fo:font-weight="bold" style:font-weight-asian="bold" fo:letter-spacing="-0.0006in" fo:font-size="12pt" style:font-size-asian="12pt"/>
    </style:style>
    <style:style style:name="T241" style:parent-style-name="Absatz-Standardschriftart" style:family="text">
      <style:text-properties style:font-name="Arial" fo:font-weight="bold" style:font-weight-asian="bold" fo:letter-spacing="-0.0305in" fo:font-size="12pt" style:font-size-asian="12pt"/>
    </style:style>
    <style:style style:name="T242" style:parent-style-name="Absatz-Standardschriftart" style:family="text">
      <style:text-properties style:font-name="Arial" fo:font-weight="bold" style:font-weight-asian="bold" fo:font-size="12pt" style:font-size-asian="12pt"/>
    </style:style>
    <style:style style:name="T243" style:parent-style-name="Absatz-Standardschriftart" style:family="text">
      <style:text-properties style:font-name="Arial" fo:font-weight="bold" style:font-weight-asian="bold" fo:letter-spacing="-0.0305in" fo:font-size="12pt" style:font-size-asian="12pt"/>
    </style:style>
    <style:style style:name="T244" style:parent-style-name="Absatz-Standardschriftart" style:family="text">
      <style:text-properties style:font-name="Arial" fo:font-weight="bold" style:font-weight-asian="bold" fo:letter-spacing="-0.0013in" fo:font-size="12pt" style:font-size-asian="12pt"/>
    </style:style>
    <style:style style:name="T245" style:parent-style-name="Absatz-Standardschriftart" style:family="text">
      <style:text-properties style:font-name="Arial" fo:font-weight="bold" style:font-weight-asian="bold" fo:letter-spacing="-0.0006in" fo:font-size="12pt" style:font-size-asian="12pt"/>
    </style:style>
    <style:style style:name="T246" style:parent-style-name="Absatz-Standardschriftart" style:family="text">
      <style:text-properties style:font-name="Arial" fo:font-weight="bold" style:font-weight-asian="bold" fo:letter-spacing="-0.0013in" fo:font-size="12pt" style:font-size-asian="12pt"/>
    </style:style>
    <style:style style:name="T247" style:parent-style-name="Absatz-Standardschriftart" style:family="text">
      <style:text-properties style:font-name="Arial" fo:font-weight="bold" style:font-weight-asian="bold" fo:letter-spacing="-0.0305in" fo:font-size="12pt" style:font-size-asian="12pt"/>
    </style:style>
    <style:style style:name="T248" style:parent-style-name="Absatz-Standardschriftart" style:family="text">
      <style:text-properties style:font-name="Arial" fo:font-weight="bold" style:font-weight-asian="bold" fo:letter-spacing="-0.0013in" fo:font-size="12pt" style:font-size-asian="12pt"/>
    </style:style>
    <style:style style:name="T249" style:parent-style-name="Absatz-Standardschriftart" style:family="text">
      <style:text-properties style:font-name="Arial" fo:font-weight="bold" style:font-weight-asian="bold" fo:letter-spacing="-0.0298in" fo:font-size="12pt" style:font-size-asian="12pt"/>
    </style:style>
    <style:style style:name="T250" style:parent-style-name="Absatz-Standardschriftart" style:family="text">
      <style:text-properties style:font-name="Arial" fo:font-weight="bold" style:font-weight-asian="bold" fo:letter-spacing="-0.002in" fo:font-size="12pt" style:font-size-asian="12pt"/>
    </style:style>
    <style:style style:name="T251" style:parent-style-name="Absatz-Standardschriftart" style:family="text">
      <style:text-properties style:font-name="Arial" fo:font-weight="bold" style:font-weight-asian="bold" fo:letter-spacing="-0.0013in" fo:font-size="12pt" style:font-size-asian="12pt"/>
    </style:style>
    <style:style style:name="T252" style:parent-style-name="Absatz-Standardschriftart" style:family="text">
      <style:text-properties style:font-name="Arial" fo:font-weight="bold" style:font-weight-asian="bold" fo:letter-spacing="-0.002in" fo:font-size="12pt" style:font-size-asian="12pt"/>
    </style:style>
    <style:style style:name="T253" style:parent-style-name="Absatz-Standardschriftart" style:family="text">
      <style:text-properties style:font-name="Arial" fo:font-weight="bold" style:font-weight-asian="bold" fo:letter-spacing="0.0215in" style:text-scale="89%" fo:font-size="12pt" style:font-size-asian="12pt"/>
    </style:style>
    <style:style style:name="T254" style:parent-style-name="Absatz-Standardschriftart" style:family="text">
      <style:text-properties style:font-name="Arial" fo:font-weight="bold" style:font-weight-asian="bold" fo:letter-spacing="-0.0013in" fo:font-size="12pt" style:font-size-asian="12pt"/>
    </style:style>
    <style:style style:name="T255" style:parent-style-name="Absatz-Standardschriftart" style:family="text">
      <style:text-properties style:font-name="Arial" fo:font-weight="bold" style:font-weight-asian="bold" fo:letter-spacing="-0.0006in" fo:font-size="12pt" style:font-size-asian="12pt"/>
    </style:style>
    <style:style style:name="T256" style:parent-style-name="Absatz-Standardschriftart" style:family="text">
      <style:text-properties style:font-name="Arial" fo:font-weight="bold" style:font-weight-asian="bold" fo:letter-spacing="-0.0013in" fo:font-size="12pt" style:font-size-asian="12pt"/>
    </style:style>
    <style:style style:name="T257" style:parent-style-name="Absatz-Standardschriftart" style:family="text">
      <style:text-properties style:font-name="Arial" fo:font-weight="bold" style:font-weight-asian="bold" fo:letter-spacing="-0.0006in" fo:font-size="12pt" style:font-size-asian="12pt"/>
    </style:style>
    <style:style style:name="T258" style:parent-style-name="Absatz-Standardschriftart" style:family="text">
      <style:text-properties style:font-name="Arial" fo:font-weight="bold" style:font-weight-asian="bold" fo:letter-spacing="-0.027in" fo:font-size="12pt" style:font-size-asian="12pt"/>
    </style:style>
    <style:style style:name="T259" style:parent-style-name="Absatz-Standardschriftart" style:family="text">
      <style:text-properties style:font-name="Arial" fo:font-weight="bold" style:font-weight-asian="bold" fo:letter-spacing="-0.0006in" fo:font-size="12pt" style:font-size-asian="12pt"/>
    </style:style>
    <style:style style:name="T260" style:parent-style-name="Absatz-Standardschriftart" style:family="text">
      <style:text-properties style:font-name="Arial" fo:font-weight="bold" style:font-weight-asian="bold" fo:letter-spacing="-0.0013in" fo:font-size="12pt" style:font-size-asian="12pt"/>
    </style:style>
    <style:style style:name="P261" style:parent-style-name="Standard" style:family="paragraph">
      <style:paragraph-properties fo:margin-top="0.0423in" fo:margin-left="0.3458in">
        <style:tab-stops>
          <style:tab-stop style:type="left" style:position="3.1486in"/>
        </style:tab-stops>
      </style:paragraph-properties>
    </style:style>
    <style:style style:name="T262"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263" style:parent-style-name="Absatz-Standardschriftart" style:family="text">
      <style:text-properties style:font-name="Calibri" fo:font-weight="bold" style:font-weight-asian="bold" fo:font-style="italic" style:font-style-asian="italic" fo:color="#656665" fo:letter-spacing="-0.0013in" style:text-scale="105%" fo:font-size="8pt" style:font-size-asian="8pt"/>
    </style:style>
    <style:style style:name="T264"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265" style:parent-style-name="Absatz-Standardschriftart" style:family="text">
      <style:text-properties style:font-name="Calibri" fo:font-weight="bold" style:font-weight-asian="bold" fo:font-style="italic" style:font-style-asian="italic" fo:color="#656665" fo:letter-spacing="0.0055in" style:text-scale="105%" fo:font-size="8pt" style:font-size-asian="8pt"/>
    </style:style>
    <style:style style:name="T266" style:parent-style-name="Absatz-Standardschriftart" style:family="text">
      <style:text-properties style:font-name="Calibri" fo:font-weight="bold" style:font-weight-asian="bold" fo:font-style="italic" style:font-style-asian="italic" fo:color="#656665" style:text-scale="105%" fo:font-size="8pt" style:font-size-asian="8pt"/>
    </style:style>
    <style:style style:name="T267" style:parent-style-name="Absatz-Standardschriftart" style:family="text">
      <style:text-properties style:font-name="Calibri" fo:font-weight="bold" style:font-weight-asian="bold" fo:font-style="italic" style:font-style-asian="italic" fo:color="#656665" fo:letter-spacing="0.0055in" style:text-scale="105%" fo:font-size="8pt" style:font-size-asian="8pt"/>
    </style:style>
    <style:style style:name="T268" style:parent-style-name="Absatz-Standardschriftart" style:family="text">
      <style:text-properties style:font-name="Calibri" fo:font-weight="bold" style:font-weight-asian="bold" fo:font-style="italic" style:font-style-asian="italic" fo:color="#656665" style:text-scale="105%" fo:font-size="8pt" style:font-size-asian="8pt"/>
    </style:style>
    <style:style style:name="T269" style:parent-style-name="Absatz-Standardschriftart" style:family="text">
      <style:text-properties style:font-name="Arial" fo:font-weight="bold" style:font-weight-asian="bold" style:text-scale="105%" fo:font-size="8pt" style:font-size-asian="8pt"/>
    </style:style>
    <style:style style:name="T270" style:parent-style-name="Absatz-Standardschriftart" style:family="text">
      <style:text-properties style:font-name="Arial" fo:font-weight="bold" style:font-weight-asian="bold" style:text-scale="105%" fo:font-size="8pt" style:font-size-asian="8pt"/>
    </style:style>
    <style:style style:name="T271"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272" style:parent-style-name="Absatz-Standardschriftart" style:family="text">
      <style:text-properties style:font-name="Calibri" fo:font-weight="bold" style:font-weight-asian="bold" fo:font-style="italic" style:font-style-asian="italic" fo:color="#656665" fo:letter-spacing="-0.0013in" style:text-scale="105%" fo:font-size="8pt" style:font-size-asian="8pt"/>
    </style:style>
    <style:style style:name="T273"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274" style:parent-style-name="Absatz-Standardschriftart" style:family="text">
      <style:text-properties style:font-name="Calibri" fo:font-weight="bold" style:font-weight-asian="bold" fo:font-style="italic" style:font-style-asian="italic" fo:color="#656665" fo:letter-spacing="0.0097in" style:text-scale="105%" fo:font-size="8pt" style:font-size-asian="8pt"/>
    </style:style>
    <style:style style:name="T275" style:parent-style-name="Absatz-Standardschriftart" style:family="text">
      <style:text-properties style:font-name="Calibri" fo:font-weight="bold" style:font-weight-asian="bold" fo:font-style="italic" style:font-style-asian="italic" fo:color="#656665" fo:letter-spacing="-0.0027in" style:text-scale="105%" fo:font-size="8pt" style:font-size-asian="8pt"/>
    </style:style>
    <style:style style:name="T276" style:parent-style-name="Absatz-Standardschriftart" style:family="text">
      <style:text-properties style:font-name="Calibri" fo:font-weight="bold" style:font-weight-asian="bold" fo:font-style="italic" style:font-style-asian="italic" fo:color="#656665" fo:letter-spacing="-0.0034in" style:text-scale="105%" fo:font-size="8pt" style:font-size-asian="8pt"/>
    </style:style>
    <style:style style:name="T277" style:parent-style-name="Absatz-Standardschriftart" style:family="text">
      <style:text-properties style:font-name="Calibri" fo:font-weight="bold" style:font-weight-asian="bold" fo:font-style="italic" style:font-style-asian="italic" fo:color="#656665" fo:letter-spacing="-0.0027in" style:text-scale="105%" fo:font-size="8pt" style:font-size-asian="8pt"/>
    </style:style>
    <style:style style:name="T278" style:parent-style-name="Absatz-Standardschriftart" style:family="text">
      <style:text-properties style:font-name="Calibri" fo:font-weight="bold" style:font-weight-asian="bold" fo:font-style="italic" style:font-style-asian="italic" fo:color="#656665" fo:letter-spacing="-0.0034in" style:text-scale="105%" fo:font-size="8pt" style:font-size-asian="8pt"/>
    </style:style>
    <style:style style:name="P279" style:parent-style-name="Standard" style:family="paragraph">
      <style:paragraph-properties fo:margin-top="0.0416in" fo:margin-left="0.3458in">
        <style:tab-stops/>
      </style:paragraph-properties>
    </style:style>
    <style:style style:name="T280"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P281" style:parent-style-name="Standard" style:family="paragraph">
      <style:paragraph-properties fo:margin-top="0.018in" fo:margin-left="0.4694in">
        <style:tab-stops/>
      </style:paragraph-properties>
    </style:style>
    <style:style style:name="T282" style:parent-style-name="Absatz-Standardschriftart" style:family="text">
      <style:text-properties style:font-name="Arial" fo:font-weight="bold" style:font-weight-asian="bold" fo:letter-spacing="-0.0006in" style:text-scale="95%" fo:font-size="9pt" style:font-size-asian="9pt"/>
    </style:style>
    <style:style style:name="T283" style:parent-style-name="Absatz-Standardschriftart" style:family="text">
      <style:text-properties style:font-name="Arial" fo:font-weight="bold" style:font-weight-asian="bold" fo:letter-spacing="-0.0013in" style:text-scale="95%" fo:font-size="9pt" style:font-size-asian="9pt"/>
    </style:style>
    <style:style style:name="T284" style:parent-style-name="Absatz-Standardschriftart" style:family="text">
      <style:text-properties style:font-name="Arial" fo:font-weight="bold" style:font-weight-asian="bold" fo:letter-spacing="-0.0006in" style:text-scale="95%" fo:font-size="9pt" style:font-size-asian="9pt"/>
    </style:style>
    <style:style style:name="T285" style:parent-style-name="Absatz-Standardschriftart" style:family="text">
      <style:text-properties style:font-name="Arial" fo:font-weight="bold" style:font-weight-asian="bold" fo:letter-spacing="-0.0013in" style:text-scale="95%" fo:font-size="9pt" style:font-size-asian="9pt"/>
    </style:style>
    <style:style style:name="T286" style:parent-style-name="Absatz-Standardschriftart" style:family="text">
      <style:text-properties style:font-name="Arial" fo:font-weight="bold" style:font-weight-asian="bold" fo:letter-spacing="-0.0006in" style:text-scale="95%" fo:font-size="9pt" style:font-size-asian="9pt"/>
    </style:style>
    <style:style style:name="T287" style:parent-style-name="Absatz-Standardschriftart" style:family="text">
      <style:text-properties style:font-name="Arial" fo:font-weight="bold" style:font-weight-asian="bold" fo:letter-spacing="-0.0055in" style:text-scale="95%" fo:font-size="9pt" style:font-size-asian="9pt"/>
    </style:style>
    <style:style style:name="T288" style:parent-style-name="Absatz-Standardschriftart" style:family="text">
      <style:text-properties style:font-name="Arial" fo:font-weight="bold" style:font-weight-asian="bold" fo:letter-spacing="-0.002in" style:text-scale="95%" fo:font-size="9pt" style:font-size-asian="9pt"/>
    </style:style>
    <style:style style:name="T289" style:parent-style-name="Absatz-Standardschriftart" style:family="text">
      <style:text-properties style:font-name="Arial" fo:font-weight="bold" style:font-weight-asian="bold" fo:letter-spacing="-0.0013in" style:text-scale="95%" fo:font-size="9pt" style:font-size-asian="9pt"/>
    </style:style>
    <style:style style:name="T290" style:parent-style-name="Absatz-Standardschriftart" style:family="text">
      <style:text-properties style:font-name="Arial" fo:font-weight="bold" style:font-weight-asian="bold" fo:letter-spacing="-0.002in" style:text-scale="95%" fo:font-size="9pt" style:font-size-asian="9pt"/>
    </style:style>
    <style:style style:name="T291" style:parent-style-name="Absatz-Standardschriftart" style:family="text">
      <style:text-properties style:font-name="Arial" fo:font-weight="bold" style:font-weight-asian="bold" fo:letter-spacing="-0.0013in" style:text-scale="95%" fo:font-size="9pt" style:font-size-asian="9pt"/>
    </style:style>
    <style:style style:name="T292" style:parent-style-name="Absatz-Standardschriftart" style:family="text">
      <style:text-properties style:font-name="Arial" fo:font-weight="bold" style:font-weight-asian="bold" fo:letter-spacing="-0.002in" style:text-scale="95%" fo:font-size="9pt" style:font-size-asian="9pt"/>
    </style:style>
    <style:style style:name="P293" style:parent-style-name="Standard" style:family="paragraph">
      <style:text-properties style:font-name="Arial" style:font-name-asian="Arial" style:font-name-complex="Arial" fo:font-weight="bold" style:font-weight-asian="bold" style:font-weight-complex="bold" fo:font-size="9pt" style:font-size-asian="9pt" style:font-size-complex="9pt"/>
    </style:style>
    <style:style style:name="P294" style:parent-style-name="Standard" style:family="paragraph">
      <style:paragraph-properties fo:margin-top="0.0763in" fo:line-height="0.1909in" fo:margin-left="0.3458in">
        <style:tab-stops/>
      </style:paragraph-properties>
    </style:style>
    <style:style style:name="T295" style:parent-style-name="Absatz-Standardschriftart" style:family="text">
      <style:text-properties style:font-name="Arial" fo:font-weight="bold" style:font-weight-asian="bold" fo:letter-spacing="-0.0013in" style:text-scale="105%" fo:font-size="12pt" style:font-size-asian="12pt"/>
    </style:style>
    <style:style style:name="T296" style:parent-style-name="Absatz-Standardschriftart" style:family="text">
      <style:text-properties style:font-name="Arial" fo:font-weight="bold" style:font-weight-asian="bold" fo:letter-spacing="-0.002in" style:text-scale="105%" fo:font-size="12pt" style:font-size-asian="12pt"/>
    </style:style>
    <style:style style:name="T297" style:parent-style-name="Absatz-Standardschriftart" style:family="text">
      <style:text-properties style:font-name="Arial" fo:font-weight="bold" style:font-weight-asian="bold" fo:letter-spacing="-0.0013in" style:text-scale="105%" fo:font-size="12pt" style:font-size-asian="12pt"/>
    </style:style>
    <style:style style:name="T298" style:parent-style-name="Absatz-Standardschriftart" style:family="text">
      <style:text-properties style:font-name="Arial" fo:font-weight="bold" style:font-weight-asian="bold" fo:letter-spacing="-0.002in" style:text-scale="105%" fo:font-size="12pt" style:font-size-asian="12pt"/>
    </style:style>
    <style:style style:name="T299" style:parent-style-name="Absatz-Standardschriftart" style:family="text">
      <style:text-properties style:font-name="Arial" fo:font-weight="bold" style:font-weight-asian="bold" fo:letter-spacing="-0.0013in" style:text-scale="105%" fo:font-size="12pt" style:font-size-asian="12pt"/>
    </style:style>
    <style:style style:name="T300" style:parent-style-name="Absatz-Standardschriftart" style:family="text">
      <style:text-properties style:font-name="Arial" fo:font-weight="bold" style:font-weight-asian="bold" fo:letter-spacing="-0.002in" style:text-scale="105%" fo:font-size="12pt" style:font-size-asian="12pt"/>
    </style:style>
    <style:style style:name="T301" style:parent-style-name="Absatz-Standardschriftart" style:family="text">
      <style:text-properties style:font-name="Arial" fo:font-weight="bold" style:font-weight-asian="bold" fo:letter-spacing="-0.0013in" style:text-scale="105%" fo:font-size="12pt" style:font-size-asian="12pt"/>
    </style:style>
    <style:style style:name="T302" style:parent-style-name="Absatz-Standardschriftart" style:family="text">
      <style:text-properties style:font-name="Arial" fo:font-weight="bold" style:font-weight-asian="bold" fo:letter-spacing="-0.002in" style:text-scale="105%" fo:font-size="12pt" style:font-size-asian="12pt"/>
    </style:style>
    <style:style style:name="T303" style:parent-style-name="Absatz-Standardschriftart" style:family="text">
      <style:text-properties style:font-name="Arial" fo:font-weight="bold" style:font-weight-asian="bold" fo:letter-spacing="-0.0013in" style:text-scale="105%" fo:font-size="12pt" style:font-size-asian="12pt"/>
    </style:style>
    <style:style style:name="P304" style:parent-style-name="Standard" style:family="paragraph">
      <style:paragraph-properties fo:line-height="0.1909in" fo:margin-left="0.3458in">
        <style:tab-stops/>
      </style:paragraph-properties>
    </style:style>
    <style:style style:name="T305" style:parent-style-name="Absatz-Standardschriftart" style:family="text">
      <style:text-properties style:font-name="Arial" fo:font-weight="bold" style:font-weight-asian="bold" fo:letter-spacing="-0.0013in" fo:font-size="12pt" style:font-size-asian="12pt"/>
    </style:style>
    <style:style style:name="T306" style:parent-style-name="Absatz-Standardschriftart" style:family="text">
      <style:text-properties style:font-name="Arial" fo:font-weight="bold" style:font-weight-asian="bold" fo:letter-spacing="-0.0006in" fo:font-size="12pt" style:font-size-asian="12pt"/>
    </style:style>
    <style:style style:name="T307" style:parent-style-name="Absatz-Standardschriftart" style:family="text">
      <style:text-properties style:font-name="Arial" fo:font-weight="bold" style:font-weight-asian="bold" fo:letter-spacing="-0.0013in" fo:font-size="12pt" style:font-size-asian="12pt"/>
    </style:style>
    <style:style style:name="T308" style:parent-style-name="Absatz-Standardschriftart" style:family="text">
      <style:text-properties style:font-name="Arial" fo:font-weight="bold" style:font-weight-asian="bold" fo:letter-spacing="-0.0006in" fo:font-size="12pt" style:font-size-asian="12pt"/>
    </style:style>
    <style:style style:name="T309" style:parent-style-name="Absatz-Standardschriftart" style:family="text">
      <style:text-properties style:font-name="Arial" fo:font-weight="bold" style:font-weight-asian="bold" fo:letter-spacing="-0.0013in" fo:font-size="12pt" style:font-size-asian="12pt"/>
    </style:style>
    <style:style style:name="T310" style:parent-style-name="Absatz-Standardschriftart" style:family="text">
      <style:text-properties style:font-name="Arial" fo:font-weight="bold" style:font-weight-asian="bold" fo:letter-spacing="-0.0263in" fo:font-size="12pt" style:font-size-asian="12pt"/>
    </style:style>
    <style:style style:name="T311" style:parent-style-name="Absatz-Standardschriftart" style:family="text">
      <style:text-properties style:font-name="Arial" fo:font-weight="bold" style:font-weight-asian="bold" fo:letter-spacing="-0.0006in" fo:font-size="12pt" style:font-size-asian="12pt"/>
    </style:style>
    <style:style style:name="T312" style:parent-style-name="Absatz-Standardschriftart" style:family="text">
      <style:text-properties style:font-name="Arial" fo:font-weight="bold" style:font-weight-asian="bold" fo:letter-spacing="-0.0013in" fo:font-size="12pt" style:font-size-asian="12pt"/>
    </style:style>
    <style:style style:name="T313" style:parent-style-name="Absatz-Standardschriftart" style:family="text">
      <style:text-properties style:font-name="Arial" fo:font-weight="bold" style:font-weight-asian="bold" fo:letter-spacing="-0.0263in" fo:font-size="12pt" style:font-size-asian="12pt"/>
    </style:style>
    <style:style style:name="T314" style:parent-style-name="Absatz-Standardschriftart" style:family="text">
      <style:text-properties style:font-name="Arial" fo:font-weight="bold" style:font-weight-asian="bold" fo:letter-spacing="-0.0006in" fo:font-size="12pt" style:font-size-asian="12pt"/>
    </style:style>
    <style:style style:name="T315" style:parent-style-name="Absatz-Standardschriftart" style:family="text">
      <style:text-properties style:font-name="Arial" fo:font-weight="bold" style:font-weight-asian="bold" fo:letter-spacing="-0.0013in" fo:font-size="12pt" style:font-size-asian="12pt"/>
    </style:style>
    <style:style style:name="T316" style:parent-style-name="Absatz-Standardschriftart" style:family="text">
      <style:text-properties style:font-name="Arial" fo:font-weight="bold" style:font-weight-asian="bold" fo:letter-spacing="-0.0263in" fo:font-size="12pt" style:font-size-asian="12pt"/>
    </style:style>
    <style:style style:name="T317" style:parent-style-name="Absatz-Standardschriftart" style:family="text">
      <style:text-properties style:font-name="Arial" fo:font-weight="bold" style:font-weight-asian="bold" fo:font-size="12pt" style:font-size-asian="12pt"/>
    </style:style>
    <style:style style:name="T318" style:parent-style-name="Absatz-Standardschriftart" style:family="text">
      <style:text-properties style:font-name="Arial" fo:font-weight="bold" style:font-weight-asian="bold" fo:letter-spacing="-0.0263in" fo:font-size="12pt" style:font-size-asian="12pt"/>
    </style:style>
    <style:style style:name="T319" style:parent-style-name="Absatz-Standardschriftart" style:family="text">
      <style:text-properties style:font-name="Arial" fo:font-weight="bold" style:font-weight-asian="bold" fo:letter-spacing="-0.0006in" fo:font-size="12pt" style:font-size-asian="12pt"/>
    </style:style>
    <style:style style:name="T320" style:parent-style-name="Absatz-Standardschriftart" style:family="text">
      <style:text-properties style:font-name="Arial" fo:font-weight="bold" style:font-weight-asian="bold" fo:letter-spacing="-0.0263in" fo:font-size="12pt" style:font-size-asian="12pt"/>
    </style:style>
    <style:style style:name="T321" style:parent-style-name="Absatz-Standardschriftart" style:family="text">
      <style:text-properties style:font-name="Arial" fo:font-weight="bold" style:font-weight-asian="bold" fo:letter-spacing="-0.0006in" fo:font-size="12pt" style:font-size-asian="12pt"/>
    </style:style>
    <style:style style:name="T322" style:parent-style-name="Absatz-Standardschriftart" style:family="text">
      <style:text-properties style:font-name="Arial" fo:font-weight="bold" style:font-weight-asian="bold" fo:letter-spacing="-0.0013in" fo:font-size="12pt" style:font-size-asian="12pt"/>
    </style:style>
    <style:style style:name="P323" style:parent-style-name="Standard" style:family="paragraph">
      <style:paragraph-properties fo:margin-top="0.043in" fo:margin-left="0.3458in">
        <style:tab-stops>
          <style:tab-stop style:type="left" style:position="3.3736in"/>
        </style:tab-stops>
      </style:paragraph-properties>
    </style:style>
    <style:style style:name="T324"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325" style:parent-style-name="Absatz-Standardschriftart" style:family="text">
      <style:text-properties style:font-name="Calibri" fo:font-weight="bold" style:font-weight-asian="bold" fo:font-style="italic" style:font-style-asian="italic" fo:color="#656665" fo:letter-spacing="-0.0013in" style:text-scale="105%" fo:font-size="8pt" style:font-size-asian="8pt"/>
    </style:style>
    <style:style style:name="T326"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327" style:parent-style-name="Absatz-Standardschriftart" style:family="text">
      <style:text-properties style:font-name="Calibri" fo:font-weight="bold" style:font-weight-asian="bold" fo:font-style="italic" style:font-style-asian="italic" fo:color="#656665" fo:letter-spacing="0.0055in" style:text-scale="105%" fo:font-size="8pt" style:font-size-asian="8pt"/>
    </style:style>
    <style:style style:name="T328" style:parent-style-name="Absatz-Standardschriftart" style:family="text">
      <style:text-properties style:font-name="Calibri" fo:font-weight="bold" style:font-weight-asian="bold" fo:font-style="italic" style:font-style-asian="italic" fo:color="#656665" style:text-scale="105%" fo:font-size="8pt" style:font-size-asian="8pt"/>
    </style:style>
    <style:style style:name="T329" style:parent-style-name="Absatz-Standardschriftart" style:family="text">
      <style:text-properties style:font-name="Calibri" fo:font-weight="bold" style:font-weight-asian="bold" fo:font-style="italic" style:font-style-asian="italic" fo:color="#656665" fo:letter-spacing="0.0055in" style:text-scale="105%" fo:font-size="8pt" style:font-size-asian="8pt"/>
    </style:style>
    <style:style style:name="T330" style:parent-style-name="Absatz-Standardschriftart" style:family="text">
      <style:text-properties style:font-name="Calibri" fo:font-weight="bold" style:font-weight-asian="bold" fo:font-style="italic" style:font-style-asian="italic" fo:color="#656665" style:text-scale="105%" fo:font-size="8pt" style:font-size-asian="8pt"/>
    </style:style>
    <style:style style:name="T331" style:parent-style-name="Absatz-Standardschriftart" style:family="text">
      <style:text-properties style:font-name="Arial" fo:font-weight="bold" style:font-weight-asian="bold" style:text-scale="105%" fo:font-size="8pt" style:font-size-asian="8pt"/>
    </style:style>
    <style:style style:name="T332" style:parent-style-name="Absatz-Standardschriftart" style:family="text">
      <style:text-properties style:font-name="Arial" fo:font-weight="bold" style:font-weight-asian="bold" style:text-scale="105%" fo:font-size="8pt" style:font-size-asian="8pt"/>
    </style:style>
    <style:style style:name="T333"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P334" style:parent-style-name="Standard" style:family="paragraph">
      <style:paragraph-properties fo:margin-top="0.0416in" fo:margin-left="0.3458in">
        <style:tab-stops/>
      </style:paragraph-properties>
    </style:style>
    <style:style style:name="T335"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P336" style:parent-style-name="Standard" style:family="paragraph">
      <style:paragraph-properties fo:margin-top="0.018in" fo:margin-left="0.4694in">
        <style:tab-stops/>
      </style:paragraph-properties>
    </style:style>
    <style:style style:name="T337" style:parent-style-name="Absatz-Standardschriftart" style:family="text">
      <style:text-properties style:font-name="Arial" fo:font-weight="bold" style:font-weight-asian="bold" fo:letter-spacing="-0.0013in" style:text-scale="95%" fo:font-size="9pt" style:font-size-asian="9pt"/>
    </style:style>
    <style:style style:name="P338" style:parent-style-name="Standard" style:family="paragraph">
      <style:text-properties style:font-name="Arial" style:font-name-asian="Arial" style:font-name-complex="Arial" fo:font-weight="bold" style:font-weight-asian="bold" style:font-weight-complex="bold" fo:font-size="9pt" style:font-size-asian="9pt" style:font-size-complex="9pt"/>
    </style:style>
    <style:style style:name="P339" style:parent-style-name="Standard" style:family="paragraph">
      <style:paragraph-properties fo:margin-top="0.0763in" fo:line-height="0.1909in" fo:margin-left="0.3458in">
        <style:tab-stops/>
      </style:paragraph-properties>
    </style:style>
    <style:style style:name="T340" style:parent-style-name="Absatz-Standardschriftart" style:family="text">
      <style:text-properties style:font-name="Arial" fo:font-weight="bold" style:font-weight-asian="bold" fo:letter-spacing="-0.0006in" fo:font-size="12pt" style:font-size-asian="12pt"/>
    </style:style>
    <style:style style:name="T341" style:parent-style-name="Absatz-Standardschriftart" style:family="text">
      <style:text-properties style:font-name="Arial" fo:font-weight="bold" style:font-weight-asian="bold" fo:letter-spacing="-0.0013in" fo:font-size="12pt" style:font-size-asian="12pt"/>
    </style:style>
    <style:style style:name="T342" style:parent-style-name="Absatz-Standardschriftart" style:family="text">
      <style:text-properties style:font-name="Arial" fo:font-weight="bold" style:font-weight-asian="bold" fo:letter-spacing="-0.0236in" fo:font-size="12pt" style:font-size-asian="12pt"/>
    </style:style>
    <style:style style:name="T343" style:parent-style-name="Absatz-Standardschriftart" style:family="text">
      <style:text-properties style:font-name="Arial" fo:font-weight="bold" style:font-weight-asian="bold" fo:letter-spacing="-0.0013in" fo:font-size="12pt" style:font-size-asian="12pt"/>
    </style:style>
    <style:style style:name="T344" style:parent-style-name="Absatz-Standardschriftart" style:family="text">
      <style:text-properties style:font-name="Arial" fo:font-weight="bold" style:font-weight-asian="bold" fo:letter-spacing="-0.0006in" fo:font-size="12pt" style:font-size-asian="12pt"/>
    </style:style>
    <style:style style:name="P345" style:parent-style-name="Standard" style:family="paragraph">
      <style:paragraph-properties fo:line-height="0.1909in" fo:margin-left="0.3458in">
        <style:tab-stops/>
      </style:paragraph-properties>
    </style:style>
    <style:style style:name="T346" style:parent-style-name="Absatz-Standardschriftart" style:family="text">
      <style:text-properties style:font-name="Arial" fo:font-weight="bold" style:font-weight-asian="bold" fo:letter-spacing="-0.0013in" fo:font-size="12pt" style:font-size-asian="12pt"/>
    </style:style>
    <style:style style:name="T347" style:parent-style-name="Absatz-Standardschriftart" style:family="text">
      <style:text-properties style:font-name="Arial" fo:font-weight="bold" style:font-weight-asian="bold" fo:letter-spacing="-0.0006in" fo:font-size="12pt" style:font-size-asian="12pt"/>
    </style:style>
    <style:style style:name="T348" style:parent-style-name="Absatz-Standardschriftart" style:family="text">
      <style:text-properties style:font-name="Arial" fo:font-weight="bold" style:font-weight-asian="bold" fo:letter-spacing="-0.0013in" fo:font-size="12pt" style:font-size-asian="12pt"/>
    </style:style>
    <style:style style:name="T349" style:parent-style-name="Absatz-Standardschriftart" style:family="text">
      <style:text-properties style:font-name="Arial" fo:font-weight="bold" style:font-weight-asian="bold" fo:letter-spacing="-0.0006in" fo:font-size="12pt" style:font-size-asian="12pt"/>
    </style:style>
    <style:style style:name="T350" style:parent-style-name="Absatz-Standardschriftart" style:family="text">
      <style:text-properties style:font-name="Arial" fo:font-weight="bold" style:font-weight-asian="bold" fo:letter-spacing="-0.0013in" fo:font-size="12pt" style:font-size-asian="12pt"/>
    </style:style>
    <style:style style:name="T351" style:parent-style-name="Absatz-Standardschriftart" style:family="text">
      <style:text-properties style:font-name="Arial" fo:font-weight="bold" style:font-weight-asian="bold" fo:letter-spacing="-0.0263in" fo:font-size="12pt" style:font-size-asian="12pt"/>
    </style:style>
    <style:style style:name="T352" style:parent-style-name="Absatz-Standardschriftart" style:family="text">
      <style:text-properties style:font-name="Arial" fo:font-weight="bold" style:font-weight-asian="bold" fo:letter-spacing="-0.0006in" fo:font-size="12pt" style:font-size-asian="12pt"/>
    </style:style>
    <style:style style:name="T353" style:parent-style-name="Absatz-Standardschriftart" style:family="text">
      <style:text-properties style:font-name="Arial" fo:font-weight="bold" style:font-weight-asian="bold" fo:letter-spacing="-0.0013in" fo:font-size="12pt" style:font-size-asian="12pt"/>
    </style:style>
    <style:style style:name="T354" style:parent-style-name="Absatz-Standardschriftart" style:family="text">
      <style:text-properties style:font-name="Arial" fo:font-weight="bold" style:font-weight-asian="bold" fo:letter-spacing="-0.0263in" fo:font-size="12pt" style:font-size-asian="12pt"/>
    </style:style>
    <style:style style:name="T355" style:parent-style-name="Absatz-Standardschriftart" style:family="text">
      <style:text-properties style:font-name="Arial" fo:font-weight="bold" style:font-weight-asian="bold" fo:letter-spacing="-0.0006in" fo:font-size="12pt" style:font-size-asian="12pt"/>
    </style:style>
    <style:style style:name="T356" style:parent-style-name="Absatz-Standardschriftart" style:family="text">
      <style:text-properties style:font-name="Arial" fo:font-weight="bold" style:font-weight-asian="bold" fo:letter-spacing="-0.0013in" fo:font-size="12pt" style:font-size-asian="12pt"/>
    </style:style>
    <style:style style:name="T357" style:parent-style-name="Absatz-Standardschriftart" style:family="text">
      <style:text-properties style:font-name="Arial" fo:font-weight="bold" style:font-weight-asian="bold" fo:letter-spacing="-0.0263in" fo:font-size="12pt" style:font-size-asian="12pt"/>
    </style:style>
    <style:style style:name="T358" style:parent-style-name="Absatz-Standardschriftart" style:family="text">
      <style:text-properties style:font-name="Arial" fo:font-weight="bold" style:font-weight-asian="bold" fo:font-size="12pt" style:font-size-asian="12pt"/>
    </style:style>
    <style:style style:name="T359" style:parent-style-name="Absatz-Standardschriftart" style:family="text">
      <style:text-properties style:font-name="Arial" fo:font-weight="bold" style:font-weight-asian="bold" fo:letter-spacing="-0.0263in" fo:font-size="12pt" style:font-size-asian="12pt"/>
    </style:style>
    <style:style style:name="T360" style:parent-style-name="Absatz-Standardschriftart" style:family="text">
      <style:text-properties style:font-name="Arial" fo:font-weight="bold" style:font-weight-asian="bold" fo:letter-spacing="-0.0006in" fo:font-size="12pt" style:font-size-asian="12pt"/>
    </style:style>
    <style:style style:name="T361" style:parent-style-name="Absatz-Standardschriftart" style:family="text">
      <style:text-properties style:font-name="Arial" fo:font-weight="bold" style:font-weight-asian="bold" fo:letter-spacing="-0.0263in" fo:font-size="12pt" style:font-size-asian="12pt"/>
    </style:style>
    <style:style style:name="T362" style:parent-style-name="Absatz-Standardschriftart" style:family="text">
      <style:text-properties style:font-name="Arial" fo:font-weight="bold" style:font-weight-asian="bold" fo:letter-spacing="-0.0006in" fo:font-size="12pt" style:font-size-asian="12pt"/>
    </style:style>
    <style:style style:name="T363" style:parent-style-name="Absatz-Standardschriftart" style:family="text">
      <style:text-properties style:font-name="Arial" fo:font-weight="bold" style:font-weight-asian="bold" fo:letter-spacing="-0.0013in" fo:font-size="12pt" style:font-size-asian="12pt"/>
    </style:style>
    <style:style style:name="P364" style:parent-style-name="Standard" style:family="paragraph">
      <style:paragraph-properties fo:margin-top="0.043in" fo:margin-left="0.3458in">
        <style:tab-stops>
          <style:tab-stop style:type="left" style:position="3.1486in"/>
        </style:tab-stops>
      </style:paragraph-properties>
    </style:style>
    <style:style style:name="T365"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366" style:parent-style-name="Absatz-Standardschriftart" style:family="text">
      <style:text-properties style:font-name="Calibri" fo:font-weight="bold" style:font-weight-asian="bold" fo:font-style="italic" style:font-style-asian="italic" fo:color="#656665" fo:letter-spacing="-0.0013in" style:text-scale="105%" fo:font-size="8pt" style:font-size-asian="8pt"/>
    </style:style>
    <style:style style:name="T367"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368" style:parent-style-name="Absatz-Standardschriftart" style:family="text">
      <style:text-properties style:font-name="Calibri" fo:font-weight="bold" style:font-weight-asian="bold" fo:font-style="italic" style:font-style-asian="italic" fo:color="#656665" fo:letter-spacing="0.0055in" style:text-scale="105%" fo:font-size="8pt" style:font-size-asian="8pt"/>
    </style:style>
    <style:style style:name="T369" style:parent-style-name="Absatz-Standardschriftart" style:family="text">
      <style:text-properties style:font-name="Calibri" fo:font-weight="bold" style:font-weight-asian="bold" fo:font-style="italic" style:font-style-asian="italic" fo:color="#656665" style:text-scale="105%" fo:font-size="8pt" style:font-size-asian="8pt"/>
    </style:style>
    <style:style style:name="T370" style:parent-style-name="Absatz-Standardschriftart" style:family="text">
      <style:text-properties style:font-name="Calibri" fo:font-weight="bold" style:font-weight-asian="bold" fo:font-style="italic" style:font-style-asian="italic" fo:color="#656665" fo:letter-spacing="0.0055in" style:text-scale="105%" fo:font-size="8pt" style:font-size-asian="8pt"/>
    </style:style>
    <style:style style:name="T371" style:parent-style-name="Absatz-Standardschriftart" style:family="text">
      <style:text-properties style:font-name="Calibri" fo:font-weight="bold" style:font-weight-asian="bold" fo:font-style="italic" style:font-style-asian="italic" fo:color="#656665" style:text-scale="105%" fo:font-size="8pt" style:font-size-asian="8pt"/>
    </style:style>
    <style:style style:name="T372" style:parent-style-name="Absatz-Standardschriftart" style:family="text">
      <style:text-properties style:font-name="Arial" fo:font-weight="bold" style:font-weight-asian="bold" style:text-scale="105%" fo:font-size="8pt" style:font-size-asian="8pt"/>
    </style:style>
    <style:style style:name="T373" style:parent-style-name="Absatz-Standardschriftart" style:family="text">
      <style:text-properties style:font-name="Arial" fo:font-weight="bold" style:font-weight-asian="bold" style:text-scale="105%" fo:font-size="8pt" style:font-size-asian="8pt"/>
    </style:style>
    <style:style style:name="T374"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375" style:parent-style-name="Absatz-Standardschriftart" style:family="text">
      <style:text-properties style:font-name="Calibri" fo:font-weight="bold" style:font-weight-asian="bold" fo:font-style="italic" style:font-style-asian="italic" fo:color="#656665" fo:letter-spacing="-0.0013in" style:text-scale="105%" fo:font-size="8pt" style:font-size-asian="8pt"/>
    </style:style>
    <style:style style:name="T376"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T377" style:parent-style-name="Absatz-Standardschriftart" style:family="text">
      <style:text-properties style:font-name="Calibri" fo:font-weight="bold" style:font-weight-asian="bold" fo:font-style="italic" style:font-style-asian="italic" fo:color="#656665" fo:letter-spacing="0.0097in" style:text-scale="105%" fo:font-size="8pt" style:font-size-asian="8pt"/>
    </style:style>
    <style:style style:name="T378" style:parent-style-name="Absatz-Standardschriftart" style:family="text">
      <style:text-properties style:font-name="Calibri" fo:font-weight="bold" style:font-weight-asian="bold" fo:font-style="italic" style:font-style-asian="italic" fo:color="#656665" fo:letter-spacing="-0.0027in" style:text-scale="105%" fo:font-size="8pt" style:font-size-asian="8pt"/>
    </style:style>
    <style:style style:name="T379" style:parent-style-name="Absatz-Standardschriftart" style:family="text">
      <style:text-properties style:font-name="Calibri" fo:font-weight="bold" style:font-weight-asian="bold" fo:font-style="italic" style:font-style-asian="italic" fo:color="#656665" fo:letter-spacing="-0.0034in" style:text-scale="105%" fo:font-size="8pt" style:font-size-asian="8pt"/>
    </style:style>
    <style:style style:name="T380" style:parent-style-name="Absatz-Standardschriftart" style:family="text">
      <style:text-properties style:font-name="Calibri" fo:font-weight="bold" style:font-weight-asian="bold" fo:font-style="italic" style:font-style-asian="italic" fo:color="#656665" fo:letter-spacing="-0.0027in" style:text-scale="105%" fo:font-size="8pt" style:font-size-asian="8pt"/>
    </style:style>
    <style:style style:name="T381" style:parent-style-name="Absatz-Standardschriftart" style:family="text">
      <style:text-properties style:font-name="Calibri" fo:font-weight="bold" style:font-weight-asian="bold" fo:font-style="italic" style:font-style-asian="italic" fo:color="#656665" fo:letter-spacing="-0.0034in" style:text-scale="105%" fo:font-size="8pt" style:font-size-asian="8pt"/>
    </style:style>
    <style:style style:name="P382" style:parent-style-name="Standard" style:family="paragraph">
      <style:paragraph-properties fo:margin-top="0.0416in" fo:margin-left="0.3458in">
        <style:tab-stops/>
      </style:paragraph-properties>
    </style:style>
    <style:style style:name="T383" style:parent-style-name="Absatz-Standardschriftart" style:family="text">
      <style:text-properties style:font-name="Calibri" fo:font-weight="bold" style:font-weight-asian="bold" fo:font-style="italic" style:font-style-asian="italic" fo:color="#656665" fo:letter-spacing="-0.0006in" style:text-scale="105%" fo:font-size="8pt" style:font-size-asian="8pt"/>
    </style:style>
    <style:style style:name="P384" style:parent-style-name="Standard" style:family="paragraph">
      <style:paragraph-properties fo:margin-top="0.018in" fo:margin-left="0.4694in">
        <style:tab-stops/>
      </style:paragraph-properties>
    </style:style>
    <style:style style:name="T385" style:parent-style-name="Absatz-Standardschriftart" style:family="text">
      <style:text-properties style:font-name="Arial" fo:font-weight="bold" style:font-weight-asian="bold" fo:letter-spacing="-0.0013in" style:text-scale="95%" fo:font-size="9pt" style:font-size-asian="9pt"/>
    </style:style>
    <style:style style:name="P386" style:parent-style-name="Standard" style:family="paragraph">
      <style:paragraph-properties fo:break-before="column" fo:margin-top="0.0479in" fo:margin-left="0.3458in">
        <style:tab-stops/>
      </style:paragraph-properties>
    </style:style>
    <style:style style:name="T387" style:parent-style-name="Absatz-Standardschriftart" style:family="text">
      <style:text-properties style:font-name="Arial" fo:font-weight="bold" style:font-weight-asian="bold" fo:color="#2B333D" fo:font-size="14pt" style:font-size-asian="14pt"/>
    </style:style>
    <style:style style:name="P388" style:parent-style-name="Standard" style:family="paragraph">
      <style:paragraph-properties fo:margin-top="0.0027in"/>
      <style:text-properties style:font-name="Arial" style:font-name-asian="Arial" style:font-name-complex="Arial" fo:font-weight="bold" style:font-weight-asian="bold" style:font-weight-complex="bold" fo:font-size="7pt" style:font-size-asian="7pt" style:font-size-complex="7pt"/>
    </style:style>
    <style:style style:name="P389" style:parent-style-name="Standard" style:family="paragraph">
      <style:paragraph-properties style:line-height-at-least="0.1388in" fo:margin-left="0.3458in">
        <style:tab-stops/>
      </style:paragraph-properties>
    </style:style>
    <style:style style:name="T390" style:parent-style-name="Absatz-Standardschriftart" style:family="text">
      <style:text-properties style:font-name="Arial" fo:font-size="10pt" style:font-size-asian="10pt"/>
    </style:style>
    <style:style style:name="P391" style:parent-style-name="Standard" style:family="paragraph">
      <style:paragraph-properties fo:margin-top="0.0444in" fo:margin-left="0.0951in">
        <style:tab-stops/>
      </style:paragraph-properties>
    </style:style>
    <style:style style:name="T392" style:parent-style-name="Absatz-Standardschriftart" style:family="text">
      <style:text-properties style:font-name="Arial" fo:font-weight="bold" style:font-weight-asian="bold" fo:color="#FFFFFF" fo:letter-spacing="-0.0013in" fo:font-size="9pt" style:font-size-asian="9pt"/>
    </style:style>
    <style:style style:name="T393" style:parent-style-name="Absatz-Standardschriftart" style:family="text">
      <style:text-properties style:font-name="Times New Roman" fo:letter-spacing="0.0319in" fo:font-size="10pt" style:font-size-asian="10pt"/>
    </style:style>
    <style:style style:name="T394" style:parent-style-name="Absatz-Standardschriftart" style:family="text">
      <style:text-properties style:font-name="Arial" fo:letter-spacing="0.0319in" fo:font-size="10pt" style:font-size-asian="10pt"/>
    </style:style>
    <style:style style:name="P395" style:parent-style-name="Standard" style:family="paragraph">
      <style:paragraph-properties fo:margin-top="0.0444in" fo:margin-left="0.0951in">
        <style:tab-stops/>
      </style:paragraph-properties>
    </style:style>
    <style:style style:name="T396" style:parent-style-name="Absatz-Standardschriftart" style:family="text">
      <style:text-properties style:font-name="Arial" fo:font-weight="bold" style:font-weight-asian="bold" fo:color="#FFFFFF" fo:letter-spacing="-0.0013in" style:text-scale="95%" fo:font-size="9pt" style:font-size-asian="9pt"/>
    </style:style>
    <style:style style:name="T397" style:parent-style-name="Absatz-Standardschriftart" style:family="text">
      <style:text-properties style:font-name="Arial" fo:font-weight="bold" style:font-weight-asian="bold" fo:color="#FFFFFF" fo:letter-spacing="-0.002in" style:text-scale="95%" fo:font-size="9pt" style:font-size-asian="9pt"/>
    </style:style>
    <style:style style:name="T398" style:parent-style-name="Absatz-Standardschriftart" style:family="text">
      <style:text-properties style:font-name="Arial" fo:font-weight="bold" style:font-weight-asian="bold" fo:color="#FFFFFF" fo:letter-spacing="-0.0013in" style:text-scale="95%" fo:font-size="9pt" style:font-size-asian="9pt"/>
    </style:style>
    <style:style style:name="T399" style:parent-style-name="Absatz-Standardschriftart" style:family="text">
      <style:text-properties style:font-name="Arial" fo:font-weight="bold" style:font-weight-asian="bold" fo:color="#FFFFFF" fo:letter-spacing="-0.002in" style:text-scale="95%" fo:font-size="9pt" style:font-size-asian="9pt"/>
    </style:style>
    <style:style style:name="T400" style:parent-style-name="Absatz-Standardschriftart" style:family="text">
      <style:text-properties style:font-name="Arial" fo:font-weight="bold" style:font-weight-asian="bold" fo:color="#FFFFFF" fo:letter-spacing="-0.0013in" style:text-scale="95%" fo:font-size="9pt" style:font-size-asian="9pt"/>
    </style:style>
    <style:style style:name="T401" style:parent-style-name="Absatz-Standardschriftart" style:family="text">
      <style:text-properties style:font-name="Arial" fo:font-weight="bold" style:font-weight-asian="bold" fo:color="#FFFFFF" fo:letter-spacing="-0.0006in" style:text-scale="95%" fo:font-size="9pt" style:font-size-asian="9pt"/>
    </style:style>
    <style:style style:name="T402" style:parent-style-name="Absatz-Standardschriftart" style:family="text">
      <style:text-properties style:font-name="Arial" fo:font-weight="bold" style:font-weight-asian="bold" fo:color="#FFFFFF" fo:letter-spacing="-0.0013in" style:text-scale="95%" fo:font-size="9pt" style:font-size-asian="9pt"/>
    </style:style>
    <style:style style:name="T403" style:parent-style-name="Absatz-Standardschriftart" style:family="text">
      <style:text-properties style:font-name="Arial" fo:font-weight="bold" style:font-weight-asian="bold" fo:color="#FFFFFF" fo:letter-spacing="-0.0006in" style:text-scale="95%" fo:font-size="9pt" style:font-size-asian="9pt"/>
    </style:style>
    <style:style style:name="T404" style:parent-style-name="Absatz-Standardschriftart" style:family="text">
      <style:text-properties style:font-name="Arial" fo:font-weight="bold" style:font-weight-asian="bold" fo:color="#FFFFFF" fo:letter-spacing="-0.0013in" style:text-scale="95%" fo:font-size="9pt" style:font-size-asian="9pt"/>
    </style:style>
    <style:style style:name="T405" style:parent-style-name="Absatz-Standardschriftart" style:family="text">
      <style:text-properties style:font-name="Arial" fo:font-weight="bold" style:font-weight-asian="bold" fo:color="#FFFFFF" fo:letter-spacing="-0.0006in" style:text-scale="95%" fo:font-size="9pt" style:font-size-asian="9pt"/>
    </style:style>
    <style:style style:name="T406" style:parent-style-name="Absatz-Standardschriftart" style:family="text">
      <style:text-properties style:font-name="Arial" fo:font-weight="bold" style:font-weight-asian="bold" fo:color="#FFFFFF" fo:letter-spacing="-0.0013in" style:text-scale="95%" fo:font-size="9pt" style:font-size-asian="9pt"/>
    </style:style>
    <style:style style:name="T407" style:parent-style-name="Absatz-Standardschriftart" style:family="text">
      <style:text-properties style:font-name="Arial" fo:font-weight="bold" style:font-weight-asian="bold" fo:color="#FFFFFF" fo:letter-spacing="-0.0006in" style:text-scale="95%" fo:font-size="9pt" style:font-size-asian="9pt"/>
    </style:style>
    <style:style style:name="T408" style:parent-style-name="Absatz-Standardschriftart" style:family="text">
      <style:text-properties style:font-name="Arial" fo:font-weight="bold" style:font-weight-asian="bold" fo:color="#FFFFFF" fo:letter-spacing="-0.0013in" style:text-scale="95%" fo:font-size="9pt" style:font-size-asian="9pt"/>
    </style:style>
    <style:style style:name="T409" style:parent-style-name="Absatz-Standardschriftart" style:family="text">
      <style:text-properties style:font-name="Arial" fo:font-weight="bold" style:font-weight-asian="bold" fo:color="#FFFFFF" fo:letter-spacing="-0.0006in" style:text-scale="95%" fo:font-size="9pt" style:font-size-asian="9pt"/>
    </style:style>
    <style:style style:name="T410" style:parent-style-name="Absatz-Standardschriftart" style:family="text">
      <style:text-properties style:font-name="Arial" fo:font-weight="bold" style:font-weight-asian="bold" fo:color="#FFFFFF" fo:letter-spacing="-0.0013in" style:text-scale="95%" fo:font-size="9pt" style:font-size-asian="9pt"/>
    </style:style>
    <style:style style:name="T411" style:parent-style-name="Absatz-Standardschriftart" style:family="text">
      <style:text-properties style:font-name="Arial" fo:font-weight="bold" style:font-weight-asian="bold" fo:color="#FFFFFF" fo:letter-spacing="-0.0006in" style:text-scale="95%" fo:font-size="9pt" style:font-size-asian="9pt"/>
    </style:style>
    <style:style style:name="P412" style:parent-style-name="Standard" style:family="paragraph">
      <style:paragraph-properties fo:margin-top="0.0006in"/>
      <style:text-properties style:font-name="Arial" style:font-name-asian="Arial" style:font-name-complex="Arial" fo:font-weight="bold" style:font-weight-asian="bold" style:font-weight-complex="bold" fo:font-size="7.5pt" style:font-size-asian="7.5pt" style:font-size-complex="7.5pt"/>
    </style:style>
    <style:style style:name="P413" style:parent-style-name="Standard" style:family="paragraph">
      <style:paragraph-properties style:line-height-at-least="0.1388in" fo:margin-left="0.3458in">
        <style:tab-stops/>
      </style:paragraph-properties>
    </style:style>
    <style:style style:name="T414" style:parent-style-name="Absatz-Standardschriftart" style:family="text">
      <style:text-properties style:font-name="Arial" fo:font-size="10pt" style:font-size-asian="10pt"/>
    </style:style>
    <style:style style:name="P415" style:parent-style-name="Standard" style:family="paragraph">
      <style:paragraph-properties fo:margin-top="0.0444in" fo:margin-left="0.0951in">
        <style:tab-stops/>
      </style:paragraph-properties>
    </style:style>
    <style:style style:name="T416" style:parent-style-name="Absatz-Standardschriftart" style:family="text">
      <style:text-properties style:font-name="Arial" fo:font-weight="bold" style:font-weight-asian="bold" fo:color="#FFFFFF" fo:letter-spacing="-0.0006in" style:text-scale="95%" fo:font-size="9pt" style:font-size-asian="9pt"/>
    </style:style>
    <style:style style:name="T417" style:parent-style-name="Absatz-Standardschriftart" style:family="text">
      <style:text-properties style:font-name="Arial" fo:font-weight="bold" style:font-weight-asian="bold" fo:color="#FFFFFF" fo:letter-spacing="-0.0013in" style:text-scale="95%" fo:font-size="9pt" style:font-size-asian="9pt"/>
    </style:style>
    <style:style style:name="T418" style:parent-style-name="Absatz-Standardschriftart" style:family="text">
      <style:text-properties style:font-name="Arial" fo:font-weight="bold" style:font-weight-asian="bold" fo:color="#FFFFFF" fo:letter-spacing="-0.0006in" style:text-scale="95%" fo:font-size="9pt" style:font-size-asian="9pt"/>
    </style:style>
    <style:style style:name="T419" style:parent-style-name="Absatz-Standardschriftart" style:family="text">
      <style:text-properties style:font-name="Arial" fo:font-weight="bold" style:font-weight-asian="bold" fo:color="#FFFFFF" fo:letter-spacing="-0.0013in" style:text-scale="95%" fo:font-size="9pt" style:font-size-asian="9pt"/>
    </style:style>
    <style:style style:name="T420" style:parent-style-name="Absatz-Standardschriftart" style:family="text">
      <style:text-properties style:font-name="Arial" fo:font-weight="bold" style:font-weight-asian="bold" fo:color="#FFFFFF" fo:letter-spacing="-0.0006in" style:text-scale="95%" fo:font-size="9pt" style:font-size-asian="9pt"/>
    </style:style>
    <style:style style:name="T421" style:parent-style-name="Absatz-Standardschriftart" style:family="text">
      <style:text-properties style:font-name="Arial" fo:font-weight="bold" style:font-weight-asian="bold" fo:color="#FFFFFF" fo:letter-spacing="0.0041in" style:text-scale="95%" fo:font-size="9pt" style:font-size-asian="9pt"/>
    </style:style>
    <style:style style:name="T422" style:parent-style-name="Absatz-Standardschriftart" style:family="text">
      <style:text-properties style:font-name="Arial" fo:font-weight="bold" style:font-weight-asian="bold" fo:color="#FFFFFF" fo:letter-spacing="-0.0006in" style:text-scale="95%" fo:font-size="9pt" style:font-size-asian="9pt"/>
    </style:style>
    <style:style style:name="T423" style:parent-style-name="Absatz-Standardschriftart" style:family="text">
      <style:text-properties style:font-name="Arial" fo:font-weight="bold" style:font-weight-asian="bold" fo:color="#FFFFFF" fo:letter-spacing="-0.0013in" style:text-scale="95%" fo:font-size="9pt" style:font-size-asian="9pt"/>
    </style:style>
    <style:style style:name="T424" style:parent-style-name="Absatz-Standardschriftart" style:family="text">
      <style:text-properties style:font-name="Arial" fo:font-weight="bold" style:font-weight-asian="bold" fo:color="#FFFFFF" fo:letter-spacing="-0.0006in" style:text-scale="95%" fo:font-size="9pt" style:font-size-asian="9pt"/>
    </style:style>
    <style:style style:name="T425" style:parent-style-name="Absatz-Standardschriftart" style:family="text">
      <style:text-properties style:font-name="Arial" fo:font-weight="bold" style:font-weight-asian="bold" fo:color="#FFFFFF" fo:letter-spacing="0.0041in" style:text-scale="95%" fo:font-size="9pt" style:font-size-asian="9pt"/>
    </style:style>
    <style:style style:name="T426" style:parent-style-name="Absatz-Standardschriftart" style:family="text">
      <style:text-properties style:font-name="Arial" fo:font-weight="bold" style:font-weight-asian="bold" fo:color="#FFFFFF" fo:letter-spacing="-0.0013in" style:text-scale="95%" fo:font-size="9pt" style:font-size-asian="9pt"/>
    </style:style>
    <style:style style:name="T427" style:parent-style-name="Absatz-Standardschriftart" style:family="text">
      <style:text-properties style:font-name="Arial" fo:font-weight="bold" style:font-weight-asian="bold" fo:color="#FFFFFF" fo:letter-spacing="-0.0006in" style:text-scale="95%" fo:font-size="9pt" style:font-size-asian="9pt"/>
    </style:style>
    <style:style style:name="T428" style:parent-style-name="Absatz-Standardschriftart" style:family="text">
      <style:text-properties style:font-name="Arial" fo:font-weight="bold" style:font-weight-asian="bold" fo:color="#FFFFFF" fo:letter-spacing="-0.0013in" style:text-scale="95%" fo:font-size="9pt" style:font-size-asian="9pt"/>
    </style:style>
    <style:style style:name="T429" style:parent-style-name="Absatz-Standardschriftart" style:family="text">
      <style:text-properties style:font-name="Arial" fo:font-weight="bold" style:font-weight-asian="bold" fo:color="#FFFFFF" fo:letter-spacing="-0.0006in" style:text-scale="95%" fo:font-size="9pt" style:font-size-asian="9pt"/>
    </style:style>
    <style:style style:name="T430" style:parent-style-name="Absatz-Standardschriftart" style:family="text">
      <style:text-properties style:font-name="Arial" fo:font-weight="bold" style:font-weight-asian="bold" fo:color="#FFFFFF" fo:letter-spacing="-0.0013in" style:text-scale="95%" fo:font-size="9pt" style:font-size-asian="9pt"/>
    </style:style>
    <style:style style:name="T431" style:parent-style-name="Absatz-Standardschriftart" style:family="text">
      <style:text-properties style:font-name="Arial" fo:font-weight="bold" style:font-weight-asian="bold" fo:color="#FFFFFF" fo:letter-spacing="-0.0006in" style:text-scale="95%" fo:font-size="9pt" style:font-size-asian="9pt"/>
    </style:style>
    <style:style style:name="T432" style:parent-style-name="Absatz-Standardschriftart" style:family="text">
      <style:text-properties style:font-name="Times New Roman" fo:letter-spacing="0.0312in" fo:font-size="10pt" style:font-size-asian="10pt"/>
    </style:style>
    <style:style style:name="T433" style:parent-style-name="Absatz-Standardschriftart" style:family="text">
      <style:text-properties style:font-name="Arial" fo:letter-spacing="0.0312in" fo:font-size="10pt" style:font-size-asian="10pt"/>
    </style:style>
    <style:style style:name="P434" style:parent-style-name="Standard" style:family="paragraph">
      <style:paragraph-properties fo:margin-top="0.0444in" fo:margin-left="0.0951in">
        <style:tab-stops/>
      </style:paragraph-properties>
    </style:style>
    <style:style style:name="T435" style:parent-style-name="Absatz-Standardschriftart" style:family="text">
      <style:text-properties style:font-name="Arial" fo:font-weight="bold" style:font-weight-asian="bold" fo:color="#FFFFFF" fo:letter-spacing="-0.0013in" style:text-scale="95%" fo:font-size="9pt" style:font-size-asian="9pt"/>
    </style:style>
    <style:style style:name="T436" style:parent-style-name="Absatz-Standardschriftart" style:family="text">
      <style:text-properties style:font-name="Arial" fo:font-weight="bold" style:font-weight-asian="bold" fo:color="#FFFFFF" fo:letter-spacing="-0.0006in" style:text-scale="95%" fo:font-size="9pt" style:font-size-asian="9pt"/>
    </style:style>
    <style:style style:name="T437" style:parent-style-name="Absatz-Standardschriftart" style:family="text">
      <style:text-properties style:font-name="Arial" fo:font-weight="bold" style:font-weight-asian="bold" fo:color="#FFFFFF" fo:letter-spacing="-0.0236in" style:text-scale="95%" fo:font-size="9pt" style:font-size-asian="9pt"/>
    </style:style>
    <style:style style:name="T438" style:parent-style-name="Absatz-Standardschriftart" style:family="text">
      <style:text-properties style:font-name="Arial" fo:font-weight="bold" style:font-weight-asian="bold" fo:color="#FFFFFF" fo:letter-spacing="-0.0013in" style:text-scale="95%" fo:font-size="9pt" style:font-size-asian="9pt"/>
    </style:style>
    <style:style style:name="T439" style:parent-style-name="Absatz-Standardschriftart" style:family="text">
      <style:text-properties style:font-name="Arial" fo:font-weight="bold" style:font-weight-asian="bold" fo:color="#FFFFFF" fo:letter-spacing="-0.0006in" style:text-scale="95%" fo:font-size="9pt" style:font-size-asian="9pt"/>
    </style:style>
    <style:style style:name="T440" style:parent-style-name="Absatz-Standardschriftart" style:family="text">
      <style:text-properties style:font-name="Arial" fo:font-weight="bold" style:font-weight-asian="bold" fo:color="#FFFFFF" fo:letter-spacing="-0.0013in" style:text-scale="95%" fo:font-size="9pt" style:font-size-asian="9pt"/>
    </style:style>
    <style:style style:name="T441" style:parent-style-name="Absatz-Standardschriftart" style:family="text">
      <style:text-properties style:font-name="Arial" fo:font-weight="bold" style:font-weight-asian="bold" fo:color="#FFFFFF" fo:letter-spacing="-0.0006in" style:text-scale="95%" fo:font-size="9pt" style:font-size-asian="9pt"/>
    </style:style>
    <style:style style:name="P442" style:parent-style-name="Standard" style:family="paragraph">
      <style:paragraph-properties fo:margin-top="0.0006in"/>
      <style:text-properties style:font-name="Arial" style:font-name-asian="Arial" style:font-name-complex="Arial" fo:font-weight="bold" style:font-weight-asian="bold" style:font-weight-complex="bold" fo:font-size="7.5pt" style:font-size-asian="7.5pt" style:font-size-complex="7.5pt"/>
    </style:style>
    <style:style style:name="P443" style:parent-style-name="Standard" style:family="paragraph">
      <style:paragraph-properties style:line-height-at-least="0.1388in" fo:margin-left="0.3458in">
        <style:tab-stops/>
      </style:paragraph-properties>
    </style:style>
    <style:style style:name="T444" style:parent-style-name="Absatz-Standardschriftart" style:family="text">
      <style:text-properties style:font-name="Arial" fo:font-size="10pt" style:font-size-asian="10pt"/>
    </style:style>
    <style:style style:name="P445" style:parent-style-name="Standard" style:family="paragraph">
      <style:paragraph-properties fo:margin-top="0.0444in" fo:margin-left="0.0951in">
        <style:tab-stops/>
      </style:paragraph-properties>
    </style:style>
    <style:style style:name="T446" style:parent-style-name="Absatz-Standardschriftart" style:family="text">
      <style:text-properties style:font-name="Arial" fo:font-weight="bold" style:font-weight-asian="bold" fo:color="#FFFFFF" fo:letter-spacing="-0.0013in" fo:font-size="9pt" style:font-size-asian="9pt"/>
    </style:style>
    <style:style style:name="T447" style:parent-style-name="Absatz-Standardschriftart" style:family="text">
      <style:text-properties style:font-name="Arial" fo:font-weight="bold" style:font-weight-asian="bold" fo:color="#FFFFFF" fo:letter-spacing="-0.0006in" fo:font-size="9pt" style:font-size-asian="9pt"/>
    </style:style>
    <style:style style:name="T448" style:parent-style-name="Absatz-Standardschriftart" style:family="text">
      <style:text-properties style:font-name="Arial" fo:font-weight="bold" style:font-weight-asian="bold" fo:color="#FFFFFF" fo:letter-spacing="-0.0013in" fo:font-size="9pt" style:font-size-asian="9pt"/>
    </style:style>
    <style:style style:name="T449" style:parent-style-name="Absatz-Standardschriftart" style:family="text">
      <style:text-properties style:font-name="Times New Roman" fo:letter-spacing="0.0312in" fo:font-size="10pt" style:font-size-asian="10pt"/>
    </style:style>
    <style:style style:name="T450" style:parent-style-name="Absatz-Standardschriftart" style:family="text">
      <style:text-properties style:font-name="Arial" fo:letter-spacing="0.0312in" fo:font-size="10pt" style:font-size-asian="10pt"/>
    </style:style>
    <style:style style:name="P451" style:parent-style-name="Standard" style:family="paragraph">
      <style:paragraph-properties fo:margin-top="0.0444in" fo:margin-left="0.0951in">
        <style:tab-stops/>
      </style:paragraph-properties>
    </style:style>
    <style:style style:name="T452" style:parent-style-name="Absatz-Standardschriftart" style:family="text">
      <style:text-properties style:font-name="Arial" fo:font-weight="bold" style:font-weight-asian="bold" fo:color="#FFFFFF" fo:letter-spacing="-0.0013in" fo:font-size="9pt" style:font-size-asian="9pt"/>
    </style:style>
    <style:style style:name="T453" style:parent-style-name="Absatz-Standardschriftart" style:family="text">
      <style:text-properties style:font-name="Arial" fo:font-weight="bold" style:font-weight-asian="bold" fo:color="#FFFFFF" fo:letter-spacing="-0.0006in" fo:font-size="9pt" style:font-size-asian="9pt"/>
    </style:style>
    <style:style style:name="T454" style:parent-style-name="Absatz-Standardschriftart" style:family="text">
      <style:text-properties style:font-name="Arial" fo:font-weight="bold" style:font-weight-asian="bold" fo:color="#FFFFFF" fo:letter-spacing="-0.0013in" fo:font-size="9pt" style:font-size-asian="9pt"/>
    </style:style>
    <style:style style:name="T455" style:parent-style-name="Absatz-Standardschriftart" style:family="text">
      <style:text-properties style:font-name="Times New Roman" fo:letter-spacing="0.0319in" fo:font-size="10pt" style:font-size-asian="10pt"/>
    </style:style>
    <style:style style:name="T456" style:parent-style-name="Absatz-Standardschriftart" style:family="text">
      <style:text-properties style:font-name="Arial" fo:letter-spacing="0.0319in" fo:font-size="10pt" style:font-size-asian="10pt"/>
    </style:style>
    <style:style style:name="P457" style:parent-style-name="Standard" style:family="paragraph">
      <style:paragraph-properties fo:margin-top="0.0444in" fo:margin-left="0.0951in">
        <style:tab-stops/>
      </style:paragraph-properties>
    </style:style>
    <style:style style:name="T458" style:parent-style-name="Absatz-Standardschriftart" style:family="text">
      <style:text-properties style:font-name="Arial" fo:font-weight="bold" style:font-weight-asian="bold" fo:color="#FFFFFF" fo:letter-spacing="-0.0013in" style:text-scale="90%" fo:font-size="9pt" style:font-size-asian="9pt"/>
    </style:style>
    <style:style style:name="T459" style:parent-style-name="Absatz-Standardschriftart" style:family="text">
      <style:text-properties style:font-name="Times New Roman" fo:letter-spacing="0.0312in" fo:font-size="10pt" style:font-size-asian="10pt"/>
    </style:style>
    <style:style style:name="T460" style:parent-style-name="Absatz-Standardschriftart" style:family="text">
      <style:text-properties style:font-name="Arial" fo:letter-spacing="0.0312in" fo:font-size="10pt" style:font-size-asian="10pt"/>
    </style:style>
    <style:style style:name="P461" style:parent-style-name="Standard" style:family="paragraph">
      <style:paragraph-properties fo:margin-top="0.0444in" fo:margin-left="0.0951in">
        <style:tab-stops/>
      </style:paragraph-properties>
    </style:style>
    <style:style style:name="T462" style:parent-style-name="Absatz-Standardschriftart" style:family="text">
      <style:text-properties style:font-name="Arial" fo:font-weight="bold" style:font-weight-asian="bold" fo:color="#FFFFFF" fo:letter-spacing="-0.0041in" fo:font-size="9pt" style:font-size-asian="9pt"/>
    </style:style>
    <style:style style:name="P463" style:parent-style-name="Standard" style:family="paragraph">
      <style:text-properties style:font-name="Arial" style:font-name-asian="Arial" style:font-name-complex="Arial" fo:font-weight="bold" style:font-weight-asian="bold" style:font-weight-complex="bold" fo:font-size="14pt" style:font-size-asian="14pt" style:font-size-complex="14pt"/>
    </style:style>
    <style:style style:name="P464" style:parent-style-name="Standard" style:family="paragraph">
      <style:paragraph-properties fo:margin-top="0.0062in"/>
      <style:text-properties style:font-name="Arial" style:font-name-asian="Arial" style:font-name-complex="Arial" fo:font-weight="bold" style:font-weight-asian="bold" style:font-weight-complex="bold" fo:font-size="17.5pt" style:font-size-asian="17.5pt" style:font-size-complex="17.5pt"/>
    </style:style>
    <style:style style:name="P465" style:parent-style-name="Standard" style:family="paragraph">
      <style:paragraph-properties fo:margin-left="0.3458in">
        <style:tab-stops/>
      </style:paragraph-properties>
    </style:style>
    <style:style style:name="T466" style:parent-style-name="Absatz-Standardschriftart" style:family="text">
      <style:text-properties style:font-name="Arial" fo:font-weight="bold" style:font-weight-asian="bold" fo:color="#2B333D" fo:letter-spacing="-0.0013in" fo:font-size="14pt" style:font-size-asian="14pt"/>
    </style:style>
    <style:style style:name="T467" style:parent-style-name="Absatz-Standardschriftart" style:family="text">
      <style:text-properties style:font-name="Arial" fo:font-weight="bold" style:font-weight-asian="bold" fo:color="#2B333D" fo:letter-spacing="-0.002in" fo:font-size="14pt" style:font-size-asian="14pt"/>
    </style:style>
    <style:style style:name="T468" style:parent-style-name="Absatz-Standardschriftart" style:family="text">
      <style:text-properties style:font-name="Arial" fo:font-weight="bold" style:font-weight-asian="bold" fo:color="#2B333D" fo:letter-spacing="-0.0013in" fo:font-size="14pt" style:font-size-asian="14pt"/>
    </style:style>
    <style:style style:name="T469" style:parent-style-name="Absatz-Standardschriftart" style:family="text">
      <style:text-properties style:font-name="Arial" fo:font-weight="bold" style:font-weight-asian="bold" fo:color="#2B333D" fo:letter-spacing="-0.002in" fo:font-size="14pt" style:font-size-asian="14pt"/>
    </style:style>
    <style:style style:name="T470" style:parent-style-name="Absatz-Standardschriftart" style:family="text">
      <style:text-properties style:font-name="Arial" fo:font-weight="bold" style:font-weight-asian="bold" fo:color="#2B333D" fo:letter-spacing="-0.0013in" fo:font-size="14pt" style:font-size-asian="14pt"/>
    </style:style>
    <style:style style:name="T471" style:parent-style-name="Absatz-Standardschriftart" style:family="text">
      <style:text-properties style:font-name="Arial" fo:font-weight="bold" style:font-weight-asian="bold" fo:color="#2B333D" fo:letter-spacing="-0.002in" fo:font-size="14pt" style:font-size-asian="14pt"/>
    </style:style>
    <style:style style:name="T472" style:parent-style-name="Absatz-Standardschriftart" style:family="text">
      <style:text-properties style:font-name="Arial" fo:font-weight="bold" style:font-weight-asian="bold" fo:color="#2B333D" fo:letter-spacing="-0.0013in" fo:font-size="14pt" style:font-size-asian="14pt"/>
    </style:style>
    <style:style style:name="T473" style:parent-style-name="Absatz-Standardschriftart" style:family="text">
      <style:text-properties style:font-name="Arial" fo:font-weight="bold" style:font-weight-asian="bold" fo:color="#2B333D" fo:letter-spacing="-0.002in" fo:font-size="14pt" style:font-size-asian="14pt"/>
    </style:style>
    <style:style style:name="T474" style:parent-style-name="Absatz-Standardschriftart" style:family="text">
      <style:text-properties style:font-name="Arial" fo:font-weight="bold" style:font-weight-asian="bold" fo:color="#2B333D" fo:letter-spacing="-0.0013in" fo:font-size="14pt" style:font-size-asian="14pt"/>
    </style:style>
    <style:style style:name="T475" style:parent-style-name="Absatz-Standardschriftart" style:family="text">
      <style:text-properties style:font-name="Arial" fo:font-weight="bold" style:font-weight-asian="bold" fo:color="#2B333D" fo:letter-spacing="-0.002in" fo:font-size="14pt" style:font-size-asian="14pt"/>
    </style:style>
    <style:style style:name="P476" style:parent-style-name="Standard" style:family="paragraph">
      <style:paragraph-properties fo:margin-top="0.1062in" fo:line-height="0.1527in" fo:margin-left="0.3458in" fo:margin-right="0.1993in">
        <style:tab-stops/>
      </style:paragraph-properties>
    </style:style>
    <style:style style:name="T477"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478"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479"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480"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481"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482"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483"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484"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485"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T486"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487"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488"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489"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490"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491" style:parent-style-name="Absatz-Standardschriftart" style:family="text">
      <style:text-properties style:font-name="Arial" style:font-name-asian="Arial" style:font-name-complex="Arial" fo:font-weight="bold" style:font-weight-asian="bold" style:font-weight-complex="bold" fo:letter-spacing="-0.0027in" fo:font-size="10pt" style:font-size-asian="10pt" style:font-size-complex="10pt"/>
    </style:style>
    <style:style style:name="T492"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493"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494"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495"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496"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497"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498"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499"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00"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01"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02" style:parent-style-name="Absatz-Standardschriftart" style:family="text">
      <style:text-properties style:font-name="Arial" style:font-name-asian="Arial" style:font-name-complex="Arial" fo:font-weight="bold" style:font-weight-asian="bold" style:font-weight-complex="bold" fo:letter-spacing="-0.018in" fo:font-size="10pt" style:font-size-asian="10pt" style:font-size-complex="10pt"/>
    </style:style>
    <style:style style:name="T503"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04"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05"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06"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07"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08"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509"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T510" style:parent-style-name="Absatz-Standardschriftart" style:family="text">
      <style:text-properties style:font-name="Arial" style:font-name-asian="Arial" style:font-name-complex="Arial" fo:font-weight="bold" style:font-weight-asian="bold" style:font-weight-complex="bold" fo:letter-spacing="-0.0187in" fo:font-size="10pt" style:font-size-asian="10pt" style:font-size-complex="10pt"/>
    </style:style>
    <style:style style:name="T511"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12"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13"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14"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15" style:parent-style-name="Absatz-Standardschriftart" style:family="text">
      <style:text-properties style:font-name="Arial" style:font-name-asian="Arial" style:font-name-complex="Arial" fo:font-weight="bold" style:font-weight-asian="bold" style:font-weight-complex="bold" fo:letter-spacing="0.0256in" style:text-scale="94%" fo:font-size="10pt" style:font-size-asian="10pt" style:font-size-complex="10pt"/>
    </style:style>
    <style:style style:name="T516"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17"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18"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19"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20" style:parent-style-name="Absatz-Standardschriftart" style:family="text">
      <style:text-properties style:font-name="Arial" style:font-name-asian="Arial" style:font-name-complex="Arial" fo:font-weight="bold" style:font-weight-asian="bold" style:font-weight-complex="bold" fo:letter-spacing="-0.0062in" style:text-scale="95%" fo:font-size="10pt" style:font-size-asian="10pt" style:font-size-complex="10pt"/>
    </style:style>
    <style:style style:name="T521"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22" style:parent-style-name="Absatz-Standardschriftart" style:family="text">
      <style:text-properties style:font-name="Arial" style:font-name-asian="Arial" style:font-name-complex="Arial" fo:font-weight="bold" style:font-weight-asian="bold" style:font-weight-complex="bold" fo:letter-spacing="-0.0055in" style:text-scale="95%" fo:font-size="10pt" style:font-size-asian="10pt" style:font-size-complex="10pt"/>
    </style:style>
    <style:style style:name="T523"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24"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25"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26"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27"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P528" style:parent-style-name="Standard" style:family="paragraph">
      <style:paragraph-properties fo:margin-top="0.0013in"/>
      <style:text-properties style:font-name="Arial" style:font-name-asian="Arial" style:font-name-complex="Arial" fo:font-weight="bold" style:font-weight-asian="bold" style:font-weight-complex="bold" fo:font-size="12pt" style:font-size-asian="12pt" style:font-size-complex="12pt"/>
    </style:style>
    <style:style style:name="P529" style:parent-style-name="Standard" style:family="paragraph">
      <style:paragraph-properties fo:line-height="0.1527in" fo:margin-left="0.3458in" fo:margin-right="0.1993in">
        <style:tab-stops/>
      </style:paragraph-properties>
    </style:style>
    <style:style style:name="T530"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31"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32"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33"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34" style:parent-style-name="Absatz-Standardschriftart" style:family="text">
      <style:text-properties style:font-name="Arial" style:font-name-asian="Arial" style:font-name-complex="Arial" fo:font-weight="bold" style:font-weight-asian="bold" style:font-weight-complex="bold" fo:letter-spacing="-0.018in" fo:font-size="10pt" style:font-size-asian="10pt" style:font-size-complex="10pt"/>
    </style:style>
    <style:style style:name="T535"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36"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37"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38"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39"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40" style:parent-style-name="Absatz-Standardschriftart" style:family="text">
      <style:text-properties style:font-name="Arial" style:font-name-asian="Arial" style:font-name-complex="Arial" fo:font-weight="bold" style:font-weight-asian="bold" style:font-weight-complex="bold" fo:letter-spacing="-0.0173in" fo:font-size="10pt" style:font-size-asian="10pt" style:font-size-complex="10pt"/>
    </style:style>
    <style:style style:name="T541"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T542" style:parent-style-name="Absatz-Standardschriftart" style:family="text">
      <style:text-properties style:font-name="Arial" style:font-name-asian="Arial" style:font-name-complex="Arial" fo:font-weight="bold" style:font-weight-asian="bold" style:font-weight-complex="bold" fo:letter-spacing="-0.018in" fo:font-size="10pt" style:font-size-asian="10pt" style:font-size-complex="10pt"/>
    </style:style>
    <style:style style:name="T543"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44"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45"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46" style:parent-style-name="Absatz-Standardschriftart" style:family="text">
      <style:text-properties style:font-name="Arial" style:font-name-asian="Arial" style:font-name-complex="Arial" fo:font-weight="bold" style:font-weight-asian="bold" style:font-weight-complex="bold" fo:letter-spacing="-0.0173in" fo:font-size="10pt" style:font-size-asian="10pt" style:font-size-complex="10pt"/>
    </style:style>
    <style:style style:name="T547" style:parent-style-name="Absatz-Standardschriftart" style:family="text">
      <style:text-properties style:font-name="Arial" style:font-name-asian="Arial" style:font-name-complex="Arial" fo:font-weight="bold" style:font-weight-asian="bold" style:font-weight-complex="bold" fo:letter-spacing="-0.0027in" fo:font-size="10pt" style:font-size-asian="10pt" style:font-size-complex="10pt"/>
    </style:style>
    <style:style style:name="T548" style:parent-style-name="Absatz-Standardschriftart" style:family="text">
      <style:text-properties style:font-name="Arial" style:font-name-asian="Arial" style:font-name-complex="Arial" fo:font-weight="bold" style:font-weight-asian="bold" style:font-weight-complex="bold" fo:letter-spacing="-0.002in" fo:font-size="10pt" style:font-size-asian="10pt" style:font-size-complex="10pt"/>
    </style:style>
    <style:style style:name="T549" style:parent-style-name="Absatz-Standardschriftart" style:family="text">
      <style:text-properties style:font-name="Arial" style:font-name-asian="Arial" style:font-name-complex="Arial" fo:font-weight="bold" style:font-weight-asian="bold" style:font-weight-complex="bold" fo:letter-spacing="-0.018in" fo:font-size="10pt" style:font-size-asian="10pt" style:font-size-complex="10pt"/>
    </style:style>
    <style:style style:name="T550"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51"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52" style:parent-style-name="Absatz-Standardschriftart" style:family="text">
      <style:text-properties style:font-name="Arial" style:font-name-asian="Arial" style:font-name-complex="Arial" fo:font-weight="bold" style:font-weight-asian="bold" style:font-weight-complex="bold" fo:letter-spacing="-0.0173in" fo:font-size="10pt" style:font-size-asian="10pt" style:font-size-complex="10pt"/>
    </style:style>
    <style:style style:name="T553"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54"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55"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56"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57"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58" style:parent-style-name="Absatz-Standardschriftart" style:family="text">
      <style:text-properties style:font-name="Arial" style:font-name-asian="Arial" style:font-name-complex="Arial" fo:font-weight="bold" style:font-weight-asian="bold" style:font-weight-complex="bold" fo:letter-spacing="-0.0173in" fo:font-size="10pt" style:font-size-asian="10pt" style:font-size-complex="10pt"/>
    </style:style>
    <style:style style:name="T559"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60"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61"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62"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63"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64" style:parent-style-name="Absatz-Standardschriftart" style:family="text">
      <style:text-properties style:font-name="Arial" style:font-name-asian="Arial" style:font-name-complex="Arial" fo:font-weight="bold" style:font-weight-asian="bold" style:font-weight-complex="bold" fo:letter-spacing="-0.018in" fo:font-size="10pt" style:font-size-asian="10pt" style:font-size-complex="10pt"/>
    </style:style>
    <style:style style:name="T565" style:parent-style-name="Absatz-Standardschriftart" style:family="text">
      <style:text-properties style:font-name="Arial" style:font-name-asian="Arial" style:font-name-complex="Arial" fo:font-weight="bold" style:font-weight-asian="bold" style:font-weight-complex="bold" fo:letter-spacing="-0.0013in" fo:font-size="10pt" style:font-size-asian="10pt" style:font-size-complex="10pt"/>
    </style:style>
    <style:style style:name="T566" style:parent-style-name="Absatz-Standardschriftart" style:family="text">
      <style:text-properties style:font-name="Arial" style:font-name-asian="Arial" style:font-name-complex="Arial" fo:font-weight="bold" style:font-weight-asian="bold" style:font-weight-complex="bold" fo:letter-spacing="-0.0006in" fo:font-size="10pt" style:font-size-asian="10pt" style:font-size-complex="10pt"/>
    </style:style>
    <style:style style:name="T567" style:parent-style-name="Absatz-Standardschriftart" style:family="text">
      <style:text-properties style:font-name="Arial" style:font-name-asian="Arial" style:font-name-complex="Arial" fo:font-weight="bold" style:font-weight-asian="bold" style:font-weight-complex="bold" fo:letter-spacing="0.0256in" style:text-scale="116%" fo:font-size="10pt" style:font-size-asian="10pt" style:font-size-complex="10pt"/>
    </style:style>
    <style:style style:name="T568"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69"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70"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71"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72"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73"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74"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75"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76"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T577" style:parent-style-name="Absatz-Standardschriftart" style:family="text">
      <style:text-properties style:font-name="Arial" style:font-name-asian="Arial" style:font-name-complex="Arial" fo:font-weight="bold" style:font-weight-asian="bold" style:font-weight-complex="bold" fo:letter-spacing="-0.0006in" style:text-scale="95%" fo:font-size="10pt" style:font-size-asian="10pt" style:font-size-complex="10pt"/>
    </style:style>
    <style:style style:name="T578" style:parent-style-name="Absatz-Standardschriftart" style:family="text">
      <style:text-properties style:font-name="Arial" style:font-name-asian="Arial" style:font-name-complex="Arial" fo:font-weight="bold" style:font-weight-asian="bold" style:font-weight-complex="bold" fo:letter-spacing="-0.0013in" style:text-scale="95%" fo:font-size="10pt" style:font-size-asian="10pt" style:font-size-complex="10pt"/>
    </style:style>
    <style:style style:name="P579" style:parent-style-name="Standard" style:family="paragraph">
      <style:paragraph-properties fo:margin-top="0.0013in"/>
      <style:text-properties style:font-name="Arial" style:font-name-asian="Arial" style:font-name-complex="Arial" fo:font-weight="bold" style:font-weight-asian="bold" style:font-weight-complex="bold" fo:font-size="11.5pt" style:font-size-asian="11.5pt" style:font-size-complex="11.5pt"/>
    </style:style>
    <style:style style:name="P580" style:parent-style-name="Standard" style:family="paragraph">
      <style:paragraph-properties fo:margin-left="0.3458in">
        <style:tab-stops/>
      </style:paragraph-properties>
    </style:style>
    <style:style style:name="T581" style:parent-style-name="Absatz-Standardschriftart" style:family="text">
      <style:text-properties style:font-name="Arial" fo:font-weight="bold" style:font-weight-asian="bold" fo:letter-spacing="-0.002in" style:text-scale="95%" fo:font-size="10pt" style:font-size-asian="10pt"/>
    </style:style>
    <style:style style:name="T582" style:parent-style-name="Absatz-Standardschriftart" style:family="text">
      <style:text-properties style:font-name="Arial" fo:font-weight="bold" style:font-weight-asian="bold" fo:letter-spacing="-0.0013in" style:text-scale="95%" fo:font-size="10pt" style:font-size-asian="10pt"/>
    </style:style>
    <style:style style:name="T583" style:parent-style-name="Absatz-Standardschriftart" style:family="text">
      <style:text-properties style:font-name="Arial" fo:font-weight="bold" style:font-weight-asian="bold" fo:letter-spacing="0.0034in" style:text-scale="95%" fo:font-size="10pt" style:font-size-asian="10pt"/>
    </style:style>
    <style:style style:name="T584" style:parent-style-name="Absatz-Standardschriftart" style:family="text">
      <style:text-properties style:font-name="Arial" fo:font-weight="bold" style:font-weight-asian="bold" fo:letter-spacing="-0.0006in" style:text-scale="95%" fo:font-size="10pt" style:font-size-asian="10pt"/>
    </style:style>
    <style:style style:name="T585" style:parent-style-name="Absatz-Standardschriftart" style:family="text">
      <style:text-properties style:font-name="Arial" fo:font-weight="bold" style:font-weight-asian="bold" fo:letter-spacing="0.0041in" style:text-scale="95%" fo:font-size="10pt" style:font-size-asian="10pt"/>
    </style:style>
    <style:style style:name="T586" style:parent-style-name="Absatz-Standardschriftart" style:family="text">
      <style:text-properties style:font-name="Arial" fo:font-weight="bold" style:font-weight-asian="bold" fo:letter-spacing="-0.002in" style:text-scale="95%" fo:font-size="10pt" style:font-size-asian="10pt"/>
    </style:style>
    <style:style style:name="T587" style:parent-style-name="Absatz-Standardschriftart" style:family="text">
      <style:text-properties style:font-name="Arial" fo:font-weight="bold" style:font-weight-asian="bold" fo:letter-spacing="-0.0013in" style:text-scale="95%" fo:font-size="10pt" style:font-size-asian="10pt"/>
    </style:style>
    <style:style style:name="T588" style:parent-style-name="Absatz-Standardschriftart" style:family="text">
      <style:text-properties style:font-name="Arial" fo:font-weight="bold" style:font-weight-asian="bold" fo:letter-spacing="0.0034in" style:text-scale="95%" fo:font-size="10pt" style:font-size-asian="10pt"/>
    </style:style>
    <style:style style:name="T589" style:parent-style-name="Absatz-Standardschriftart" style:family="text">
      <style:text-properties style:font-name="Arial" fo:font-weight="bold" style:font-weight-asian="bold" fo:letter-spacing="-0.0013in" style:text-scale="95%" fo:font-size="10pt" style:font-size-asian="10pt"/>
    </style:style>
    <style:style style:name="T590" style:parent-style-name="Absatz-Standardschriftart" style:family="text">
      <style:text-properties style:font-name="Arial" fo:font-weight="bold" style:font-weight-asian="bold" fo:letter-spacing="-0.0006in" style:text-scale="95%" fo:font-size="10pt" style:font-size-asian="10pt"/>
    </style:style>
    <style:style style:name="T591" style:parent-style-name="Absatz-Standardschriftart" style:family="text">
      <style:text-properties style:font-name="Arial" fo:font-weight="bold" style:font-weight-asian="bold" fo:letter-spacing="-0.0013in" style:text-scale="95%" fo:font-size="10pt" style:font-size-asian="10pt"/>
    </style:style>
    <style:style style:name="T592" style:parent-style-name="Absatz-Standardschriftart" style:family="text">
      <style:text-properties style:font-name="Arial" fo:font-weight="bold" style:font-weight-asian="bold" fo:letter-spacing="-0.0006in" style:text-scale="95%" fo:font-size="10pt" style:font-size-asian="10pt"/>
    </style:style>
    <style:style style:name="T593" style:parent-style-name="Absatz-Standardschriftart" style:family="text">
      <style:text-properties style:font-name="Arial" fo:font-weight="bold" style:font-weight-asian="bold" fo:letter-spacing="-0.0013in" style:text-scale="95%" fo:font-size="10pt" style:font-size-asian="10pt"/>
    </style:style>
    <style:style style:name="P594"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595" style:parent-style-name="Standard" style:family="paragraph">
      <style:text-properties style:font-name="Arial" style:font-name-asian="Arial" style:font-name-complex="Arial" fo:font-weight="bold" style:font-weight-asian="bold" style:font-weight-complex="bold" fo:font-size="10pt" style:font-size-asian="10pt" style:font-size-complex="10pt"/>
    </style:style>
    <style:style style:name="P596" style:parent-style-name="Standard" style:family="paragraph">
      <style:paragraph-properties fo:margin-top="0.0041in"/>
      <style:text-properties style:font-name="Arial" style:font-name-asian="Arial" style:font-name-complex="Arial" fo:font-weight="bold" style:font-weight-asian="bold" style:font-weight-complex="bold" fo:font-size="9pt" style:font-size-asian="9pt" style:font-size-complex="9pt"/>
    </style:style>
    <style:style style:name="P597" style:parent-style-name="Standard" style:family="paragraph">
      <style:paragraph-properties fo:margin-left="0.3458in">
        <style:tab-stops/>
      </style:paragraph-properties>
    </style:style>
    <style:style style:name="T598" style:parent-style-name="Absatz-Standardschriftart" style:family="text">
      <style:text-properties style:font-name="Arial" fo:font-weight="bold" style:font-weight-asian="bold" fo:color="#2B333D" fo:letter-spacing="-0.002in" fo:font-size="14pt" style:font-size-asian="14pt"/>
    </style:style>
    <style:style style:name="T599" style:parent-style-name="Absatz-Standardschriftart" style:family="text">
      <style:text-properties style:font-name="Arial" fo:font-weight="bold" style:font-weight-asian="bold" fo:color="#2B333D" fo:letter-spacing="-0.0013in" fo:font-size="14pt" style:font-size-asian="14pt"/>
    </style:style>
    <style:style style:name="T600" style:parent-style-name="Absatz-Standardschriftart" style:family="text">
      <style:text-properties style:font-name="Arial" fo:font-weight="bold" style:font-weight-asian="bold" fo:color="#2B333D" fo:letter-spacing="-0.002in" fo:font-size="14pt" style:font-size-asian="14pt"/>
    </style:style>
    <style:style style:name="T601" style:parent-style-name="Absatz-Standardschriftart" style:family="text">
      <style:text-properties style:font-name="Arial" fo:font-weight="bold" style:font-weight-asian="bold" fo:color="#2B333D" fo:letter-spacing="-0.0013in" fo:font-size="14pt" style:font-size-asian="14pt"/>
    </style:style>
    <style:style style:name="T602" style:parent-style-name="Absatz-Standardschriftart" style:family="text">
      <style:text-properties style:font-name="Arial" fo:font-weight="bold" style:font-weight-asian="bold" fo:color="#2B333D" fo:letter-spacing="-0.002in" fo:font-size="14pt" style:font-size-asian="14pt"/>
    </style:style>
    <style:style style:name="S2" style:family="section">
      <style:section-properties fo:margin-left="0in" fo:margin-right="0in" style:writing-mode="lr-tb">
        <style:columns fo:column-count="3">
          <style:column style:rel-width="5812*" fo:start-indent="0in" fo:end-indent="0.0798in"/>
          <style:column style:rel-width="2683*" fo:start-indent="0.0805in" fo:end-indent="0.0673in"/>
          <style:column style:rel-width="3405*" fo:start-indent="0.068in" fo:end-indent="0in"/>
        </style:columns>
      </style:section-properties>
    </style:style>
    <style:style style:name="P603" style:parent-style-name="Standard" style:family="paragraph">
      <style:paragraph-properties fo:margin-top="0.1347in" fo:margin-left="0.3458in">
        <style:tab-stops/>
      </style:paragraph-properties>
    </style:style>
    <style:style style:name="T604" style:parent-style-name="Absatz-Standardschriftart" style:family="text">
      <style:text-properties style:font-name="Arial" fo:font-weight="bold" style:font-weight-asian="bold" fo:color="#2B333D" fo:letter-spacing="-0.0013in" fo:font-size="14pt" style:font-size-asian="14pt"/>
    </style:style>
    <style:style style:name="T605" style:parent-style-name="Absatz-Standardschriftart" style:family="text">
      <style:text-properties style:font-name="Arial" fo:font-weight="bold" style:font-weight-asian="bold" fo:color="#2B333D" fo:letter-spacing="-0.0006in" fo:font-size="14pt" style:font-size-asian="14pt"/>
    </style:style>
    <style:style style:name="T606" style:parent-style-name="Absatz-Standardschriftart" style:family="text">
      <style:text-properties style:font-name="Arial" fo:font-weight="bold" style:font-weight-asian="bold" fo:color="#2B333D" fo:letter-spacing="-0.0013in" fo:font-size="14pt" style:font-size-asian="14pt"/>
    </style:style>
    <style:style style:name="T607" style:parent-style-name="Absatz-Standardschriftart" style:family="text">
      <style:text-properties style:font-name="Arial" fo:font-weight="bold" style:font-weight-asian="bold" fo:color="#2B333D" fo:letter-spacing="-0.0006in" fo:font-size="14pt" style:font-size-asian="14pt"/>
    </style:style>
    <style:style style:name="T608" style:parent-style-name="Absatz-Standardschriftart" style:family="text">
      <style:text-properties style:font-name="Arial" fo:font-weight="bold" style:font-weight-asian="bold" fo:color="#2B333D" fo:letter-spacing="-0.0013in" fo:font-size="14pt" style:font-size-asian="14pt"/>
    </style:style>
    <style:style style:name="P609" style:parent-style-name="Standard" style:family="paragraph">
      <style:paragraph-properties fo:margin-top="0.0979in" fo:margin-left="0.3458in">
        <style:tab-stops/>
      </style:paragraph-properties>
    </style:style>
    <style:style style:name="T610" style:parent-style-name="Absatz-Standardschriftart" style:family="text">
      <style:text-properties style:font-name="Arial" fo:font-weight="bold" style:font-weight-asian="bold" fo:letter-spacing="-0.0013in" style:text-scale="95%" fo:font-size="10pt" style:font-size-asian="10pt"/>
    </style:style>
    <style:style style:name="T611" style:parent-style-name="Absatz-Standardschriftart" style:family="text">
      <style:text-properties style:font-name="Arial" fo:font-weight="bold" style:font-weight-asian="bold" fo:letter-spacing="-0.0006in" style:text-scale="95%" fo:font-size="10pt" style:font-size-asian="10pt"/>
    </style:style>
    <style:style style:name="T612" style:parent-style-name="Absatz-Standardschriftart" style:family="text">
      <style:text-properties style:font-name="Arial" fo:font-weight="bold" style:font-weight-asian="bold" fo:letter-spacing="-0.0013in" style:text-scale="95%" fo:font-size="10pt" style:font-size-asian="10pt"/>
    </style:style>
    <style:style style:name="T613" style:parent-style-name="Absatz-Standardschriftart" style:family="text">
      <style:text-properties style:font-name="Arial" fo:font-weight="bold" style:font-weight-asian="bold" fo:letter-spacing="-0.0187in" style:text-scale="95%" fo:font-size="10pt" style:font-size-asian="10pt"/>
    </style:style>
    <style:style style:name="T614" style:parent-style-name="Absatz-Standardschriftart" style:family="text">
      <style:text-properties style:font-name="Arial" fo:font-weight="bold" style:font-weight-asian="bold" style:text-scale="95%" fo:font-size="10pt" style:font-size-asian="10pt"/>
    </style:style>
    <style:style style:name="T615" style:parent-style-name="Absatz-Standardschriftart" style:family="text">
      <style:text-properties style:font-name="Arial" fo:font-weight="bold" style:font-weight-asian="bold" fo:letter-spacing="-0.018in" style:text-scale="95%" fo:font-size="10pt" style:font-size-asian="10pt"/>
    </style:style>
    <style:style style:name="T616" style:parent-style-name="Absatz-Standardschriftart" style:family="text">
      <style:text-properties style:font-name="Arial" fo:font-weight="bold" style:font-weight-asian="bold" fo:letter-spacing="-0.0034in" style:text-scale="95%" fo:font-size="10pt" style:font-size-asian="10pt"/>
    </style:style>
    <style:style style:name="T617" style:parent-style-name="Absatz-Standardschriftart" style:family="text">
      <style:text-properties style:font-name="Arial" fo:font-weight="bold" style:font-weight-asian="bold" fo:letter-spacing="-0.0041in" style:text-scale="95%" fo:font-size="10pt" style:font-size-asian="10pt"/>
    </style:style>
    <style:style style:name="T618" style:parent-style-name="Absatz-Standardschriftart" style:family="text">
      <style:text-properties style:font-name="Arial" fo:font-weight="bold" style:font-weight-asian="bold" fo:letter-spacing="-0.0034in" style:text-scale="95%" fo:font-size="10pt" style:font-size-asian="10pt"/>
    </style:style>
    <style:style style:name="T619" style:parent-style-name="Absatz-Standardschriftart" style:family="text">
      <style:text-properties style:font-name="Arial" fo:font-weight="bold" style:font-weight-asian="bold" fo:letter-spacing="-0.0041in" style:text-scale="95%" fo:font-size="10pt" style:font-size-asian="10pt"/>
    </style:style>
    <style:style style:name="T620" style:parent-style-name="Absatz-Standardschriftart" style:family="text">
      <style:text-properties style:font-name="Arial" fo:font-weight="bold" style:font-weight-asian="bold" fo:letter-spacing="-0.0034in" style:text-scale="95%" fo:font-size="10pt" style:font-size-asian="10pt"/>
    </style:style>
    <style:style style:name="T621" style:parent-style-name="Absatz-Standardschriftart" style:family="text">
      <style:text-properties style:font-name="Arial" fo:font-weight="bold" style:font-weight-asian="bold" fo:letter-spacing="-0.0041in" style:text-scale="95%" fo:font-size="10pt" style:font-size-asian="10pt"/>
    </style:style>
    <style:style style:name="T622" style:parent-style-name="Absatz-Standardschriftart" style:family="text">
      <style:text-properties style:font-name="Arial" fo:font-weight="bold" style:font-weight-asian="bold" fo:letter-spacing="-0.0187in" style:text-scale="95%" fo:font-size="10pt" style:font-size-asian="10pt"/>
    </style:style>
    <style:style style:name="T623" style:parent-style-name="Absatz-Standardschriftart" style:family="text">
      <style:text-properties style:font-name="Arial" fo:font-weight="bold" style:font-weight-asian="bold" fo:letter-spacing="-0.0006in" style:text-scale="95%" fo:font-size="10pt" style:font-size-asian="10pt"/>
    </style:style>
    <style:style style:name="T624" style:parent-style-name="Absatz-Standardschriftart" style:family="text">
      <style:text-properties style:font-name="Arial" fo:font-weight="bold" style:font-weight-asian="bold" fo:letter-spacing="-0.0013in" style:text-scale="95%" fo:font-size="10pt" style:font-size-asian="10pt"/>
    </style:style>
    <style:style style:name="T625" style:parent-style-name="Absatz-Standardschriftart" style:family="text">
      <style:text-properties style:font-name="Arial" fo:font-weight="bold" style:font-weight-asian="bold" fo:letter-spacing="-0.0006in" style:text-scale="95%" fo:font-size="10pt" style:font-size-asian="10pt"/>
    </style:style>
    <style:style style:name="T626" style:parent-style-name="Absatz-Standardschriftart" style:family="text">
      <style:text-properties style:font-name="Arial" fo:font-weight="bold" style:font-weight-asian="bold" fo:letter-spacing="-0.018in" style:text-scale="95%" fo:font-size="10pt" style:font-size-asian="10pt"/>
    </style:style>
    <style:style style:name="T627" style:parent-style-name="Absatz-Standardschriftart" style:family="text">
      <style:text-properties style:font-name="Arial" fo:font-weight="bold" style:font-weight-asian="bold" fo:letter-spacing="-0.0013in" style:text-scale="95%" fo:font-size="10pt" style:font-size-asian="10pt"/>
    </style:style>
    <style:style style:name="P628" style:parent-style-name="Textkörper" style:family="paragraph">
      <style:paragraph-properties fo:line-height="0.1236in"/>
    </style:style>
    <style:style style:name="T629" style:parent-style-name="Absatz-Standardschriftart" style:family="text">
      <style:text-properties fo:letter-spacing="-0.0013in"/>
    </style:style>
    <style:style style:name="T630" style:parent-style-name="Absatz-Standardschriftart" style:family="text">
      <style:text-properties fo:letter-spacing="-0.0006in"/>
    </style:style>
    <style:style style:name="T631" style:parent-style-name="Absatz-Standardschriftart" style:family="text">
      <style:text-properties fo:letter-spacing="-0.0013in"/>
    </style:style>
    <style:style style:name="T632" style:parent-style-name="Absatz-Standardschriftart" style:family="text">
      <style:text-properties fo:letter-spacing="-0.0006in"/>
    </style:style>
    <style:style style:name="T633" style:parent-style-name="Absatz-Standardschriftart" style:family="text">
      <style:text-properties fo:letter-spacing="-0.0013in"/>
    </style:style>
    <style:style style:name="T634" style:parent-style-name="Absatz-Standardschriftart" style:family="text">
      <style:text-properties fo:letter-spacing="-0.0187in"/>
    </style:style>
    <style:style style:name="T635" style:parent-style-name="Absatz-Standardschriftart" style:family="text">
      <style:text-properties fo:letter-spacing="-0.0187in"/>
    </style:style>
    <style:style style:name="T636" style:parent-style-name="Absatz-Standardschriftart" style:family="text">
      <style:text-properties fo:letter-spacing="-0.0013in"/>
    </style:style>
    <style:style style:name="T637" style:parent-style-name="Absatz-Standardschriftart" style:family="text">
      <style:text-properties fo:letter-spacing="-0.0006in"/>
    </style:style>
    <style:style style:name="T638" style:parent-style-name="Absatz-Standardschriftart" style:family="text">
      <style:text-properties fo:letter-spacing="-0.0013in"/>
    </style:style>
    <style:style style:name="T639" style:parent-style-name="Absatz-Standardschriftart" style:family="text">
      <style:text-properties fo:letter-spacing="-0.0006in"/>
    </style:style>
    <style:style style:name="T640" style:parent-style-name="Absatz-Standardschriftart" style:family="text">
      <style:text-properties fo:letter-spacing="-0.0013in"/>
    </style:style>
    <style:style style:name="T641" style:parent-style-name="Absatz-Standardschriftart" style:family="text">
      <style:text-properties fo:letter-spacing="-0.018in"/>
    </style:style>
    <style:style style:name="T642" style:parent-style-name="Absatz-Standardschriftart" style:family="text">
      <style:text-properties fo:letter-spacing="-0.0006in"/>
    </style:style>
    <style:style style:name="T643" style:parent-style-name="Absatz-Standardschriftart" style:family="text">
      <style:text-properties fo:letter-spacing="-0.0013in"/>
    </style:style>
    <style:style style:name="T644" style:parent-style-name="Absatz-Standardschriftart" style:family="text">
      <style:text-properties fo:letter-spacing="-0.0187in"/>
    </style:style>
    <style:style style:name="T645" style:parent-style-name="Absatz-Standardschriftart" style:family="text">
      <style:text-properties fo:letter-spacing="-0.0013in"/>
    </style:style>
    <style:style style:name="T646" style:parent-style-name="Absatz-Standardschriftart" style:family="text">
      <style:text-properties fo:letter-spacing="-0.0006in"/>
    </style:style>
    <style:style style:name="T647" style:parent-style-name="Absatz-Standardschriftart" style:family="text">
      <style:text-properties fo:letter-spacing="-0.0013in"/>
    </style:style>
    <style:style style:name="T648" style:parent-style-name="Absatz-Standardschriftart" style:family="text">
      <style:text-properties fo:letter-spacing="-0.018in"/>
    </style:style>
    <style:style style:name="T649" style:parent-style-name="Absatz-Standardschriftart" style:family="text">
      <style:text-properties fo:letter-spacing="-0.0006in"/>
    </style:style>
    <style:style style:name="T650" style:parent-style-name="Absatz-Standardschriftart" style:family="text">
      <style:text-properties fo:letter-spacing="-0.0013in"/>
    </style:style>
    <style:style style:name="T651" style:parent-style-name="Absatz-Standardschriftart" style:family="text">
      <style:text-properties fo:letter-spacing="-0.0006in"/>
    </style:style>
    <style:style style:name="T652" style:parent-style-name="Absatz-Standardschriftart" style:family="text">
      <style:text-properties fo:letter-spacing="-0.0187in"/>
    </style:style>
    <style:style style:name="T653" style:parent-style-name="Absatz-Standardschriftart" style:family="text">
      <style:text-properties fo:letter-spacing="-0.0013in"/>
    </style:style>
    <style:style style:name="T654" style:parent-style-name="Absatz-Standardschriftart" style:family="text">
      <style:text-properties fo:letter-spacing="-0.0006in"/>
    </style:style>
    <style:style style:name="T655" style:parent-style-name="Absatz-Standardschriftart" style:family="text">
      <style:text-properties fo:letter-spacing="-0.0013in"/>
    </style:style>
    <style:style style:name="T656" style:parent-style-name="Absatz-Standardschriftart" style:family="text">
      <style:text-properties fo:letter-spacing="-0.0006in"/>
    </style:style>
    <style:style style:name="T657" style:parent-style-name="Absatz-Standardschriftart" style:family="text">
      <style:text-properties fo:letter-spacing="-0.0013in"/>
    </style:style>
    <style:style style:name="T658" style:parent-style-name="Absatz-Standardschriftart" style:family="text">
      <style:text-properties fo:letter-spacing="-0.0187in"/>
    </style:style>
    <style:style style:name="T659" style:parent-style-name="Absatz-Standardschriftart" style:family="text">
      <style:text-properties fo:letter-spacing="-0.0013in"/>
    </style:style>
    <style:style style:name="T660" style:parent-style-name="Absatz-Standardschriftart" style:family="text">
      <style:text-properties fo:letter-spacing="-0.0006in"/>
    </style:style>
    <style:style style:name="T661" style:parent-style-name="Absatz-Standardschriftart" style:family="text">
      <style:text-properties fo:letter-spacing="-0.018in"/>
    </style:style>
    <style:style style:name="T662" style:parent-style-name="Absatz-Standardschriftart" style:family="text">
      <style:text-properties fo:letter-spacing="-0.0013in"/>
    </style:style>
    <style:style style:name="T663" style:parent-style-name="Absatz-Standardschriftart" style:family="text">
      <style:text-properties fo:letter-spacing="-0.0006in"/>
    </style:style>
    <style:style style:name="T664" style:parent-style-name="Absatz-Standardschriftart" style:family="text">
      <style:text-properties fo:letter-spacing="-0.0187in"/>
    </style:style>
    <style:style style:name="T665" style:parent-style-name="Absatz-Standardschriftart" style:family="text">
      <style:text-properties fo:letter-spacing="-0.0013in"/>
    </style:style>
    <style:style style:name="T666" style:parent-style-name="Absatz-Standardschriftart" style:family="text">
      <style:text-properties fo:letter-spacing="-0.0006in"/>
    </style:style>
    <style:style style:name="T667" style:parent-style-name="Absatz-Standardschriftart" style:family="text">
      <style:text-properties fo:letter-spacing="-0.0013in"/>
    </style:style>
    <style:style style:name="T668" style:parent-style-name="Absatz-Standardschriftart" style:family="text">
      <style:text-properties fo:letter-spacing="-0.0006in"/>
    </style:style>
    <style:style style:name="T669" style:parent-style-name="Absatz-Standardschriftart" style:family="text">
      <style:text-properties fo:letter-spacing="-0.018in"/>
    </style:style>
    <style:style style:name="T670" style:parent-style-name="Absatz-Standardschriftart" style:family="text">
      <style:text-properties fo:letter-spacing="-0.0013in"/>
    </style:style>
    <style:style style:name="T671" style:parent-style-name="Absatz-Standardschriftart" style:family="text">
      <style:text-properties fo:letter-spacing="-0.0006in"/>
    </style:style>
    <style:style style:name="T672" style:parent-style-name="Absatz-Standardschriftart" style:family="text">
      <style:text-properties fo:letter-spacing="-0.0013in"/>
    </style:style>
    <style:style style:name="T673" style:parent-style-name="Absatz-Standardschriftart" style:family="text">
      <style:text-properties fo:letter-spacing="-0.0187in"/>
    </style:style>
    <style:style style:name="T674" style:parent-style-name="Absatz-Standardschriftart" style:family="text">
      <style:text-properties fo:letter-spacing="-0.002in"/>
    </style:style>
    <style:style style:name="T675" style:parent-style-name="Absatz-Standardschriftart" style:family="text">
      <style:text-properties fo:letter-spacing="-0.0013in"/>
    </style:style>
    <style:style style:name="T676" style:parent-style-name="Absatz-Standardschriftart" style:family="text">
      <style:text-properties fo:letter-spacing="0.027in"/>
    </style:style>
    <style:style style:name="T677" style:parent-style-name="Absatz-Standardschriftart" style:family="text">
      <style:text-properties fo:letter-spacing="-0.0006in" style:text-scale="95%"/>
    </style:style>
    <style:style style:name="T678" style:parent-style-name="Absatz-Standardschriftart" style:family="text">
      <style:text-properties fo:letter-spacing="-0.0013in" style:text-scale="95%"/>
    </style:style>
    <style:style style:name="T679" style:parent-style-name="Absatz-Standardschriftart" style:family="text">
      <style:text-properties fo:letter-spacing="-0.0006in" style:text-scale="95%"/>
    </style:style>
    <style:style style:name="T680" style:parent-style-name="Absatz-Standardschriftart" style:family="text">
      <style:text-properties fo:letter-spacing="-0.0013in" style:text-scale="95%"/>
    </style:style>
    <style:style style:name="T681" style:parent-style-name="Absatz-Standardschriftart" style:family="text">
      <style:text-properties fo:letter-spacing="-0.0041in" style:text-scale="95%"/>
    </style:style>
    <style:style style:name="T682" style:parent-style-name="Absatz-Standardschriftart" style:family="text">
      <style:text-properties fo:letter-spacing="-0.0006in" style:text-scale="95%"/>
    </style:style>
    <style:style style:name="T683" style:parent-style-name="Absatz-Standardschriftart" style:family="text">
      <style:text-properties fo:letter-spacing="-0.0013in" style:text-scale="95%"/>
    </style:style>
    <style:style style:name="T684" style:parent-style-name="Absatz-Standardschriftart" style:family="text">
      <style:text-properties fo:letter-spacing="-0.0006in" style:text-scale="95%"/>
    </style:style>
    <style:style style:name="T685" style:parent-style-name="Absatz-Standardschriftart" style:family="text">
      <style:text-properties fo:letter-spacing="-0.0013in" style:text-scale="95%"/>
    </style:style>
    <style:style style:name="T686" style:parent-style-name="Absatz-Standardschriftart" style:family="text">
      <style:text-properties fo:letter-spacing="-0.0006in" style:text-scale="95%"/>
    </style:style>
    <style:style style:name="T687" style:parent-style-name="Absatz-Standardschriftart" style:family="text">
      <style:text-properties fo:letter-spacing="-0.0034in" style:text-scale="95%"/>
    </style:style>
    <style:style style:name="T688" style:parent-style-name="Absatz-Standardschriftart" style:family="text">
      <style:text-properties fo:letter-spacing="-0.0006in" style:text-scale="95%"/>
    </style:style>
    <style:style style:name="T689" style:parent-style-name="Absatz-Standardschriftart" style:family="text">
      <style:text-properties fo:letter-spacing="-0.0013in" style:text-scale="95%"/>
    </style:style>
    <style:style style:name="P690" style:parent-style-name="Textkörper" style:family="paragraph">
      <style:paragraph-properties fo:margin-top="0.0361in"/>
    </style:style>
    <style:style style:name="T691" style:parent-style-name="Absatz-Standardschriftart" style:family="text">
      <style:text-properties fo:letter-spacing="-0.0222in"/>
    </style:style>
    <style:style style:name="T692" style:parent-style-name="Absatz-Standardschriftart" style:family="text">
      <style:text-properties fo:letter-spacing="-0.002in"/>
    </style:style>
    <style:style style:name="T693" style:parent-style-name="Absatz-Standardschriftart" style:family="text">
      <style:text-properties fo:letter-spacing="-0.0222in"/>
    </style:style>
    <style:style style:name="T694" style:parent-style-name="Absatz-Standardschriftart" style:family="text">
      <style:text-properties fo:letter-spacing="-0.0013in"/>
    </style:style>
    <style:style style:name="T695" style:parent-style-name="Absatz-Standardschriftart" style:family="text">
      <style:text-properties fo:letter-spacing="-0.0006in"/>
    </style:style>
    <style:style style:name="T696" style:parent-style-name="Absatz-Standardschriftart" style:family="text">
      <style:text-properties fo:letter-spacing="-0.0013in"/>
    </style:style>
    <style:style style:name="T697" style:parent-style-name="Absatz-Standardschriftart" style:family="text">
      <style:text-properties fo:letter-spacing="-0.0006in"/>
    </style:style>
    <style:style style:name="T698" style:parent-style-name="Absatz-Standardschriftart" style:family="text">
      <style:text-properties fo:letter-spacing="-0.0013in"/>
    </style:style>
    <style:style style:name="T699" style:parent-style-name="Absatz-Standardschriftart" style:family="text">
      <style:text-properties fo:letter-spacing="-0.0006in"/>
    </style:style>
    <style:style style:name="T700" style:parent-style-name="Absatz-Standardschriftart" style:family="text">
      <style:text-properties fo:letter-spacing="-0.0013in"/>
    </style:style>
    <style:style style:name="T701" style:parent-style-name="Absatz-Standardschriftart" style:family="text">
      <style:text-properties fo:letter-spacing="-0.0222in"/>
    </style:style>
    <style:style style:name="T702" style:parent-style-name="Absatz-Standardschriftart" style:family="text">
      <style:text-properties fo:letter-spacing="-0.0006in"/>
    </style:style>
    <style:style style:name="T703" style:parent-style-name="Absatz-Standardschriftart" style:family="text">
      <style:text-properties fo:letter-spacing="-0.0013in"/>
    </style:style>
    <style:style style:name="T704" style:parent-style-name="Absatz-Standardschriftart" style:family="text">
      <style:text-properties fo:letter-spacing="-0.0222in"/>
    </style:style>
    <style:style style:name="T705" style:parent-style-name="Absatz-Standardschriftart" style:family="text">
      <style:text-properties fo:letter-spacing="-0.0013in"/>
    </style:style>
    <style:style style:name="T706" style:parent-style-name="Absatz-Standardschriftart" style:family="text">
      <style:text-properties fo:letter-spacing="-0.0006in"/>
    </style:style>
    <style:style style:name="T707" style:parent-style-name="Absatz-Standardschriftart" style:family="text">
      <style:text-properties fo:letter-spacing="-0.0013in"/>
    </style:style>
    <style:style style:name="T708" style:parent-style-name="Absatz-Standardschriftart" style:family="text">
      <style:text-properties fo:letter-spacing="-0.0006in"/>
    </style:style>
    <style:style style:name="T709" style:parent-style-name="Absatz-Standardschriftart" style:family="text">
      <style:text-properties fo:letter-spacing="-0.0222in"/>
    </style:style>
    <style:style style:name="T710" style:parent-style-name="Absatz-Standardschriftart" style:family="text">
      <style:text-properties fo:letter-spacing="-0.0013in"/>
    </style:style>
    <style:style style:name="T711" style:parent-style-name="Absatz-Standardschriftart" style:family="text">
      <style:text-properties fo:letter-spacing="-0.0006in"/>
    </style:style>
    <style:style style:name="T712" style:parent-style-name="Absatz-Standardschriftart" style:family="text">
      <style:text-properties fo:letter-spacing="-0.0013in"/>
    </style:style>
    <style:style style:name="T713" style:parent-style-name="Absatz-Standardschriftart" style:family="text">
      <style:text-properties fo:letter-spacing="-0.0006in"/>
    </style:style>
    <style:style style:name="T714" style:parent-style-name="Absatz-Standardschriftart" style:family="text">
      <style:text-properties fo:letter-spacing="-0.0222in"/>
    </style:style>
    <style:style style:name="T715" style:parent-style-name="Absatz-Standardschriftart" style:family="text">
      <style:text-properties fo:letter-spacing="-0.0013in"/>
    </style:style>
    <style:style style:name="T716" style:parent-style-name="Absatz-Standardschriftart" style:family="text">
      <style:text-properties fo:letter-spacing="-0.0006in"/>
    </style:style>
    <style:style style:name="T717" style:parent-style-name="Absatz-Standardschriftart" style:family="text">
      <style:text-properties fo:letter-spacing="-0.0013in"/>
    </style:style>
    <style:style style:name="P718" style:parent-style-name="Standard" style:family="paragraph">
      <style:paragraph-properties fo:margin-top="0.002in"/>
      <style:text-properties style:font-name="Arial" style:font-name-asian="Arial" style:font-name-complex="Arial" fo:font-weight="bold" style:font-weight-asian="bold" style:font-weight-complex="bold" fo:font-size="10.5pt" style:font-size-asian="10.5pt" style:font-size-complex="10.5pt"/>
    </style:style>
    <style:style style:name="T719" style:parent-style-name="Absatz-Standardschriftart" style:family="text">
      <style:text-properties fo:letter-spacing="-0.0006in" style:text-scale="95%"/>
    </style:style>
    <style:style style:name="T720" style:parent-style-name="Absatz-Standardschriftart" style:family="text">
      <style:text-properties fo:letter-spacing="-0.0013in" style:text-scale="95%"/>
    </style:style>
    <style:style style:name="T721" style:parent-style-name="Absatz-Standardschriftart" style:family="text">
      <style:text-properties fo:letter-spacing="-0.0125in" style:text-scale="95%"/>
    </style:style>
    <style:style style:name="T722" style:parent-style-name="Absatz-Standardschriftart" style:family="text">
      <style:text-properties fo:letter-spacing="-0.002in" style:text-scale="95%"/>
    </style:style>
    <style:style style:name="T723" style:parent-style-name="Absatz-Standardschriftart" style:family="text">
      <style:text-properties fo:letter-spacing="-0.0013in" style:text-scale="95%"/>
    </style:style>
    <style:style style:name="T724" style:parent-style-name="Absatz-Standardschriftart" style:family="text">
      <style:text-properties fo:letter-spacing="-0.0125in" style:text-scale="95%"/>
    </style:style>
    <style:style style:name="T725" style:parent-style-name="Absatz-Standardschriftart" style:family="text">
      <style:text-properties fo:letter-spacing="-0.0013in" style:text-scale="95%"/>
    </style:style>
    <style:style style:name="T726" style:parent-style-name="Absatz-Standardschriftart" style:family="text">
      <style:text-properties fo:letter-spacing="-0.0006in" style:text-scale="95%"/>
    </style:style>
    <style:style style:name="P727" style:parent-style-name="Textkörper" style:family="paragraph">
      <style:paragraph-properties fo:line-height="0.1236in" fo:margin-right="0.0493in"/>
    </style:style>
    <style:style style:name="T728" style:parent-style-name="Absatz-Standardschriftart" style:family="text">
      <style:text-properties fo:letter-spacing="-0.0013in"/>
    </style:style>
    <style:style style:name="T729" style:parent-style-name="Absatz-Standardschriftart" style:family="text">
      <style:text-properties fo:letter-spacing="-0.0006in"/>
    </style:style>
    <style:style style:name="T730" style:parent-style-name="Absatz-Standardschriftart" style:family="text">
      <style:text-properties fo:letter-spacing="-0.0173in"/>
    </style:style>
    <style:style style:name="T731" style:parent-style-name="Absatz-Standardschriftart" style:family="text">
      <style:text-properties fo:letter-spacing="-0.0013in"/>
    </style:style>
    <style:style style:name="T732" style:parent-style-name="Absatz-Standardschriftart" style:family="text">
      <style:text-properties fo:letter-spacing="-0.0166in"/>
    </style:style>
    <style:style style:name="T733" style:parent-style-name="Absatz-Standardschriftart" style:family="text">
      <style:text-properties fo:letter-spacing="-0.0166in"/>
    </style:style>
    <style:style style:name="T734" style:parent-style-name="Absatz-Standardschriftart" style:family="text">
      <style:text-properties fo:letter-spacing="-0.0006in"/>
    </style:style>
    <style:style style:name="T735" style:parent-style-name="Absatz-Standardschriftart" style:family="text">
      <style:text-properties fo:letter-spacing="-0.0013in"/>
    </style:style>
    <style:style style:name="T736" style:parent-style-name="Absatz-Standardschriftart" style:family="text">
      <style:text-properties fo:letter-spacing="-0.0173in"/>
    </style:style>
    <style:style style:name="T737" style:parent-style-name="Absatz-Standardschriftart" style:family="text">
      <style:text-properties fo:letter-spacing="-0.002in"/>
    </style:style>
    <style:style style:name="T738" style:parent-style-name="Absatz-Standardschriftart" style:family="text">
      <style:text-properties fo:letter-spacing="-0.0013in"/>
    </style:style>
    <style:style style:name="T739" style:parent-style-name="Absatz-Standardschriftart" style:family="text">
      <style:text-properties fo:letter-spacing="-0.002in"/>
    </style:style>
    <style:style style:name="T740" style:parent-style-name="Absatz-Standardschriftart" style:family="text">
      <style:text-properties fo:letter-spacing="-0.0166in"/>
    </style:style>
    <style:style style:name="T741" style:parent-style-name="Absatz-Standardschriftart" style:family="text">
      <style:text-properties fo:letter-spacing="-0.0013in"/>
    </style:style>
    <style:style style:name="T742" style:parent-style-name="Absatz-Standardschriftart" style:family="text">
      <style:text-properties fo:letter-spacing="-0.0006in"/>
    </style:style>
    <style:style style:name="T743" style:parent-style-name="Absatz-Standardschriftart" style:family="text">
      <style:text-properties fo:letter-spacing="-0.0173in"/>
    </style:style>
    <style:style style:name="T744" style:parent-style-name="Absatz-Standardschriftart" style:family="text">
      <style:text-properties fo:letter-spacing="-0.0013in"/>
    </style:style>
    <style:style style:name="T745" style:parent-style-name="Absatz-Standardschriftart" style:family="text">
      <style:text-properties fo:letter-spacing="-0.0006in"/>
    </style:style>
    <style:style style:name="T746" style:parent-style-name="Absatz-Standardschriftart" style:family="text">
      <style:text-properties fo:letter-spacing="-0.0166in"/>
    </style:style>
    <style:style style:name="T747" style:parent-style-name="Absatz-Standardschriftart" style:family="text">
      <style:text-properties fo:letter-spacing="-0.0006in"/>
    </style:style>
    <style:style style:name="T748" style:parent-style-name="Absatz-Standardschriftart" style:family="text">
      <style:text-properties fo:letter-spacing="-0.0166in"/>
    </style:style>
    <style:style style:name="T749" style:parent-style-name="Absatz-Standardschriftart" style:family="text">
      <style:text-properties fo:letter-spacing="-0.0173in"/>
    </style:style>
    <style:style style:name="T750" style:parent-style-name="Absatz-Standardschriftart" style:family="text">
      <style:text-properties fo:letter-spacing="-0.0006in"/>
    </style:style>
    <style:style style:name="T751" style:parent-style-name="Absatz-Standardschriftart" style:family="text">
      <style:text-properties fo:letter-spacing="-0.0013in"/>
    </style:style>
    <style:style style:name="T752" style:parent-style-name="Absatz-Standardschriftart" style:family="text">
      <style:text-properties fo:letter-spacing="-0.0166in"/>
    </style:style>
    <style:style style:name="T753" style:parent-style-name="Absatz-Standardschriftart" style:family="text">
      <style:text-properties fo:letter-spacing="-0.0013in"/>
    </style:style>
    <style:style style:name="T754" style:parent-style-name="Absatz-Standardschriftart" style:family="text">
      <style:text-properties fo:letter-spacing="-0.0006in"/>
    </style:style>
    <style:style style:name="T755" style:parent-style-name="Absatz-Standardschriftart" style:family="text">
      <style:text-properties fo:letter-spacing="-0.0166in"/>
    </style:style>
    <style:style style:name="T756" style:parent-style-name="Absatz-Standardschriftart" style:family="text">
      <style:text-properties fo:letter-spacing="-0.0013in"/>
    </style:style>
    <style:style style:name="T757" style:parent-style-name="Absatz-Standardschriftart" style:family="text">
      <style:text-properties fo:letter-spacing="-0.0173in"/>
    </style:style>
    <style:style style:name="T758" style:parent-style-name="Absatz-Standardschriftart" style:family="text">
      <style:text-properties fo:letter-spacing="-0.0013in"/>
    </style:style>
    <style:style style:name="T759" style:parent-style-name="Absatz-Standardschriftart" style:family="text">
      <style:text-properties fo:letter-spacing="-0.0006in"/>
    </style:style>
    <style:style style:name="T760" style:parent-style-name="Absatz-Standardschriftart" style:family="text">
      <style:text-properties fo:letter-spacing="-0.0013in"/>
    </style:style>
    <style:style style:name="T761" style:parent-style-name="Absatz-Standardschriftart" style:family="text">
      <style:text-properties fo:letter-spacing="-0.0166in"/>
    </style:style>
    <style:style style:name="T762" style:parent-style-name="Absatz-Standardschriftart" style:family="text">
      <style:text-properties fo:letter-spacing="0.034in" style:text-scale="92%"/>
    </style:style>
    <style:style style:name="T763" style:parent-style-name="Absatz-Standardschriftart" style:family="text">
      <style:text-properties fo:letter-spacing="-0.002in"/>
    </style:style>
    <style:style style:name="T764" style:parent-style-name="Absatz-Standardschriftart" style:family="text">
      <style:text-properties fo:letter-spacing="-0.0013in"/>
    </style:style>
    <style:style style:name="T765" style:parent-style-name="Absatz-Standardschriftart" style:family="text">
      <style:text-properties fo:letter-spacing="-0.002in"/>
    </style:style>
    <style:style style:name="T766" style:parent-style-name="Absatz-Standardschriftart" style:family="text">
      <style:text-properties fo:letter-spacing="-0.0013in"/>
    </style:style>
    <style:style style:name="P767" style:parent-style-name="Textkörper" style:family="paragraph">
      <style:paragraph-properties fo:margin-top="0.0409in" fo:line-height="0.1236in" fo:margin-right="0.0493in"/>
    </style:style>
    <style:style style:name="T768" style:parent-style-name="Absatz-Standardschriftart" style:family="text">
      <style:text-properties fo:letter-spacing="-0.0013in"/>
    </style:style>
    <style:style style:name="T769" style:parent-style-name="Absatz-Standardschriftart" style:family="text">
      <style:text-properties fo:letter-spacing="-0.0145in"/>
    </style:style>
    <style:style style:name="T770" style:parent-style-name="Absatz-Standardschriftart" style:family="text">
      <style:text-properties fo:letter-spacing="-0.0006in"/>
    </style:style>
    <style:style style:name="T771" style:parent-style-name="Absatz-Standardschriftart" style:family="text">
      <style:text-properties fo:letter-spacing="-0.0013in"/>
    </style:style>
    <style:style style:name="T772" style:parent-style-name="Absatz-Standardschriftart" style:family="text">
      <style:text-properties fo:letter-spacing="-0.0145in"/>
    </style:style>
    <style:style style:name="T773" style:parent-style-name="Absatz-Standardschriftart" style:family="text">
      <style:text-properties fo:letter-spacing="-0.0138in"/>
    </style:style>
    <style:style style:name="T774" style:parent-style-name="Absatz-Standardschriftart" style:family="text">
      <style:text-properties fo:letter-spacing="-0.0013in"/>
    </style:style>
    <style:style style:name="T775" style:parent-style-name="Absatz-Standardschriftart" style:family="text">
      <style:text-properties fo:letter-spacing="-0.0006in"/>
    </style:style>
    <style:style style:name="T776" style:parent-style-name="Absatz-Standardschriftart" style:family="text">
      <style:text-properties fo:letter-spacing="-0.0145in"/>
    </style:style>
    <style:style style:name="T777" style:parent-style-name="Absatz-Standardschriftart" style:family="text">
      <style:text-properties fo:letter-spacing="-0.0013in"/>
    </style:style>
    <style:style style:name="T778" style:parent-style-name="Absatz-Standardschriftart" style:family="text">
      <style:text-properties fo:letter-spacing="-0.0145in"/>
    </style:style>
    <style:style style:name="T779" style:parent-style-name="Absatz-Standardschriftart" style:family="text">
      <style:text-properties fo:letter-spacing="-0.002in"/>
    </style:style>
    <style:style style:name="T780" style:parent-style-name="Absatz-Standardschriftart" style:family="text">
      <style:text-properties fo:letter-spacing="-0.0013in"/>
    </style:style>
    <style:style style:name="T781" style:parent-style-name="Absatz-Standardschriftart" style:family="text">
      <style:text-properties fo:letter-spacing="-0.0138in"/>
    </style:style>
    <style:style style:name="T782" style:parent-style-name="Absatz-Standardschriftart" style:family="text">
      <style:text-properties fo:letter-spacing="-0.0013in"/>
    </style:style>
    <style:style style:name="T783" style:parent-style-name="Absatz-Standardschriftart" style:family="text">
      <style:text-properties fo:letter-spacing="-0.0006in"/>
    </style:style>
    <style:style style:name="T784" style:parent-style-name="Absatz-Standardschriftart" style:family="text">
      <style:text-properties fo:letter-spacing="-0.0013in"/>
    </style:style>
    <style:style style:name="T785" style:parent-style-name="Absatz-Standardschriftart" style:family="text">
      <style:text-properties fo:letter-spacing="-0.0006in"/>
    </style:style>
    <style:style style:name="T786" style:parent-style-name="Absatz-Standardschriftart" style:family="text">
      <style:text-properties fo:letter-spacing="-0.0145in"/>
    </style:style>
    <style:style style:name="T787" style:parent-style-name="Absatz-Standardschriftart" style:family="text">
      <style:text-properties fo:letter-spacing="-0.0013in"/>
    </style:style>
    <style:style style:name="T788" style:parent-style-name="Absatz-Standardschriftart" style:family="text">
      <style:text-properties fo:letter-spacing="-0.0006in"/>
    </style:style>
    <style:style style:name="T789" style:parent-style-name="Absatz-Standardschriftart" style:family="text">
      <style:text-properties fo:letter-spacing="-0.0145in"/>
    </style:style>
    <style:style style:name="T790" style:parent-style-name="Absatz-Standardschriftart" style:family="text">
      <style:text-properties fo:letter-spacing="-0.0013in"/>
    </style:style>
    <style:style style:name="T791" style:parent-style-name="Absatz-Standardschriftart" style:family="text">
      <style:text-properties fo:letter-spacing="-0.0006in"/>
    </style:style>
    <style:style style:name="T792" style:parent-style-name="Absatz-Standardschriftart" style:family="text">
      <style:text-properties fo:letter-spacing="-0.0138in"/>
    </style:style>
    <style:style style:name="T793" style:parent-style-name="Absatz-Standardschriftart" style:family="text">
      <style:text-properties fo:letter-spacing="-0.0006in"/>
    </style:style>
    <style:style style:name="T794" style:parent-style-name="Absatz-Standardschriftart" style:family="text">
      <style:text-properties fo:letter-spacing="-0.0013in"/>
    </style:style>
    <style:style style:name="T795" style:parent-style-name="Absatz-Standardschriftart" style:family="text">
      <style:text-properties fo:letter-spacing="-0.0006in"/>
    </style:style>
    <style:style style:name="T796" style:parent-style-name="Absatz-Standardschriftart" style:family="text">
      <style:text-properties fo:letter-spacing="-0.0013in"/>
    </style:style>
    <style:style style:name="T797" style:parent-style-name="Absatz-Standardschriftart" style:family="text">
      <style:text-properties fo:letter-spacing="-0.0006in"/>
    </style:style>
    <style:style style:name="T798" style:parent-style-name="Absatz-Standardschriftart" style:family="text">
      <style:text-properties fo:letter-spacing="-0.0013in"/>
    </style:style>
    <style:style style:name="T799" style:parent-style-name="Absatz-Standardschriftart" style:family="text">
      <style:text-properties fo:letter-spacing="-0.0145in"/>
    </style:style>
    <style:style style:name="T800" style:parent-style-name="Absatz-Standardschriftart" style:family="text">
      <style:text-properties fo:letter-spacing="-0.0013in"/>
    </style:style>
    <style:style style:name="T801" style:parent-style-name="Absatz-Standardschriftart" style:family="text">
      <style:text-properties fo:letter-spacing="-0.0006in"/>
    </style:style>
    <style:style style:name="T802" style:parent-style-name="Absatz-Standardschriftart" style:family="text">
      <style:text-properties fo:letter-spacing="-0.0138in"/>
    </style:style>
    <style:style style:name="T803" style:parent-style-name="Absatz-Standardschriftart" style:family="text">
      <style:text-properties fo:letter-spacing="-0.0013in"/>
    </style:style>
    <style:style style:name="T804" style:parent-style-name="Absatz-Standardschriftart" style:family="text">
      <style:text-properties fo:letter-spacing="-0.0145in"/>
    </style:style>
    <style:style style:name="T805" style:parent-style-name="Absatz-Standardschriftart" style:family="text">
      <style:text-properties fo:letter-spacing="-0.0013in"/>
    </style:style>
    <style:style style:name="T806" style:parent-style-name="Absatz-Standardschriftart" style:family="text">
      <style:text-properties fo:letter-spacing="-0.0006in"/>
    </style:style>
    <style:style style:name="T807" style:parent-style-name="Absatz-Standardschriftart" style:family="text">
      <style:text-properties fo:letter-spacing="-0.0013in"/>
    </style:style>
    <style:style style:name="T808" style:parent-style-name="Absatz-Standardschriftart" style:family="text">
      <style:text-properties fo:letter-spacing="-0.0006in"/>
    </style:style>
    <style:style style:name="T809" style:parent-style-name="Absatz-Standardschriftart" style:family="text">
      <style:text-properties fo:letter-spacing="-0.0013in"/>
    </style:style>
    <style:style style:name="T810" style:parent-style-name="Absatz-Standardschriftart" style:family="text">
      <style:text-properties fo:letter-spacing="0.0256in" style:text-scale="96%"/>
    </style:style>
    <style:style style:name="T811" style:parent-style-name="Absatz-Standardschriftart" style:family="text">
      <style:text-properties fo:letter-spacing="-0.0013in"/>
    </style:style>
    <style:style style:name="T812" style:parent-style-name="Absatz-Standardschriftart" style:family="text">
      <style:text-properties fo:letter-spacing="-0.0006in"/>
    </style:style>
    <style:style style:name="T813" style:parent-style-name="Absatz-Standardschriftart" style:family="text">
      <style:text-properties fo:letter-spacing="-0.0013in"/>
    </style:style>
    <style:style style:name="T814" style:parent-style-name="Absatz-Standardschriftart" style:family="text">
      <style:text-properties fo:letter-spacing="-0.0215in"/>
    </style:style>
    <style:style style:name="T815" style:parent-style-name="Absatz-Standardschriftart" style:family="text">
      <style:text-properties fo:letter-spacing="-0.0013in"/>
    </style:style>
    <style:style style:name="T816" style:parent-style-name="Absatz-Standardschriftart" style:family="text">
      <style:text-properties fo:letter-spacing="-0.0006in"/>
    </style:style>
    <style:style style:name="T817" style:parent-style-name="Absatz-Standardschriftart" style:family="text">
      <style:text-properties fo:letter-spacing="-0.0013in"/>
    </style:style>
    <style:style style:name="T818" style:parent-style-name="Absatz-Standardschriftart" style:family="text">
      <style:text-properties fo:letter-spacing="-0.0208in"/>
    </style:style>
    <style:style style:name="T819" style:parent-style-name="Absatz-Standardschriftart" style:family="text">
      <style:text-properties fo:letter-spacing="-0.0006in"/>
    </style:style>
    <style:style style:name="T820" style:parent-style-name="Absatz-Standardschriftart" style:family="text">
      <style:text-properties fo:letter-spacing="-0.0013in"/>
    </style:style>
    <style:style style:name="T821" style:parent-style-name="Absatz-Standardschriftart" style:family="text">
      <style:text-properties fo:letter-spacing="-0.0215in"/>
    </style:style>
    <style:style style:name="T822" style:parent-style-name="Absatz-Standardschriftart" style:family="text">
      <style:text-properties fo:letter-spacing="-0.0013in"/>
    </style:style>
    <style:style style:name="T823" style:parent-style-name="Absatz-Standardschriftart" style:family="text">
      <style:text-properties fo:letter-spacing="-0.0006in"/>
    </style:style>
    <style:style style:name="T824" style:parent-style-name="Absatz-Standardschriftart" style:family="text">
      <style:text-properties fo:letter-spacing="-0.0208in"/>
    </style:style>
    <style:style style:name="T825" style:parent-style-name="Absatz-Standardschriftart" style:family="text">
      <style:text-properties fo:letter-spacing="-0.0013in"/>
    </style:style>
    <style:style style:name="T826" style:parent-style-name="Absatz-Standardschriftart" style:family="text">
      <style:text-properties fo:letter-spacing="-0.0006in"/>
    </style:style>
    <style:style style:name="T827" style:parent-style-name="Absatz-Standardschriftart" style:family="text">
      <style:text-properties fo:letter-spacing="-0.0013in"/>
    </style:style>
    <style:style style:name="T828" style:parent-style-name="Absatz-Standardschriftart" style:family="text">
      <style:text-properties fo:letter-spacing="-0.0208in"/>
    </style:style>
    <style:style style:name="T829" style:parent-style-name="Absatz-Standardschriftart" style:family="text">
      <style:text-properties fo:letter-spacing="-0.0013in"/>
    </style:style>
    <style:style style:name="T830" style:parent-style-name="Absatz-Standardschriftart" style:family="text">
      <style:text-properties fo:letter-spacing="-0.0215in"/>
    </style:style>
    <style:style style:name="T831" style:parent-style-name="Absatz-Standardschriftart" style:family="text">
      <style:text-properties fo:letter-spacing="-0.0027in"/>
    </style:style>
    <style:style style:name="T832" style:parent-style-name="Absatz-Standardschriftart" style:family="text">
      <style:text-properties fo:letter-spacing="-0.002in"/>
    </style:style>
    <style:style style:name="T833" style:parent-style-name="Absatz-Standardschriftart" style:family="text">
      <style:text-properties fo:letter-spacing="-0.0027in"/>
    </style:style>
    <style:style style:name="P834" style:parent-style-name="Standard" style:family="paragraph">
      <style:paragraph-properties fo:margin-top="0.0013in"/>
      <style:text-properties style:font-name="Arial" style:font-name-asian="Arial" style:font-name-complex="Arial" fo:font-weight="bold" style:font-weight-asian="bold" style:font-weight-complex="bold" fo:font-size="10.5pt" style:font-size-asian="10.5pt" style:font-size-complex="10.5pt"/>
    </style:style>
    <style:style style:name="T835" style:parent-style-name="Absatz-Standardschriftart" style:family="text">
      <style:text-properties fo:letter-spacing="-0.002in"/>
    </style:style>
    <style:style style:name="T836" style:parent-style-name="Absatz-Standardschriftart" style:family="text">
      <style:text-properties fo:letter-spacing="-0.0013in"/>
    </style:style>
    <style:style style:name="T837" style:parent-style-name="Absatz-Standardschriftart" style:family="text">
      <style:text-properties fo:letter-spacing="-0.002in"/>
    </style:style>
    <style:style style:name="T838" style:parent-style-name="Absatz-Standardschriftart" style:family="text">
      <style:text-properties fo:letter-spacing="-0.0263in"/>
    </style:style>
    <style:style style:name="T839" style:parent-style-name="Absatz-Standardschriftart" style:family="text">
      <style:text-properties fo:letter-spacing="-0.0013in"/>
    </style:style>
    <style:style style:name="T840" style:parent-style-name="Absatz-Standardschriftart" style:family="text">
      <style:text-properties fo:letter-spacing="-0.0006in"/>
    </style:style>
    <style:style style:name="T841" style:parent-style-name="Absatz-Standardschriftart" style:family="text">
      <style:text-properties fo:letter-spacing="-0.0013in"/>
    </style:style>
    <style:style style:name="T842" style:parent-style-name="Absatz-Standardschriftart" style:family="text">
      <style:text-properties fo:letter-spacing="-0.0006in"/>
    </style:style>
    <style:style style:name="T843" style:parent-style-name="Absatz-Standardschriftart" style:family="text">
      <style:text-properties fo:letter-spacing="-0.0013in"/>
    </style:style>
    <style:style style:name="T844" style:parent-style-name="Absatz-Standardschriftart" style:family="text">
      <style:text-properties fo:letter-spacing="-0.0263in"/>
    </style:style>
    <style:style style:name="T845" style:parent-style-name="Absatz-Standardschriftart" style:family="text">
      <style:text-properties fo:letter-spacing="-0.002in"/>
    </style:style>
    <style:style style:name="T846" style:parent-style-name="Absatz-Standardschriftart" style:family="text">
      <style:text-properties fo:letter-spacing="-0.0013in"/>
    </style:style>
    <style:style style:name="T847" style:parent-style-name="Absatz-Standardschriftart" style:family="text">
      <style:text-properties fo:letter-spacing="-0.002in"/>
    </style:style>
    <style:style style:name="T848" style:parent-style-name="Absatz-Standardschriftart" style:family="text">
      <style:text-properties fo:letter-spacing="-0.0013in"/>
    </style:style>
    <style:style style:name="P849" style:parent-style-name="Textkörper" style:family="paragraph">
      <style:paragraph-properties fo:line-height="0.1236in"/>
    </style:style>
    <style:style style:name="T850" style:parent-style-name="Absatz-Standardschriftart" style:family="text">
      <style:text-properties fo:letter-spacing="-0.0013in"/>
    </style:style>
    <style:style style:name="T851" style:parent-style-name="Absatz-Standardschriftart" style:family="text">
      <style:text-properties fo:letter-spacing="-0.0166in"/>
    </style:style>
    <style:style style:name="T852" style:parent-style-name="Absatz-Standardschriftart" style:family="text">
      <style:text-properties fo:letter-spacing="-0.0013in"/>
    </style:style>
    <style:style style:name="T853" style:parent-style-name="Absatz-Standardschriftart" style:family="text">
      <style:text-properties fo:letter-spacing="-0.0159in"/>
    </style:style>
    <style:style style:name="T854" style:parent-style-name="Absatz-Standardschriftart" style:family="text">
      <style:text-properties fo:letter-spacing="-0.0027in"/>
    </style:style>
    <style:style style:name="T855" style:parent-style-name="Absatz-Standardschriftart" style:family="text">
      <style:text-properties fo:letter-spacing="-0.0159in"/>
    </style:style>
    <style:style style:name="T856" style:parent-style-name="Absatz-Standardschriftart" style:family="text">
      <style:text-properties fo:letter-spacing="-0.0013in"/>
    </style:style>
    <style:style style:name="T857" style:parent-style-name="Absatz-Standardschriftart" style:family="text">
      <style:text-properties fo:letter-spacing="-0.0006in"/>
    </style:style>
    <style:style style:name="T858" style:parent-style-name="Absatz-Standardschriftart" style:family="text">
      <style:text-properties fo:letter-spacing="-0.0013in"/>
    </style:style>
    <style:style style:name="T859" style:parent-style-name="Absatz-Standardschriftart" style:family="text">
      <style:text-properties fo:letter-spacing="-0.0006in"/>
    </style:style>
    <style:style style:name="T860" style:parent-style-name="Absatz-Standardschriftart" style:family="text">
      <style:text-properties fo:letter-spacing="-0.0013in"/>
    </style:style>
    <style:style style:name="T861" style:parent-style-name="Absatz-Standardschriftart" style:family="text">
      <style:text-properties fo:letter-spacing="-0.0159in"/>
    </style:style>
    <style:style style:name="T862" style:parent-style-name="Absatz-Standardschriftart" style:family="text">
      <style:text-properties fo:letter-spacing="-0.0006in"/>
    </style:style>
    <style:style style:name="T863" style:parent-style-name="Absatz-Standardschriftart" style:family="text">
      <style:text-properties fo:letter-spacing="-0.0013in"/>
    </style:style>
    <style:style style:name="T864" style:parent-style-name="Absatz-Standardschriftart" style:family="text">
      <style:text-properties fo:letter-spacing="-0.0006in"/>
    </style:style>
    <style:style style:name="T865" style:parent-style-name="Absatz-Standardschriftart" style:family="text">
      <style:text-properties fo:letter-spacing="-0.0013in"/>
    </style:style>
    <style:style style:name="T866" style:parent-style-name="Absatz-Standardschriftart" style:family="text">
      <style:text-properties fo:letter-spacing="-0.0159in"/>
    </style:style>
    <style:style style:name="T867" style:parent-style-name="Absatz-Standardschriftart" style:family="text">
      <style:text-properties fo:letter-spacing="-0.0159in"/>
    </style:style>
    <style:style style:name="T868" style:parent-style-name="Absatz-Standardschriftart" style:family="text">
      <style:text-properties fo:letter-spacing="-0.0013in"/>
    </style:style>
    <style:style style:name="T869" style:parent-style-name="Absatz-Standardschriftart" style:family="text">
      <style:text-properties fo:letter-spacing="-0.0006in"/>
    </style:style>
    <style:style style:name="T870" style:parent-style-name="Absatz-Standardschriftart" style:family="text">
      <style:text-properties fo:letter-spacing="-0.0159in"/>
    </style:style>
    <style:style style:name="T871" style:parent-style-name="Absatz-Standardschriftart" style:family="text">
      <style:text-properties fo:letter-spacing="-0.0006in"/>
    </style:style>
    <style:style style:name="T872" style:parent-style-name="Absatz-Standardschriftart" style:family="text">
      <style:text-properties fo:letter-spacing="-0.0013in"/>
    </style:style>
    <style:style style:name="T873" style:parent-style-name="Absatz-Standardschriftart" style:family="text">
      <style:text-properties fo:letter-spacing="-0.0159in"/>
    </style:style>
    <style:style style:name="T874" style:parent-style-name="Absatz-Standardschriftart" style:family="text">
      <style:text-properties fo:letter-spacing="-0.0013in"/>
    </style:style>
    <style:style style:name="T875" style:parent-style-name="Absatz-Standardschriftart" style:family="text">
      <style:text-properties fo:letter-spacing="-0.0006in"/>
    </style:style>
    <style:style style:name="T876" style:parent-style-name="Absatz-Standardschriftart" style:family="text">
      <style:text-properties fo:letter-spacing="-0.0013in"/>
    </style:style>
    <style:style style:name="T877" style:parent-style-name="Absatz-Standardschriftart" style:family="text">
      <style:text-properties fo:letter-spacing="-0.0006in"/>
    </style:style>
    <style:style style:name="T878" style:parent-style-name="Absatz-Standardschriftart" style:family="text">
      <style:text-properties fo:letter-spacing="-0.0013in"/>
    </style:style>
    <style:style style:name="T879" style:parent-style-name="Absatz-Standardschriftart" style:family="text">
      <style:text-properties fo:letter-spacing="-0.0006in"/>
    </style:style>
    <style:style style:name="T880" style:parent-style-name="Absatz-Standardschriftart" style:family="text">
      <style:text-properties fo:letter-spacing="-0.0159in"/>
    </style:style>
    <style:style style:name="T881" style:parent-style-name="Absatz-Standardschriftart" style:family="text">
      <style:text-properties fo:letter-spacing="-0.0013in"/>
    </style:style>
    <style:style style:name="T882" style:parent-style-name="Absatz-Standardschriftart" style:family="text">
      <style:text-properties fo:letter-spacing="-0.0006in"/>
    </style:style>
    <style:style style:name="T883" style:parent-style-name="Absatz-Standardschriftart" style:family="text">
      <style:text-properties fo:letter-spacing="-0.0013in"/>
    </style:style>
    <style:style style:name="T884" style:parent-style-name="Absatz-Standardschriftart" style:family="text">
      <style:text-properties fo:letter-spacing="-0.0159in"/>
    </style:style>
    <style:style style:name="T885" style:parent-style-name="Absatz-Standardschriftart" style:family="text">
      <style:text-properties fo:letter-spacing="-0.0027in"/>
    </style:style>
    <style:style style:name="T886" style:parent-style-name="Absatz-Standardschriftart" style:family="text">
      <style:text-properties fo:letter-spacing="-0.0166in"/>
    </style:style>
    <style:style style:name="T887" style:parent-style-name="Absatz-Standardschriftart" style:family="text">
      <style:text-properties fo:letter-spacing="-0.0006in"/>
    </style:style>
    <style:style style:name="T888" style:parent-style-name="Absatz-Standardschriftart" style:family="text">
      <style:text-properties fo:letter-spacing="-0.0013in"/>
    </style:style>
    <style:style style:name="T889" style:parent-style-name="Absatz-Standardschriftart" style:family="text">
      <style:text-properties fo:letter-spacing="-0.0006in"/>
    </style:style>
    <style:style style:name="T890" style:parent-style-name="Absatz-Standardschriftart" style:family="text">
      <style:text-properties fo:letter-spacing="-0.0013in"/>
    </style:style>
    <style:style style:name="T891" style:parent-style-name="Absatz-Standardschriftart" style:family="text">
      <style:text-properties fo:letter-spacing="-0.0159in"/>
    </style:style>
    <style:style style:name="T892" style:parent-style-name="Absatz-Standardschriftart" style:family="text">
      <style:text-properties fo:letter-spacing="-0.0013in"/>
    </style:style>
    <style:style style:name="T893" style:parent-style-name="Absatz-Standardschriftart" style:family="text">
      <style:text-properties fo:letter-spacing="-0.0006in"/>
    </style:style>
    <style:style style:name="T894" style:parent-style-name="Absatz-Standardschriftart" style:family="text">
      <style:text-properties fo:letter-spacing="0.0284in" style:text-scale="115%"/>
    </style:style>
    <style:style style:name="T895" style:parent-style-name="Absatz-Standardschriftart" style:family="text">
      <style:text-properties fo:letter-spacing="-0.0006in" style:text-scale="95%"/>
    </style:style>
    <style:style style:name="T896" style:parent-style-name="Absatz-Standardschriftart" style:family="text">
      <style:text-properties fo:letter-spacing="-0.0034in" style:text-scale="95%"/>
    </style:style>
    <style:style style:name="T897" style:parent-style-name="Absatz-Standardschriftart" style:family="text">
      <style:text-properties fo:letter-spacing="-0.0006in" style:text-scale="95%"/>
    </style:style>
    <style:style style:name="T898" style:parent-style-name="Absatz-Standardschriftart" style:family="text">
      <style:text-properties fo:letter-spacing="-0.0013in" style:text-scale="95%"/>
    </style:style>
    <style:style style:name="T899" style:parent-style-name="Absatz-Standardschriftart" style:family="text">
      <style:text-properties fo:letter-spacing="-0.0006in" style:text-scale="95%"/>
    </style:style>
    <style:style style:name="T900" style:parent-style-name="Absatz-Standardschriftart" style:family="text">
      <style:text-properties fo:letter-spacing="-0.0034in" style:text-scale="95%"/>
    </style:style>
    <style:style style:name="T901" style:parent-style-name="Absatz-Standardschriftart" style:family="text">
      <style:text-properties fo:letter-spacing="-0.0006in" style:text-scale="95%"/>
    </style:style>
    <style:style style:name="T902" style:parent-style-name="Absatz-Standardschriftart" style:family="text">
      <style:text-properties fo:letter-spacing="-0.0013in" style:text-scale="95%"/>
    </style:style>
    <style:style style:name="T903" style:parent-style-name="Absatz-Standardschriftart" style:family="text">
      <style:text-properties fo:letter-spacing="-0.0034in" style:text-scale="95%"/>
    </style:style>
    <style:style style:name="T904" style:parent-style-name="Absatz-Standardschriftart" style:family="text">
      <style:text-properties fo:letter-spacing="-0.0013in" style:text-scale="95%"/>
    </style:style>
    <style:style style:name="T905" style:parent-style-name="Absatz-Standardschriftart" style:family="text">
      <style:text-properties fo:letter-spacing="-0.0006in" style:text-scale="95%"/>
    </style:style>
    <style:style style:name="T906" style:parent-style-name="Absatz-Standardschriftart" style:family="text">
      <style:text-properties fo:letter-spacing="-0.0013in" style:text-scale="95%"/>
    </style:style>
    <style:style style:name="T907" style:parent-style-name="Absatz-Standardschriftart" style:family="text">
      <style:text-properties fo:letter-spacing="-0.0034in" style:text-scale="95%"/>
    </style:style>
    <style:style style:name="T908" style:parent-style-name="Absatz-Standardschriftart" style:family="text">
      <style:text-properties fo:letter-spacing="-0.0006in" style:text-scale="95%"/>
    </style:style>
    <style:style style:name="T909" style:parent-style-name="Absatz-Standardschriftart" style:family="text">
      <style:text-properties fo:letter-spacing="-0.0013in" style:text-scale="95%"/>
    </style:style>
    <style:style style:name="T910" style:parent-style-name="Absatz-Standardschriftart" style:family="text">
      <style:text-properties fo:letter-spacing="-0.0006in" style:text-scale="95%"/>
    </style:style>
    <style:style style:name="T911" style:parent-style-name="Absatz-Standardschriftart" style:family="text">
      <style:text-properties fo:letter-spacing="-0.0013in" style:text-scale="95%"/>
    </style:style>
    <style:style style:name="P912" style:parent-style-name="Standard" style:family="paragraph">
      <style:paragraph-properties fo:margin-top="0.0013in"/>
      <style:text-properties style:font-name="Arial" style:font-name-asian="Arial" style:font-name-complex="Arial" fo:font-weight="bold" style:font-weight-asian="bold" style:font-weight-complex="bold" fo:font-size="10.5pt" style:font-size-asian="10.5pt" style:font-size-complex="10.5pt"/>
    </style:style>
    <style:style style:name="T913" style:parent-style-name="Absatz-Standardschriftart" style:family="text">
      <style:text-properties fo:letter-spacing="-0.0013in" style:text-scale="90%"/>
    </style:style>
    <style:style style:name="T914" style:parent-style-name="Absatz-Standardschriftart" style:family="text">
      <style:text-properties fo:letter-spacing="-0.0006in" style:text-scale="90%"/>
    </style:style>
    <style:style style:name="T915" style:parent-style-name="Absatz-Standardschriftart" style:family="text">
      <style:text-properties fo:letter-spacing="-0.0013in" style:text-scale="90%"/>
    </style:style>
    <style:style style:name="T916" style:parent-style-name="Absatz-Standardschriftart" style:family="text">
      <style:text-properties fo:letter-spacing="-0.0006in" style:text-scale="90%"/>
    </style:style>
    <style:style style:name="T917" style:parent-style-name="Absatz-Standardschriftart" style:family="text">
      <style:text-properties fo:letter-spacing="-0.0013in" style:text-scale="90%"/>
    </style:style>
    <style:style style:name="T918" style:parent-style-name="Absatz-Standardschriftart" style:family="text">
      <style:text-properties fo:letter-spacing="-0.0006in" style:text-scale="90%"/>
    </style:style>
    <style:style style:name="T919" style:parent-style-name="Absatz-Standardschriftart" style:family="text">
      <style:text-properties fo:letter-spacing="0.0201in" style:text-scale="90%"/>
    </style:style>
    <style:style style:name="T920" style:parent-style-name="Absatz-Standardschriftart" style:family="text">
      <style:text-properties fo:letter-spacing="-0.0006in" style:text-scale="90%"/>
    </style:style>
    <style:style style:name="T921" style:parent-style-name="Absatz-Standardschriftart" style:family="text">
      <style:text-properties fo:letter-spacing="-0.0013in" style:text-scale="90%"/>
    </style:style>
    <style:style style:name="T922" style:parent-style-name="Absatz-Standardschriftart" style:family="text">
      <style:text-properties fo:letter-spacing="-0.0006in" style:text-scale="90%"/>
    </style:style>
    <style:style style:name="T923" style:parent-style-name="Absatz-Standardschriftart" style:family="text">
      <style:text-properties fo:letter-spacing="-0.0013in" style:text-scale="90%"/>
    </style:style>
    <style:style style:name="T924" style:parent-style-name="Absatz-Standardschriftart" style:family="text">
      <style:text-properties fo:letter-spacing="-0.0006in" style:text-scale="90%"/>
    </style:style>
    <style:style style:name="T925" style:parent-style-name="Absatz-Standardschriftart" style:family="text">
      <style:text-properties fo:letter-spacing="0.0201in" style:text-scale="90%"/>
    </style:style>
    <style:style style:name="T926" style:parent-style-name="Absatz-Standardschriftart" style:family="text">
      <style:text-properties fo:letter-spacing="-0.0013in" style:text-scale="90%"/>
    </style:style>
    <style:style style:name="T927" style:parent-style-name="Absatz-Standardschriftart" style:family="text">
      <style:text-properties fo:letter-spacing="-0.0006in" style:text-scale="90%"/>
    </style:style>
    <style:style style:name="P928" style:parent-style-name="Textkörper" style:family="paragraph">
      <style:paragraph-properties fo:line-height="0.1236in"/>
    </style:style>
    <style:style style:name="T929" style:parent-style-name="Absatz-Standardschriftart" style:family="text">
      <style:text-properties fo:letter-spacing="-0.0013in" style:text-scale="95%"/>
    </style:style>
    <style:style style:name="T930" style:parent-style-name="Absatz-Standardschriftart" style:family="text">
      <style:text-properties fo:letter-spacing="-0.0104in" style:text-scale="95%"/>
    </style:style>
    <style:style style:name="T931" style:parent-style-name="Absatz-Standardschriftart" style:family="text">
      <style:text-properties fo:letter-spacing="-0.0006in" style:text-scale="95%"/>
    </style:style>
    <style:style style:name="T932" style:parent-style-name="Absatz-Standardschriftart" style:family="text">
      <style:text-properties fo:letter-spacing="-0.0013in" style:text-scale="95%"/>
    </style:style>
    <style:style style:name="T933" style:parent-style-name="Absatz-Standardschriftart" style:family="text">
      <style:text-properties fo:letter-spacing="-0.0006in" style:text-scale="95%"/>
    </style:style>
    <style:style style:name="T934" style:parent-style-name="Absatz-Standardschriftart" style:family="text">
      <style:text-properties fo:letter-spacing="-0.0013in" style:text-scale="95%"/>
    </style:style>
    <style:style style:name="T935" style:parent-style-name="Absatz-Standardschriftart" style:family="text">
      <style:text-properties fo:letter-spacing="-0.0006in" style:text-scale="95%"/>
    </style:style>
    <style:style style:name="T936" style:parent-style-name="Absatz-Standardschriftart" style:family="text">
      <style:text-properties fo:letter-spacing="-0.0013in" style:text-scale="95%"/>
    </style:style>
    <style:style style:name="T937" style:parent-style-name="Absatz-Standardschriftart" style:family="text">
      <style:text-properties fo:letter-spacing="-0.0006in" style:text-scale="95%"/>
    </style:style>
    <style:style style:name="T938" style:parent-style-name="Absatz-Standardschriftart" style:family="text">
      <style:text-properties fo:letter-spacing="-0.0013in" style:text-scale="95%"/>
    </style:style>
    <style:style style:name="T939" style:parent-style-name="Absatz-Standardschriftart" style:family="text">
      <style:text-properties fo:letter-spacing="-0.0097in" style:text-scale="95%"/>
    </style:style>
    <style:style style:name="T940" style:parent-style-name="Absatz-Standardschriftart" style:family="text">
      <style:text-properties fo:letter-spacing="-0.0013in" style:text-scale="95%"/>
    </style:style>
    <style:style style:name="T941" style:parent-style-name="Absatz-Standardschriftart" style:family="text">
      <style:text-properties fo:letter-spacing="-0.0006in" style:text-scale="95%"/>
    </style:style>
    <style:style style:name="T942" style:parent-style-name="Absatz-Standardschriftart" style:family="text">
      <style:text-properties fo:letter-spacing="-0.0104in" style:text-scale="95%"/>
    </style:style>
    <style:style style:name="T943" style:parent-style-name="Absatz-Standardschriftart" style:family="text">
      <style:text-properties style:text-scale="95%"/>
    </style:style>
    <style:style style:name="T944" style:parent-style-name="Absatz-Standardschriftart" style:family="text">
      <style:text-properties fo:letter-spacing="-0.0097in" style:text-scale="95%"/>
    </style:style>
    <style:style style:name="T945" style:parent-style-name="Absatz-Standardschriftart" style:family="text">
      <style:text-properties fo:letter-spacing="-0.0013in" style:text-scale="95%"/>
    </style:style>
    <style:style style:name="T946" style:parent-style-name="Absatz-Standardschriftart" style:family="text">
      <style:text-properties fo:letter-spacing="-0.0006in" style:text-scale="95%"/>
    </style:style>
    <style:style style:name="T947" style:parent-style-name="Absatz-Standardschriftart" style:family="text">
      <style:text-properties fo:letter-spacing="-0.0104in" style:text-scale="95%"/>
    </style:style>
    <style:style style:name="T948" style:parent-style-name="Absatz-Standardschriftart" style:family="text">
      <style:text-properties style:text-scale="95%"/>
    </style:style>
    <style:style style:name="T949" style:parent-style-name="Absatz-Standardschriftart" style:family="text">
      <style:text-properties fo:letter-spacing="-0.0097in" style:text-scale="95%"/>
    </style:style>
    <style:style style:name="T950" style:parent-style-name="Absatz-Standardschriftart" style:family="text">
      <style:text-properties fo:letter-spacing="-0.0006in" style:text-scale="95%"/>
    </style:style>
    <style:style style:name="T951" style:parent-style-name="Absatz-Standardschriftart" style:family="text">
      <style:text-properties fo:letter-spacing="-0.0097in" style:text-scale="95%"/>
    </style:style>
    <style:style style:name="T952" style:parent-style-name="Absatz-Standardschriftart" style:family="text">
      <style:text-properties fo:letter-spacing="-0.0006in" style:text-scale="95%"/>
    </style:style>
    <style:style style:name="T953" style:parent-style-name="Absatz-Standardschriftart" style:family="text">
      <style:text-properties fo:letter-spacing="-0.0013in" style:text-scale="95%"/>
    </style:style>
    <style:style style:name="T954" style:parent-style-name="Absatz-Standardschriftart" style:family="text">
      <style:text-properties fo:letter-spacing="-0.0006in" style:text-scale="95%"/>
    </style:style>
    <style:style style:name="T955" style:parent-style-name="Absatz-Standardschriftart" style:family="text">
      <style:text-properties fo:letter-spacing="-0.0104in" style:text-scale="95%"/>
    </style:style>
    <style:style style:name="T956" style:parent-style-name="Absatz-Standardschriftart" style:family="text">
      <style:text-properties fo:letter-spacing="-0.0006in" style:text-scale="95%"/>
    </style:style>
    <style:style style:name="T957" style:parent-style-name="Absatz-Standardschriftart" style:family="text">
      <style:text-properties fo:letter-spacing="-0.0013in" style:text-scale="95%"/>
    </style:style>
    <style:style style:name="T958" style:parent-style-name="Absatz-Standardschriftart" style:family="text">
      <style:text-properties fo:letter-spacing="-0.0006in" style:text-scale="95%"/>
    </style:style>
    <style:style style:name="T959" style:parent-style-name="Absatz-Standardschriftart" style:family="text">
      <style:text-properties fo:letter-spacing="-0.0013in" style:text-scale="95%"/>
    </style:style>
    <style:style style:name="T960" style:parent-style-name="Absatz-Standardschriftart" style:family="text">
      <style:text-properties fo:letter-spacing="-0.0006in" style:text-scale="95%"/>
    </style:style>
    <style:style style:name="T961" style:parent-style-name="Absatz-Standardschriftart" style:family="text">
      <style:text-properties fo:letter-spacing="-0.0013in" style:text-scale="95%"/>
    </style:style>
    <style:style style:name="T962" style:parent-style-name="Absatz-Standardschriftart" style:family="text">
      <style:text-properties fo:letter-spacing="0.0312in" style:text-scale="80%"/>
    </style:style>
    <style:style style:name="T963" style:parent-style-name="Absatz-Standardschriftart" style:family="text">
      <style:text-properties fo:letter-spacing="-0.0006in"/>
    </style:style>
    <style:style style:name="T964" style:parent-style-name="Absatz-Standardschriftart" style:family="text">
      <style:text-properties fo:letter-spacing="-0.0013in"/>
    </style:style>
    <style:style style:name="T965" style:parent-style-name="Absatz-Standardschriftart" style:family="text">
      <style:text-properties fo:letter-spacing="-0.0006in"/>
    </style:style>
    <style:style style:name="T966" style:parent-style-name="Absatz-Standardschriftart" style:family="text">
      <style:text-properties fo:letter-spacing="-0.0013in"/>
    </style:style>
    <style:style style:name="T967" style:parent-style-name="Absatz-Standardschriftart" style:family="text">
      <style:text-properties fo:letter-spacing="-0.0201in"/>
    </style:style>
    <style:style style:name="T968" style:parent-style-name="Absatz-Standardschriftart" style:family="text">
      <style:text-properties fo:letter-spacing="-0.0006in"/>
    </style:style>
    <style:style style:name="T969" style:parent-style-name="Absatz-Standardschriftart" style:family="text">
      <style:text-properties fo:letter-spacing="-0.0013in"/>
    </style:style>
    <style:style style:name="T970" style:parent-style-name="Absatz-Standardschriftart" style:family="text">
      <style:text-properties fo:letter-spacing="-0.0006in"/>
    </style:style>
    <style:style style:name="T971" style:parent-style-name="Absatz-Standardschriftart" style:family="text">
      <style:text-properties fo:letter-spacing="-0.0013in"/>
    </style:style>
    <style:style style:name="T972" style:parent-style-name="Absatz-Standardschriftart" style:family="text">
      <style:text-properties fo:letter-spacing="-0.0194in"/>
    </style:style>
    <style:style style:name="T973" style:parent-style-name="Absatz-Standardschriftart" style:family="text">
      <style:text-properties fo:letter-spacing="-0.0006in"/>
    </style:style>
    <style:style style:name="T974" style:parent-style-name="Absatz-Standardschriftart" style:family="text">
      <style:text-properties fo:letter-spacing="-0.0013in"/>
    </style:style>
    <style:style style:name="T975" style:parent-style-name="Absatz-Standardschriftart" style:family="text">
      <style:text-properties fo:letter-spacing="-0.0194in"/>
    </style:style>
    <style:style style:name="T976" style:parent-style-name="Absatz-Standardschriftart" style:family="text">
      <style:text-properties fo:letter-spacing="-0.0013in"/>
    </style:style>
    <style:style style:name="T977" style:parent-style-name="Absatz-Standardschriftart" style:family="text">
      <style:text-properties fo:letter-spacing="-0.0194in"/>
    </style:style>
    <style:style style:name="T978" style:parent-style-name="Absatz-Standardschriftart" style:family="text">
      <style:text-properties fo:letter-spacing="-0.0013in"/>
    </style:style>
    <style:style style:name="T979" style:parent-style-name="Absatz-Standardschriftart" style:family="text">
      <style:text-properties fo:letter-spacing="-0.0006in"/>
    </style:style>
    <style:style style:name="T980" style:parent-style-name="Absatz-Standardschriftart" style:family="text">
      <style:text-properties fo:letter-spacing="-0.0013in"/>
    </style:style>
    <style:style style:name="T981" style:parent-style-name="Absatz-Standardschriftart" style:family="text">
      <style:text-properties fo:letter-spacing="-0.0194in"/>
    </style:style>
    <style:style style:name="T982" style:parent-style-name="Absatz-Standardschriftart" style:family="text">
      <style:text-properties fo:letter-spacing="-0.0013in"/>
    </style:style>
    <style:style style:name="T983" style:parent-style-name="Absatz-Standardschriftart" style:family="text">
      <style:text-properties fo:letter-spacing="-0.0194in"/>
    </style:style>
    <style:style style:name="T984" style:parent-style-name="Absatz-Standardschriftart" style:family="text">
      <style:text-properties fo:letter-spacing="-0.0013in"/>
    </style:style>
    <style:style style:name="T985" style:parent-style-name="Absatz-Standardschriftart" style:family="text">
      <style:text-properties fo:letter-spacing="-0.0006in"/>
    </style:style>
    <style:style style:name="T986" style:parent-style-name="Absatz-Standardschriftart" style:family="text">
      <style:text-properties fo:letter-spacing="-0.0013in"/>
    </style:style>
    <style:style style:name="T987" style:parent-style-name="Absatz-Standardschriftart" style:family="text">
      <style:text-properties fo:letter-spacing="-0.0194in"/>
    </style:style>
    <style:style style:name="T988" style:parent-style-name="Absatz-Standardschriftart" style:family="text">
      <style:text-properties fo:letter-spacing="-0.0013in"/>
    </style:style>
    <style:style style:name="T989" style:parent-style-name="Absatz-Standardschriftart" style:family="text">
      <style:text-properties fo:letter-spacing="-0.0194in"/>
    </style:style>
    <style:style style:name="T990" style:parent-style-name="Absatz-Standardschriftart" style:family="text">
      <style:text-properties fo:letter-spacing="-0.0006in"/>
    </style:style>
    <style:style style:name="T991" style:parent-style-name="Absatz-Standardschriftart" style:family="text">
      <style:text-properties fo:letter-spacing="-0.0013in"/>
    </style:style>
    <style:style style:name="T992" style:parent-style-name="Absatz-Standardschriftart" style:family="text">
      <style:text-properties fo:letter-spacing="-0.0006in"/>
    </style:style>
    <style:style style:name="T993" style:parent-style-name="Absatz-Standardschriftart" style:family="text">
      <style:text-properties fo:letter-spacing="-0.0201in"/>
    </style:style>
    <style:style style:name="T994" style:parent-style-name="Absatz-Standardschriftart" style:family="text">
      <style:text-properties fo:letter-spacing="-0.0013in"/>
    </style:style>
    <style:style style:name="T995" style:parent-style-name="Absatz-Standardschriftart" style:family="text">
      <style:text-properties fo:letter-spacing="-0.0006in"/>
    </style:style>
    <style:style style:name="T996" style:parent-style-name="Absatz-Standardschriftart" style:family="text">
      <style:text-properties fo:letter-spacing="-0.0013in"/>
    </style:style>
    <style:style style:name="T997" style:parent-style-name="Absatz-Standardschriftart" style:family="text">
      <style:text-properties fo:letter-spacing="-0.0006in"/>
    </style:style>
    <style:style style:name="P998" style:parent-style-name="Standard" style:family="paragraph">
      <style:paragraph-properties fo:break-before="column" fo:margin-top="0.1013in" fo:margin-left="0.3458in">
        <style:tab-stops/>
      </style:paragraph-properties>
    </style:style>
    <style:style style:name="T999" style:parent-style-name="Absatz-Standardschriftart" style:family="text">
      <style:text-properties style:font-name="Arial" fo:font-weight="bold" style:font-weight-asian="bold" fo:letter-spacing="-0.0013in" fo:font-size="9pt" style:font-size-asian="9pt"/>
    </style:style>
    <style:style style:name="P1000" style:parent-style-name="Standard" style:family="paragraph">
      <style:paragraph-properties fo:margin-top="0.0166in" fo:margin-left="0.3458in">
        <style:tab-stops/>
      </style:paragraph-properties>
    </style:style>
    <style:style style:name="T1001"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02"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97in" style:text-scale="105%" fo:font-size="8pt" style:font-size-asian="8pt" style:font-size-complex="8pt"/>
    </style:style>
    <style:style style:name="T1003"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04"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13in" style:text-scale="105%" fo:font-size="8pt" style:font-size-asian="8pt" style:font-size-complex="8pt"/>
    </style:style>
    <style:style style:name="T1005"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06"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97in" style:text-scale="105%" fo:font-size="8pt" style:font-size-asian="8pt" style:font-size-complex="8pt"/>
    </style:style>
    <style:style style:name="T1007"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08"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13in" style:text-scale="105%" fo:font-size="8pt" style:font-size-asian="8pt" style:font-size-complex="8pt"/>
    </style:style>
    <style:style style:name="T1009"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10"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13in" style:text-scale="105%" fo:font-size="8pt" style:font-size-asian="8pt" style:font-size-complex="8pt"/>
    </style:style>
    <style:style style:name="P1011" style:parent-style-name="Standard" style:family="paragraph">
      <style:text-properties style:font-name="Calibri" style:font-name-asian="Calibri" style:font-name-complex="Calibri" fo:font-weight="bold" style:font-weight-asian="bold" style:font-weight-complex="bold" fo:font-style="italic" style:font-style-asian="italic" fo:font-size="8pt" style:font-size-asian="8pt" style:font-size-complex="8pt"/>
    </style:style>
    <style:style style:name="P1012" style:parent-style-name="Standard" style:family="paragraph">
      <style:text-properties style:font-name="Calibri" style:font-name-asian="Calibri" style:font-name-complex="Calibri" fo:font-weight="bold" style:font-weight-asian="bold" style:font-weight-complex="bold" fo:font-style="italic" style:font-style-asian="italic" fo:font-size="8pt" style:font-size-asian="8pt" style:font-size-complex="8pt"/>
    </style:style>
    <style:style style:name="P1013" style:parent-style-name="Standard" style:family="paragraph">
      <style:paragraph-properties fo:margin-top="0.0041in"/>
      <style:text-properties style:font-name="Calibri" style:font-name-asian="Calibri" style:font-name-complex="Calibri" fo:font-weight="bold" style:font-weight-asian="bold" style:font-weight-complex="bold" fo:font-style="italic" style:font-style-asian="italic" fo:font-size="10pt" style:font-size-asian="10pt" style:font-size-complex="10pt"/>
    </style:style>
    <style:style style:name="P1014" style:parent-style-name="Standard" style:family="paragraph">
      <style:paragraph-properties fo:margin-top="0.0569in" fo:margin-left="0.1076in">
        <style:tab-stops/>
      </style:paragraph-properties>
    </style:style>
    <style:style style:name="T1015" style:parent-style-name="Absatz-Standardschriftart" style:family="text">
      <style:text-properties style:font-name="Arial" fo:font-weight="bold" style:font-weight-asian="bold" fo:letter-spacing="-0.002in" fo:font-size="9pt" style:font-size-asian="9pt"/>
    </style:style>
    <style:style style:name="P1016" style:parent-style-name="Standard" style:family="paragraph">
      <style:paragraph-properties fo:margin-top="0.0569in" fo:margin-left="0.1076in">
        <style:tab-stops/>
      </style:paragraph-properties>
    </style:style>
    <style:style style:name="T1017" style:parent-style-name="Absatz-Standardschriftart" style:family="text">
      <style:text-properties style:font-name="Arial" fo:font-weight="bold" style:font-weight-asian="bold" fo:letter-spacing="-0.0013in" fo:font-size="9pt" style:font-size-asian="9pt"/>
    </style:style>
    <style:style style:name="T1018" style:parent-style-name="Absatz-Standardschriftart" style:family="text">
      <style:text-properties style:font-name="Arial" fo:font-weight="bold" style:font-weight-asian="bold" fo:letter-spacing="-0.0006in" fo:font-size="9pt" style:font-size-asian="9pt"/>
    </style:style>
    <style:style style:name="T1019" style:parent-style-name="Absatz-Standardschriftart" style:family="text">
      <style:text-properties style:font-name="Arial" fo:font-weight="bold" style:font-weight-asian="bold" fo:letter-spacing="-0.0013in" fo:font-size="9pt" style:font-size-asian="9pt"/>
    </style:style>
    <style:style style:name="T1020" style:parent-style-name="Absatz-Standardschriftart" style:family="text">
      <style:text-properties style:font-name="Arial" fo:font-weight="bold" style:font-weight-asian="bold" fo:letter-spacing="-0.0006in" fo:font-size="9pt" style:font-size-asian="9pt"/>
    </style:style>
    <style:style style:name="T1021" style:parent-style-name="Absatz-Standardschriftart" style:family="text">
      <style:text-properties style:font-name="Arial" fo:font-weight="bold" style:font-weight-asian="bold" fo:letter-spacing="-0.0013in" fo:font-size="9pt" style:font-size-asian="9pt"/>
    </style:style>
    <style:style style:name="T1022" style:parent-style-name="Absatz-Standardschriftart" style:family="text">
      <style:text-properties style:font-name="Arial" fo:font-weight="bold" style:font-weight-asian="bold" fo:letter-spacing="-0.0006in" fo:font-size="9pt" style:font-size-asian="9pt"/>
    </style:style>
    <style:style style:name="T1023" style:parent-style-name="Absatz-Standardschriftart" style:family="text">
      <style:text-properties style:font-name="Arial" fo:font-weight="bold" style:font-weight-asian="bold" fo:letter-spacing="-0.0013in" fo:font-size="9pt" style:font-size-asian="9pt"/>
    </style:style>
    <style:style style:name="T1024" style:parent-style-name="Absatz-Standardschriftart" style:family="text">
      <style:text-properties style:font-name="Arial" fo:font-weight="bold" style:font-weight-asian="bold" fo:letter-spacing="-0.0006in" fo:font-size="9pt" style:font-size-asian="9pt"/>
    </style:style>
    <style:style style:name="P1025" style:parent-style-name="Standard" style:family="paragraph">
      <style:paragraph-properties fo:margin-top="0.0569in" fo:margin-left="0.1076in">
        <style:tab-stops/>
      </style:paragraph-properties>
    </style:style>
    <style:style style:name="T1026" style:parent-style-name="Absatz-Standardschriftart" style:family="text">
      <style:text-properties style:font-name="Arial" fo:font-weight="bold" style:font-weight-asian="bold" fo:letter-spacing="-0.0013in" style:text-scale="95%" fo:font-size="9pt" style:font-size-asian="9pt"/>
    </style:style>
    <style:style style:name="T1027" style:parent-style-name="Absatz-Standardschriftart" style:family="text">
      <style:text-properties style:font-name="Arial" fo:font-weight="bold" style:font-weight-asian="bold" fo:letter-spacing="-0.0006in" style:text-scale="95%" fo:font-size="9pt" style:font-size-asian="9pt"/>
    </style:style>
    <style:style style:name="T1028" style:parent-style-name="Absatz-Standardschriftart" style:family="text">
      <style:text-properties style:font-name="Arial" fo:font-weight="bold" style:font-weight-asian="bold" fo:letter-spacing="-0.0236in" style:text-scale="95%" fo:font-size="9pt" style:font-size-asian="9pt"/>
    </style:style>
    <style:style style:name="T1029" style:parent-style-name="Absatz-Standardschriftart" style:family="text">
      <style:text-properties style:font-name="Arial" fo:font-weight="bold" style:font-weight-asian="bold" fo:letter-spacing="-0.0013in" style:text-scale="95%" fo:font-size="9pt" style:font-size-asian="9pt"/>
    </style:style>
    <style:style style:name="T1030" style:parent-style-name="Absatz-Standardschriftart" style:family="text">
      <style:text-properties style:font-name="Arial" fo:font-weight="bold" style:font-weight-asian="bold" fo:letter-spacing="-0.0006in" style:text-scale="95%" fo:font-size="9pt" style:font-size-asian="9pt"/>
    </style:style>
    <style:style style:name="T1031" style:parent-style-name="Absatz-Standardschriftart" style:family="text">
      <style:text-properties style:font-name="Arial" fo:font-weight="bold" style:font-weight-asian="bold" fo:letter-spacing="-0.0013in" style:text-scale="95%" fo:font-size="9pt" style:font-size-asian="9pt"/>
    </style:style>
    <style:style style:name="T1032" style:parent-style-name="Absatz-Standardschriftart" style:family="text">
      <style:text-properties style:font-name="Arial" fo:font-weight="bold" style:font-weight-asian="bold" fo:letter-spacing="-0.0006in" style:text-scale="95%" fo:font-size="9pt" style:font-size-asian="9pt"/>
    </style:style>
    <style:style style:name="P1033" style:parent-style-name="Standard" style:family="paragraph">
      <style:paragraph-properties fo:margin-top="0.0569in" fo:margin-left="0.1076in">
        <style:tab-stops/>
      </style:paragraph-properties>
    </style:style>
    <style:style style:name="T1034" style:parent-style-name="Absatz-Standardschriftart" style:family="text">
      <style:text-properties style:font-name="Arial" fo:font-weight="bold" style:font-weight-asian="bold" fo:letter-spacing="-0.002in" fo:font-size="9pt" style:font-size-asian="9pt"/>
    </style:style>
    <style:style style:name="T1035" style:parent-style-name="Absatz-Standardschriftart" style:family="text">
      <style:text-properties style:font-name="Arial" fo:font-weight="bold" style:font-weight-asian="bold" fo:letter-spacing="-0.0013in" fo:font-size="9pt" style:font-size-asian="9pt"/>
    </style:style>
    <style:style style:name="T1036" style:parent-style-name="Absatz-Standardschriftart" style:family="text">
      <style:text-properties style:font-name="Arial" fo:font-weight="bold" style:font-weight-asian="bold" fo:letter-spacing="-0.002in" fo:font-size="9pt" style:font-size-asian="9pt"/>
    </style:style>
    <style:style style:name="T1037" style:parent-style-name="Absatz-Standardschriftart" style:family="text">
      <style:text-properties fo:color="#2B333D" fo:letter-spacing="-0.0013in"/>
    </style:style>
    <style:style style:name="T1038" style:parent-style-name="Absatz-Standardschriftart" style:family="text">
      <style:text-properties fo:color="#2B333D" fo:letter-spacing="-0.002in"/>
    </style:style>
    <style:style style:name="T1039" style:parent-style-name="Absatz-Standardschriftart" style:family="text">
      <style:text-properties fo:color="#2B333D" fo:letter-spacing="-0.0013in"/>
    </style:style>
    <style:style style:name="T1040" style:parent-style-name="Absatz-Standardschriftart" style:family="text">
      <style:text-properties fo:color="#2B333D" fo:letter-spacing="-0.002in"/>
    </style:style>
    <style:style style:name="P1041" style:parent-style-name="Standard" style:family="paragraph">
      <style:paragraph-properties fo:break-before="column" fo:margin-top="0.1013in" fo:margin-left="0.3458in">
        <style:tab-stops/>
      </style:paragraph-properties>
    </style:style>
    <style:style style:name="T1042" style:parent-style-name="Absatz-Standardschriftart" style:family="text">
      <style:text-properties style:font-name="Arial" fo:font-weight="bold" style:font-weight-asian="bold" fo:letter-spacing="-0.0013in" fo:font-size="9pt" style:font-size-asian="9pt"/>
    </style:style>
    <style:style style:name="P1043" style:parent-style-name="Standard" style:family="paragraph">
      <style:paragraph-properties fo:margin-top="0.0166in" fo:margin-left="0.3458in">
        <style:tab-stops/>
      </style:paragraph-properties>
    </style:style>
    <style:style style:name="T1044"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45"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97in" style:text-scale="105%" fo:font-size="8pt" style:font-size-asian="8pt" style:font-size-complex="8pt"/>
    </style:style>
    <style:style style:name="T1046"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47"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13in" style:text-scale="105%" fo:font-size="8pt" style:font-size-asian="8pt" style:font-size-complex="8pt"/>
    </style:style>
    <style:style style:name="T1048"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49"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97in" style:text-scale="105%" fo:font-size="8pt" style:font-size-asian="8pt" style:font-size-complex="8pt"/>
    </style:style>
    <style:style style:name="T1050"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51"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13in" style:text-scale="105%" fo:font-size="8pt" style:font-size-asian="8pt" style:font-size-complex="8pt"/>
    </style:style>
    <style:style style:name="T1052"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06in" style:text-scale="105%" fo:font-size="8pt" style:font-size-asian="8pt" style:font-size-complex="8pt"/>
    </style:style>
    <style:style style:name="T1053" style:parent-style-name="Absatz-Standardschriftart" style:family="text">
      <style:text-properties style:font-name="Calibri" style:font-name-asian="Calibri" style:font-name-complex="Calibri" fo:font-weight="bold" style:font-weight-asian="bold" style:font-weight-complex="bold" fo:font-style="italic" style:font-style-asian="italic" fo:color="#2B333D" fo:letter-spacing="-0.0013in" style:text-scale="105%" fo:font-size="8pt" style:font-size-asian="8pt" style:font-size-complex="8pt"/>
    </style:style>
    <style:style style:family="graphic" style:name="a50">
      <style:graphic-properties style:writing-mode="lr-tb" draw:fill="none" draw:stroke="solid" svg:stroke-width="0.01436in" svg:stroke-color="#2b333d" svg:stroke-opacity="100%" draw:stroke-linejoin="round"/>
      <style:paragraph-properties/>
    </style:style>
    <style:style style:family="graphic" style:name="a51">
      <style:graphic-properties style:writing-mode="lr-tb" draw:fill="none" draw:stroke="solid" svg:stroke-width="0.01432in" svg:stroke-color="#2b333d" svg:stroke-opacity="100%" draw:stroke-linejoin="round"/>
      <style:paragraph-properties/>
    </style:style>
    <style:style style:family="graphic" style:name="a52">
      <style:graphic-properties style:writing-mode="lr-tb" draw:fill="none" draw:stroke="solid" svg:stroke-width="0.01436in" svg:stroke-color="#2b333d" svg:stroke-opacity="100%" draw:stroke-linejoin="round"/>
      <style:paragraph-properties/>
    </style:style>
    <style:style style:family="graphic" style:name="a53">
      <style:graphic-properties style:writing-mode="lr-tb" draw:fill="none" draw:stroke="solid" svg:stroke-width="0.01436in" svg:stroke-color="#2b333d" svg:stroke-opacity="100%" draw:stroke-linejoin="round"/>
      <style:paragraph-properties/>
    </style:style>
    <style:style style:family="graphic" style:name="a54">
      <style:graphic-properties style:writing-mode="lr-tb" draw:fill="none" draw:stroke="solid" svg:stroke-width="0.01433in" svg:stroke-color="#2b333d" svg:stroke-opacity="100%" draw:stroke-linejoin="round"/>
      <style:paragraph-properties/>
    </style:style>
    <style:style style:family="graphic" style:name="a55">
      <style:graphic-properties style:writing-mode="lr-tb" draw:fill="solid" draw:fill-color="#b1b1b1" draw:opacity="100%" draw:stroke="none"/>
      <style:paragraph-properties/>
    </style:style>
    <style:style style:family="graphic" style:name="a56">
      <style:graphic-properties style:writing-mode="lr-tb" draw:fill="solid" draw:fill-color="#b1b1b1" draw:opacity="100%" draw:stroke="none"/>
      <style:paragraph-properties/>
    </style:style>
    <style:style style:family="graphic" style:name="a57" style:parent-style-name="Graphics">
      <style:graphic-properties fo:min-width="0.26042in" fo:min-height="0.6381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58">
      <style:graphic-properties style:writing-mode="lr-tb"/>
    </style:style>
    <style:style style:family="graphic" style:name="a20">
      <style:graphic-properties style:writing-mode="lr-tb" draw:fill="solid" draw:fill-color="#2b333d" draw:opacity="100%" draw:stroke="none"/>
      <style:paragraph-properties/>
    </style:style>
    <style:style style:family="graphic" style:name="a59">
      <style:graphic-properties style:writing-mode="lr-tb" draw:fill="solid" draw:fill-color="#b1b1b1" draw:opacity="100%" draw:stroke="none"/>
      <style:paragraph-properties/>
    </style:style>
    <style:style style:family="graphic" style:name="a21">
      <style:graphic-properties style:wrap="run-through" style:run-through="background" style:writing-mode="lr-tb" style:horizontal-rel="page" style:vertical-rel="paragraph" style:horizontal-pos="from-left" style:vertical-pos="from-top"/>
    </style:style>
    <style:style style:family="graphic" style:name="a22">
      <style:graphic-properties style:writing-mode="lr-tb" draw:fill="none" draw:stroke="solid" svg:stroke-width="0.01436in" svg:stroke-color="#2b333d" svg:stroke-opacity="100%" draw:stroke-linejoin="round"/>
      <style:paragraph-properties/>
    </style:style>
    <style:style style:family="graphic" style:name="a23">
      <style:graphic-properties style:writing-mode="lr-tb" draw:fill="none" draw:stroke="solid" svg:stroke-width="0.01432in" svg:stroke-color="#2b333d" svg:stroke-opacity="100%" draw:stroke-linejoin="round"/>
      <style:paragraph-properties/>
    </style:style>
    <style:style style:family="graphic" style:name="a24">
      <style:graphic-properties style:writing-mode="lr-tb" draw:fill="none" draw:stroke="solid" svg:stroke-width="0.01432in" svg:stroke-color="#2b333d" svg:stroke-opacity="100%" draw:stroke-linejoin="round"/>
      <style:paragraph-properties/>
    </style:style>
    <style:style style:family="graphic" style:name="a25">
      <style:graphic-properties style:writing-mode="lr-tb" draw:fill="solid" draw:fill-color="#94989d" draw:opacity="100%" draw:stroke="none"/>
      <style:paragraph-properties/>
    </style:style>
    <style:style style:family="graphic" style:name="a26" style:parent-style-name="Graphics">
      <style:graphic-properties fo:min-width="0.23542in" fo:min-height="0.4354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7">
      <style:graphic-properties style:writing-mode="lr-tb"/>
    </style:style>
    <style:style style:family="graphic" style:name="a28">
      <style:graphic-properties style:writing-mode="lr-tb" draw:fill="solid" draw:fill-color="#94989d" draw:opacity="100%" draw:stroke="none"/>
      <style:paragraph-properties/>
    </style:style>
    <style:style style:family="graphic" style:name="a29" style:parent-style-name="Graphics">
      <style:graphic-properties fo:min-width="0.23542in" fo:min-height="1.8729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0">
      <style:graphic-properties style:writing-mode="lr-tb" draw:fill="solid" draw:fill-color="#b1b1b1" draw:opacity="100%" draw:stroke="none"/>
      <style:paragraph-properties/>
    </style:style>
    <style:style style:family="graphic" style:name="a61" style:parent-style-name="Graphics">
      <style:graphic-properties fo:min-width="0.26042in" fo:min-height="1.00625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2">
      <style:graphic-properties style:writing-mode="lr-tb"/>
    </style:style>
    <style:style style:family="graphic" style:name="a63">
      <style:graphic-properties style:writing-mode="lr-tb" draw:fill="solid" draw:fill-color="#b1b1b1" draw:opacity="100%" draw:stroke="none"/>
      <style:paragraph-properties/>
    </style:style>
    <style:style style:family="graphic" style:name="a64">
      <style:graphic-properties style:writing-mode="lr-tb" draw:fill="solid" draw:fill-color="#b1b1b1" draw:opacity="100%" draw:stroke="none"/>
      <style:paragraph-properties/>
    </style:style>
    <style:style style:family="graphic" style:name="a0">
      <style:graphic-properties style:writing-mode="lr-tb" draw:fill="none" draw:stroke="solid" svg:stroke-width="0.01408in" svg:stroke-color="#000000" svg:stroke-opacity="100%" draw:stroke-linejoin="round"/>
      <style:paragraph-properties/>
    </style:style>
    <style:style style:family="graphic" style:name="a65" style:parent-style-name="Graphics">
      <style:graphic-properties fo:min-width="0.26042in" fo:min-height="1.16181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
      <style:graphic-properties style:writing-mode="lr-tb" draw:fill="none" draw:stroke="solid" svg:stroke-width="0.0141in" svg:stroke-color="#000000" svg:stroke-opacity="100%" draw:stroke-linejoin="round"/>
      <style:paragraph-properties/>
    </style:style>
    <style:style style:family="graphic" style:name="a2">
      <style:graphic-properties style:writing-mode="lr-tb" draw:fill="solid" draw:fill-color="#2b333d" draw:opacity="100%" draw:stroke="none"/>
      <style:paragraph-properties/>
    </style:style>
    <style:style style:family="graphic" style:name="a66">
      <style:graphic-properties style:writing-mode="lr-tb"/>
    </style:style>
    <style:style style:family="graphic" style:name="a3">
      <style:graphic-properties style:writing-mode="lr-tb" draw:fill="solid" draw:fill-color="#2b333d" draw:opacity="100%" draw:stroke="none"/>
      <style:paragraph-properties/>
    </style:style>
    <style:style style:family="graphic" style:name="a67">
      <style:graphic-properties style:writing-mode="lr-tb" draw:fill="solid" draw:fill-color="#b1b1b1" draw:opacity="100%" draw:stroke="none"/>
      <style:paragraph-properties/>
    </style:style>
    <style:style style:family="graphic" style:name="a30">
      <style:graphic-properties style:writing-mode="lr-tb"/>
    </style:style>
    <style:style style:family="graphic" style:name="a68">
      <style:graphic-properties style:writing-mode="lr-tb" draw:fill="solid" draw:fill-color="#b1b1b1" draw:opacity="100%" draw:stroke="none"/>
      <style:paragraph-properties/>
    </style:style>
    <style:style style:family="graphic" style:name="a4">
      <style:graphic-properties style:writing-mode="lr-tb" draw:fill="solid" draw:fill-color="#2b333d" draw:opacity="100%" draw:stroke="none"/>
      <style:paragraph-properties/>
    </style:style>
    <style:style style:family="graphic" style:name="a31">
      <style:graphic-properties style:writing-mode="lr-tb" draw:fill="solid" draw:fill-color="#94989d" draw:opacity="100%" draw:stroke="none"/>
      <style:paragraph-properties/>
    </style:style>
    <style:style style:family="graphic" style:name="a69" style:parent-style-name="Graphics">
      <style:graphic-properties fo:min-width="0.26042in" fo:min-height="0.708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5">
      <style:graphic-properties style:writing-mode="lr-tb" draw:fill="solid" draw:fill-color="#2b333d" draw:opacity="100%" draw:stroke="none"/>
      <style:paragraph-properties/>
    </style:style>
    <style:style style:family="graphic" style:name="a32" style:parent-style-name="Graphics">
      <style:graphic-properties fo:min-width="0.23542in" fo:min-height="1.92986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
      <style:graphic-properties style:writing-mode="lr-tb"/>
    </style:style>
    <style:style style:family="graphic" style:name="a33">
      <style:graphic-properties style:writing-mode="lr-tb"/>
    </style:style>
    <style:style style:family="graphic" style:name="a7">
      <style:graphic-properties style:writing-mode="lr-tb" draw:fill="solid" draw:fill-color="#2b333d" draw:opacity="100%" draw:stroke="none"/>
      <style:paragraph-properties/>
    </style:style>
    <style:style style:family="graphic" style:name="a34">
      <style:graphic-properties style:writing-mode="lr-tb" draw:fill="solid" draw:fill-color="#94989d" draw:opacity="100%" draw:stroke="none"/>
      <style:paragraph-properties/>
    </style:style>
    <style:style style:family="graphic" style:name="a8">
      <style:graphic-properties style:wrap="run-through" style:run-through="foreground" style:writing-mode="lr-tb" style:horizontal-rel="page" style:vertical-rel="paragraph" style:horizontal-pos="from-left" style:vertical-pos="from-top"/>
    </style:style>
    <style:style style:family="graphic" style:name="a35" style:parent-style-name="Graphics">
      <style:graphic-properties fo:min-width="0.23542in" fo:min-height="1.13681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9">
      <style:graphic-properties style:writing-mode="lr-tb" draw:fill="solid" draw:fill-color="#2b333d" draw:opacity="100%" draw:stroke="none"/>
      <style:paragraph-properties/>
    </style:style>
    <style:style style:family="graphic" style:name="a36">
      <style:graphic-properties style:writing-mode="lr-tb"/>
    </style:style>
    <style:style style:family="graphic" style:name="a37">
      <style:graphic-properties style:writing-mode="lr-tb" draw:fill="solid" draw:fill-color="#94989d" draw:opacity="100%" draw:stroke="none"/>
      <style:paragraph-properties/>
    </style:style>
    <style:style style:family="graphic" style:name="a38" style:parent-style-name="Graphics">
      <style:graphic-properties fo:min-width="0.23542in" fo:min-height="0.44444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9">
      <style:graphic-properties style:writing-mode="lr-tb"/>
    </style:style>
    <style:style style:family="graphic" style:name="a70">
      <style:graphic-properties style:writing-mode="lr-tb"/>
    </style:style>
    <style:style style:family="graphic" style:name="a40">
      <style:graphic-properties style:writing-mode="lr-tb" draw:fill="solid" draw:fill-color="#94989d" draw:opacity="100%" draw:stroke="none"/>
      <style:paragraph-properties/>
    </style:style>
    <style:style style:family="graphic" style:name="a41" style:parent-style-name="Graphics">
      <style:graphic-properties fo:min-width="0.23542in" fo:min-height="0.54931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2">
      <style:graphic-properties style:writing-mode="lr-tb"/>
    </style:style>
    <style:style style:family="graphic" style:name="a43">
      <style:graphic-properties style:writing-mode="lr-tb" draw:fill="solid" draw:fill-color="#94989d" draw:opacity="100%" draw:stroke="none"/>
      <style:paragraph-properties/>
    </style:style>
    <style:style style:family="graphic" style:name="a44" style:parent-style-name="Graphics">
      <style:graphic-properties fo:min-width="0.23542in" fo:min-height="0.4291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5">
      <style:graphic-properties style:writing-mode="lr-tb"/>
    </style:style>
    <style:style style:family="graphic" style:name="a46">
      <style:graphic-properties style:writing-mode="lr-tb" draw:fill="solid" draw:fill-color="#94989d" draw:opacity="100%" draw:stroke="none"/>
      <style:paragraph-properties/>
    </style:style>
    <style:style style:family="graphic" style:name="a47" style:parent-style-name="Graphics">
      <style:graphic-properties fo:min-width="0.23542in" fo:min-height="0.5145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0">
      <style:graphic-properties style:writing-mode="lr-tb" draw:fill="solid" draw:fill-color="#2b333d" draw:opacity="100%" draw:stroke="none"/>
      <style:paragraph-properties/>
    </style:style>
    <style:style style:family="graphic" style:name="a48">
      <style:graphic-properties style:writing-mode="lr-tb"/>
    </style:style>
    <style:style style:family="graphic" style:name="a11">
      <style:graphic-properties style:writing-mode="lr-tb" draw:fill="solid" draw:fill-color="#2b333d" draw:opacity="100%" draw:stroke="none"/>
      <style:paragraph-properties/>
    </style:style>
    <style:style style:family="graphic" style:name="a49">
      <style:graphic-properties style:writing-mode="lr-tb" draw:fill="none" draw:stroke="solid" svg:stroke-width="0.01436in" svg:stroke-color="#2b333d" svg:stroke-opacity="100%" draw:stroke-linejoin="round"/>
      <style:paragraph-properties/>
    </style:style>
    <style:style style:family="graphic" style:name="a12">
      <style:graphic-properties style:writing-mode="lr-tb" draw:fill="solid" draw:fill-color="#2b333d" draw:opacity="100%" draw:stroke="none"/>
      <style:paragraph-properties/>
    </style:style>
    <style:style style:family="graphic" style:name="a13">
      <style:graphic-properties style:writing-mode="lr-tb"/>
    </style:style>
    <style:style style:family="graphic" style:name="a14">
      <style:graphic-properties style:wrap="run-through" style:run-through="background" style:writing-mode="lr-tb" style:horizontal-rel="page" style:vertical-rel="paragraph" style:horizontal-pos="from-left" style:vertical-pos="from-top"/>
    </style:style>
    <style:style style:family="graphic" style:name="a15">
      <style:graphic-properties style:writing-mode="lr-tb" draw:fill="solid" draw:fill-color="#2b333d" draw:opacity="100%" draw:stroke="none"/>
      <style:paragraph-properties/>
    </style:style>
    <style:style style:family="graphic" style:name="a16">
      <style:graphic-properties style:writing-mode="lr-tb" draw:fill="solid" draw:fill-color="#2b333d" draw:opacity="100%" draw:stroke="none"/>
      <style:paragraph-properties/>
    </style:style>
    <style:style style:family="graphic" style:name="a17">
      <style:graphic-properties style:writing-mode="lr-tb" draw:fill="solid" draw:fill-color="#2b333d" draw:opacity="100%" draw:stroke="none"/>
      <style:paragraph-properties/>
    </style:style>
    <style:style style:family="graphic" style:name="a18">
      <style:graphic-properties style:writing-mode="lr-tb" draw:fill="solid" draw:fill-color="#2b333d" draw:opacity="100%" draw:stroke="none"/>
      <style:paragraph-properties/>
    </style:style>
    <style:style style:family="graphic" style:name="a19">
      <style:graphic-properties style:writing-mode="lr-tb" draw:fill="solid" draw:fill-color="#2b333d" draw:opacity="100%" draw:stroke="none"/>
      <style:paragraph-properties/>
    </style:style>
  </office:automatic-styles>
  <office:body>
    <office:text text:use-soft-page-breaks="true">
      <text:p text:style-name="P1"><text:span text:style-name="T2">V</text:span><text:span text:style-name="T3">i</text:span><text:span text:style-name="T4">ka</text:span><text:span text:style-name="T5">s</text:span><text:span text:style-name="T6"><text:s/></text:span><text:span text:style-name="T7">Ti</text:span><text:span text:style-name="T8">war</text:span><text:span text:style-name="T9">i</text:span></text:p>
      <text:p text:style-name="P10"><text:span text:style-name="T11">I</text:span><text:span text:style-name="T12"><text:s/></text:span><text:span text:style-name="T13">am</text:span><text:span text:style-name="T14"><text:s/></text:span><text:span text:style-name="T15">a</text:span><text:span text:style-name="T16"><text:s/></text:span><text:span text:style-name="T17">In</text:span><text:span text:style-name="T18">f</text:span><text:span text:style-name="T19">o</text:span><text:span text:style-name="T20">r</text:span><text:span text:style-name="T21">ma</text:span><text:span text:style-name="T22">t</text:span><text:span text:style-name="T23">ion</text:span><text:span text:style-name="T24"><text:s/></text:span><text:span text:style-name="T25">T</text:span><text:span text:style-name="T26">e</text:span><text:span text:style-name="T27">chnology</text:span><text:span text:style-name="T28"><text:s/></text:span><text:span text:style-name="T29">s</text:span><text:span text:style-name="T30">t</text:span><text:span text:style-name="T31">ud</text:span><text:span text:style-name="T32">e</text:span><text:span text:style-name="T33">n</text:span><text:span text:style-name="T34">t</text:span><text:span text:style-name="T35">,</text:span><text:span text:style-name="T36"><text:s/></text:span><text:span text:style-name="T37">Good</text:span><text:span text:style-name="T38"><text:s/></text:span><text:span text:style-name="T39">a</text:span><text:span text:style-name="T40">t</text:span><text:span text:style-name="T41"><text:s/></text:span><text:span text:style-name="T42">p</text:span><text:span text:style-name="T43">r</text:span><text:span text:style-name="T44">obl</text:span><text:span text:style-name="T45">e</text:span><text:span text:style-name="T46">m</text:span><text:span text:style-name="T47"><text:s/></text:span><text:span text:style-name="T48">solving,</text:span><text:span text:style-name="T49"><text:s/></text:span><text:span text:style-name="T50">S</text:span><text:span text:style-name="T51">ee</text:span><text:span text:style-name="T52">king</text:span><text:span text:style-name="T53"><text:s/></text:span><text:span text:style-name="T54">a</text:span><text:span text:style-name="T55"><text:s/></text:span><text:span text:style-name="T56">f</text:span><text:span text:style-name="T57">ull-</text:span><text:span text:style-name="T58">t</text:span><text:span text:style-name="T59">im</text:span><text:span text:style-name="T60">e</text:span><text:span text:style-name="T61"><text:s/></text:span><text:span text:style-name="T62">posi</text:span><text:span text:style-name="T63">t</text:span><text:span text:style-name="T64">ion</text:span><text:span text:style-name="T65"><text:s/></text:span><text:span text:style-name="T66">in</text:span><text:span text:style-name="T67"><text:s/></text:span><text:span text:style-name="T68">t</text:span><text:span text:style-name="T69">h</text:span><text:span text:style-name="T70">e</text:span><text:span text:style-name="T71"><text:s/></text:span><text:span text:style-name="T72">ﬁ</text:span><text:span text:style-name="T73">e</text:span><text:span text:style-name="T74">ld</text:span><text:span text:style-name="T75"><text:s/></text:span><text:span text:style-name="T76">o</text:span><text:span text:style-name="T77">f</text:span><text:span text:style-name="T78"><text:s/></text:span><text:span text:style-name="T79">In</text:span><text:span text:style-name="T80">f</text:span><text:span text:style-name="T81">o</text:span><text:span text:style-name="T82">r</text:span><text:span text:style-name="T83">ma</text:span><text:span text:style-name="T84">t</text:span><text:span text:style-name="T85">ion</text:span><text:span text:style-name="T86"><text:s/></text:span><text:span text:style-name="T87">T</text:span><text:span text:style-name="T88">e</text:span><text:span text:style-name="T89">chnology</text:span><text:span text:style-name="T90"><text:s/></text:span><text:span text:style-name="T91">w</text:span><text:span text:style-name="T92">h</text:span><text:span text:style-name="T93">ere</text:span><text:span text:style-name="T94"><text:s/></text:span><text:span text:style-name="T95">I</text:span><text:span text:style-name="T96"><text:s/></text:span><text:span text:style-name="T97">can</text:span><text:span text:style-name="T98"><text:s/></text:span><text:span text:style-name="T99">u</text:span><text:span text:style-name="T100">t</text:span><text:span text:style-name="T101">iliz</text:span><text:span text:style-name="T102">e</text:span><text:span text:style-name="T103"><text:s/></text:span><text:span text:style-name="T104">my</text:span><text:span text:style-name="T105"><text:s/></text:span><text:span text:style-name="T106">skills</text:span><text:span text:style-name="T107"><text:s/></text:span><text:span text:style-name="T108">t</text:span><text:span text:style-name="T109">o</text:span><text:span text:style-name="T110"><text:s/></text:span><text:span text:style-name="T111">f</text:span><text:span text:style-name="T112">u</text:span><text:span text:style-name="T113">rt</text:span><text:span text:style-name="T114">h</text:span><text:span text:style-name="T115">er</text:span><text:span text:style-name="T116"><text:s/></text:span><text:span text:style-name="T117">w</text:span><text:span text:style-name="T118">o</text:span><text:span text:style-name="T119">r</text:span><text:span text:style-name="T120">k</text:span><text:span text:style-name="T121"><text:s/></text:span><text:span text:style-name="T122">t</text:span><text:span text:style-name="T123">owards</text:span><text:span text:style-name="T124"><text:s/></text:span><text:span text:style-name="T125">p</text:span><text:span text:style-name="T126">er</text:span><text:span text:style-name="T127">sonal</text:span><text:span text:style-name="T128"><text:s/></text:span><text:span text:style-name="T129">and</text:span><text:span text:style-name="T130"><text:s/></text:span><text:span text:style-name="T131">p</text:span><text:span text:style-name="T132">r</text:span><text:span text:style-name="T133">o</text:span><text:span text:style-name="T134">fe</text:span><text:span text:style-name="T135">ssional</text:span><text:span text:style-name="T136"><text:s/></text:span><text:span text:style-name="T137">d</text:span><text:span text:style-name="T138">e</text:span><text:span text:style-name="T139">v</text:span><text:span text:style-name="T140">e</text:span><text:span text:style-name="T141">lopm</text:span><text:span text:style-name="T142">e</text:span><text:span text:style-name="T143">n</text:span><text:span text:style-name="T144">t</text:span><text:span text:style-name="T145"><text:s/></text:span><text:span text:style-name="T146">and</text:span><text:span text:style-name="T147"><text:s/></text:span><text:span text:style-name="T148">con</text:span><text:span text:style-name="T149">tr</text:span><text:span text:style-name="T150">ibu</text:span><text:span text:style-name="T151">te</text:span><text:span text:style-name="T152"><text:s/></text:span><text:span text:style-name="T153">t</text:span><text:span text:style-name="T154">owards</text:span><text:span text:style-name="T155"><text:s/></text:span><text:span text:style-name="T156">t</text:span><text:span text:style-name="T157">h</text:span><text:span text:style-name="T158">e</text:span><text:span text:style-name="T159"><text:s/></text:span><text:span text:style-name="T160">p</text:span><text:span text:style-name="T161">r</text:span><text:span text:style-name="T162">osp</text:span><text:span text:style-name="T163">er</text:span><text:span text:style-name="T164">i</text:span><text:span text:style-name="T165">t</text:span><text:span text:style-name="T166">y</text:span><text:span text:style-name="T167"><text:s/></text:span><text:span text:style-name="T168">o</text:span><text:span text:style-name="T169">f</text:span><text:span text:style-name="T170"><text:s/></text:span><text:span text:style-name="T171">t</text:span><text:span text:style-name="T172">h</text:span><text:span text:style-name="T173">e</text:span><text:span text:style-name="T174"><text:s/></text:span><text:span text:style-name="T175">org</text:span><text:span text:style-name="T176">a</text:span><text:span text:style-name="T177">n</text:span><text:span text:style-name="T178">i</text:span><text:span text:style-name="T179">z</text:span><text:span text:style-name="T180">a</text:span><text:span text:style-name="T181">t</text:span><text:span text:style-name="T182">i</text:span><text:span text:style-name="T183">on</text:span><text:span text:style-name="T184">.</text:span></text:p>
      <text:p text:style-name="P185"/>
      <text:p text:style-name="P186"/>
      <text:p text:style-name="P187"><draw:custom-shape svg:x="0in" svg:y="-0.06597in" svg:width="8.2625in" svg:height="0.00139in" draw:z-index="0" draw:id="id0" draw:style-name="a0" draw:name="Freeform 97"><svg:title/><svg:desc/><draw:enhanced-geometry draw:type="non-primitive" svg:viewBox="0 0 7555230 1270" draw:enhanced-path="M 0 0 L 755459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5230"/><draw:equation draw:name="f7" draw:formula="?f4 / 1270"/><draw:equation draw:name="f8" draw:formula="0 / ?f6"/><draw:equation draw:name="f9" draw:formula="0 / ?f7"/><draw:equation draw:name="f10" draw:formula="7554595 / ?f6"/><draw:equation draw:name="f11" draw:formula="7555230 / ?f6"/><draw:equation draw:name="f12" draw:formula="1270 / ?f7"/></draw:enhanced-geometry></draw:custom-shape><draw:custom-shape svg:x="0in" svg:y="0.31806in" svg:width="8.2625in" svg:height="0.00139in" draw:z-index="0" draw:id="id1" draw:style-name="a1" draw:name="Freeform 95"><svg:title/><svg:desc/><draw:enhanced-geometry draw:type="non-primitive" svg:viewBox="0 0 7555230 1270" draw:enhanced-path="M 0 0 L 755459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5230"/><draw:equation draw:name="f7" draw:formula="?f4 / 1270"/><draw:equation draw:name="f8" draw:formula="0 / ?f6"/><draw:equation draw:name="f9" draw:formula="0 / ?f7"/><draw:equation draw:name="f10" draw:formula="7554595 / ?f6"/><draw:equation draw:name="f11" draw:formula="7555230 / ?f6"/><draw:equation draw:name="f12" draw:formula="1270 / ?f7"/></draw:enhanced-geometry></draw:custom-shape><draw:g draw:z-index="1456" draw:name="Group 86" draw:id="id8" draw:style-name="a8" text:anchor-type="paragraph"><svg:title/><svg:desc/><draw:g draw:z-index="251658240" draw:name="Group 89" draw:id="id6" draw:style-name="a6"><svg:title/><svg:desc/><draw:custom-shape svg:x="1.33264in" svg:y="0.07639in" svg:width="0.16389in" svg:height="0.11389in" draw:z-index="0" draw:id="id2" draw:style-name="a2" draw:name="Freeform 93"><svg:title/><svg:desc/><draw:enhanced-geometry draw:type="non-primitive" svg:viewBox="0 0 236 164" draw:enhanced-path="M 102 102 L 78 102 82 102 84 105 87 107 87 111 84 113 34 164 201 164 150 113 148 111 148 110 112 110 108 108 102 102 Z N" draw:text-areas="?f57 ?f59 ?f58 ?f60" draw:glue-points="?f38 ?f39 ?f40 ?f39 ?f41 ?f39 ?f42 ?f43 ?f44 ?f45 ?f44 ?f46 ?f42 ?f47 ?f48 ?f49 ?f50 ?f49 ?f51 ?f47 ?f52 ?f46 ?f52 ?f53 ?f54 ?f53 ?f55 ?f56 ?f38 ?f39"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draw:equation draw:name="f7" draw:formula="?f4 / 164"/><draw:equation draw:name="f8" draw:formula="0 + 2021 - 1919"/><draw:equation draw:name="f9" draw:formula="?f8 * ?f5 / 236"/><draw:equation draw:name="f10" draw:formula="212 * ?f4 / 164"/><draw:equation draw:name="f11" draw:formula="0 + 1997 - 1919"/><draw:equation draw:name="f12" draw:formula="?f11 * ?f5 / 236"/><draw:equation draw:name="f13" draw:formula="0 + 2001 - 1919"/><draw:equation draw:name="f14" draw:formula="?f13 * ?f5 / 236"/><draw:equation draw:name="f15" draw:formula="0 + 2003 - 1919"/><draw:equation draw:name="f16" draw:formula="?f15 * ?f5 / 236"/><draw:equation draw:name="f17" draw:formula="215 * ?f4 / 164"/><draw:equation draw:name="f18" draw:formula="0 + 2006 - 1919"/><draw:equation draw:name="f19" draw:formula="?f18 * ?f5 / 236"/><draw:equation draw:name="f20" draw:formula="217 * ?f4 / 164"/><draw:equation draw:name="f21" draw:formula="221 * ?f4 / 164"/><draw:equation draw:name="f22" draw:formula="223 * ?f4 / 164"/><draw:equation draw:name="f23" draw:formula="0 + 1953 - 1919"/><draw:equation draw:name="f24" draw:formula="?f23 * ?f5 / 236"/><draw:equation draw:name="f25" draw:formula="274 * ?f4 / 164"/><draw:equation draw:name="f26" draw:formula="0 + 2120 - 1919"/><draw:equation draw:name="f27" draw:formula="?f26 * ?f5 / 236"/><draw:equation draw:name="f28" draw:formula="0 + 2069 - 1919"/><draw:equation draw:name="f29" draw:formula="?f28 * ?f5 / 236"/><draw:equation draw:name="f30" draw:formula="0 + 2067 - 1919"/><draw:equation draw:name="f31" draw:formula="?f30 * ?f5 / 236"/><draw:equation draw:name="f32" draw:formula="220 * ?f4 / 164"/><draw:equation draw:name="f33" draw:formula="0 + 2031 - 1919"/><draw:equation draw:name="f34" draw:formula="?f33 * ?f5 / 236"/><draw:equation draw:name="f35" draw:formula="0 + 2027 - 1919"/><draw:equation draw:name="f36" draw:formula="?f35 * ?f5 / 236"/><draw:equation draw:name="f37" draw:formula="218 * ?f4 / 164"/><draw:equation draw:name="f38" draw:formula="?f9 / ?f6"/><draw:equation draw:name="f39" draw:formula="?f10 / ?f7"/><draw:equation draw:name="f40" draw:formula="?f12 / ?f6"/><draw:equation draw:name="f41" draw:formula="?f14 / ?f6"/><draw:equation draw:name="f42" draw:formula="?f16 / ?f6"/><draw:equation draw:name="f43" draw:formula="?f17 / ?f7"/><draw:equation draw:name="f44" draw:formula="?f19 / ?f6"/><draw:equation draw:name="f45" draw:formula="?f20 / ?f7"/><draw:equation draw:name="f46" draw:formula="?f21 / ?f7"/><draw:equation draw:name="f47" draw:formula="?f22 / ?f7"/><draw:equation draw:name="f48" draw:formula="?f24 / ?f6"/><draw:equation draw:name="f49" draw:formula="?f25 / ?f7"/><draw:equation draw:name="f50" draw:formula="?f27 / ?f6"/><draw:equation draw:name="f51" draw:formula="?f29 / ?f6"/><draw:equation draw:name="f52" draw:formula="?f31 / ?f6"/><draw:equation draw:name="f53" draw:formula="?f32 / ?f7"/><draw:equation draw:name="f54" draw:formula="?f34 / ?f6"/><draw:equation draw:name="f55" draw:formula="?f36 / ?f6"/><draw:equation draw:name="f56" draw:formula="?f37 / ?f7"/><draw:equation draw:name="f57" draw:formula="0 / ?f6"/><draw:equation draw:name="f58" draw:formula="?f1 / ?f6"/><draw:equation draw:name="f59" draw:formula="0 / ?f7"/><draw:equation draw:name="f60" draw:formula="?f3 / ?f7"/></draw:enhanced-geometry></draw:custom-shape><draw:custom-shape svg:x="1.33264in" svg:y="0.07639in" svg:width="0.16389in" svg:height="0.11389in" draw:z-index="0" draw:id="id3" draw:style-name="a3" draw:name="Freeform 92"><svg:title/><svg:desc/><draw:enhanced-geometry draw:type="non-primitive" svg:viewBox="0 0 236 164" draw:enhanced-path="M 0 0 L 0 145 0 155 7 163 16 164 76 104 78 102 102 102 0 0 Z N" draw:text-areas="?f40 ?f42 ?f41 ?f43" draw:glue-points="?f27 ?f28 ?f27 ?f29 ?f27 ?f30 ?f31 ?f32 ?f33 ?f34 ?f35 ?f36 ?f37 ?f38 ?f39 ?f38 ?f27 ?f28"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draw:equation draw:name="f7" draw:formula="?f4 / 164"/><draw:equation draw:name="f8" draw:formula="0 + 1919 - 1919"/><draw:equation draw:name="f9" draw:formula="?f8 * ?f5 / 236"/><draw:equation draw:name="f10" draw:formula="110 * ?f4 / 164"/><draw:equation draw:name="f11" draw:formula="255 * ?f4 / 164"/><draw:equation draw:name="f12" draw:formula="265 * ?f4 / 164"/><draw:equation draw:name="f13" draw:formula="0 + 1926 - 1919"/><draw:equation draw:name="f14" draw:formula="?f13 * ?f5 / 236"/><draw:equation draw:name="f15" draw:formula="273 * ?f4 / 164"/><draw:equation draw:name="f16" draw:formula="0 + 1935 - 1919"/><draw:equation draw:name="f17" draw:formula="?f16 * ?f5 / 236"/><draw:equation draw:name="f18" draw:formula="274 * ?f4 / 164"/><draw:equation draw:name="f19" draw:formula="0 + 1995 - 1919"/><draw:equation draw:name="f20" draw:formula="?f19 * ?f5 / 236"/><draw:equation draw:name="f21" draw:formula="214 * ?f4 / 164"/><draw:equation draw:name="f22" draw:formula="0 + 1997 - 1919"/><draw:equation draw:name="f23" draw:formula="?f22 * ?f5 / 236"/><draw:equation draw:name="f24" draw:formula="212 * ?f4 / 164"/><draw:equation draw:name="f25" draw:formula="0 + 2021 - 1919"/><draw:equation draw:name="f26" draw:formula="?f25 * ?f5 / 236"/><draw:equation draw:name="f27" draw:formula="?f9 / ?f6"/><draw:equation draw:name="f28" draw:formula="?f10 / ?f7"/><draw:equation draw:name="f29" draw:formula="?f11 / ?f7"/><draw:equation draw:name="f30" draw:formula="?f12 / ?f7"/><draw:equation draw:name="f31" draw:formula="?f14 / ?f6"/><draw:equation draw:name="f32" draw:formula="?f15 / ?f7"/><draw:equation draw:name="f33" draw:formula="?f17 / ?f6"/><draw:equation draw:name="f34" draw:formula="?f18 / ?f7"/><draw:equation draw:name="f35" draw:formula="?f20 / ?f6"/><draw:equation draw:name="f36" draw:formula="?f21 / ?f7"/><draw:equation draw:name="f37" draw:formula="?f23 / ?f6"/><draw:equation draw:name="f38" draw:formula="?f24 / ?f7"/><draw:equation draw:name="f39" draw:formula="?f26 / ?f6"/><draw:equation draw:name="f40" draw:formula="0 / ?f6"/><draw:equation draw:name="f41" draw:formula="?f1 / ?f6"/><draw:equation draw:name="f42" draw:formula="0 / ?f7"/><draw:equation draw:name="f43" draw:formula="?f3 / ?f7"/></draw:enhanced-geometry></draw:custom-shape><draw:custom-shape svg:x="1.33264in" svg:y="0.07639in" svg:width="0.16389in" svg:height="0.11389in" draw:z-index="0" draw:id="id4" draw:style-name="a4" draw:name="Freeform 91"><svg:title/><svg:desc/><draw:enhanced-geometry draw:type="non-primitive" svg:viewBox="0 0 236 164" draw:enhanced-path="M 235 102 L 156 102 159 105 218 164 228 163 235 155 235 145 235 102 Z N" draw:text-areas="?f35 ?f37 ?f36 ?f38" draw:glue-points="?f24 ?f25 ?f26 ?f25 ?f27 ?f28 ?f29 ?f30 ?f31 ?f32 ?f24 ?f33 ?f24 ?f34 ?f24 ?f25"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draw:equation draw:name="f7" draw:formula="?f4 / 164"/><draw:equation draw:name="f8" draw:formula="0 + 2154 - 1919"/><draw:equation draw:name="f9" draw:formula="?f8 * ?f5 / 236"/><draw:equation draw:name="f10" draw:formula="212 * ?f4 / 164"/><draw:equation draw:name="f11" draw:formula="0 + 2075 - 1919"/><draw:equation draw:name="f12" draw:formula="?f11 * ?f5 / 236"/><draw:equation draw:name="f13" draw:formula="0 + 2078 - 1919"/><draw:equation draw:name="f14" draw:formula="?f13 * ?f5 / 236"/><draw:equation draw:name="f15" draw:formula="215 * ?f4 / 164"/><draw:equation draw:name="f16" draw:formula="0 + 2137 - 1919"/><draw:equation draw:name="f17" draw:formula="?f16 * ?f5 / 236"/><draw:equation draw:name="f18" draw:formula="274 * ?f4 / 164"/><draw:equation draw:name="f19" draw:formula="0 + 2147 - 1919"/><draw:equation draw:name="f20" draw:formula="?f19 * ?f5 / 236"/><draw:equation draw:name="f21" draw:formula="273 * ?f4 / 164"/><draw:equation draw:name="f22" draw:formula="265 * ?f4 / 164"/><draw:equation draw:name="f23" draw:formula="255 * ?f4 / 164"/><draw:equation draw:name="f24" draw:formula="?f9 / ?f6"/><draw:equation draw:name="f25" draw:formula="?f10 / ?f7"/><draw:equation draw:name="f26" draw:formula="?f12 / ?f6"/><draw:equation draw:name="f27" draw:formula="?f14 / ?f6"/><draw:equation draw:name="f28" draw:formula="?f15 / ?f7"/><draw:equation draw:name="f29" draw:formula="?f17 / ?f6"/><draw:equation draw:name="f30" draw:formula="?f18 / ?f7"/><draw:equation draw:name="f31" draw:formula="?f20 / ?f6"/><draw:equation draw:name="f32" draw:formula="?f21 / ?f7"/><draw:equation draw:name="f33" draw:formula="?f22 / ?f7"/><draw:equation draw:name="f34" draw:formula="?f23 / ?f7"/><draw:equation draw:name="f35" draw:formula="0 / ?f6"/><draw:equation draw:name="f36" draw:formula="?f1 / ?f6"/><draw:equation draw:name="f37" draw:formula="0 / ?f7"/><draw:equation draw:name="f38" draw:formula="?f3 / ?f7"/></draw:enhanced-geometry></draw:custom-shape><draw:custom-shape svg:x="1.33264in" svg:y="0.07639in" svg:width="0.16389in" svg:height="0.11389in" draw:z-index="0" draw:id="id5" draw:style-name="a5" draw:name="Freeform 90"><svg:title/><svg:desc/><draw:enhanced-geometry draw:type="non-primitive" svg:viewBox="0 0 236 164" draw:enhanced-path="M 235 0 L 127 108 122 110 148 110 148 107 150 104 152 102 156 102 235 102 235 0 Z N" draw:text-areas="?f41 ?f43 ?f42 ?f44" draw:glue-points="?f28 ?f29 ?f30 ?f31 ?f32 ?f33 ?f34 ?f33 ?f34 ?f35 ?f36 ?f37 ?f38 ?f39 ?f40 ?f39 ?f28 ?f39 ?f28 ?f29"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draw:equation draw:name="f7" draw:formula="?f4 / 164"/><draw:equation draw:name="f8" draw:formula="0 + 2154 - 1919"/><draw:equation draw:name="f9" draw:formula="?f8 * ?f5 / 236"/><draw:equation draw:name="f10" draw:formula="110 * ?f4 / 164"/><draw:equation draw:name="f11" draw:formula="0 + 2046 - 1919"/><draw:equation draw:name="f12" draw:formula="?f11 * ?f5 / 236"/><draw:equation draw:name="f13" draw:formula="218 * ?f4 / 164"/><draw:equation draw:name="f14" draw:formula="0 + 2041 - 1919"/><draw:equation draw:name="f15" draw:formula="?f14 * ?f5 / 236"/><draw:equation draw:name="f16" draw:formula="220 * ?f4 / 164"/><draw:equation draw:name="f17" draw:formula="0 + 2067 - 1919"/><draw:equation draw:name="f18" draw:formula="?f17 * ?f5 / 236"/><draw:equation draw:name="f19" draw:formula="217 * ?f4 / 164"/><draw:equation draw:name="f20" draw:formula="0 + 2069 - 1919"/><draw:equation draw:name="f21" draw:formula="?f20 * ?f5 / 236"/><draw:equation draw:name="f22" draw:formula="214 * ?f4 / 164"/><draw:equation draw:name="f23" draw:formula="0 + 2071 - 1919"/><draw:equation draw:name="f24" draw:formula="?f23 * ?f5 / 236"/><draw:equation draw:name="f25" draw:formula="212 * ?f4 / 164"/><draw:equation draw:name="f26" draw:formula="0 + 2075 - 1919"/><draw:equation draw:name="f27" draw:formula="?f26 * ?f5 / 236"/><draw:equation draw:name="f28" draw:formula="?f9 / ?f6"/><draw:equation draw:name="f29" draw:formula="?f10 / ?f7"/><draw:equation draw:name="f30" draw:formula="?f12 / ?f6"/><draw:equation draw:name="f31" draw:formula="?f13 / ?f7"/><draw:equation draw:name="f32" draw:formula="?f15 / ?f6"/><draw:equation draw:name="f33" draw:formula="?f16 / ?f7"/><draw:equation draw:name="f34" draw:formula="?f18 / ?f6"/><draw:equation draw:name="f35" draw:formula="?f19 / ?f7"/><draw:equation draw:name="f36" draw:formula="?f21 / ?f6"/><draw:equation draw:name="f37" draw:formula="?f22 / ?f7"/><draw:equation draw:name="f38" draw:formula="?f24 / ?f6"/><draw:equation draw:name="f39" draw:formula="?f25 / ?f7"/><draw:equation draw:name="f40" draw:formula="?f27 / ?f6"/><draw:equation draw:name="f41" draw:formula="0 / ?f6"/><draw:equation draw:name="f42" draw:formula="?f1 / ?f6"/><draw:equation draw:name="f43" draw:formula="0 / ?f7"/><draw:equation draw:name="f44" draw:formula="?f3 / ?f7"/></draw:enhanced-geometry></draw:custom-shape></draw:g><draw:custom-shape svg:x="1.33472in" svg:y="0.06181in" svg:width="0.15833in" svg:height="0.08264in" draw:z-index="0" draw:id="id7" draw:style-name="a7" draw:name="Freeform 88"><svg:title/><svg:desc/><draw:enhanced-geometry draw:type="non-primitive" svg:viewBox="0 0 228 119" draw:enhanced-path="M 219 0 L 9 0 4 3 0 8 112 119 116 119 228 8 224 3 219 0 Z N" draw:text-areas="?f40 ?f42 ?f41 ?f43" draw:glue-points="?f28 ?f29 ?f30 ?f29 ?f31 ?f32 ?f33 ?f34 ?f35 ?f36 ?f37 ?f36 ?f38 ?f34 ?f39 ?f32 ?f28 ?f29"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draw:equation draw:name="f7" draw:formula="?f4 / 119"/><draw:equation draw:name="f8" draw:formula="0 + 2141 - 1922"/><draw:equation draw:name="f9" draw:formula="?f8 * ?f5 / 228"/><draw:equation draw:name="f10" draw:formula="89 * ?f4 / 119"/><draw:equation draw:name="f11" draw:formula="0 + 1931 - 1922"/><draw:equation draw:name="f12" draw:formula="?f11 * ?f5 / 228"/><draw:equation draw:name="f13" draw:formula="0 + 1926 - 1922"/><draw:equation draw:name="f14" draw:formula="?f13 * ?f5 / 228"/><draw:equation draw:name="f15" draw:formula="92 * ?f4 / 119"/><draw:equation draw:name="f16" draw:formula="0 + 1922 - 1922"/><draw:equation draw:name="f17" draw:formula="?f16 * ?f5 / 228"/><draw:equation draw:name="f18" draw:formula="97 * ?f4 / 119"/><draw:equation draw:name="f19" draw:formula="0 + 2034 - 1922"/><draw:equation draw:name="f20" draw:formula="?f19 * ?f5 / 228"/><draw:equation draw:name="f21" draw:formula="208 * ?f4 / 119"/><draw:equation draw:name="f22" draw:formula="0 + 2038 - 1922"/><draw:equation draw:name="f23" draw:formula="?f22 * ?f5 / 228"/><draw:equation draw:name="f24" draw:formula="0 + 2150 - 1922"/><draw:equation draw:name="f25" draw:formula="?f24 * ?f5 / 228"/><draw:equation draw:name="f26" draw:formula="0 + 2146 - 1922"/><draw:equation draw:name="f27" draw:formula="?f26 * ?f5 / 228"/><draw:equation draw:name="f28" draw:formula="?f9 / ?f6"/><draw:equation draw:name="f29" draw:formula="?f10 / ?f7"/><draw:equation draw:name="f30" draw:formula="?f12 / ?f6"/><draw:equation draw:name="f31" draw:formula="?f14 / ?f6"/><draw:equation draw:name="f32" draw:formula="?f15 / ?f7"/><draw:equation draw:name="f33" draw:formula="?f17 / ?f6"/><draw:equation draw:name="f34" draw:formula="?f18 / ?f7"/><draw:equation draw:name="f35" draw:formula="?f20 / ?f6"/><draw:equation draw:name="f36" draw:formula="?f21 / ?f7"/><draw:equation draw:name="f37" draw:formula="?f23 / ?f6"/><draw:equation draw:name="f38" draw:formula="?f25 / ?f6"/><draw:equation draw:name="f39" draw:formula="?f27 / ?f6"/><draw:equation draw:name="f40" draw:formula="0 / ?f6"/><draw:equation draw:name="f41" draw:formula="?f1 / ?f6"/><draw:equation draw:name="f42" draw:formula="0 / ?f7"/><draw:equation draw:name="f43" draw:formula="?f3 / ?f7"/></draw:enhanced-geometry></draw:custom-shape></draw:g><draw:g draw:z-index="503311328" draw:name="Group 79" draw:id="id14" draw:style-name="a14" text:anchor-type="paragraph"><svg:title/><svg:desc/><draw:custom-shape svg:x="3.10764in" svg:y="0.17361in" svg:width="0.00903in" svg:height="0.00903in" draw:z-index="0" draw:id="id9" draw:style-name="a9" draw:name="Freeform 85"><svg:title/><svg:desc/><draw:enhanced-geometry draw:type="non-primitive" svg:viewBox="0 0 13 13" draw:enhanced-path="M 10 0 L 3 0 0 2 0 9 3 12 10 12 12 9 12 2 10 0 Z N" draw:text-areas="?f28 ?f30 ?f29 ?f31" draw:glue-points="?f20 ?f21 ?f22 ?f21 ?f23 ?f24 ?f23 ?f25 ?f22 ?f26 ?f20 ?f26 ?f27 ?f25 ?f27 ?f24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draw:equation draw:name="f7" draw:formula="?f4 / 13"/><draw:equation draw:name="f8" draw:formula="0 + 4485 - 4475"/><draw:equation draw:name="f9" draw:formula="?f8 * ?f5 / 13"/><draw:equation draw:name="f10" draw:formula="250 * ?f4 / 13"/><draw:equation draw:name="f11" draw:formula="0 + 4478 - 4475"/><draw:equation draw:name="f12" draw:formula="?f11 * ?f5 / 13"/><draw:equation draw:name="f13" draw:formula="0 + 4475 - 4475"/><draw:equation draw:name="f14" draw:formula="?f13 * ?f5 / 13"/><draw:equation draw:name="f15" draw:formula="252 * ?f4 / 13"/><draw:equation draw:name="f16" draw:formula="259 * ?f4 / 13"/><draw:equation draw:name="f17" draw:formula="262 * ?f4 / 13"/><draw:equation draw:name="f18" draw:formula="0 + 4487 - 4475"/><draw:equation draw:name="f19" draw:formula="?f18 * ?f5 / 13"/><draw:equation draw:name="f20" draw:formula="?f9 / ?f6"/><draw:equation draw:name="f21" draw:formula="?f10 / ?f7"/><draw:equation draw:name="f22" draw:formula="?f12 / ?f6"/><draw:equation draw:name="f23" draw:formula="?f14 / ?f6"/><draw:equation draw:name="f24" draw:formula="?f15 / ?f7"/><draw:equation draw:name="f25" draw:formula="?f16 / ?f7"/><draw:equation draw:name="f26" draw:formula="?f17 / ?f7"/><draw:equation draw:name="f27" draw:formula="?f19 / ?f6"/><draw:equation draw:name="f28" draw:formula="0 / ?f6"/><draw:equation draw:name="f29" draw:formula="?f1 / ?f6"/><draw:equation draw:name="f30" draw:formula="0 / ?f7"/><draw:equation draw:name="f31" draw:formula="?f3 / ?f7"/></draw:enhanced-geometry></draw:custom-shape><draw:g draw:z-index="251659264" draw:name="Group 80" draw:id="id13" draw:style-name="a13"><svg:title/><svg:desc/><draw:custom-shape svg:x="3.06042in" svg:y="0.04444in" svg:width="0.10347in" svg:height="0.16389in" draw:z-index="0" draw:id="id10" draw:style-name="a10" draw:name="Freeform 83"><svg:title/><svg:desc/><draw:enhanced-geometry draw:type="non-primitive" svg:viewBox="0 0 149 236" draw:enhanced-path="M 140 0 L 9 0 0 8 0 227 9 235 140 235 149 227 149 210 64 210 56 202 56 182 64 173 149 173 149 50 95 50 93 49 56 49 52 49 50 47 50 40 52 37 56 37 93 37 95 37 149 37 149 8 140 0 Z N" draw:text-areas="?f64 ?f66 ?f65 ?f67" draw:glue-points="?f41 ?f42 ?f43 ?f42 ?f44 ?f45 ?f44 ?f46 ?f43 ?f47 ?f41 ?f47 ?f48 ?f46 ?f48 ?f49 ?f50 ?f49 ?f51 ?f52 ?f51 ?f53 ?f50 ?f54 ?f48 ?f54 ?f48 ?f55 ?f56 ?f55 ?f57 ?f58 ?f51 ?f58 ?f59 ?f58 ?f60 ?f61 ?f60 ?f62 ?f59 ?f63 ?f51 ?f63 ?f57 ?f63 ?f56 ?f63 ?f48 ?f63 ?f48 ?f45 ?f41 ?f42"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9"/><draw:equation draw:name="f7" draw:formula="?f4 / 236"/><draw:equation draw:name="f8" draw:formula="0 + 4547 - 4407"/><draw:equation draw:name="f9" draw:formula="?f8 * ?f5 / 149"/><draw:equation draw:name="f10" draw:formula="64 * ?f4 / 236"/><draw:equation draw:name="f11" draw:formula="0 + 4416 - 4407"/><draw:equation draw:name="f12" draw:formula="?f11 * ?f5 / 149"/><draw:equation draw:name="f13" draw:formula="0 + 4407 - 4407"/><draw:equation draw:name="f14" draw:formula="?f13 * ?f5 / 149"/><draw:equation draw:name="f15" draw:formula="72 * ?f4 / 236"/><draw:equation draw:name="f16" draw:formula="291 * ?f4 / 236"/><draw:equation draw:name="f17" draw:formula="299 * ?f4 / 236"/><draw:equation draw:name="f18" draw:formula="0 + 4556 - 4407"/><draw:equation draw:name="f19" draw:formula="?f18 * ?f5 / 149"/><draw:equation draw:name="f20" draw:formula="274 * ?f4 / 236"/><draw:equation draw:name="f21" draw:formula="0 + 4471 - 4407"/><draw:equation draw:name="f22" draw:formula="?f21 * ?f5 / 149"/><draw:equation draw:name="f23" draw:formula="0 + 4463 - 4407"/><draw:equation draw:name="f24" draw:formula="?f23 * ?f5 / 149"/><draw:equation draw:name="f25" draw:formula="266 * ?f4 / 236"/><draw:equation draw:name="f26" draw:formula="246 * ?f4 / 236"/><draw:equation draw:name="f27" draw:formula="237 * ?f4 / 236"/><draw:equation draw:name="f28" draw:formula="114 * ?f4 / 236"/><draw:equation draw:name="f29" draw:formula="0 + 4502 - 4407"/><draw:equation draw:name="f30" draw:formula="?f29 * ?f5 / 149"/><draw:equation draw:name="f31" draw:formula="0 + 4500 - 4407"/><draw:equation draw:name="f32" draw:formula="?f31 * ?f5 / 149"/><draw:equation draw:name="f33" draw:formula="113 * ?f4 / 236"/><draw:equation draw:name="f34" draw:formula="0 + 4459 - 4407"/><draw:equation draw:name="f35" draw:formula="?f34 * ?f5 / 149"/><draw:equation draw:name="f36" draw:formula="0 + 4457 - 4407"/><draw:equation draw:name="f37" draw:formula="?f36 * ?f5 / 149"/><draw:equation draw:name="f38" draw:formula="111 * ?f4 / 236"/><draw:equation draw:name="f39" draw:formula="104 * ?f4 / 236"/><draw:equation draw:name="f40" draw:formula="101 * ?f4 / 236"/><draw:equation draw:name="f41" draw:formula="?f9 / ?f6"/><draw:equation draw:name="f42" draw:formula="?f10 / ?f7"/><draw:equation draw:name="f43" draw:formula="?f12 / ?f6"/><draw:equation draw:name="f44" draw:formula="?f14 / ?f6"/><draw:equation draw:name="f45" draw:formula="?f15 / ?f7"/><draw:equation draw:name="f46" draw:formula="?f16 / ?f7"/><draw:equation draw:name="f47" draw:formula="?f17 / ?f7"/><draw:equation draw:name="f48" draw:formula="?f19 / ?f6"/><draw:equation draw:name="f49" draw:formula="?f20 / ?f7"/><draw:equation draw:name="f50" draw:formula="?f22 / ?f6"/><draw:equation draw:name="f51" draw:formula="?f24 / ?f6"/><draw:equation draw:name="f52" draw:formula="?f25 / ?f7"/><draw:equation draw:name="f53" draw:formula="?f26 / ?f7"/><draw:equation draw:name="f54" draw:formula="?f27 / ?f7"/><draw:equation draw:name="f55" draw:formula="?f28 / ?f7"/><draw:equation draw:name="f56" draw:formula="?f30 / ?f6"/><draw:equation draw:name="f57" draw:formula="?f32 / ?f6"/><draw:equation draw:name="f58" draw:formula="?f33 / ?f7"/><draw:equation draw:name="f59" draw:formula="?f35 / ?f6"/><draw:equation draw:name="f60" draw:formula="?f37 / ?f6"/><draw:equation draw:name="f61" draw:formula="?f38 / ?f7"/><draw:equation draw:name="f62" draw:formula="?f39 / ?f7"/><draw:equation draw:name="f63" draw:formula="?f40 / ?f7"/><draw:equation draw:name="f64" draw:formula="0 / ?f6"/><draw:equation draw:name="f65" draw:formula="?f1 / ?f6"/><draw:equation draw:name="f66" draw:formula="0 / ?f7"/><draw:equation draw:name="f67" draw:formula="?f3 / ?f7"/></draw:enhanced-geometry></draw:custom-shape><draw:custom-shape svg:x="3.06042in" svg:y="0.04444in" svg:width="0.10347in" svg:height="0.16389in" draw:z-index="0" draw:id="id11" draw:style-name="a11" draw:name="Freeform 82"><svg:title/><svg:desc/><draw:enhanced-geometry draw:type="non-primitive" svg:viewBox="0 0 149 236" draw:enhanced-path="M 149 173 L 85 173 93 182 93 202 85 210 149 210 149 173 Z N" draw:text-areas="?f25 ?f27 ?f26 ?f28" draw:glue-points="?f18 ?f19 ?f20 ?f19 ?f21 ?f22 ?f21 ?f23 ?f20 ?f24 ?f18 ?f24 ?f18 ?f19"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9"/><draw:equation draw:name="f7" draw:formula="?f4 / 236"/><draw:equation draw:name="f8" draw:formula="0 + 4556 - 4407"/><draw:equation draw:name="f9" draw:formula="?f8 * ?f5 / 149"/><draw:equation draw:name="f10" draw:formula="237 * ?f4 / 236"/><draw:equation draw:name="f11" draw:formula="0 + 4492 - 4407"/><draw:equation draw:name="f12" draw:formula="?f11 * ?f5 / 149"/><draw:equation draw:name="f13" draw:formula="0 + 4500 - 4407"/><draw:equation draw:name="f14" draw:formula="?f13 * ?f5 / 149"/><draw:equation draw:name="f15" draw:formula="246 * ?f4 / 236"/><draw:equation draw:name="f16" draw:formula="266 * ?f4 / 236"/><draw:equation draw:name="f17" draw:formula="274 * ?f4 / 236"/><draw:equation draw:name="f18" draw:formula="?f9 / ?f6"/><draw:equation draw:name="f19" draw:formula="?f10 / ?f7"/><draw:equation draw:name="f20" draw:formula="?f12 / ?f6"/><draw:equation draw:name="f21" draw:formula="?f14 / ?f6"/><draw:equation draw:name="f22" draw:formula="?f15 / ?f7"/><draw:equation draw:name="f23" draw:formula="?f16 / ?f7"/><draw:equation draw:name="f24" draw:formula="?f17 / ?f7"/><draw:equation draw:name="f25" draw:formula="0 / ?f6"/><draw:equation draw:name="f26" draw:formula="?f1 / ?f6"/><draw:equation draw:name="f27" draw:formula="0 / ?f7"/><draw:equation draw:name="f28" draw:formula="?f3 / ?f7"/></draw:enhanced-geometry></draw:custom-shape><draw:custom-shape svg:x="3.06042in" svg:y="0.04444in" svg:width="0.10347in" svg:height="0.16389in" draw:z-index="0" draw:id="id12" draw:style-name="a12" draw:name="Freeform 81"><svg:title/><svg:desc/><draw:enhanced-geometry draw:type="non-primitive" svg:viewBox="0 0 149 236" draw:enhanced-path="M 149 37 L 95 37 97 38 98 40 100 42 100 45 98 46 97 48 95 50 149 50 149 37 Z N" draw:text-areas="?f39 ?f41 ?f40 ?f42" draw:glue-points="?f26 ?f27 ?f28 ?f27 ?f29 ?f30 ?f31 ?f32 ?f33 ?f34 ?f33 ?f35 ?f31 ?f36 ?f29 ?f37 ?f28 ?f38 ?f26 ?f38 ?f26 ?f27"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9"/><draw:equation draw:name="f7" draw:formula="?f4 / 236"/><draw:equation draw:name="f8" draw:formula="0 + 4556 - 4407"/><draw:equation draw:name="f9" draw:formula="?f8 * ?f5 / 149"/><draw:equation draw:name="f10" draw:formula="101 * ?f4 / 236"/><draw:equation draw:name="f11" draw:formula="0 + 4502 - 4407"/><draw:equation draw:name="f12" draw:formula="?f11 * ?f5 / 149"/><draw:equation draw:name="f13" draw:formula="0 + 4504 - 4407"/><draw:equation draw:name="f14" draw:formula="?f13 * ?f5 / 149"/><draw:equation draw:name="f15" draw:formula="102 * ?f4 / 236"/><draw:equation draw:name="f16" draw:formula="0 + 4505 - 4407"/><draw:equation draw:name="f17" draw:formula="?f16 * ?f5 / 149"/><draw:equation draw:name="f18" draw:formula="104 * ?f4 / 236"/><draw:equation draw:name="f19" draw:formula="0 + 4507 - 4407"/><draw:equation draw:name="f20" draw:formula="?f19 * ?f5 / 149"/><draw:equation draw:name="f21" draw:formula="106 * ?f4 / 236"/><draw:equation draw:name="f22" draw:formula="109 * ?f4 / 236"/><draw:equation draw:name="f23" draw:formula="110 * ?f4 / 236"/><draw:equation draw:name="f24" draw:formula="112 * ?f4 / 236"/><draw:equation draw:name="f25" draw:formula="114 * ?f4 / 236"/><draw:equation draw:name="f26" draw:formula="?f9 / ?f6"/><draw:equation draw:name="f27" draw:formula="?f10 / ?f7"/><draw:equation draw:name="f28" draw:formula="?f12 / ?f6"/><draw:equation draw:name="f29" draw:formula="?f14 / ?f6"/><draw:equation draw:name="f30" draw:formula="?f15 / ?f7"/><draw:equation draw:name="f31" draw:formula="?f17 / ?f6"/><draw:equation draw:name="f32" draw:formula="?f18 / ?f7"/><draw:equation draw:name="f33" draw:formula="?f20 / ?f6"/><draw:equation draw:name="f34" draw:formula="?f21 / ?f7"/><draw:equation draw:name="f35" draw:formula="?f22 / ?f7"/><draw:equation draw:name="f36" draw:formula="?f23 / ?f7"/><draw:equation draw:name="f37" draw:formula="?f24 / ?f7"/><draw:equation draw:name="f38" draw:formula="?f25 / ?f7"/><draw:equation draw:name="f39" draw:formula="0 / ?f6"/><draw:equation draw:name="f40" draw:formula="?f1 / ?f6"/><draw:equation draw:name="f41" draw:formula="0 / ?f7"/><draw:equation draw:name="f42" draw:formula="?f3 / ?f7"/></draw:enhanced-geometry></draw:custom-shape></draw:g></draw:g><draw:g draw:z-index="503311352" draw:name="Group 72" draw:id="id21" draw:style-name="a21" text:anchor-type="paragraph"><svg:title/><svg:desc/><draw:custom-shape svg:x="4.25139in" svg:y="0.05278in" svg:width="0.14653in" svg:height="0.14653in" draw:z-index="0" draw:id="id15" draw:style-name="a15" draw:name="Freeform 78"><svg:title/><svg:desc/><draw:enhanced-geometry draw:type="non-primitive" svg:viewBox="0 0 211 211" draw:enhanced-path="M 199 0 L 12 0 8 2 5 5 2 8 0 12 0 199 2 203 5 206 8 209 12 211 199 211 203 209 206 206 209 203 211 199 211 180 31 180 31 79 125 79 130 76 211 76 211 66 37 66 29 57 29 37 37 29 211 29 211 12 209 8 206 5 203 2 199 0 Z N" draw:text-areas="?f87 ?f89 ?f88 ?f90" draw:glue-points="?f55 ?f56 ?f57 ?f56 ?f58 ?f59 ?f60 ?f61 ?f62 ?f63 ?f64 ?f65 ?f64 ?f66 ?f62 ?f67 ?f60 ?f68 ?f58 ?f69 ?f57 ?f70 ?f55 ?f70 ?f71 ?f69 ?f72 ?f68 ?f73 ?f67 ?f74 ?f66 ?f74 ?f75 ?f76 ?f75 ?f76 ?f77 ?f78 ?f77 ?f79 ?f80 ?f74 ?f80 ?f74 ?f81 ?f82 ?f81 ?f83 ?f84 ?f83 ?f85 ?f82 ?f86 ?f74 ?f86 ?f74 ?f65 ?f73 ?f63 ?f72 ?f61 ?f71 ?f59 ?f55 ?f56"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211"/><draw:equation draw:name="f8" draw:formula="0 + 6321 - 6122"/><draw:equation draw:name="f9" draw:formula="?f8 * ?f5 / 211"/><draw:equation draw:name="f10" draw:formula="76 * ?f4 / 211"/><draw:equation draw:name="f11" draw:formula="0 + 6134 - 6122"/><draw:equation draw:name="f12" draw:formula="?f11 * ?f5 / 211"/><draw:equation draw:name="f13" draw:formula="0 + 6130 - 6122"/><draw:equation draw:name="f14" draw:formula="?f13 * ?f5 / 211"/><draw:equation draw:name="f15" draw:formula="78 * ?f4 / 211"/><draw:equation draw:name="f16" draw:formula="0 + 6127 - 6122"/><draw:equation draw:name="f17" draw:formula="?f16 * ?f5 / 211"/><draw:equation draw:name="f18" draw:formula="81 * ?f4 / 211"/><draw:equation draw:name="f19" draw:formula="0 + 6124 - 6122"/><draw:equation draw:name="f20" draw:formula="?f19 * ?f5 / 211"/><draw:equation draw:name="f21" draw:formula="84 * ?f4 / 211"/><draw:equation draw:name="f22" draw:formula="0 + 6122 - 6122"/><draw:equation draw:name="f23" draw:formula="?f22 * ?f5 / 211"/><draw:equation draw:name="f24" draw:formula="88 * ?f4 / 211"/><draw:equation draw:name="f25" draw:formula="275 * ?f4 / 211"/><draw:equation draw:name="f26" draw:formula="279 * ?f4 / 211"/><draw:equation draw:name="f27" draw:formula="282 * ?f4 / 211"/><draw:equation draw:name="f28" draw:formula="285 * ?f4 / 211"/><draw:equation draw:name="f29" draw:formula="287 * ?f4 / 211"/><draw:equation draw:name="f30" draw:formula="0 + 6325 - 6122"/><draw:equation draw:name="f31" draw:formula="?f30 * ?f5 / 211"/><draw:equation draw:name="f32" draw:formula="0 + 6328 - 6122"/><draw:equation draw:name="f33" draw:formula="?f32 * ?f5 / 211"/><draw:equation draw:name="f34" draw:formula="0 + 6331 - 6122"/><draw:equation draw:name="f35" draw:formula="?f34 * ?f5 / 211"/><draw:equation draw:name="f36" draw:formula="0 + 6333 - 6122"/><draw:equation draw:name="f37" draw:formula="?f36 * ?f5 / 211"/><draw:equation draw:name="f38" draw:formula="256 * ?f4 / 211"/><draw:equation draw:name="f39" draw:formula="0 + 6153 - 6122"/><draw:equation draw:name="f40" draw:formula="?f39 * ?f5 / 211"/><draw:equation draw:name="f41" draw:formula="155 * ?f4 / 211"/><draw:equation draw:name="f42" draw:formula="0 + 6247 - 6122"/><draw:equation draw:name="f43" draw:formula="?f42 * ?f5 / 211"/><draw:equation draw:name="f44" draw:formula="0 + 6252 - 6122"/><draw:equation draw:name="f45" draw:formula="?f44 * ?f5 / 211"/><draw:equation draw:name="f46" draw:formula="152 * ?f4 / 211"/><draw:equation draw:name="f47" draw:formula="142 * ?f4 / 211"/><draw:equation draw:name="f48" draw:formula="0 + 6159 - 6122"/><draw:equation draw:name="f49" draw:formula="?f48 * ?f5 / 211"/><draw:equation draw:name="f50" draw:formula="0 + 6151 - 6122"/><draw:equation draw:name="f51" draw:formula="?f50 * ?f5 / 211"/><draw:equation draw:name="f52" draw:formula="133 * ?f4 / 211"/><draw:equation draw:name="f53" draw:formula="113 * ?f4 / 211"/><draw:equation draw:name="f54" draw:formula="105 * ?f4 / 211"/><draw:equation draw:name="f55" draw:formula="?f9 / ?f6"/><draw:equation draw:name="f56" draw:formula="?f10 / ?f7"/><draw:equation draw:name="f57" draw:formula="?f12 / ?f6"/><draw:equation draw:name="f58" draw:formula="?f14 / ?f6"/><draw:equation draw:name="f59" draw:formula="?f15 / ?f7"/><draw:equation draw:name="f60" draw:formula="?f17 / ?f6"/><draw:equation draw:name="f61" draw:formula="?f18 / ?f7"/><draw:equation draw:name="f62" draw:formula="?f20 / ?f6"/><draw:equation draw:name="f63" draw:formula="?f21 / ?f7"/><draw:equation draw:name="f64" draw:formula="?f23 / ?f6"/><draw:equation draw:name="f65" draw:formula="?f24 / ?f7"/><draw:equation draw:name="f66" draw:formula="?f25 / ?f7"/><draw:equation draw:name="f67" draw:formula="?f26 / ?f7"/><draw:equation draw:name="f68" draw:formula="?f27 / ?f7"/><draw:equation draw:name="f69" draw:formula="?f28 / ?f7"/><draw:equation draw:name="f70" draw:formula="?f29 / ?f7"/><draw:equation draw:name="f71" draw:formula="?f31 / ?f6"/><draw:equation draw:name="f72" draw:formula="?f33 / ?f6"/><draw:equation draw:name="f73" draw:formula="?f35 / ?f6"/><draw:equation draw:name="f74" draw:formula="?f37 / ?f6"/><draw:equation draw:name="f75" draw:formula="?f38 / ?f7"/><draw:equation draw:name="f76" draw:formula="?f40 / ?f6"/><draw:equation draw:name="f77" draw:formula="?f41 / ?f7"/><draw:equation draw:name="f78" draw:formula="?f43 / ?f6"/><draw:equation draw:name="f79" draw:formula="?f45 / ?f6"/><draw:equation draw:name="f80" draw:formula="?f46 / ?f7"/><draw:equation draw:name="f81" draw:formula="?f47 / ?f7"/><draw:equation draw:name="f82" draw:formula="?f49 / ?f6"/><draw:equation draw:name="f83" draw:formula="?f51 / ?f6"/><draw:equation draw:name="f84" draw:formula="?f52 / ?f7"/><draw:equation draw:name="f85" draw:formula="?f53 / ?f7"/><draw:equation draw:name="f86" draw:formula="?f54 / ?f7"/><draw:equation draw:name="f87" draw:formula="0 / ?f6"/><draw:equation draw:name="f88" draw:formula="?f1 / ?f6"/><draw:equation draw:name="f89" draw:formula="0 / ?f7"/><draw:equation draw:name="f90" draw:formula="?f3 / ?f7"/></draw:enhanced-geometry></draw:custom-shape><draw:custom-shape svg:x="4.25139in" svg:y="0.05278in" svg:width="0.14653in" svg:height="0.14653in" draw:z-index="0" draw:id="id16" draw:style-name="a16" draw:name="Freeform 77"><svg:title/><svg:desc/><draw:enhanced-geometry draw:type="non-primitive" svg:viewBox="0 0 211 211" draw:enhanced-path="M 82 79 L 62 79 62 180 82 180 82 79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211"/><draw:equation draw:name="f8" draw:formula="0 + 6204 - 6122"/><draw:equation draw:name="f9" draw:formula="?f8 * ?f5 / 211"/><draw:equation draw:name="f10" draw:formula="155 * ?f4 / 211"/><draw:equation draw:name="f11" draw:formula="0 + 6184 - 6122"/><draw:equation draw:name="f12" draw:formula="?f11 * ?f5 / 211"/><draw:equation draw:name="f13" draw:formula="256 * ?f4 / 2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4.25139in" svg:y="0.05278in" svg:width="0.14653in" svg:height="0.14653in" draw:z-index="0" draw:id="id17" draw:style-name="a17" draw:name="Freeform 76"><svg:title/><svg:desc/><draw:enhanced-geometry draw:type="non-primitive" svg:viewBox="0 0 211 211" draw:enhanced-path="M 148 104 L 116 104 113 117 113 180 148 180 148 117 148 104 Z N" draw:text-areas="?f23 ?f25 ?f24 ?f26" draw:glue-points="?f17 ?f18 ?f19 ?f18 ?f20 ?f21 ?f20 ?f22 ?f17 ?f22 ?f17 ?f21 ?f17 ?f18"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211"/><draw:equation draw:name="f8" draw:formula="0 + 6270 - 6122"/><draw:equation draw:name="f9" draw:formula="?f8 * ?f5 / 211"/><draw:equation draw:name="f10" draw:formula="180 * ?f4 / 211"/><draw:equation draw:name="f11" draw:formula="0 + 6238 - 6122"/><draw:equation draw:name="f12" draw:formula="?f11 * ?f5 / 211"/><draw:equation draw:name="f13" draw:formula="0 + 6235 - 6122"/><draw:equation draw:name="f14" draw:formula="?f13 * ?f5 / 211"/><draw:equation draw:name="f15" draw:formula="193 * ?f4 / 211"/><draw:equation draw:name="f16" draw:formula="256 * ?f4 / 211"/><draw:equation draw:name="f17" draw:formula="?f9 / ?f6"/><draw:equation draw:name="f18" draw:formula="?f10 / ?f7"/><draw:equation draw:name="f19" draw:formula="?f12 / ?f6"/><draw:equation draw:name="f20" draw:formula="?f14 / ?f6"/><draw:equation draw:name="f21" draw:formula="?f15 / ?f7"/><draw:equation draw:name="f22" draw:formula="?f16 / ?f7"/><draw:equation draw:name="f23" draw:formula="0 / ?f6"/><draw:equation draw:name="f24" draw:formula="?f1 / ?f6"/><draw:equation draw:name="f25" draw:formula="0 / ?f7"/><draw:equation draw:name="f26" draw:formula="?f3 / ?f7"/></draw:enhanced-geometry></draw:custom-shape><draw:custom-shape svg:x="4.25139in" svg:y="0.05278in" svg:width="0.14653in" svg:height="0.14653in" draw:z-index="0" draw:id="id18" draw:style-name="a18" draw:name="Freeform 75"><svg:title/><svg:desc/><draw:enhanced-geometry draw:type="non-primitive" svg:viewBox="0 0 211 211" draw:enhanced-path="M 211 76 L 130 76 142 77 166 83 177 100 180 124 180 180 211 180 211 76 Z N" draw:text-areas="?f38 ?f40 ?f39 ?f41" draw:glue-points="?f26 ?f27 ?f28 ?f27 ?f29 ?f30 ?f31 ?f32 ?f33 ?f34 ?f35 ?f36 ?f35 ?f37 ?f26 ?f37 ?f26 ?f2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211"/><draw:equation draw:name="f8" draw:formula="0 + 6333 - 6122"/><draw:equation draw:name="f9" draw:formula="?f8 * ?f5 / 211"/><draw:equation draw:name="f10" draw:formula="152 * ?f4 / 211"/><draw:equation draw:name="f11" draw:formula="0 + 6252 - 6122"/><draw:equation draw:name="f12" draw:formula="?f11 * ?f5 / 211"/><draw:equation draw:name="f13" draw:formula="0 + 6264 - 6122"/><draw:equation draw:name="f14" draw:formula="?f13 * ?f5 / 211"/><draw:equation draw:name="f15" draw:formula="153 * ?f4 / 211"/><draw:equation draw:name="f16" draw:formula="0 + 6288 - 6122"/><draw:equation draw:name="f17" draw:formula="?f16 * ?f5 / 211"/><draw:equation draw:name="f18" draw:formula="159 * ?f4 / 211"/><draw:equation draw:name="f19" draw:formula="0 + 6299 - 6122"/><draw:equation draw:name="f20" draw:formula="?f19 * ?f5 / 211"/><draw:equation draw:name="f21" draw:formula="176 * ?f4 / 211"/><draw:equation draw:name="f22" draw:formula="0 + 6302 - 6122"/><draw:equation draw:name="f23" draw:formula="?f22 * ?f5 / 211"/><draw:equation draw:name="f24" draw:formula="200 * ?f4 / 211"/><draw:equation draw:name="f25" draw:formula="256 * ?f4 / 211"/><draw:equation draw:name="f26" draw:formula="?f9 / ?f6"/><draw:equation draw:name="f27" draw:formula="?f10 / ?f7"/><draw:equation draw:name="f28" draw:formula="?f12 / ?f6"/><draw:equation draw:name="f29" draw:formula="?f14 / ?f6"/><draw:equation draw:name="f30" draw:formula="?f15 / ?f7"/><draw:equation draw:name="f31" draw:formula="?f17 / ?f6"/><draw:equation draw:name="f32" draw:formula="?f18 / ?f7"/><draw:equation draw:name="f33" draw:formula="?f20 / ?f6"/><draw:equation draw:name="f34" draw:formula="?f21 / ?f7"/><draw:equation draw:name="f35" draw:formula="?f23 / ?f6"/><draw:equation draw:name="f36" draw:formula="?f24 / ?f7"/><draw:equation draw:name="f37" draw:formula="?f25 / ?f7"/><draw:equation draw:name="f38" draw:formula="0 / ?f6"/><draw:equation draw:name="f39" draw:formula="?f1 / ?f6"/><draw:equation draw:name="f40" draw:formula="0 / ?f7"/><draw:equation draw:name="f41" draw:formula="?f3 / ?f7"/></draw:enhanced-geometry></draw:custom-shape><draw:custom-shape svg:x="4.25139in" svg:y="0.05278in" svg:width="0.14653in" svg:height="0.14653in" draw:z-index="0" draw:id="id19" draw:style-name="a19" draw:name="Freeform 74"><svg:title/><svg:desc/><draw:enhanced-geometry draw:type="non-primitive" svg:viewBox="0 0 211 211" draw:enhanced-path="M 125 79 L 112 79 112 93 119 83 125 79 Z N" draw:text-areas="?f23 ?f25 ?f24 ?f26" draw:glue-points="?f17 ?f18 ?f19 ?f18 ?f19 ?f20 ?f19 ?f20 ?f21 ?f22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211"/><draw:equation draw:name="f8" draw:formula="0 + 6247 - 6122"/><draw:equation draw:name="f9" draw:formula="?f8 * ?f5 / 211"/><draw:equation draw:name="f10" draw:formula="155 * ?f4 / 211"/><draw:equation draw:name="f11" draw:formula="0 + 6234 - 6122"/><draw:equation draw:name="f12" draw:formula="?f11 * ?f5 / 211"/><draw:equation draw:name="f13" draw:formula="169 * ?f4 / 211"/><draw:equation draw:name="f14" draw:formula="0 + 6241 - 6122"/><draw:equation draw:name="f15" draw:formula="?f14 * ?f5 / 211"/><draw:equation draw:name="f16" draw:formula="159 * ?f4 / 2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4.25139in" svg:y="0.05278in" svg:width="0.14653in" svg:height="0.14653in" draw:z-index="0" draw:id="id20" draw:style-name="a20" draw:name="Freeform 73"><svg:title/><svg:desc/><draw:enhanced-geometry draw:type="non-primitive" svg:viewBox="0 0 211 211" draw:enhanced-path="M 211 29 L 57 29 65 37 65 57 57 66 211 66 211 29 Z N" draw:text-areas="?f25 ?f27 ?f26 ?f28" draw:glue-points="?f18 ?f19 ?f20 ?f19 ?f21 ?f22 ?f21 ?f23 ?f20 ?f24 ?f18 ?f24 ?f18 ?f19"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211"/><draw:equation draw:name="f8" draw:formula="0 + 6333 - 6122"/><draw:equation draw:name="f9" draw:formula="?f8 * ?f5 / 211"/><draw:equation draw:name="f10" draw:formula="105 * ?f4 / 211"/><draw:equation draw:name="f11" draw:formula="0 + 6179 - 6122"/><draw:equation draw:name="f12" draw:formula="?f11 * ?f5 / 211"/><draw:equation draw:name="f13" draw:formula="0 + 6187 - 6122"/><draw:equation draw:name="f14" draw:formula="?f13 * ?f5 / 211"/><draw:equation draw:name="f15" draw:formula="113 * ?f4 / 211"/><draw:equation draw:name="f16" draw:formula="133 * ?f4 / 211"/><draw:equation draw:name="f17" draw:formula="142 * ?f4 / 211"/><draw:equation draw:name="f18" draw:formula="?f9 / ?f6"/><draw:equation draw:name="f19" draw:formula="?f10 / ?f7"/><draw:equation draw:name="f20" draw:formula="?f12 / ?f6"/><draw:equation draw:name="f21" draw:formula="?f14 / ?f6"/><draw:equation draw:name="f22" draw:formula="?f15 / ?f7"/><draw:equation draw:name="f23" draw:formula="?f16 / ?f7"/><draw:equation draw:name="f24" draw:formula="?f17 / ?f7"/><draw:equation draw:name="f25" draw:formula="0 / ?f6"/><draw:equation draw:name="f26" draw:formula="?f1 / ?f6"/><draw:equation draw:name="f27" draw:formula="0 / ?f7"/><draw:equation draw:name="f28" draw:formula="?f3 / ?f7"/></draw:enhanced-geometry></draw:custom-shape></draw:g><text:a xlink:href="mailto:vikas20t@gmail.com" office:target-frame-name="_top" xlink:show="replace"><text:span text:style-name="T188">vika</text:span><text:span text:style-name="T189">s</text:span><text:span text:style-name="T190">20t@gmail</text:span><text:span text:style-name="T191">.c</text:span><text:span text:style-name="T192">om</text:span></text:a><text:span text:style-name="T193"><text:tab/></text:span><text:span text:style-name="T194">9873245628</text:span><text:span text:style-name="T195"><text:tab/></text:span><text:span text:style-name="T196">link</text:span><text:span text:style-name="T197">e</text:span><text:span text:style-name="T198">din.com</text:span><text:span text:style-name="T199">/</text:span><text:span text:style-name="T200">in</text:span><text:span text:style-name="T201">/</text:span><text:span text:style-name="T202">vikas-</text:span><text:span text:style-name="T203">t</text:span><text:span text:style-name="T204">i</text:span><text:span text:style-name="T205">w</text:span><text:span text:style-name="T206">a</text:span><text:span text:style-name="T207">r</text:span><text:span text:style-name="T208">i-</text:span><text:span text:style-name="T209">8</text:span><text:span text:style-name="T210">ab</text:span><text:span text:style-name="T211">737228</text:span></text:p>
      <text:p text:style-name="P212"/>
      <text:section text:name="Sect1" text:style-name="S1">
        <text:soft-page-break/>
        <text:p text:style-name="P213"><text:span text:style-name="T214">E</text:span><text:span text:style-name="T215">DU</text:span><text:span text:style-name="T216">C</text:span><text:span text:style-name="T217">A</text:span><text:span text:style-name="T218">T</text:span><text:span text:style-name="T219">I</text:span><text:span text:style-name="T220">ON</text:span></text:p>
        <text:p text:style-name="P221"><text:span text:style-name="T222">B</text:span><text:span text:style-name="T223">a</text:span><text:span text:style-name="T224">ch</text:span><text:span text:style-name="T225">elor of</text:span><text:span text:style-name="T226"><text:s/></text:span><text:span text:style-name="T227">Te</text:span><text:span text:style-name="T228">chn</text:span><text:span text:style-name="T229">olo</text:span><text:span text:style-name="T230">gy</text:span></text:p>
        <text:p text:style-name="P231"><text:span text:style-name="T232">N</text:span><text:span text:style-name="T233">oida</text:span><text:span text:style-name="T234"><text:s/></text:span><text:span text:style-name="T235">Ins</text:span><text:span text:style-name="T236">t</text:span><text:span text:style-name="T237">i</text:span><text:span text:style-name="T238">t</text:span><text:span text:style-name="T239">u</text:span><text:span text:style-name="T240">te</text:span><text:span text:style-name="T241"><text:s/></text:span><text:span text:style-name="T242">of</text:span><text:span text:style-name="T243"><text:s/></text:span><text:span text:style-name="T244">Engin</text:span><text:span text:style-name="T245">eer</text:span><text:span text:style-name="T246">ing</text:span><text:span text:style-name="T247"><text:s/></text:span><text:span text:style-name="T248">and</text:span><text:span text:style-name="T249"><text:s/></text:span><text:span text:style-name="T250">T</text:span><text:span text:style-name="T251">e</text:span><text:span text:style-name="T252">chnology,</text:span><text:span text:style-name="T253"><text:s/></text:span><text:span text:style-name="T254">G</text:span><text:span text:style-name="T255">re</text:span><text:span text:style-name="T256">a</text:span><text:span text:style-name="T257">ter</text:span><text:span text:style-name="T258"><text:s/></text:span><text:span text:style-name="T259">N</text:span><text:span text:style-name="T260">oida</text:span></text:p>
        <text:p text:style-name="P261"><text:span text:style-name="T262">07</text:span><text:span text:style-name="T263">/</text:span><text:span text:style-name="T264">2019</text:span><text:span text:style-name="T265"><text:s/></text:span><text:span text:style-name="T266">-</text:span><text:span text:style-name="T267"><text:s/></text:span><text:span text:style-name="T268">06/2023</text:span><text:span text:style-name="T269">,</text:span><text:span text:style-name="T270"><text:tab/></text:span><text:span text:style-name="T271">7</text:span><text:span text:style-name="T272">.</text:span><text:span text:style-name="T273">6</text:span><text:span text:style-name="T274"><text:s/></text:span><text:span text:style-name="T275">C</text:span><text:span text:style-name="T276">G</text:span><text:span text:style-name="T277">P</text:span><text:span text:style-name="T278">A</text:span></text:p>
        <text:p text:style-name="P279"><text:span text:style-name="T280">Courses</text:span></text:p>
        <text:p text:style-name="P281"><draw:custom-shape svg:x="0.34583in" svg:y="0.07639in" svg:width="0.05417in" svg:height="0.01319in" draw:z-index="0" draw:id="id22" draw:style-name="a22" draw:name="Freeform 71"><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19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282">Inform</text:span><text:span text:style-name="T283">a</text:span><text:span text:style-name="T284">t</text:span><text:span text:style-name="T285">i</text:span><text:span text:style-name="T286">on</text:span><text:span text:style-name="T287"><text:s/></text:span><text:span text:style-name="T288">T</text:span><text:span text:style-name="T289">e</text:span><text:span text:style-name="T290">chn</text:span><text:span text:style-name="T291">olo</text:span><text:span text:style-name="T292">gy</text:span></text:p>
        <text:p text:style-name="P293"/>
        <text:p text:style-name="P294"><text:span text:style-name="T295">I</text:span><text:span text:style-name="T296">n</text:span><text:span text:style-name="T297">ter</text:span><text:span text:style-name="T298">m</text:span><text:span text:style-name="T299">e</text:span><text:span text:style-name="T300">d</text:span><text:span text:style-name="T301">i</text:span><text:span text:style-name="T302">a</text:span><text:span text:style-name="T303">te</text:span></text:p>
        <text:p text:style-name="P304"><text:span text:style-name="T305">K</text:span><text:span text:style-name="T306">e</text:span><text:span text:style-name="T307">nd</text:span><text:span text:style-name="T308">r</text:span><text:span text:style-name="T309">iya</text:span><text:span text:style-name="T310"><text:s/></text:span><text:span text:style-name="T311">V</text:span><text:span text:style-name="T312">idyalaya</text:span><text:span text:style-name="T313"><text:s/></text:span><text:span text:style-name="T314">N</text:span><text:span text:style-name="T315">o.</text:span><text:span text:style-name="T316"><text:s/></text:span><text:span text:style-name="T317">1,</text:span><text:span text:style-name="T318"><text:s/></text:span><text:span text:style-name="T319">New</text:span><text:span text:style-name="T320"><text:s/></text:span><text:span text:style-name="T321">De</text:span><text:span text:style-name="T322">lhi</text:span></text:p>
        <text:p text:style-name="P323"><text:span text:style-name="T324">04</text:span><text:span text:style-name="T325">/</text:span><text:span text:style-name="T326">2017</text:span><text:span text:style-name="T327"><text:s/></text:span><text:span text:style-name="T328">-</text:span><text:span text:style-name="T329"><text:s/></text:span><text:span text:style-name="T330">04/2018</text:span><text:span text:style-name="T331">,</text:span><text:span text:style-name="T332"><text:tab/></text:span><text:span text:style-name="T333">66%</text:span></text:p>
        <text:p text:style-name="P334"><text:span text:style-name="T335">Board</text:span></text:p>
        <text:p text:style-name="P336"><draw:custom-shape svg:x="0.34583in" svg:y="0.07639in" svg:width="0.05417in" svg:height="0.01319in" draw:z-index="0" draw:id="id23" draw:style-name="a23" draw:name="Freeform 69"><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19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337">CBSE</text:span></text:p>
        <text:p text:style-name="P338"/>
        <text:p text:style-name="P339"><text:span text:style-name="T340">Hig</text:span><text:span text:style-name="T341">h</text:span><text:span text:style-name="T342"><text:s/></text:span><text:span text:style-name="T343">Sch</text:span><text:span text:style-name="T344">ool</text:span></text:p>
        <text:p text:style-name="P345"><text:span text:style-name="T346">K</text:span><text:span text:style-name="T347">e</text:span><text:span text:style-name="T348">nd</text:span><text:span text:style-name="T349">r</text:span><text:span text:style-name="T350">iya</text:span><text:span text:style-name="T351"><text:s/></text:span><text:span text:style-name="T352">V</text:span><text:span text:style-name="T353">idyalaya</text:span><text:span text:style-name="T354"><text:s/></text:span><text:span text:style-name="T355">N</text:span><text:span text:style-name="T356">o.</text:span><text:span text:style-name="T357"><text:s/></text:span><text:span text:style-name="T358">1,</text:span><text:span text:style-name="T359"><text:s/></text:span><text:span text:style-name="T360">New</text:span><text:span text:style-name="T361"><text:s/></text:span><text:span text:style-name="T362">De</text:span><text:span text:style-name="T363">lhi</text:span></text:p>
        <text:p text:style-name="P364"><text:span text:style-name="T365">04</text:span><text:span text:style-name="T366">/</text:span><text:span text:style-name="T367">2015</text:span><text:span text:style-name="T368"><text:s/></text:span><text:span text:style-name="T369">-</text:span><text:span text:style-name="T370"><text:s/></text:span><text:span text:style-name="T371">04/2016</text:span><text:span text:style-name="T372">,</text:span><text:span text:style-name="T373"><text:tab/></text:span><text:span text:style-name="T374">9</text:span><text:span text:style-name="T375">.</text:span><text:span text:style-name="T376">6</text:span><text:span text:style-name="T377"><text:s/></text:span><text:span text:style-name="T378">C</text:span><text:span text:style-name="T379">G</text:span><text:span text:style-name="T380">P</text:span><text:span text:style-name="T381">A</text:span></text:p>
        <text:p text:style-name="P382"><text:span text:style-name="T383">Board</text:span></text:p>
        <text:p text:style-name="P384"><draw:custom-shape svg:x="0.34583in" svg:y="0.07639in" svg:width="0.05417in" svg:height="0.01319in" draw:z-index="0" draw:id="id24" draw:style-name="a24" draw:name="Freeform 67"><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19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385">CBSE</text:span></text:p>
        <text:soft-page-break/>
        <text:p text:style-name="P386"><text:span text:style-name="T387">SKILLS</text:span></text:p>
        <text:p text:style-name="P388"/>
        <text:p text:style-name="P389"><text:span text:style-name="T390"><draw:g draw:z-index="251663360" draw:name="Group 63" draw:id="id27" draw:style-name="a27"><svg:title/><svg:desc/><draw:custom-shape svg:x="0in" svg:y="0in" svg:width="0.43542in" svg:height="0.23542in" draw:z-index="0" draw:id="id25" draw:style-name="a25" draw:name="Freeform 65"><svg:title/><svg:desc/><draw:enhanced-geometry draw:type="non-primitive" svg:viewBox="0 0 627 339" draw:enhanced-path="M 567 0 L 59 0 55 0 33 6 16 19 4 37 0 59 0 283 6 305 19 322 37 334 59 338 571 338 593 332 610 319 622 301 626 279 626 55 620 33 607 16 589 4 567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7"/><draw:equation draw:name="f7" draw:formula="?f4 / 339"/><draw:equation draw:name="f8" draw:formula="567 * ?f5 / 627"/><draw:equation draw:name="f9" draw:formula="0 * ?f4 / 339"/><draw:equation draw:name="f10" draw:formula="59 * ?f5 / 627"/><draw:equation draw:name="f11" draw:formula="55 * ?f5 / 627"/><draw:equation draw:name="f12" draw:formula="33 * ?f5 / 627"/><draw:equation draw:name="f13" draw:formula="6 * ?f4 / 339"/><draw:equation draw:name="f14" draw:formula="16 * ?f5 / 627"/><draw:equation draw:name="f15" draw:formula="19 * ?f4 / 339"/><draw:equation draw:name="f16" draw:formula="4 * ?f5 / 627"/><draw:equation draw:name="f17" draw:formula="37 * ?f4 / 339"/><draw:equation draw:name="f18" draw:formula="0 * ?f5 / 627"/><draw:equation draw:name="f19" draw:formula="59 * ?f4 / 339"/><draw:equation draw:name="f20" draw:formula="283 * ?f4 / 339"/><draw:equation draw:name="f21" draw:formula="6 * ?f5 / 627"/><draw:equation draw:name="f22" draw:formula="305 * ?f4 / 339"/><draw:equation draw:name="f23" draw:formula="19 * ?f5 / 627"/><draw:equation draw:name="f24" draw:formula="322 * ?f4 / 339"/><draw:equation draw:name="f25" draw:formula="37 * ?f5 / 627"/><draw:equation draw:name="f26" draw:formula="334 * ?f4 / 339"/><draw:equation draw:name="f27" draw:formula="338 * ?f4 / 339"/><draw:equation draw:name="f28" draw:formula="571 * ?f5 / 627"/><draw:equation draw:name="f29" draw:formula="593 * ?f5 / 627"/><draw:equation draw:name="f30" draw:formula="332 * ?f4 / 339"/><draw:equation draw:name="f31" draw:formula="610 * ?f5 / 627"/><draw:equation draw:name="f32" draw:formula="319 * ?f4 / 339"/><draw:equation draw:name="f33" draw:formula="622 * ?f5 / 627"/><draw:equation draw:name="f34" draw:formula="301 * ?f4 / 339"/><draw:equation draw:name="f35" draw:formula="626 * ?f5 / 627"/><draw:equation draw:name="f36" draw:formula="279 * ?f4 / 339"/><draw:equation draw:name="f37" draw:formula="55 * ?f4 / 339"/><draw:equation draw:name="f38" draw:formula="620 * ?f5 / 627"/><draw:equation draw:name="f39" draw:formula="33 * ?f4 / 339"/><draw:equation draw:name="f40" draw:formula="607 * ?f5 / 627"/><draw:equation draw:name="f41" draw:formula="16 * ?f4 / 339"/><draw:equation draw:name="f42" draw:formula="589 * ?f5 / 627"/><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26" draw:style-name="a26" draw:name="Text Box 64" svg:x="0in" svg:y="0in" svg:width="0.43542in" svg:height="0.23542in" style:rel-width="scale" style:rel-height="scale"><draw:text-box><text:p text:style-name="P391"><text:span text:style-name="T392">C++</text:span></text:p></draw:text-box><svg:title/><svg:desc/></draw:frame></draw:g></text:span><text:span text:style-name="T393"><text:s/></text:span><text:span text:style-name="T394"><draw:g draw:z-index="251663360" draw:name="Group 59" draw:id="id30" draw:style-name="a30"><svg:title/><svg:desc/><draw:custom-shape svg:x="0in" svg:y="0in" svg:width="1.87292in" svg:height="0.23542in" draw:z-index="0" draw:id="id28" draw:style-name="a28" draw:name="Freeform 61"><svg:title/><svg:desc/><draw:enhanced-geometry draw:type="non-primitive" svg:viewBox="0 0 2697 339" draw:enhanced-path="M 2637 0 L 59 0 55 0 33 6 16 19 4 37 0 59 0 283 6 305 19 322 37 334 59 338 2642 338 2663 332 2681 319 2692 301 2697 279 2696 55 2691 33 2678 16 2659 4 2637 0 Z N" draw:text-areas="?f82 ?f84 ?f83 ?f85" draw:glue-points="?f45 ?f46 ?f47 ?f46 ?f48 ?f46 ?f49 ?f50 ?f51 ?f52 ?f53 ?f54 ?f55 ?f56 ?f55 ?f57 ?f58 ?f59 ?f60 ?f61 ?f62 ?f63 ?f47 ?f64 ?f65 ?f64 ?f66 ?f67 ?f68 ?f69 ?f70 ?f71 ?f72 ?f73 ?f74 ?f75 ?f76 ?f77 ?f78 ?f79 ?f80 ?f81 ?f45 ?f46"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7"/><draw:equation draw:name="f7" draw:formula="?f4 / 339"/><draw:equation draw:name="f8" draw:formula="2637 * ?f5 / 2697"/><draw:equation draw:name="f9" draw:formula="0 * ?f4 / 339"/><draw:equation draw:name="f10" draw:formula="59 * ?f5 / 2697"/><draw:equation draw:name="f11" draw:formula="55 * ?f5 / 2697"/><draw:equation draw:name="f12" draw:formula="33 * ?f5 / 2697"/><draw:equation draw:name="f13" draw:formula="6 * ?f4 / 339"/><draw:equation draw:name="f14" draw:formula="16 * ?f5 / 2697"/><draw:equation draw:name="f15" draw:formula="19 * ?f4 / 339"/><draw:equation draw:name="f16" draw:formula="4 * ?f5 / 2697"/><draw:equation draw:name="f17" draw:formula="37 * ?f4 / 339"/><draw:equation draw:name="f18" draw:formula="0 * ?f5 / 2697"/><draw:equation draw:name="f19" draw:formula="59 * ?f4 / 339"/><draw:equation draw:name="f20" draw:formula="283 * ?f4 / 339"/><draw:equation draw:name="f21" draw:formula="6 * ?f5 / 2697"/><draw:equation draw:name="f22" draw:formula="305 * ?f4 / 339"/><draw:equation draw:name="f23" draw:formula="19 * ?f5 / 2697"/><draw:equation draw:name="f24" draw:formula="322 * ?f4 / 339"/><draw:equation draw:name="f25" draw:formula="37 * ?f5 / 2697"/><draw:equation draw:name="f26" draw:formula="334 * ?f4 / 339"/><draw:equation draw:name="f27" draw:formula="338 * ?f4 / 339"/><draw:equation draw:name="f28" draw:formula="2642 * ?f5 / 2697"/><draw:equation draw:name="f29" draw:formula="2663 * ?f5 / 2697"/><draw:equation draw:name="f30" draw:formula="332 * ?f4 / 339"/><draw:equation draw:name="f31" draw:formula="2681 * ?f5 / 2697"/><draw:equation draw:name="f32" draw:formula="319 * ?f4 / 339"/><draw:equation draw:name="f33" draw:formula="2692 * ?f5 / 2697"/><draw:equation draw:name="f34" draw:formula="301 * ?f4 / 339"/><draw:equation draw:name="f35" draw:formula="2697 * ?f5 / 2697"/><draw:equation draw:name="f36" draw:formula="279 * ?f4 / 339"/><draw:equation draw:name="f37" draw:formula="2696 * ?f5 / 2697"/><draw:equation draw:name="f38" draw:formula="55 * ?f4 / 339"/><draw:equation draw:name="f39" draw:formula="2691 * ?f5 / 2697"/><draw:equation draw:name="f40" draw:formula="33 * ?f4 / 339"/><draw:equation draw:name="f41" draw:formula="2678 * ?f5 / 2697"/><draw:equation draw:name="f42" draw:formula="16 * ?f4 / 339"/><draw:equation draw:name="f43" draw:formula="2659 * ?f5 / 2697"/><draw:equation draw:name="f44" draw:formula="4 * ?f4 / 339"/><draw:equation draw:name="f45" draw:formula="?f8 / ?f6"/><draw:equation draw:name="f46" draw:formula="?f9 / ?f7"/><draw:equation draw:name="f47" draw:formula="?f10 / ?f6"/><draw:equation draw:name="f48" draw:formula="?f11 / ?f6"/><draw:equation draw:name="f49" draw:formula="?f12 / ?f6"/><draw:equation draw:name="f50" draw:formula="?f13 / ?f7"/><draw:equation draw:name="f51" draw:formula="?f14 / ?f6"/><draw:equation draw:name="f52" draw:formula="?f15 / ?f7"/><draw:equation draw:name="f53" draw:formula="?f16 / ?f6"/><draw:equation draw:name="f54" draw:formula="?f17 / ?f7"/><draw:equation draw:name="f55" draw:formula="?f18 / ?f6"/><draw:equation draw:name="f56" draw:formula="?f19 / ?f7"/><draw:equation draw:name="f57" draw:formula="?f20 / ?f7"/><draw:equation draw:name="f58" draw:formula="?f21 / ?f6"/><draw:equation draw:name="f59" draw:formula="?f22 / ?f7"/><draw:equation draw:name="f60" draw:formula="?f23 / ?f6"/><draw:equation draw:name="f61" draw:formula="?f24 / ?f7"/><draw:equation draw:name="f62" draw:formula="?f25 / ?f6"/><draw:equation draw:name="f63" draw:formula="?f26 / ?f7"/><draw:equation draw:name="f64" draw:formula="?f27 / ?f7"/><draw:equation draw:name="f65" draw:formula="?f28 / ?f6"/><draw:equation draw:name="f66" draw:formula="?f29 / ?f6"/><draw:equation draw:name="f67" draw:formula="?f30 / ?f7"/><draw:equation draw:name="f68" draw:formula="?f31 / ?f6"/><draw:equation draw:name="f69" draw:formula="?f32 / ?f7"/><draw:equation draw:name="f70" draw:formula="?f33 / ?f6"/><draw:equation draw:name="f71" draw:formula="?f34 / ?f7"/><draw:equation draw:name="f72" draw:formula="?f35 / ?f6"/><draw:equation draw:name="f73" draw:formula="?f36 / ?f7"/><draw:equation draw:name="f74" draw:formula="?f37 / ?f6"/><draw:equation draw:name="f75" draw:formula="?f38 / ?f7"/><draw:equation draw:name="f76" draw:formula="?f39 / ?f6"/><draw:equation draw:name="f77" draw:formula="?f40 / ?f7"/><draw:equation draw:name="f78" draw:formula="?f41 / ?f6"/><draw:equation draw:name="f79" draw:formula="?f42 / ?f7"/><draw:equation draw:name="f80" draw:formula="?f43 / ?f6"/><draw:equation draw:name="f81" draw:formula="?f44 / ?f7"/><draw:equation draw:name="f82" draw:formula="0 / ?f6"/><draw:equation draw:name="f83" draw:formula="?f1 / ?f6"/><draw:equation draw:name="f84" draw:formula="0 / ?f7"/><draw:equation draw:name="f85" draw:formula="?f3 / ?f7"/></draw:enhanced-geometry></draw:custom-shape><draw:frame draw:z-index="0" draw:id="id29" draw:style-name="a29" draw:name="Text Box 60" svg:x="0in" svg:y="0in" svg:width="1.87292in" svg:height="0.23542in" style:rel-width="scale" style:rel-height="scale"><draw:text-box><text:p text:style-name="P395"><text:span text:style-name="T396">D</text:span><text:span text:style-name="T397">a</text:span><text:span text:style-name="T398">t</text:span><text:span text:style-name="T399">a</text:span><text:span text:style-name="T400"><text:s/>S</text:span><text:span text:style-name="T401">tru</text:span><text:span text:style-name="T402">c</text:span><text:span text:style-name="T403">ture<text:s/></text:span><text:span text:style-name="T404">a</text:span><text:span text:style-name="T405">nd<text:s/></text:span><text:span text:style-name="T406">A</text:span><text:span text:style-name="T407">lgor</text:span><text:span text:style-name="T408">i</text:span><text:span text:style-name="T409">t</text:span><text:span text:style-name="T410">h</text:span><text:span text:style-name="T411">m</text:span></text:p></draw:text-box><svg:title/><svg:desc/></draw:frame></draw:g></text:span></text:p>
        <text:p text:style-name="P412"/>
        <text:p text:style-name="P413"><text:span text:style-name="T414"><draw:g draw:z-index="251663360" draw:name="Group 55" draw:id="id33" draw:style-name="a33"><svg:title/><svg:desc/><draw:custom-shape svg:x="0in" svg:y="0in" svg:width="1.92986in" svg:height="0.23542in" draw:z-index="0" draw:id="id31" draw:style-name="a31" draw:name="Freeform 57"><svg:title/><svg:desc/><draw:enhanced-geometry draw:type="non-primitive" svg:viewBox="0 0 2779 339" draw:enhanced-path="M 2719 0 L 59 0 55 0 33 6 16 19 4 37 0 59 0 283 6 305 19 322 37 334 59 338 2724 338 2746 332 2763 319 2775 301 2779 279 2779 55 2773 33 2760 16 2742 4 2719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9"/><draw:equation draw:name="f7" draw:formula="?f4 / 339"/><draw:equation draw:name="f8" draw:formula="2719 * ?f5 / 2779"/><draw:equation draw:name="f9" draw:formula="0 * ?f4 / 339"/><draw:equation draw:name="f10" draw:formula="59 * ?f5 / 2779"/><draw:equation draw:name="f11" draw:formula="55 * ?f5 / 2779"/><draw:equation draw:name="f12" draw:formula="33 * ?f5 / 2779"/><draw:equation draw:name="f13" draw:formula="6 * ?f4 / 339"/><draw:equation draw:name="f14" draw:formula="16 * ?f5 / 2779"/><draw:equation draw:name="f15" draw:formula="19 * ?f4 / 339"/><draw:equation draw:name="f16" draw:formula="4 * ?f5 / 2779"/><draw:equation draw:name="f17" draw:formula="37 * ?f4 / 339"/><draw:equation draw:name="f18" draw:formula="0 * ?f5 / 2779"/><draw:equation draw:name="f19" draw:formula="59 * ?f4 / 339"/><draw:equation draw:name="f20" draw:formula="283 * ?f4 / 339"/><draw:equation draw:name="f21" draw:formula="6 * ?f5 / 2779"/><draw:equation draw:name="f22" draw:formula="305 * ?f4 / 339"/><draw:equation draw:name="f23" draw:formula="19 * ?f5 / 2779"/><draw:equation draw:name="f24" draw:formula="322 * ?f4 / 339"/><draw:equation draw:name="f25" draw:formula="37 * ?f5 / 2779"/><draw:equation draw:name="f26" draw:formula="334 * ?f4 / 339"/><draw:equation draw:name="f27" draw:formula="338 * ?f4 / 339"/><draw:equation draw:name="f28" draw:formula="2724 * ?f5 / 2779"/><draw:equation draw:name="f29" draw:formula="2746 * ?f5 / 2779"/><draw:equation draw:name="f30" draw:formula="332 * ?f4 / 339"/><draw:equation draw:name="f31" draw:formula="2763 * ?f5 / 2779"/><draw:equation draw:name="f32" draw:formula="319 * ?f4 / 339"/><draw:equation draw:name="f33" draw:formula="2775 * ?f5 / 2779"/><draw:equation draw:name="f34" draw:formula="301 * ?f4 / 339"/><draw:equation draw:name="f35" draw:formula="2779 * ?f5 / 2779"/><draw:equation draw:name="f36" draw:formula="279 * ?f4 / 339"/><draw:equation draw:name="f37" draw:formula="55 * ?f4 / 339"/><draw:equation draw:name="f38" draw:formula="2773 * ?f5 / 2779"/><draw:equation draw:name="f39" draw:formula="33 * ?f4 / 339"/><draw:equation draw:name="f40" draw:formula="2760 * ?f5 / 2779"/><draw:equation draw:name="f41" draw:formula="16 * ?f4 / 339"/><draw:equation draw:name="f42" draw:formula="2742 * ?f5 / 2779"/><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32" draw:style-name="a32" draw:name="Text Box 56" svg:x="0in" svg:y="0in" svg:width="1.92986in" svg:height="0.23542in" style:rel-width="scale" style:rel-height="scale"><draw:text-box><text:p text:style-name="P415"><text:span text:style-name="T416">Ob</text:span><text:span text:style-name="T417">j</text:span><text:span text:style-name="T418">e</text:span><text:span text:style-name="T419">c</text:span><text:span text:style-name="T420">t</text:span><text:span text:style-name="T421"><text:s/></text:span><text:span text:style-name="T422">Or</text:span><text:span text:style-name="T423">i</text:span><text:span text:style-name="T424">ented</text:span><text:span text:style-name="T425"><text:s/></text:span><text:span text:style-name="T426">P</text:span><text:span text:style-name="T427">rogr</text:span><text:span text:style-name="T428">a</text:span><text:span text:style-name="T429">mm</text:span><text:span text:style-name="T430">i</text:span><text:span text:style-name="T431">ng</text:span></text:p></draw:text-box><svg:title/><svg:desc/></draw:frame></draw:g></text:span><text:span text:style-name="T432"><text:s/></text:span><text:span text:style-name="T433"><draw:g draw:z-index="251663360" draw:name="Group 51" draw:id="id36" draw:style-name="a36"><svg:title/><svg:desc/><draw:custom-shape svg:x="0in" svg:y="0in" svg:width="1.13681in" svg:height="0.23542in" draw:z-index="0" draw:id="id34" draw:style-name="a34" draw:name="Freeform 53"><svg:title/><svg:desc/><draw:enhanced-geometry draw:type="non-primitive" svg:viewBox="0 0 1637 339" draw:enhanced-path="M 1577 0 L 59 0 55 0 33 6 16 19 4 37 0 59 0 283 6 305 19 322 37 334 59 338 1582 338 1603 332 1620 319 1632 301 1636 279 1636 55 1630 33 1617 16 1599 4 1577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37"/><draw:equation draw:name="f7" draw:formula="?f4 / 339"/><draw:equation draw:name="f8" draw:formula="1577 * ?f5 / 1637"/><draw:equation draw:name="f9" draw:formula="0 * ?f4 / 339"/><draw:equation draw:name="f10" draw:formula="59 * ?f5 / 1637"/><draw:equation draw:name="f11" draw:formula="55 * ?f5 / 1637"/><draw:equation draw:name="f12" draw:formula="33 * ?f5 / 1637"/><draw:equation draw:name="f13" draw:formula="6 * ?f4 / 339"/><draw:equation draw:name="f14" draw:formula="16 * ?f5 / 1637"/><draw:equation draw:name="f15" draw:formula="19 * ?f4 / 339"/><draw:equation draw:name="f16" draw:formula="4 * ?f5 / 1637"/><draw:equation draw:name="f17" draw:formula="37 * ?f4 / 339"/><draw:equation draw:name="f18" draw:formula="0 * ?f5 / 1637"/><draw:equation draw:name="f19" draw:formula="59 * ?f4 / 339"/><draw:equation draw:name="f20" draw:formula="283 * ?f4 / 339"/><draw:equation draw:name="f21" draw:formula="6 * ?f5 / 1637"/><draw:equation draw:name="f22" draw:formula="305 * ?f4 / 339"/><draw:equation draw:name="f23" draw:formula="19 * ?f5 / 1637"/><draw:equation draw:name="f24" draw:formula="322 * ?f4 / 339"/><draw:equation draw:name="f25" draw:formula="37 * ?f5 / 1637"/><draw:equation draw:name="f26" draw:formula="334 * ?f4 / 339"/><draw:equation draw:name="f27" draw:formula="338 * ?f4 / 339"/><draw:equation draw:name="f28" draw:formula="1582 * ?f5 / 1637"/><draw:equation draw:name="f29" draw:formula="1603 * ?f5 / 1637"/><draw:equation draw:name="f30" draw:formula="332 * ?f4 / 339"/><draw:equation draw:name="f31" draw:formula="1620 * ?f5 / 1637"/><draw:equation draw:name="f32" draw:formula="319 * ?f4 / 339"/><draw:equation draw:name="f33" draw:formula="1632 * ?f5 / 1637"/><draw:equation draw:name="f34" draw:formula="301 * ?f4 / 339"/><draw:equation draw:name="f35" draw:formula="1636 * ?f5 / 1637"/><draw:equation draw:name="f36" draw:formula="279 * ?f4 / 339"/><draw:equation draw:name="f37" draw:formula="55 * ?f4 / 339"/><draw:equation draw:name="f38" draw:formula="1630 * ?f5 / 1637"/><draw:equation draw:name="f39" draw:formula="33 * ?f4 / 339"/><draw:equation draw:name="f40" draw:formula="1617 * ?f5 / 1637"/><draw:equation draw:name="f41" draw:formula="16 * ?f4 / 339"/><draw:equation draw:name="f42" draw:formula="1599 * ?f5 / 1637"/><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35" draw:style-name="a35" draw:name="Text Box 52" svg:x="0in" svg:y="0in" svg:width="1.13681in" svg:height="0.23542in" style:rel-width="scale" style:rel-height="scale"><draw:text-box><text:p text:style-name="P434"><text:span text:style-name="T435">P</text:span><text:span text:style-name="T436">roblem</text:span><text:span text:style-name="T437"><text:s/></text:span><text:span text:style-name="T438">S</text:span><text:span text:style-name="T439">ol</text:span><text:span text:style-name="T440">vi</text:span><text:span text:style-name="T441">ng</text:span></text:p></draw:text-box><svg:title/><svg:desc/></draw:frame></draw:g></text:span></text:p>
        <text:p text:style-name="P442"/>
        <text:p text:style-name="P443"><text:span text:style-name="T444"><draw:g draw:z-index="251663360" draw:name="Group 47" draw:id="id39" draw:style-name="a39"><svg:title/><svg:desc/><draw:custom-shape svg:x="0in" svg:y="0in" svg:width="0.44444in" svg:height="0.23542in" draw:z-index="0" draw:id="id37" draw:style-name="a37" draw:name="Freeform 49"><svg:title/><svg:desc/><draw:enhanced-geometry draw:type="non-primitive" svg:viewBox="0 0 640 339" draw:enhanced-path="M 580 0 L 59 0 55 0 33 6 16 19 4 37 0 59 0 283 6 305 19 322 37 334 59 338 585 338 607 332 624 319 636 301 640 279 640 55 634 33 621 16 603 4 580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339"/><draw:equation draw:name="f8" draw:formula="580 * ?f5 / 640"/><draw:equation draw:name="f9" draw:formula="0 * ?f4 / 339"/><draw:equation draw:name="f10" draw:formula="59 * ?f5 / 640"/><draw:equation draw:name="f11" draw:formula="55 * ?f5 / 640"/><draw:equation draw:name="f12" draw:formula="33 * ?f5 / 640"/><draw:equation draw:name="f13" draw:formula="6 * ?f4 / 339"/><draw:equation draw:name="f14" draw:formula="16 * ?f5 / 640"/><draw:equation draw:name="f15" draw:formula="19 * ?f4 / 339"/><draw:equation draw:name="f16" draw:formula="4 * ?f5 / 640"/><draw:equation draw:name="f17" draw:formula="37 * ?f4 / 339"/><draw:equation draw:name="f18" draw:formula="0 * ?f5 / 640"/><draw:equation draw:name="f19" draw:formula="59 * ?f4 / 339"/><draw:equation draw:name="f20" draw:formula="283 * ?f4 / 339"/><draw:equation draw:name="f21" draw:formula="6 * ?f5 / 640"/><draw:equation draw:name="f22" draw:formula="305 * ?f4 / 339"/><draw:equation draw:name="f23" draw:formula="19 * ?f5 / 640"/><draw:equation draw:name="f24" draw:formula="322 * ?f4 / 339"/><draw:equation draw:name="f25" draw:formula="37 * ?f5 / 640"/><draw:equation draw:name="f26" draw:formula="334 * ?f4 / 339"/><draw:equation draw:name="f27" draw:formula="338 * ?f4 / 339"/><draw:equation draw:name="f28" draw:formula="585 * ?f5 / 640"/><draw:equation draw:name="f29" draw:formula="607 * ?f5 / 640"/><draw:equation draw:name="f30" draw:formula="332 * ?f4 / 339"/><draw:equation draw:name="f31" draw:formula="624 * ?f5 / 640"/><draw:equation draw:name="f32" draw:formula="319 * ?f4 / 339"/><draw:equation draw:name="f33" draw:formula="636 * ?f5 / 640"/><draw:equation draw:name="f34" draw:formula="301 * ?f4 / 339"/><draw:equation draw:name="f35" draw:formula="640 * ?f5 / 640"/><draw:equation draw:name="f36" draw:formula="279 * ?f4 / 339"/><draw:equation draw:name="f37" draw:formula="55 * ?f4 / 339"/><draw:equation draw:name="f38" draw:formula="634 * ?f5 / 640"/><draw:equation draw:name="f39" draw:formula="33 * ?f4 / 339"/><draw:equation draw:name="f40" draw:formula="621 * ?f5 / 640"/><draw:equation draw:name="f41" draw:formula="16 * ?f4 / 339"/><draw:equation draw:name="f42" draw:formula="603 * ?f5 / 640"/><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38" draw:style-name="a38" draw:name="Text Box 48" svg:x="0in" svg:y="0in" svg:width="0.44444in" svg:height="0.23542in" style:rel-width="scale" style:rel-height="scale"><draw:text-box><text:p text:style-name="P445"><text:span text:style-name="T446">S</text:span><text:span text:style-name="T447">Q</text:span><text:span text:style-name="T448">L</text:span></text:p></draw:text-box><svg:title/><svg:desc/></draw:frame></draw:g></text:span><text:span text:style-name="T449"><text:s/></text:span><text:span text:style-name="T450"><draw:g draw:z-index="251663360" draw:name="Group 43" draw:id="id42" draw:style-name="a42"><svg:title/><svg:desc/><draw:custom-shape svg:x="0in" svg:y="0in" svg:width="0.54931in" svg:height="0.23542in" draw:z-index="0" draw:id="id40" draw:style-name="a40" draw:name="Freeform 45"><svg:title/><svg:desc/><draw:enhanced-geometry draw:type="non-primitive" svg:viewBox="0 0 791 339" draw:enhanced-path="M 731 0 L 59 0 55 0 33 6 16 19 4 37 0 59 0 283 6 305 19 322 37 334 59 338 736 338 757 332 775 319 786 301 791 279 791 55 785 33 772 16 753 4 731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1"/><draw:equation draw:name="f7" draw:formula="?f4 / 339"/><draw:equation draw:name="f8" draw:formula="731 * ?f5 / 791"/><draw:equation draw:name="f9" draw:formula="0 * ?f4 / 339"/><draw:equation draw:name="f10" draw:formula="59 * ?f5 / 791"/><draw:equation draw:name="f11" draw:formula="55 * ?f5 / 791"/><draw:equation draw:name="f12" draw:formula="33 * ?f5 / 791"/><draw:equation draw:name="f13" draw:formula="6 * ?f4 / 339"/><draw:equation draw:name="f14" draw:formula="16 * ?f5 / 791"/><draw:equation draw:name="f15" draw:formula="19 * ?f4 / 339"/><draw:equation draw:name="f16" draw:formula="4 * ?f5 / 791"/><draw:equation draw:name="f17" draw:formula="37 * ?f4 / 339"/><draw:equation draw:name="f18" draw:formula="0 * ?f5 / 791"/><draw:equation draw:name="f19" draw:formula="59 * ?f4 / 339"/><draw:equation draw:name="f20" draw:formula="283 * ?f4 / 339"/><draw:equation draw:name="f21" draw:formula="6 * ?f5 / 791"/><draw:equation draw:name="f22" draw:formula="305 * ?f4 / 339"/><draw:equation draw:name="f23" draw:formula="19 * ?f5 / 791"/><draw:equation draw:name="f24" draw:formula="322 * ?f4 / 339"/><draw:equation draw:name="f25" draw:formula="37 * ?f5 / 791"/><draw:equation draw:name="f26" draw:formula="334 * ?f4 / 339"/><draw:equation draw:name="f27" draw:formula="338 * ?f4 / 339"/><draw:equation draw:name="f28" draw:formula="736 * ?f5 / 791"/><draw:equation draw:name="f29" draw:formula="757 * ?f5 / 791"/><draw:equation draw:name="f30" draw:formula="332 * ?f4 / 339"/><draw:equation draw:name="f31" draw:formula="775 * ?f5 / 791"/><draw:equation draw:name="f32" draw:formula="319 * ?f4 / 339"/><draw:equation draw:name="f33" draw:formula="786 * ?f5 / 791"/><draw:equation draw:name="f34" draw:formula="301 * ?f4 / 339"/><draw:equation draw:name="f35" draw:formula="791 * ?f5 / 791"/><draw:equation draw:name="f36" draw:formula="279 * ?f4 / 339"/><draw:equation draw:name="f37" draw:formula="55 * ?f4 / 339"/><draw:equation draw:name="f38" draw:formula="785 * ?f5 / 791"/><draw:equation draw:name="f39" draw:formula="33 * ?f4 / 339"/><draw:equation draw:name="f40" draw:formula="772 * ?f5 / 791"/><draw:equation draw:name="f41" draw:formula="16 * ?f4 / 339"/><draw:equation draw:name="f42" draw:formula="753 * ?f5 / 791"/><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41" draw:style-name="a41" draw:name="Text Box 44" svg:x="0in" svg:y="0in" svg:width="0.54931in" svg:height="0.23542in" style:rel-width="scale" style:rel-height="scale"><draw:text-box><text:p text:style-name="P451"><text:span text:style-name="T452">HT</text:span><text:span text:style-name="T453">M</text:span><text:span text:style-name="T454">L</text:span></text:p></draw:text-box><svg:title/><svg:desc/></draw:frame></draw:g></text:span><text:span text:style-name="T455"><text:s/></text:span><text:span text:style-name="T456"><draw:g draw:z-index="251663360" draw:name="Group 39" draw:id="id45" draw:style-name="a45"><svg:title/><svg:desc/><draw:custom-shape svg:x="0in" svg:y="0in" svg:width="0.42917in" svg:height="0.23542in" draw:z-index="0" draw:id="id43" draw:style-name="a43" draw:name="Freeform 41"><svg:title/><svg:desc/><draw:enhanced-geometry draw:type="non-primitive" svg:viewBox="0 0 618 339" draw:enhanced-path="M 558 0 L 59 0 55 0 33 6 16 19 4 37 0 59 0 283 6 305 19 322 37 334 59 338 562 338 584 332 601 319 613 301 617 279 617 55 611 33 598 16 580 4 558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draw:equation draw:name="f7" draw:formula="?f4 / 339"/><draw:equation draw:name="f8" draw:formula="558 * ?f5 / 618"/><draw:equation draw:name="f9" draw:formula="0 * ?f4 / 339"/><draw:equation draw:name="f10" draw:formula="59 * ?f5 / 618"/><draw:equation draw:name="f11" draw:formula="55 * ?f5 / 618"/><draw:equation draw:name="f12" draw:formula="33 * ?f5 / 618"/><draw:equation draw:name="f13" draw:formula="6 * ?f4 / 339"/><draw:equation draw:name="f14" draw:formula="16 * ?f5 / 618"/><draw:equation draw:name="f15" draw:formula="19 * ?f4 / 339"/><draw:equation draw:name="f16" draw:formula="4 * ?f5 / 618"/><draw:equation draw:name="f17" draw:formula="37 * ?f4 / 339"/><draw:equation draw:name="f18" draw:formula="0 * ?f5 / 618"/><draw:equation draw:name="f19" draw:formula="59 * ?f4 / 339"/><draw:equation draw:name="f20" draw:formula="283 * ?f4 / 339"/><draw:equation draw:name="f21" draw:formula="6 * ?f5 / 618"/><draw:equation draw:name="f22" draw:formula="305 * ?f4 / 339"/><draw:equation draw:name="f23" draw:formula="19 * ?f5 / 618"/><draw:equation draw:name="f24" draw:formula="322 * ?f4 / 339"/><draw:equation draw:name="f25" draw:formula="37 * ?f5 / 618"/><draw:equation draw:name="f26" draw:formula="334 * ?f4 / 339"/><draw:equation draw:name="f27" draw:formula="338 * ?f4 / 339"/><draw:equation draw:name="f28" draw:formula="562 * ?f5 / 618"/><draw:equation draw:name="f29" draw:formula="584 * ?f5 / 618"/><draw:equation draw:name="f30" draw:formula="332 * ?f4 / 339"/><draw:equation draw:name="f31" draw:formula="601 * ?f5 / 618"/><draw:equation draw:name="f32" draw:formula="319 * ?f4 / 339"/><draw:equation draw:name="f33" draw:formula="613 * ?f5 / 618"/><draw:equation draw:name="f34" draw:formula="301 * ?f4 / 339"/><draw:equation draw:name="f35" draw:formula="617 * ?f5 / 618"/><draw:equation draw:name="f36" draw:formula="279 * ?f4 / 339"/><draw:equation draw:name="f37" draw:formula="55 * ?f4 / 339"/><draw:equation draw:name="f38" draw:formula="611 * ?f5 / 618"/><draw:equation draw:name="f39" draw:formula="33 * ?f4 / 339"/><draw:equation draw:name="f40" draw:formula="598 * ?f5 / 618"/><draw:equation draw:name="f41" draw:formula="16 * ?f4 / 339"/><draw:equation draw:name="f42" draw:formula="580 * ?f5 / 618"/><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44" draw:style-name="a44" draw:name="Text Box 40" svg:x="0in" svg:y="0in" svg:width="0.42917in" svg:height="0.23542in" style:rel-width="scale" style:rel-height="scale"><draw:text-box><text:p text:style-name="P457"><text:span text:style-name="T458">CSS</text:span></text:p></draw:text-box><svg:title/><svg:desc/></draw:frame></draw:g></text:span><text:span text:style-name="T459"><text:s/></text:span><text:span text:style-name="T460"><draw:g draw:z-index="251663360" draw:name="Group 35" draw:id="id48" draw:style-name="a48"><svg:title/><svg:desc/><draw:custom-shape svg:x="0in" svg:y="0in" svg:width="0.51458in" svg:height="0.23542in" draw:z-index="0" draw:id="id46" draw:style-name="a46" draw:name="Freeform 37"><svg:title/><svg:desc/><draw:enhanced-geometry draw:type="non-primitive" svg:viewBox="0 0 741 339" draw:enhanced-path="M 681 0 L 59 0 55 0 33 6 16 19 4 37 0 59 0 283 6 305 19 322 37 334 59 338 686 338 707 332 725 319 736 301 740 279 740 55 734 33 721 16 703 4 681 0 Z N" draw:text-areas="?f80 ?f82 ?f81 ?f83" draw:glue-points="?f44 ?f45 ?f46 ?f45 ?f47 ?f45 ?f48 ?f49 ?f50 ?f51 ?f52 ?f53 ?f54 ?f55 ?f54 ?f56 ?f57 ?f58 ?f59 ?f60 ?f61 ?f62 ?f46 ?f63 ?f64 ?f63 ?f65 ?f66 ?f67 ?f68 ?f69 ?f70 ?f71 ?f72 ?f71 ?f73 ?f74 ?f75 ?f76 ?f77 ?f78 ?f79 ?f44 ?f4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1"/><draw:equation draw:name="f7" draw:formula="?f4 / 339"/><draw:equation draw:name="f8" draw:formula="681 * ?f5 / 741"/><draw:equation draw:name="f9" draw:formula="0 * ?f4 / 339"/><draw:equation draw:name="f10" draw:formula="59 * ?f5 / 741"/><draw:equation draw:name="f11" draw:formula="55 * ?f5 / 741"/><draw:equation draw:name="f12" draw:formula="33 * ?f5 / 741"/><draw:equation draw:name="f13" draw:formula="6 * ?f4 / 339"/><draw:equation draw:name="f14" draw:formula="16 * ?f5 / 741"/><draw:equation draw:name="f15" draw:formula="19 * ?f4 / 339"/><draw:equation draw:name="f16" draw:formula="4 * ?f5 / 741"/><draw:equation draw:name="f17" draw:formula="37 * ?f4 / 339"/><draw:equation draw:name="f18" draw:formula="0 * ?f5 / 741"/><draw:equation draw:name="f19" draw:formula="59 * ?f4 / 339"/><draw:equation draw:name="f20" draw:formula="283 * ?f4 / 339"/><draw:equation draw:name="f21" draw:formula="6 * ?f5 / 741"/><draw:equation draw:name="f22" draw:formula="305 * ?f4 / 339"/><draw:equation draw:name="f23" draw:formula="19 * ?f5 / 741"/><draw:equation draw:name="f24" draw:formula="322 * ?f4 / 339"/><draw:equation draw:name="f25" draw:formula="37 * ?f5 / 741"/><draw:equation draw:name="f26" draw:formula="334 * ?f4 / 339"/><draw:equation draw:name="f27" draw:formula="338 * ?f4 / 339"/><draw:equation draw:name="f28" draw:formula="686 * ?f5 / 741"/><draw:equation draw:name="f29" draw:formula="707 * ?f5 / 741"/><draw:equation draw:name="f30" draw:formula="332 * ?f4 / 339"/><draw:equation draw:name="f31" draw:formula="725 * ?f5 / 741"/><draw:equation draw:name="f32" draw:formula="319 * ?f4 / 339"/><draw:equation draw:name="f33" draw:formula="736 * ?f5 / 741"/><draw:equation draw:name="f34" draw:formula="301 * ?f4 / 339"/><draw:equation draw:name="f35" draw:formula="740 * ?f5 / 741"/><draw:equation draw:name="f36" draw:formula="279 * ?f4 / 339"/><draw:equation draw:name="f37" draw:formula="55 * ?f4 / 339"/><draw:equation draw:name="f38" draw:formula="734 * ?f5 / 741"/><draw:equation draw:name="f39" draw:formula="33 * ?f4 / 339"/><draw:equation draw:name="f40" draw:formula="721 * ?f5 / 741"/><draw:equation draw:name="f41" draw:formula="16 * ?f4 / 339"/><draw:equation draw:name="f42" draw:formula="703 * ?f5 / 741"/><draw:equation draw:name="f43" draw:formula="4 * ?f4 / 339"/><draw:equation draw:name="f44" draw:formula="?f8 / ?f6"/><draw:equation draw:name="f45" draw:formula="?f9 / ?f7"/><draw:equation draw:name="f46" draw:formula="?f10 / ?f6"/><draw:equation draw:name="f47" draw:formula="?f11 / ?f6"/><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7"/><draw:equation draw:name="f57" draw:formula="?f21 / ?f6"/><draw:equation draw:name="f58" draw:formula="?f22 / ?f7"/><draw:equation draw:name="f59" draw:formula="?f23 / ?f6"/><draw:equation draw:name="f60" draw:formula="?f24 / ?f7"/><draw:equation draw:name="f61" draw:formula="?f25 / ?f6"/><draw:equation draw:name="f62" draw:formula="?f26 / ?f7"/><draw:equation draw:name="f63" draw:formula="?f27 / ?f7"/><draw:equation draw:name="f64" draw:formula="?f28 / ?f6"/><draw:equation draw:name="f65" draw:formula="?f29 / ?f6"/><draw:equation draw:name="f66" draw:formula="?f30 / ?f7"/><draw:equation draw:name="f67" draw:formula="?f31 / ?f6"/><draw:equation draw:name="f68" draw:formula="?f32 / ?f7"/><draw:equation draw:name="f69" draw:formula="?f33 / ?f6"/><draw:equation draw:name="f70" draw:formula="?f34 / ?f7"/><draw:equation draw:name="f71" draw:formula="?f35 / ?f6"/><draw:equation draw:name="f72" draw:formula="?f36 / ?f7"/><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frame draw:z-index="0" draw:id="id47" draw:style-name="a47" draw:name="Text Box 36" svg:x="0in" svg:y="0in" svg:width="0.51458in" svg:height="0.23542in" style:rel-width="scale" style:rel-height="scale"><draw:text-box><text:p text:style-name="P461"><text:span text:style-name="T462">JAVA</text:span></text:p></draw:text-box><svg:title/><svg:desc/></draw:frame></draw:g></text:span></text:p>
        <text:p text:style-name="P463"/>
        <text:p text:style-name="P464"/>
        <text:p text:style-name="P465"><text:span text:style-name="T466">A</text:span><text:span text:style-name="T467">C</text:span><text:span text:style-name="T468">HI</text:span><text:span text:style-name="T469">E</text:span><text:span text:style-name="T470">V</text:span><text:span text:style-name="T471">E</text:span><text:span text:style-name="T472">M</text:span><text:span text:style-name="T473">E</text:span><text:span text:style-name="T474">NT</text:span><text:span text:style-name="T475">S</text:span></text:p>
        <text:p text:style-name="P476"><text:span text:style-name="T477">GFG</text:span><text:span text:style-name="T478"><text:s/></text:span><text:span text:style-name="T479">P</text:span><text:span text:style-name="T480">r</text:span><text:span text:style-name="T481">o</text:span><text:span text:style-name="T482">ﬁ</text:span><text:span text:style-name="T483">le</text:span><text:span text:style-name="T484"><text:s/></text:span><text:span text:style-name="T485">|</text:span><text:span text:style-name="T486"><text:s/></text:span><text:span text:style-name="T487">solv</text:span><text:span text:style-name="T488">e</text:span><text:span text:style-name="T489">d</text:span><text:span text:style-name="T490"><text:s/></text:span><text:span text:style-name="T491">ov</text:span><text:span text:style-name="T492">er</text:span><text:span text:style-name="T493"><text:s/></text:span><text:span text:style-name="T494">100</text:span><text:span text:style-name="T495">+</text:span><text:span text:style-name="T496"><text:s/></text:span><text:span text:style-name="T497">qua</text:span><text:span text:style-name="T498">l</text:span><text:span text:style-name="T499">i</text:span><text:span text:style-name="T500">t</text:span><text:span text:style-name="T501">y</text:span><text:span text:style-name="T502"><text:s/></text:span><text:span text:style-name="T503">qu</text:span><text:span text:style-name="T504">e</text:span><text:span text:style-name="T505">s</text:span><text:span text:style-name="T506">t</text:span><text:span text:style-name="T507">ion</text:span><text:span text:style-name="T508"><text:s/></text:span><text:span text:style-name="T509">of</text:span><text:span text:style-name="T510"><text:s/></text:span><text:span text:style-name="T511">D</text:span><text:span text:style-name="T512">a</text:span><text:span text:style-name="T513">t</text:span><text:span text:style-name="T514">a</text:span><text:span text:style-name="T515"><text:s/></text:span><text:span text:style-name="T516">Stru</text:span><text:span text:style-name="T517">c</text:span><text:span text:style-name="T518">ture</text:span><text:span text:style-name="T519">s</text:span><text:span text:style-name="T520"><text:s/></text:span><text:span text:style-name="T521">and</text:span><text:span text:style-name="T522"><text:s/></text:span><text:span text:style-name="T523">A</text:span><text:span text:style-name="T524">lgor</text:span><text:span text:style-name="T525">i</text:span><text:span text:style-name="T526">thm</text:span><text:span text:style-name="T527">s.</text:span></text:p>
        <text:p text:style-name="P528"/>
        <text:p text:style-name="P529"><text:span text:style-name="T530">L</text:span><text:span text:style-name="T531">eet</text:span><text:span text:style-name="T532">Cod</text:span><text:span text:style-name="T533">e</text:span><text:span text:style-name="T534"><text:s/></text:span><text:span text:style-name="T535">P</text:span><text:span text:style-name="T536">r</text:span><text:span text:style-name="T537">o</text:span><text:span text:style-name="T538">ﬁ</text:span><text:span text:style-name="T539">le</text:span><text:span text:style-name="T540"><text:s/></text:span><text:span text:style-name="T541">|</text:span><text:span text:style-name="T542"><text:s/></text:span><text:span text:style-name="T543">solv</text:span><text:span text:style-name="T544">e</text:span><text:span text:style-name="T545">d</text:span><text:span text:style-name="T546"><text:s/></text:span><text:span text:style-name="T547">ov</text:span><text:span text:style-name="T548">er</text:span><text:span text:style-name="T549"><text:s/></text:span><text:span text:style-name="T550">50</text:span><text:span text:style-name="T551">+</text:span><text:span text:style-name="T552"><text:s/></text:span><text:span text:style-name="T553">qua</text:span><text:span text:style-name="T554">l</text:span><text:span text:style-name="T555">i</text:span><text:span text:style-name="T556">t</text:span><text:span text:style-name="T557">y</text:span><text:span text:style-name="T558"><text:s/></text:span><text:span text:style-name="T559">qu</text:span><text:span text:style-name="T560">e</text:span><text:span text:style-name="T561">s</text:span><text:span text:style-name="T562">t</text:span><text:span text:style-name="T563">ion</text:span><text:span text:style-name="T564"><text:s/></text:span><text:span text:style-name="T565">o</text:span><text:span text:style-name="T566">f</text:span><text:span text:style-name="T567"><text:s/></text:span><text:span text:style-name="T568">Data</text:span><text:span text:style-name="T569"><text:s/>Stru</text:span><text:span text:style-name="T570">c</text:span><text:span text:style-name="T571">ture</text:span><text:span text:style-name="T572">s</text:span><text:span text:style-name="T573"><text:s/>and<text:s/></text:span><text:span text:style-name="T574">A</text:span><text:span text:style-name="T575">lgor</text:span><text:span text:style-name="T576">i</text:span><text:span text:style-name="T577">thm</text:span><text:span text:style-name="T578">s.</text:span></text:p>
        <text:p text:style-name="P579"/>
        <text:p text:style-name="P580"><text:span text:style-name="T581">C</text:span><text:span text:style-name="T582">ollege</text:span><text:span text:style-name="T583"><text:s/></text:span><text:span text:style-name="T584">Inter</text:span><text:span text:style-name="T585"><text:s/></text:span><text:span text:style-name="T586">F</text:span><text:span text:style-name="T587">ootball</text:span><text:span text:style-name="T588"><text:s/></text:span><text:span text:style-name="T589">C</text:span><text:span text:style-name="T590">hamp</text:span><text:span text:style-name="T591">i</text:span><text:span text:style-name="T592">on</text:span><text:span text:style-name="T593">.</text:span></text:p>
        <text:p text:style-name="P594"/>
        <text:p text:style-name="P595"/>
        <text:p text:style-name="P596"/>
        <text:p text:style-name="P597"><text:span text:style-name="T598">L</text:span><text:span text:style-name="T599">AN</text:span><text:span text:style-name="T600">GU</text:span><text:span text:style-name="T601">A</text:span><text:span text:style-name="T602">GES</text:span></text:p>
      </text:section>
      <text:section text:name="Sect2" text:style-name="S2">
        <text:soft-page-break/>
        <text:p text:style-name="P603"><text:span text:style-name="T604">PR</text:span><text:span text:style-name="T605">O</text:span><text:span text:style-name="T606">JEC</text:span><text:span text:style-name="T607">T</text:span><text:span text:style-name="T608">S</text:span></text:p>
        <text:p text:style-name="P609"><text:span text:style-name="T610">CRE</text:span><text:span text:style-name="T611">DI</text:span><text:span text:style-name="T612">T</text:span><text:span text:style-name="T613"><text:s/></text:span><text:span text:style-name="T614">CARD</text:span><text:span text:style-name="T615"><text:s/></text:span><text:span text:style-name="T616">V</text:span><text:span text:style-name="T617">AL</text:span><text:span text:style-name="T618">ID</text:span><text:span text:style-name="T619">AT</text:span><text:span text:style-name="T620">O</text:span><text:span text:style-name="T621">R</text:span><text:span text:style-name="T622"><text:s/></text:span><text:span text:style-name="T623">WI</text:span><text:span text:style-name="T624">T</text:span><text:span text:style-name="T625">H</text:span><text:span text:style-name="T626"><text:s/></text:span><text:span text:style-name="T627">CPP</text:span></text:p>
        <text:p text:style-name="P628"><draw:custom-shape svg:x="0.34583in" svg:y="0.06389in" svg:width="0.05417in" svg:height="0.01319in" draw:z-index="0" draw:id="id49" draw:style-name="a49" draw:name="Freeform 33"><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01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629">C</text:span><text:span text:style-name="T630">re</text:span><text:span text:style-name="T631">a</text:span><text:span text:style-name="T632">te</text:span><text:span text:style-name="T633">d</text:span><text:span text:style-name="T634"><text:s/></text:span>a<text:span text:style-name="T635"><text:s/></text:span><text:span text:style-name="T636">p</text:span><text:span text:style-name="T637">r</text:span><text:span text:style-name="T638">og</text:span><text:span text:style-name="T639">r</text:span><text:span text:style-name="T640">am</text:span><text:span text:style-name="T641"><text:s/></text:span><text:span text:style-name="T642">w</text:span><text:span text:style-name="T643">hich</text:span><text:span text:style-name="T644"><text:s/></text:span><text:span text:style-name="T645">ch</text:span><text:span text:style-name="T646">e</text:span><text:span text:style-name="T647">ck</text:span><text:span text:style-name="T648"><text:s/></text:span><text:span text:style-name="T649">t</text:span><text:span text:style-name="T650">h</text:span><text:span text:style-name="T651">e</text:span><text:span text:style-name="T652"><text:s/></text:span><text:span text:style-name="T653">va</text:span><text:span text:style-name="T654">l</text:span><text:span text:style-name="T655">ida</text:span><text:span text:style-name="T656">t</text:span><text:span text:style-name="T657">ion</text:span><text:span text:style-name="T658"><text:s/></text:span><text:span text:style-name="T659">o</text:span><text:span text:style-name="T660">f</text:span><text:span text:style-name="T661"><text:s/></text:span><text:span text:style-name="T662">a</text:span><text:span text:style-name="T663">ll</text:span><text:span text:style-name="T664"><text:s/></text:span><text:span text:style-name="T665">popu</text:span><text:span text:style-name="T666">l</text:span><text:span text:style-name="T667">a</text:span><text:span text:style-name="T668">r</text:span><text:span text:style-name="T669"><text:s/></text:span><text:span text:style-name="T670">ca</text:span><text:span text:style-name="T671">r</text:span><text:span text:style-name="T672">ds</text:span><text:span text:style-name="T673"><text:s/></text:span><text:span text:style-name="T674">lik</text:span><text:span text:style-name="T675">e</text:span><text:span text:style-name="T676"><text:s/></text:span><text:span text:style-name="T677">V</text:span><text:span text:style-name="T678">is</text:span><text:span text:style-name="T679">a</text:span><text:span text:style-name="T680">,</text:span><text:span text:style-name="T681"><text:s/></text:span><text:span text:style-name="T682">Ma</text:span><text:span text:style-name="T683">s</text:span><text:span text:style-name="T684">ter</text:span><text:span text:style-name="T685">C</text:span><text:span text:style-name="T686">ard</text:span><text:span text:style-name="T687"><text:s/></text:span><text:span text:style-name="T688">et</text:span><text:span text:style-name="T689">c.</text:span></text:p>
        <text:p text:style-name="P690"><draw:custom-shape svg:x="0.34583in" svg:y="0.08125in" svg:width="0.05417in" svg:height="0.01319in" draw:z-index="0" draw:id="id50" draw:style-name="a50" draw:name="Freeform 31"><svg:title/><svg:desc/><draw:enhanced-geometry draw:type="non-primitive" svg:viewBox="0 0 78 19" draw:enhanced-path="M 0 10 L 78 10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27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Used<text:span text:style-name="T691"><text:s/></text:span><text:span text:style-name="T692">Luhn’s</text:span><text:span text:style-name="T693"><text:s/></text:span><text:span text:style-name="T694">a</text:span><text:span text:style-name="T695">l</text:span><text:span text:style-name="T696">go</text:span><text:span text:style-name="T697">r</text:span><text:span text:style-name="T698">i</text:span><text:span text:style-name="T699">t</text:span><text:span text:style-name="T700">hm</text:span><text:span text:style-name="T701"><text:s/></text:span><text:span text:style-name="T702">t</text:span><text:span text:style-name="T703">o</text:span><text:span text:style-name="T704"><text:s/></text:span><text:span text:style-name="T705">va</text:span><text:span text:style-name="T706">l</text:span><text:span text:style-name="T707">ida</text:span><text:span text:style-name="T708">te</text:span><text:span text:style-name="T709"><text:s/></text:span><text:span text:style-name="T710">c</text:span><text:span text:style-name="T711">re</text:span><text:span text:style-name="T712">di</text:span><text:span text:style-name="T713">t</text:span><text:span text:style-name="T714"><text:s/></text:span><text:span text:style-name="T715">ca</text:span><text:span text:style-name="T716">r</text:span><text:span text:style-name="T717">d.</text:span></text:p>
        <text:p text:style-name="P718"/>
        <text:h text:style-name="Überschrift3" text:outline-level="3"><text:span text:style-name="T719">M</text:span><text:span text:style-name="T720">S</text:span><text:span text:style-name="T721"><text:s/></text:span><text:span text:style-name="T722">Exc</text:span><text:span text:style-name="T723">el</text:span><text:span text:style-name="T724"><text:s/></text:span><text:span text:style-name="T725">C</text:span><text:span text:style-name="T726">lone</text:span></text:h>
        <text:p text:style-name="P727"><draw:custom-shape svg:x="0.34583in" svg:y="0.06389in" svg:width="0.05417in" svg:height="0.01319in" draw:z-index="0" draw:id="id51" draw:style-name="a51" draw:name="Freeform 29"><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01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728">I</text:span><text:span text:style-name="T729">t</text:span><text:span text:style-name="T730"><text:s/></text:span><text:span text:style-name="T731">is</text:span><text:span text:style-name="T732"><text:s/></text:span>a<text:span text:style-name="T733"><text:s/></text:span><text:span text:style-name="T734">M</text:span><text:span text:style-name="T735">ini</text:span><text:span text:style-name="T736"><text:s/></text:span><text:span text:style-name="T737">Exc</text:span><text:span text:style-name="T738">e</text:span><text:span text:style-name="T739">l</text:span><text:span text:style-name="T740"><text:s/></text:span><text:span text:style-name="T741">sh</text:span><text:span text:style-name="T742">eet</text:span><text:span text:style-name="T743"><text:s/></text:span><text:span text:style-name="T744">o</text:span><text:span text:style-name="T745">f</text:span><text:span text:style-name="T746"><text:s/></text:span><text:span text:style-name="T747">100</text:span><text:span text:style-name="T748"><text:s/></text:span>X<text:span text:style-name="T749"><text:s/></text:span><text:span text:style-name="T750">26</text:span><text:span text:style-name="T751">,</text:span><text:span text:style-name="T752"><text:s/></text:span><text:span text:style-name="T753">mad</text:span><text:span text:style-name="T754">e</text:span><text:span text:style-name="T755"><text:s/></text:span><text:span text:style-name="T756">using</text:span><text:span text:style-name="T757"><text:s/></text:span><text:span text:style-name="T758">HT</text:span><text:span text:style-name="T759">M</text:span><text:span text:style-name="T760">L,CSS</text:span><text:span text:style-name="T761"><text:s/></text:span>&amp;<text:span text:style-name="T762"><text:s/></text:span><text:span text:style-name="T763">JavaSc</text:span><text:span text:style-name="T764">r</text:span><text:span text:style-name="T765">ip</text:span><text:span text:style-name="T766">t</text:span></text:p>
        <text:p text:style-name="P767"><draw:custom-shape svg:x="0.34583in" svg:y="0.08125in" svg:width="0.05417in" svg:height="0.01319in" draw:z-index="0" draw:id="id52" draw:style-name="a52" draw:name="Freeform 27"><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26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768">In</text:span><text:span text:style-name="T769"><text:s/></text:span><text:span text:style-name="T770">t</text:span><text:span text:style-name="T771">his,</text:span><text:span text:style-name="T772"><text:s/></text:span>A<text:span text:style-name="T773"><text:s/></text:span><text:span text:style-name="T774">c</text:span><text:span text:style-name="T775">ell</text:span><text:span text:style-name="T776"><text:s/></text:span><text:span text:style-name="T777">can</text:span><text:span text:style-name="T778"><text:s/></text:span><text:span text:style-name="T779">hav</text:span><text:span text:style-name="T780">e</text:span><text:span text:style-name="T781"><text:s/></text:span><text:span text:style-name="T782">di</text:span><text:span text:style-name="T783">re</text:span><text:span text:style-name="T784">c</text:span><text:span text:style-name="T785">t</text:span><text:span text:style-name="T786"><text:s/></text:span><text:span text:style-name="T787">inpu</text:span><text:span text:style-name="T788">t</text:span><text:span text:style-name="T789"><text:s/></text:span><text:span text:style-name="T790">o</text:span><text:span text:style-name="T791">r</text:span><text:span text:style-name="T792"><text:s/></text:span><text:span text:style-name="T793">f</text:span><text:span text:style-name="T794">o</text:span><text:span text:style-name="T795">r</text:span><text:span text:style-name="T796">mu</text:span><text:span text:style-name="T797">l</text:span><text:span text:style-name="T798">a</text:span><text:span text:style-name="T799"><text:s/></text:span><text:span text:style-name="T800">Inpu</text:span><text:span text:style-name="T801">t</text:span><text:span text:style-name="T802"><text:s/></text:span><text:span text:style-name="T803">and</text:span><text:span text:style-name="T804"><text:s/></text:span><text:span text:style-name="T805">p</text:span><text:span text:style-name="T806">erf</text:span><text:span text:style-name="T807">o</text:span><text:span text:style-name="T808">r</text:span><text:span text:style-name="T809">m</text:span><text:span text:style-name="T810"><text:s/></text:span><text:span text:style-name="T811">ac</text:span><text:span text:style-name="T812">t</text:span><text:span text:style-name="T813">ion</text:span><text:span text:style-name="T814"><text:s/></text:span><text:span text:style-name="T815">acco</text:span><text:span text:style-name="T816">r</text:span><text:span text:style-name="T817">ding</text:span><text:span text:style-name="T818"><text:s/></text:span><text:span text:style-name="T819">t</text:span><text:span text:style-name="T820">o</text:span><text:span text:style-name="T821"><text:s/></text:span><text:span text:style-name="T822">inpu</text:span><text:span text:style-name="T823">t</text:span><text:span text:style-name="T824"><text:s/></text:span><text:span text:style-name="T825">giv</text:span><text:span text:style-name="T826">e</text:span><text:span text:style-name="T827">n</text:span><text:span text:style-name="T828"><text:s/></text:span><text:span text:style-name="T829">by</text:span><text:span text:style-name="T830"><text:s/></text:span><text:span text:style-name="T831">us</text:span><text:span text:style-name="T832">er</text:span><text:span text:style-name="T833">.</text:span></text:p>
        <text:p text:style-name="P834"/>
        <text:h text:style-name="Überschrift3" text:outline-level="3"><text:span text:style-name="T835">P</text:span><text:span text:style-name="T836">er</text:span><text:span text:style-name="T837">sonal</text:span><text:span text:style-name="T838"><text:s/></text:span><text:span text:style-name="T839">po</text:span><text:span text:style-name="T840">rtf</text:span><text:span text:style-name="T841">o</text:span><text:span text:style-name="T842">l</text:span><text:span text:style-name="T843">io</text:span><text:span text:style-name="T844"><text:s/></text:span><text:span text:style-name="T845">W</text:span><text:span text:style-name="T846">e</text:span><text:span text:style-name="T847">bsi</text:span><text:span text:style-name="T848">te</text:span></text:h>
        <text:p text:style-name="P849"><draw:custom-shape svg:x="0.34583in" svg:y="0.06389in" svg:width="0.05417in" svg:height="0.01319in" draw:z-index="0" draw:id="id53" draw:style-name="a53" draw:name="Freeform 25"><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01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850">This</text:span><text:span text:style-name="T851"><text:s/></text:span><text:span text:style-name="T852">is</text:span><text:span text:style-name="T853"><text:s/></text:span><text:span text:style-name="T854">my</text:span><text:span text:style-name="T855"><text:s/></text:span><text:span text:style-name="T856">po</text:span><text:span text:style-name="T857">rtf</text:span><text:span text:style-name="T858">o</text:span><text:span text:style-name="T859">l</text:span><text:span text:style-name="T860">io</text:span><text:span text:style-name="T861"><text:s/></text:span><text:span text:style-name="T862">we</text:span><text:span text:style-name="T863">bsi</text:span><text:span text:style-name="T864">te</text:span><text:span text:style-name="T865">,</text:span><text:span text:style-name="T866"><text:s/></text:span>I<text:span text:style-name="T867"><text:s/></text:span><text:span text:style-name="T868">mad</text:span><text:span text:style-name="T869">e</text:span><text:span text:style-name="T870"><text:s/></text:span><text:span text:style-name="T871">t</text:span><text:span text:style-name="T872">his</text:span><text:span text:style-name="T873"><text:s/></text:span><text:span text:style-name="T874">p</text:span><text:span text:style-name="T875">r</text:span><text:span text:style-name="T876">oj</text:span><text:span text:style-name="T877">e</text:span><text:span text:style-name="T878">c</text:span><text:span text:style-name="T879">t</text:span><text:span text:style-name="T880"><text:s/></text:span><text:span text:style-name="T881">du</text:span><text:span text:style-name="T882">r</text:span><text:span text:style-name="T883">ing</text:span><text:span text:style-name="T884"><text:s/></text:span><text:span text:style-name="T885">my</text:span><text:span text:style-name="T886"><text:s/></text:span><text:span text:style-name="T887">le</text:span><text:span text:style-name="T888">a</text:span><text:span text:style-name="T889">r</text:span><text:span text:style-name="T890">ning</text:span><text:span text:style-name="T891"><text:s/></text:span><text:span text:style-name="T892">o</text:span><text:span text:style-name="T893">f</text:span><text:span text:style-name="T894"><text:s/></text:span><text:span text:style-name="T895">web</text:span><text:span text:style-name="T896"><text:s/></text:span><text:span text:style-name="T897">de</text:span><text:span text:style-name="T898">v</text:span><text:span text:style-name="T899">elopment</text:span><text:span text:style-name="T900"><text:s/></text:span><text:span text:style-name="T901">ba</text:span><text:span text:style-name="T902">sics</text:span><text:span text:style-name="T903"><text:s/></text:span><text:span text:style-name="T904">i.</text:span><text:span text:style-name="T905">e</text:span><text:span text:style-name="T906">.</text:span><text:span text:style-name="T907"><text:s/></text:span><text:span text:style-name="T908">H</text:span><text:span text:style-name="T909">T</text:span><text:span text:style-name="T910">M</text:span><text:span text:style-name="T911">L</text:span></text:p>
        <text:p text:style-name="P912"/>
        <text:h text:style-name="Überschrift3" text:outline-level="3"><text:span text:style-name="T913">L</text:span><text:span text:style-name="T914">IB</text:span><text:span text:style-name="T915">R</text:span><text:span text:style-name="T916">A</text:span><text:span text:style-name="T917">R</text:span><text:span text:style-name="T918">Y</text:span><text:span text:style-name="T919"><text:s/></text:span><text:span text:style-name="T920">MAN</text:span><text:span text:style-name="T921">GE</text:span><text:span text:style-name="T922">M</text:span><text:span text:style-name="T923">E</text:span><text:span text:style-name="T924">NT</text:span><text:span text:style-name="T925"><text:s/></text:span><text:span text:style-name="T926">SYSTE</text:span><text:span text:style-name="T927">M</text:span></text:h>
        <text:p text:style-name="P928"><draw:custom-shape svg:x="0.34583in" svg:y="0.06389in" svg:width="0.05417in" svg:height="0.01319in" draw:z-index="0" draw:id="id54" draw:style-name="a54" draw:name="Freeform 23"><svg:title/><svg:desc/><draw:enhanced-geometry draw:type="non-primitive" svg:viewBox="0 0 78 19" draw:enhanced-path="M 0 9 L 78 9 N" draw:text-areas="?f16 ?f18 ?f17 ?f19" draw:glue-points="?f13 ?f14 ?f15 ?f1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9"/><draw:equation draw:name="f8" draw:formula="0 + 498 - 498"/><draw:equation draw:name="f9" draw:formula="?f8 * ?f5 / 78"/><draw:equation draw:name="f10" draw:formula="101 * ?f4 / 19"/><draw:equation draw:name="f11" draw:formula="0 + 576 - 498"/><draw:equation draw:name="f12" draw:formula="?f11 * ?f5 / 78"/><draw:equation draw:name="f13" draw:formula="?f9 / ?f6"/><draw:equation draw:name="f14" draw:formula="?f10 / ?f7"/><draw:equation draw:name="f15" draw:formula="?f12 / ?f6"/><draw:equation draw:name="f16" draw:formula="0 / ?f6"/><draw:equation draw:name="f17" draw:formula="?f1 / ?f6"/><draw:equation draw:name="f18" draw:formula="0 / ?f7"/><draw:equation draw:name="f19" draw:formula="?f3 / ?f7"/></draw:enhanced-geometry></draw:custom-shape><text:span text:style-name="T929">BRARY</text:span><text:span text:style-name="T930"><text:s/></text:span><text:span text:style-name="T931">M</text:span><text:span text:style-name="T932">A</text:span><text:span text:style-name="T933">N</text:span><text:span text:style-name="T934">GE</text:span><text:span text:style-name="T935">M</text:span><text:span text:style-name="T936">E</text:span><text:span text:style-name="T937">N</text:span><text:span text:style-name="T938">T</text:span><text:span text:style-name="T939"><text:s/></text:span><text:span text:style-name="T940">SYSTE</text:span><text:span text:style-name="T941">M</text:span><text:span text:style-name="T942"><text:s/></text:span><text:span text:style-name="T943">•</text:span><text:span text:style-name="T944"><text:s/></text:span><text:span text:style-name="T945">C</text:span><text:span text:style-name="T946">reated</text:span><text:span text:style-name="T947"><text:s/></text:span><text:span text:style-name="T948">a</text:span><text:span text:style-name="T949"><text:s/></text:span><text:span text:style-name="T950">program</text:span><text:span text:style-name="T951"><text:s/></text:span><text:span text:style-name="T952">wh</text:span><text:span text:style-name="T953">ic</text:span><text:span text:style-name="T954">h</text:span><text:span text:style-name="T955"><text:s/></text:span><text:span text:style-name="T956">e</text:span><text:span text:style-name="T957">x</text:span><text:span text:style-name="T958">pla</text:span><text:span text:style-name="T959">i</text:span><text:span text:style-name="T960">n</text:span><text:span text:style-name="T961">s</text:span><text:span text:style-name="T962"><text:s/></text:span><text:span text:style-name="T963">tr</text:span><text:span text:style-name="T964">igg</text:span><text:span text:style-name="T965">er</text:span><text:span text:style-name="T966">s,</text:span><text:span text:style-name="T967"><text:s/></text:span><text:span text:style-name="T968">tr</text:span><text:span text:style-name="T969">ansac</text:span><text:span text:style-name="T970">t</text:span><text:span text:style-name="T971">ion</text:span><text:span text:style-name="T972"><text:s/></text:span><text:span text:style-name="T973">l</text:span><text:span text:style-name="T974">ogic</text:span><text:span text:style-name="T975"><text:s/></text:span><text:span text:style-name="T976">and</text:span><text:span text:style-name="T977"><text:s/></text:span><text:span text:style-name="T978">upda</text:span><text:span text:style-name="T979">te</text:span><text:span text:style-name="T980">s</text:span><text:span text:style-name="T981"><text:s/></text:span><text:span text:style-name="T982">and</text:span><text:span text:style-name="T983"><text:s/></text:span><text:span text:style-name="T984">d</text:span><text:span text:style-name="T985">elete</text:span><text:span text:style-name="T986">s</text:span><text:span text:style-name="T987"><text:s/></text:span><text:span text:style-name="T988">on</text:span><text:span text:style-name="T989"><text:s/></text:span><text:span text:style-name="T990">t</text:span><text:span text:style-name="T991">h</text:span><text:span text:style-name="T992">e</text:span><text:span text:style-name="T993"><text:s/></text:span><text:span text:style-name="T994">da</text:span><text:span text:style-name="T995">t</text:span><text:span text:style-name="T996">abas</text:span><text:span text:style-name="T997">e</text:span></text:p>
        <text:soft-page-break/>
        <text:p text:style-name="P998"><text:span text:style-name="T999">English</text:span></text:p>
        <text:p text:style-name="P1000"><text:span text:style-name="T1001">Full</text:span><text:span text:style-name="T1002"><text:s/></text:span><text:span text:style-name="T1003">Profess</text:span><text:span text:style-name="T1004">i</text:span><text:span text:style-name="T1005">onal</text:span><text:span text:style-name="T1006"><text:s/></text:span><text:span text:style-name="T1007">Proﬁc</text:span><text:span text:style-name="T1008">i</text:span><text:span text:style-name="T1009">enc</text:span><text:span text:style-name="T1010">y</text:span></text:p>
        <text:p text:style-name="P1011"/>
        <text:p text:style-name="P1012"/>
        <text:p text:style-name="P1013"/>
        <text:h text:style-name="Überschrift1" text:outline-level="1"><draw:g draw:z-index="251663360" draw:name="Group 18" draw:id="id58" draw:style-name="a58"><svg:title/><svg:desc/><draw:custom-shape svg:x="4.4625in" svg:y="0.33819in" svg:width="0.63819in" svg:height="0.26042in" draw:z-index="0" draw:id="id55" draw:style-name="a55" draw:name="Freeform 21"><svg:title/><svg:desc/><draw:enhanced-geometry draw:type="non-primitive" svg:viewBox="0 0 919 375" draw:enhanced-path="M 859 0 L 60 0 55 0 33 6 16 19 4 37 0 59 0 320 6 341 19 358 38 370 60 374 864 374 886 368 902 356 60 356 38 350 23 335 18 59 24 38 40 23 60 18 902 18 900 15 882 4 859 0 Z N" draw:text-areas="?f103 ?f105 ?f104 ?f106" draw:glue-points="?f65 ?f66 ?f67 ?f66 ?f68 ?f66 ?f69 ?f70 ?f71 ?f72 ?f73 ?f74 ?f75 ?f76 ?f75 ?f77 ?f78 ?f79 ?f80 ?f81 ?f82 ?f83 ?f67 ?f84 ?f85 ?f84 ?f86 ?f87 ?f88 ?f89 ?f67 ?f89 ?f82 ?f90 ?f91 ?f92 ?f93 ?f76 ?f94 ?f95 ?f96 ?f97 ?f67 ?f98 ?f88 ?f98 ?f99 ?f100 ?f101 ?f102 ?f65 ?f66" draw:glue-point-leaving-directions="-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9"/><draw:equation draw:name="f7" draw:formula="?f4 / 375"/><draw:equation draw:name="f8" draw:formula="0 + 7285 - 6426"/><draw:equation draw:name="f9" draw:formula="?f8 * ?f5 / 919"/><draw:equation draw:name="f10" draw:formula="487 * ?f4 / 375"/><draw:equation draw:name="f11" draw:formula="0 + 6486 - 6426"/><draw:equation draw:name="f12" draw:formula="?f11 * ?f5 / 919"/><draw:equation draw:name="f13" draw:formula="0 + 6481 - 6426"/><draw:equation draw:name="f14" draw:formula="?f13 * ?f5 / 919"/><draw:equation draw:name="f15" draw:formula="0 + 6459 - 6426"/><draw:equation draw:name="f16" draw:formula="?f15 * ?f5 / 919"/><draw:equation draw:name="f17" draw:formula="493 * ?f4 / 375"/><draw:equation draw:name="f18" draw:formula="0 + 6442 - 6426"/><draw:equation draw:name="f19" draw:formula="?f18 * ?f5 / 919"/><draw:equation draw:name="f20" draw:formula="506 * ?f4 / 375"/><draw:equation draw:name="f21" draw:formula="0 + 6430 - 6426"/><draw:equation draw:name="f22" draw:formula="?f21 * ?f5 / 919"/><draw:equation draw:name="f23" draw:formula="524 * ?f4 / 375"/><draw:equation draw:name="f24" draw:formula="0 + 6426 - 6426"/><draw:equation draw:name="f25" draw:formula="?f24 * ?f5 / 919"/><draw:equation draw:name="f26" draw:formula="546 * ?f4 / 375"/><draw:equation draw:name="f27" draw:formula="807 * ?f4 / 375"/><draw:equation draw:name="f28" draw:formula="0 + 6432 - 6426"/><draw:equation draw:name="f29" draw:formula="?f28 * ?f5 / 919"/><draw:equation draw:name="f30" draw:formula="828 * ?f4 / 375"/><draw:equation draw:name="f31" draw:formula="0 + 6445 - 6426"/><draw:equation draw:name="f32" draw:formula="?f31 * ?f5 / 919"/><draw:equation draw:name="f33" draw:formula="845 * ?f4 / 375"/><draw:equation draw:name="f34" draw:formula="0 + 6464 - 6426"/><draw:equation draw:name="f35" draw:formula="?f34 * ?f5 / 919"/><draw:equation draw:name="f36" draw:formula="857 * ?f4 / 375"/><draw:equation draw:name="f37" draw:formula="861 * ?f4 / 375"/><draw:equation draw:name="f38" draw:formula="0 + 7290 - 6426"/><draw:equation draw:name="f39" draw:formula="?f38 * ?f5 / 919"/><draw:equation draw:name="f40" draw:formula="0 + 7312 - 6426"/><draw:equation draw:name="f41" draw:formula="?f40 * ?f5 / 919"/><draw:equation draw:name="f42" draw:formula="855 * ?f4 / 375"/><draw:equation draw:name="f43" draw:formula="0 + 7328 - 6426"/><draw:equation draw:name="f44" draw:formula="?f43 * ?f5 / 919"/><draw:equation draw:name="f45" draw:formula="843 * ?f4 / 375"/><draw:equation draw:name="f46" draw:formula="837 * ?f4 / 375"/><draw:equation draw:name="f47" draw:formula="0 + 6449 - 6426"/><draw:equation draw:name="f48" draw:formula="?f47 * ?f5 / 919"/><draw:equation draw:name="f49" draw:formula="822 * ?f4 / 375"/><draw:equation draw:name="f50" draw:formula="0 + 6444 - 6426"/><draw:equation draw:name="f51" draw:formula="?f50 * ?f5 / 919"/><draw:equation draw:name="f52" draw:formula="0 + 6450 - 6426"/><draw:equation draw:name="f53" draw:formula="?f52 * ?f5 / 919"/><draw:equation draw:name="f54" draw:formula="525 * ?f4 / 375"/><draw:equation draw:name="f55" draw:formula="0 + 6466 - 6426"/><draw:equation draw:name="f56" draw:formula="?f55 * ?f5 / 919"/><draw:equation draw:name="f57" draw:formula="510 * ?f4 / 375"/><draw:equation draw:name="f58" draw:formula="505 * ?f4 / 375"/><draw:equation draw:name="f59" draw:formula="0 + 7326 - 6426"/><draw:equation draw:name="f60" draw:formula="?f59 * ?f5 / 919"/><draw:equation draw:name="f61" draw:formula="502 * ?f4 / 375"/><draw:equation draw:name="f62" draw:formula="0 + 7308 - 6426"/><draw:equation draw:name="f63" draw:formula="?f62 * ?f5 / 919"/><draw:equation draw:name="f64" draw:formula="491 * ?f4 / 375"/><draw:equation draw:name="f65" draw:formula="?f9 / ?f6"/><draw:equation draw:name="f66" draw:formula="?f10 / ?f7"/><draw:equation draw:name="f67" draw:formula="?f12 / ?f6"/><draw:equation draw:name="f68" draw:formula="?f14 / ?f6"/><draw:equation draw:name="f69" draw:formula="?f16 / ?f6"/><draw:equation draw:name="f70" draw:formula="?f17 / ?f7"/><draw:equation draw:name="f71" draw:formula="?f19 / ?f6"/><draw:equation draw:name="f72" draw:formula="?f20 / ?f7"/><draw:equation draw:name="f73" draw:formula="?f22 / ?f6"/><draw:equation draw:name="f74" draw:formula="?f23 / ?f7"/><draw:equation draw:name="f75" draw:formula="?f25 / ?f6"/><draw:equation draw:name="f76" draw:formula="?f26 / ?f7"/><draw:equation draw:name="f77" draw:formula="?f27 / ?f7"/><draw:equation draw:name="f78" draw:formula="?f29 / ?f6"/><draw:equation draw:name="f79" draw:formula="?f30 / ?f7"/><draw:equation draw:name="f80" draw:formula="?f32 / ?f6"/><draw:equation draw:name="f81" draw:formula="?f33 / ?f7"/><draw:equation draw:name="f82" draw:formula="?f35 / ?f6"/><draw:equation draw:name="f83" draw:formula="?f36 / ?f7"/><draw:equation draw:name="f84" draw:formula="?f37 / ?f7"/><draw:equation draw:name="f85" draw:formula="?f39 / ?f6"/><draw:equation draw:name="f86" draw:formula="?f41 / ?f6"/><draw:equation draw:name="f87" draw:formula="?f42 / ?f7"/><draw:equation draw:name="f88" draw:formula="?f44 / ?f6"/><draw:equation draw:name="f89" draw:formula="?f45 / ?f7"/><draw:equation draw:name="f90" draw:formula="?f46 / ?f7"/><draw:equation draw:name="f91" draw:formula="?f48 / ?f6"/><draw:equation draw:name="f92" draw:formula="?f49 / ?f7"/><draw:equation draw:name="f93" draw:formula="?f51 / ?f6"/><draw:equation draw:name="f94" draw:formula="?f53 / ?f6"/><draw:equation draw:name="f95" draw:formula="?f54 / ?f7"/><draw:equation draw:name="f96" draw:formula="?f56 / ?f6"/><draw:equation draw:name="f97" draw:formula="?f57 / ?f7"/><draw:equation draw:name="f98" draw:formula="?f58 / ?f7"/><draw:equation draw:name="f99" draw:formula="?f60 / ?f6"/><draw:equation draw:name="f100" draw:formula="?f61 / ?f7"/><draw:equation draw:name="f101" draw:formula="?f63 / ?f6"/><draw:equation draw:name="f102" draw:formula="?f64 / ?f7"/><draw:equation draw:name="f103" draw:formula="0 / ?f6"/><draw:equation draw:name="f104" draw:formula="?f1 / ?f6"/><draw:equation draw:name="f105" draw:formula="0 / ?f7"/><draw:equation draw:name="f106" draw:formula="?f3 / ?f7"/></draw:enhanced-geometry></draw:custom-shape><draw:custom-shape svg:x="4.4625in" svg:y="0.33819in" svg:width="0.63819in" svg:height="0.26042in" draw:z-index="0" draw:id="id56" draw:style-name="a56" draw:name="Freeform 20"><svg:title/><svg:desc/><draw:enhanced-geometry draw:type="non-primitive" svg:viewBox="0 0 919 375" draw:enhanced-path="M 902 18 L 859 18 881 24 896 39 901 315 895 336 879 351 60 356 902 356 903 355 915 337 919 315 919 54 913 33 902 18 Z N" draw:text-areas="?f66 ?f68 ?f67 ?f69" draw:glue-points="?f43 ?f44 ?f45 ?f44 ?f46 ?f47 ?f48 ?f49 ?f50 ?f51 ?f52 ?f53 ?f54 ?f55 ?f56 ?f57 ?f43 ?f57 ?f58 ?f59 ?f60 ?f61 ?f62 ?f51 ?f62 ?f63 ?f64 ?f65 ?f43 ?f4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9"/><draw:equation draw:name="f7" draw:formula="?f4 / 375"/><draw:equation draw:name="f8" draw:formula="0 + 7328 - 6426"/><draw:equation draw:name="f9" draw:formula="?f8 * ?f5 / 919"/><draw:equation draw:name="f10" draw:formula="505 * ?f4 / 375"/><draw:equation draw:name="f11" draw:formula="0 + 7285 - 6426"/><draw:equation draw:name="f12" draw:formula="?f11 * ?f5 / 919"/><draw:equation draw:name="f13" draw:formula="0 + 7307 - 6426"/><draw:equation draw:name="f14" draw:formula="?f13 * ?f5 / 919"/><draw:equation draw:name="f15" draw:formula="511 * ?f4 / 375"/><draw:equation draw:name="f16" draw:formula="0 + 7322 - 6426"/><draw:equation draw:name="f17" draw:formula="?f16 * ?f5 / 919"/><draw:equation draw:name="f18" draw:formula="526 * ?f4 / 375"/><draw:equation draw:name="f19" draw:formula="0 + 7327 - 6426"/><draw:equation draw:name="f20" draw:formula="?f19 * ?f5 / 919"/><draw:equation draw:name="f21" draw:formula="802 * ?f4 / 375"/><draw:equation draw:name="f22" draw:formula="0 + 7321 - 6426"/><draw:equation draw:name="f23" draw:formula="?f22 * ?f5 / 919"/><draw:equation draw:name="f24" draw:formula="823 * ?f4 / 375"/><draw:equation draw:name="f25" draw:formula="0 + 7305 - 6426"/><draw:equation draw:name="f26" draw:formula="?f25 * ?f5 / 919"/><draw:equation draw:name="f27" draw:formula="838 * ?f4 / 375"/><draw:equation draw:name="f28" draw:formula="0 + 6486 - 6426"/><draw:equation draw:name="f29" draw:formula="?f28 * ?f5 / 919"/><draw:equation draw:name="f30" draw:formula="843 * ?f4 / 375"/><draw:equation draw:name="f31" draw:formula="0 + 7329 - 6426"/><draw:equation draw:name="f32" draw:formula="?f31 * ?f5 / 919"/><draw:equation draw:name="f33" draw:formula="842 * ?f4 / 375"/><draw:equation draw:name="f34" draw:formula="0 + 7341 - 6426"/><draw:equation draw:name="f35" draw:formula="?f34 * ?f5 / 919"/><draw:equation draw:name="f36" draw:formula="824 * ?f4 / 375"/><draw:equation draw:name="f37" draw:formula="0 + 7345 - 6426"/><draw:equation draw:name="f38" draw:formula="?f37 * ?f5 / 919"/><draw:equation draw:name="f39" draw:formula="541 * ?f4 / 375"/><draw:equation draw:name="f40" draw:formula="0 + 7339 - 6426"/><draw:equation draw:name="f41" draw:formula="?f40 * ?f5 / 919"/><draw:equation draw:name="f42" draw:formula="520 * ?f4 / 375"/><draw:equation draw:name="f43" draw:formula="?f9 / ?f6"/><draw:equation draw:name="f44" draw:formula="?f10 / ?f7"/><draw:equation draw:name="f45" draw:formula="?f12 / ?f6"/><draw:equation draw:name="f46" draw:formula="?f14 / ?f6"/><draw:equation draw:name="f47" draw:formula="?f15 / ?f7"/><draw:equation draw:name="f48" draw:formula="?f17 / ?f6"/><draw:equation draw:name="f49" draw:formula="?f18 / ?f7"/><draw:equation draw:name="f50" draw:formula="?f20 / ?f6"/><draw:equation draw:name="f51" draw:formula="?f21 / ?f7"/><draw:equation draw:name="f52" draw:formula="?f23 / ?f6"/><draw:equation draw:name="f53" draw:formula="?f24 / ?f7"/><draw:equation draw:name="f54" draw:formula="?f26 / ?f6"/><draw:equation draw:name="f55" draw:formula="?f27 / ?f7"/><draw:equation draw:name="f56" draw:formula="?f29 / ?f6"/><draw:equation draw:name="f57" draw:formula="?f30 / ?f7"/><draw:equation draw:name="f58" draw:formula="?f32 / ?f6"/><draw:equation draw:name="f59" draw:formula="?f33 / ?f7"/><draw:equation draw:name="f60" draw:formula="?f35 / ?f6"/><draw:equation draw:name="f61" draw:formula="?f36 / ?f7"/><draw:equation draw:name="f62" draw:formula="?f38 / ?f6"/><draw:equation draw:name="f63" draw:formula="?f39 / ?f7"/><draw:equation draw:name="f64" draw:formula="?f41 / ?f6"/><draw:equation draw:name="f65" draw:formula="?f42 / ?f7"/><draw:equation draw:name="f66" draw:formula="0 / ?f6"/><draw:equation draw:name="f67" draw:formula="?f1 / ?f6"/><draw:equation draw:name="f68" draw:formula="0 / ?f7"/><draw:equation draw:name="f69" draw:formula="?f3 / ?f7"/></draw:enhanced-geometry></draw:custom-shape><draw:frame draw:z-index="0" draw:id="id57" draw:style-name="a57" draw:name="Text Box 19" svg:x="4.4625in" svg:y="0.33819in" svg:width="0.63819in" svg:height="0.26042in" style:rel-width="scale" style:rel-height="scale"><draw:text-box><text:p text:style-name="P1014"><text:span text:style-name="T1015">Coding</text:span></text:p></draw:text-box><svg:title/><svg:desc/></draw:frame></draw:g><draw:g draw:z-index="251663360" draw:name="Group 13" draw:id="id62" draw:style-name="a62"><svg:title/><svg:desc/><draw:custom-shape svg:x="5.16736in" svg:y="0.33819in" svg:width="1.00625in" svg:height="0.26042in" draw:z-index="0" draw:id="id59" draw:style-name="a59" draw:name="Freeform 16"><svg:title/><svg:desc/><draw:enhanced-geometry draw:type="non-primitive" svg:viewBox="0 0 1449 375" draw:enhanced-path="M 1389 0 L 59 0 55 0 33 6 16 19 4 37 0 59 0 320 6 341 19 358 37 370 59 374 1394 374 1415 368 1432 356 59 356 38 350 23 335 18 59 24 38 40 23 59 18 1432 18 1430 16 1411 4 1389 0 Z N" draw:text-areas="?f106 ?f108 ?f107 ?f109" draw:glue-points="?f67 ?f68 ?f69 ?f68 ?f70 ?f68 ?f71 ?f72 ?f73 ?f74 ?f75 ?f76 ?f77 ?f78 ?f77 ?f79 ?f80 ?f81 ?f82 ?f83 ?f84 ?f85 ?f69 ?f86 ?f87 ?f86 ?f88 ?f89 ?f90 ?f91 ?f69 ?f91 ?f92 ?f93 ?f94 ?f95 ?f96 ?f78 ?f97 ?f98 ?f99 ?f100 ?f69 ?f101 ?f90 ?f101 ?f102 ?f103 ?f104 ?f105 ?f67 ?f68" draw:glue-point-leaving-directions="-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9"/><draw:equation draw:name="f7" draw:formula="?f4 / 375"/><draw:equation draw:name="f8" draw:formula="0 + 8830 - 7441"/><draw:equation draw:name="f9" draw:formula="?f8 * ?f5 / 1449"/><draw:equation draw:name="f10" draw:formula="487 * ?f4 / 375"/><draw:equation draw:name="f11" draw:formula="0 + 7500 - 7441"/><draw:equation draw:name="f12" draw:formula="?f11 * ?f5 / 1449"/><draw:equation draw:name="f13" draw:formula="0 + 7496 - 7441"/><draw:equation draw:name="f14" draw:formula="?f13 * ?f5 / 1449"/><draw:equation draw:name="f15" draw:formula="0 + 7474 - 7441"/><draw:equation draw:name="f16" draw:formula="?f15 * ?f5 / 1449"/><draw:equation draw:name="f17" draw:formula="493 * ?f4 / 375"/><draw:equation draw:name="f18" draw:formula="0 + 7457 - 7441"/><draw:equation draw:name="f19" draw:formula="?f18 * ?f5 / 1449"/><draw:equation draw:name="f20" draw:formula="506 * ?f4 / 375"/><draw:equation draw:name="f21" draw:formula="0 + 7445 - 7441"/><draw:equation draw:name="f22" draw:formula="?f21 * ?f5 / 1449"/><draw:equation draw:name="f23" draw:formula="524 * ?f4 / 375"/><draw:equation draw:name="f24" draw:formula="0 + 7441 - 7441"/><draw:equation draw:name="f25" draw:formula="?f24 * ?f5 / 1449"/><draw:equation draw:name="f26" draw:formula="546 * ?f4 / 375"/><draw:equation draw:name="f27" draw:formula="807 * ?f4 / 375"/><draw:equation draw:name="f28" draw:formula="0 + 7447 - 7441"/><draw:equation draw:name="f29" draw:formula="?f28 * ?f5 / 1449"/><draw:equation draw:name="f30" draw:formula="828 * ?f4 / 375"/><draw:equation draw:name="f31" draw:formula="0 + 7460 - 7441"/><draw:equation draw:name="f32" draw:formula="?f31 * ?f5 / 1449"/><draw:equation draw:name="f33" draw:formula="845 * ?f4 / 375"/><draw:equation draw:name="f34" draw:formula="0 + 7478 - 7441"/><draw:equation draw:name="f35" draw:formula="?f34 * ?f5 / 1449"/><draw:equation draw:name="f36" draw:formula="857 * ?f4 / 375"/><draw:equation draw:name="f37" draw:formula="861 * ?f4 / 375"/><draw:equation draw:name="f38" draw:formula="0 + 8835 - 7441"/><draw:equation draw:name="f39" draw:formula="?f38 * ?f5 / 1449"/><draw:equation draw:name="f40" draw:formula="0 + 8856 - 7441"/><draw:equation draw:name="f41" draw:formula="?f40 * ?f5 / 1449"/><draw:equation draw:name="f42" draw:formula="855 * ?f4 / 375"/><draw:equation draw:name="f43" draw:formula="0 + 8873 - 7441"/><draw:equation draw:name="f44" draw:formula="?f43 * ?f5 / 1449"/><draw:equation draw:name="f45" draw:formula="843 * ?f4 / 375"/><draw:equation draw:name="f46" draw:formula="0 + 7479 - 7441"/><draw:equation draw:name="f47" draw:formula="?f46 * ?f5 / 1449"/><draw:equation draw:name="f48" draw:formula="837 * ?f4 / 375"/><draw:equation draw:name="f49" draw:formula="0 + 7464 - 7441"/><draw:equation draw:name="f50" draw:formula="?f49 * ?f5 / 1449"/><draw:equation draw:name="f51" draw:formula="822 * ?f4 / 375"/><draw:equation draw:name="f52" draw:formula="0 + 7459 - 7441"/><draw:equation draw:name="f53" draw:formula="?f52 * ?f5 / 1449"/><draw:equation draw:name="f54" draw:formula="0 + 7465 - 7441"/><draw:equation draw:name="f55" draw:formula="?f54 * ?f5 / 1449"/><draw:equation draw:name="f56" draw:formula="525 * ?f4 / 375"/><draw:equation draw:name="f57" draw:formula="0 + 7481 - 7441"/><draw:equation draw:name="f58" draw:formula="?f57 * ?f5 / 1449"/><draw:equation draw:name="f59" draw:formula="510 * ?f4 / 375"/><draw:equation draw:name="f60" draw:formula="505 * ?f4 / 375"/><draw:equation draw:name="f61" draw:formula="0 + 8871 - 7441"/><draw:equation draw:name="f62" draw:formula="?f61 * ?f5 / 1449"/><draw:equation draw:name="f63" draw:formula="503 * ?f4 / 375"/><draw:equation draw:name="f64" draw:formula="0 + 8852 - 7441"/><draw:equation draw:name="f65" draw:formula="?f64 * ?f5 / 1449"/><draw:equation draw:name="f66" draw:formula="491 * ?f4 / 375"/><draw:equation draw:name="f67" draw:formula="?f9 / ?f6"/><draw:equation draw:name="f68" draw:formula="?f10 / ?f7"/><draw:equation draw:name="f69" draw:formula="?f12 / ?f6"/><draw:equation draw:name="f70" draw:formula="?f14 / ?f6"/><draw:equation draw:name="f71" draw:formula="?f16 / ?f6"/><draw:equation draw:name="f72" draw:formula="?f17 / ?f7"/><draw:equation draw:name="f73" draw:formula="?f19 / ?f6"/><draw:equation draw:name="f74" draw:formula="?f20 / ?f7"/><draw:equation draw:name="f75" draw:formula="?f22 / ?f6"/><draw:equation draw:name="f76" draw:formula="?f23 / ?f7"/><draw:equation draw:name="f77" draw:formula="?f25 / ?f6"/><draw:equation draw:name="f78" draw:formula="?f26 / ?f7"/><draw:equation draw:name="f79" draw:formula="?f27 / ?f7"/><draw:equation draw:name="f80" draw:formula="?f29 / ?f6"/><draw:equation draw:name="f81" draw:formula="?f30 / ?f7"/><draw:equation draw:name="f82" draw:formula="?f32 / ?f6"/><draw:equation draw:name="f83" draw:formula="?f33 / ?f7"/><draw:equation draw:name="f84" draw:formula="?f35 / ?f6"/><draw:equation draw:name="f85" draw:formula="?f36 / ?f7"/><draw:equation draw:name="f86" draw:formula="?f37 / ?f7"/><draw:equation draw:name="f87" draw:formula="?f39 / ?f6"/><draw:equation draw:name="f88" draw:formula="?f41 / ?f6"/><draw:equation draw:name="f89" draw:formula="?f42 / ?f7"/><draw:equation draw:name="f90" draw:formula="?f44 / ?f6"/><draw:equation draw:name="f91" draw:formula="?f45 / ?f7"/><draw:equation draw:name="f92" draw:formula="?f47 / ?f6"/><draw:equation draw:name="f93" draw:formula="?f48 / ?f7"/><draw:equation draw:name="f94" draw:formula="?f50 / ?f6"/><draw:equation draw:name="f95" draw:formula="?f51 / ?f7"/><draw:equation draw:name="f96" draw:formula="?f53 / ?f6"/><draw:equation draw:name="f97" draw:formula="?f55 / ?f6"/><draw:equation draw:name="f98" draw:formula="?f56 / ?f7"/><draw:equation draw:name="f99" draw:formula="?f58 / ?f6"/><draw:equation draw:name="f100" draw:formula="?f59 / ?f7"/><draw:equation draw:name="f101" draw:formula="?f60 / ?f7"/><draw:equation draw:name="f102" draw:formula="?f62 / ?f6"/><draw:equation draw:name="f103" draw:formula="?f63 / ?f7"/><draw:equation draw:name="f104" draw:formula="?f65 / ?f6"/><draw:equation draw:name="f105" draw:formula="?f66 / ?f7"/><draw:equation draw:name="f106" draw:formula="0 / ?f6"/><draw:equation draw:name="f107" draw:formula="?f1 / ?f6"/><draw:equation draw:name="f108" draw:formula="0 / ?f7"/><draw:equation draw:name="f109" draw:formula="?f3 / ?f7"/></draw:enhanced-geometry></draw:custom-shape><draw:custom-shape svg:x="5.16736in" svg:y="0.33819in" svg:width="1.00625in" svg:height="0.26042in" draw:z-index="0" draw:id="id60" draw:style-name="a60" draw:name="Freeform 15"><svg:title/><svg:desc/><draw:enhanced-geometry draw:type="non-primitive" svg:viewBox="0 0 1449 375" draw:enhanced-path="M 1432 18 L 1389 18 1411 24 1425 39 1430 315 1424 336 1409 351 59 356 1432 356 1433 355 1444 337 1449 315 1449 54 1443 33 1432 18 Z N" draw:text-areas="?f66 ?f68 ?f67 ?f69" draw:glue-points="?f43 ?f44 ?f45 ?f44 ?f46 ?f47 ?f48 ?f49 ?f50 ?f51 ?f52 ?f53 ?f54 ?f55 ?f56 ?f57 ?f43 ?f57 ?f58 ?f59 ?f60 ?f61 ?f62 ?f51 ?f62 ?f63 ?f64 ?f65 ?f43 ?f4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9"/><draw:equation draw:name="f7" draw:formula="?f4 / 375"/><draw:equation draw:name="f8" draw:formula="0 + 8873 - 7441"/><draw:equation draw:name="f9" draw:formula="?f8 * ?f5 / 1449"/><draw:equation draw:name="f10" draw:formula="505 * ?f4 / 375"/><draw:equation draw:name="f11" draw:formula="0 + 8830 - 7441"/><draw:equation draw:name="f12" draw:formula="?f11 * ?f5 / 1449"/><draw:equation draw:name="f13" draw:formula="0 + 8852 - 7441"/><draw:equation draw:name="f14" draw:formula="?f13 * ?f5 / 1449"/><draw:equation draw:name="f15" draw:formula="511 * ?f4 / 375"/><draw:equation draw:name="f16" draw:formula="0 + 8866 - 7441"/><draw:equation draw:name="f17" draw:formula="?f16 * ?f5 / 1449"/><draw:equation draw:name="f18" draw:formula="526 * ?f4 / 375"/><draw:equation draw:name="f19" draw:formula="0 + 8871 - 7441"/><draw:equation draw:name="f20" draw:formula="?f19 * ?f5 / 1449"/><draw:equation draw:name="f21" draw:formula="802 * ?f4 / 375"/><draw:equation draw:name="f22" draw:formula="0 + 8865 - 7441"/><draw:equation draw:name="f23" draw:formula="?f22 * ?f5 / 1449"/><draw:equation draw:name="f24" draw:formula="823 * ?f4 / 375"/><draw:equation draw:name="f25" draw:formula="0 + 8850 - 7441"/><draw:equation draw:name="f26" draw:formula="?f25 * ?f5 / 1449"/><draw:equation draw:name="f27" draw:formula="838 * ?f4 / 375"/><draw:equation draw:name="f28" draw:formula="0 + 7500 - 7441"/><draw:equation draw:name="f29" draw:formula="?f28 * ?f5 / 1449"/><draw:equation draw:name="f30" draw:formula="843 * ?f4 / 375"/><draw:equation draw:name="f31" draw:formula="0 + 8874 - 7441"/><draw:equation draw:name="f32" draw:formula="?f31 * ?f5 / 1449"/><draw:equation draw:name="f33" draw:formula="842 * ?f4 / 375"/><draw:equation draw:name="f34" draw:formula="0 + 8885 - 7441"/><draw:equation draw:name="f35" draw:formula="?f34 * ?f5 / 1449"/><draw:equation draw:name="f36" draw:formula="824 * ?f4 / 375"/><draw:equation draw:name="f37" draw:formula="0 + 8890 - 7441"/><draw:equation draw:name="f38" draw:formula="?f37 * ?f5 / 1449"/><draw:equation draw:name="f39" draw:formula="541 * ?f4 / 375"/><draw:equation draw:name="f40" draw:formula="0 + 8884 - 7441"/><draw:equation draw:name="f41" draw:formula="?f40 * ?f5 / 1449"/><draw:equation draw:name="f42" draw:formula="520 * ?f4 / 375"/><draw:equation draw:name="f43" draw:formula="?f9 / ?f6"/><draw:equation draw:name="f44" draw:formula="?f10 / ?f7"/><draw:equation draw:name="f45" draw:formula="?f12 / ?f6"/><draw:equation draw:name="f46" draw:formula="?f14 / ?f6"/><draw:equation draw:name="f47" draw:formula="?f15 / ?f7"/><draw:equation draw:name="f48" draw:formula="?f17 / ?f6"/><draw:equation draw:name="f49" draw:formula="?f18 / ?f7"/><draw:equation draw:name="f50" draw:formula="?f20 / ?f6"/><draw:equation draw:name="f51" draw:formula="?f21 / ?f7"/><draw:equation draw:name="f52" draw:formula="?f23 / ?f6"/><draw:equation draw:name="f53" draw:formula="?f24 / ?f7"/><draw:equation draw:name="f54" draw:formula="?f26 / ?f6"/><draw:equation draw:name="f55" draw:formula="?f27 / ?f7"/><draw:equation draw:name="f56" draw:formula="?f29 / ?f6"/><draw:equation draw:name="f57" draw:formula="?f30 / ?f7"/><draw:equation draw:name="f58" draw:formula="?f32 / ?f6"/><draw:equation draw:name="f59" draw:formula="?f33 / ?f7"/><draw:equation draw:name="f60" draw:formula="?f35 / ?f6"/><draw:equation draw:name="f61" draw:formula="?f36 / ?f7"/><draw:equation draw:name="f62" draw:formula="?f38 / ?f6"/><draw:equation draw:name="f63" draw:formula="?f39 / ?f7"/><draw:equation draw:name="f64" draw:formula="?f41 / ?f6"/><draw:equation draw:name="f65" draw:formula="?f42 / ?f7"/><draw:equation draw:name="f66" draw:formula="0 / ?f6"/><draw:equation draw:name="f67" draw:formula="?f1 / ?f6"/><draw:equation draw:name="f68" draw:formula="0 / ?f7"/><draw:equation draw:name="f69" draw:formula="?f3 / ?f7"/></draw:enhanced-geometry></draw:custom-shape><draw:frame draw:z-index="0" draw:id="id61" draw:style-name="a61" draw:name="Text Box 14" svg:x="5.16736in" svg:y="0.33819in" svg:width="1.00625in" svg:height="0.26042in" style:rel-width="scale" style:rel-height="scale"><draw:text-box><text:p text:style-name="P1016"><text:span text:style-name="T1017">D</text:span><text:span text:style-name="T1018">e</text:span><text:span text:style-name="T1019">v</text:span><text:span text:style-name="T1020">e</text:span><text:span text:style-name="T1021">lopm</text:span><text:span text:style-name="T1022">e</text:span><text:span text:style-name="T1023">n</text:span><text:span text:style-name="T1024">t</text:span></text:p></draw:text-box><svg:title/><svg:desc/></draw:frame></draw:g><draw:g draw:z-index="251663360" draw:name="Group 8" draw:id="id66" draw:style-name="a66"><svg:title/><svg:desc/><draw:custom-shape svg:x="6.24028in" svg:y="0.33819in" svg:width="1.16181in" svg:height="0.26042in" draw:z-index="0" draw:id="id63" draw:style-name="a63" draw:name="Freeform 11"><svg:title/><svg:desc/><draw:enhanced-geometry draw:type="non-primitive" svg:viewBox="0 0 1673 375" draw:enhanced-path="M 1613 0 L 59 0 54 0 33 6 16 19 4 37 0 59 0 320 6 341 19 358 37 370 59 374 1618 374 1639 368 1656 356 59 356 38 350 23 335 18 59 24 38 40 23 59 18 1655 18 1654 15 1635 4 1613 0 Z N" draw:text-areas="?f109 ?f111 ?f110 ?f112" draw:glue-points="?f69 ?f70 ?f71 ?f70 ?f72 ?f70 ?f73 ?f74 ?f75 ?f76 ?f77 ?f78 ?f79 ?f80 ?f79 ?f81 ?f82 ?f83 ?f84 ?f85 ?f86 ?f87 ?f71 ?f88 ?f89 ?f88 ?f90 ?f91 ?f92 ?f93 ?f71 ?f93 ?f94 ?f95 ?f96 ?f97 ?f98 ?f80 ?f99 ?f100 ?f101 ?f102 ?f71 ?f103 ?f104 ?f103 ?f105 ?f106 ?f107 ?f108 ?f69 ?f70" draw:glue-point-leaving-directions="-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73"/><draw:equation draw:name="f7" draw:formula="?f4 / 375"/><draw:equation draw:name="f8" draw:formula="0 + 10599 - 8986"/><draw:equation draw:name="f9" draw:formula="?f8 * ?f5 / 1673"/><draw:equation draw:name="f10" draw:formula="487 * ?f4 / 375"/><draw:equation draw:name="f11" draw:formula="0 + 9045 - 8986"/><draw:equation draw:name="f12" draw:formula="?f11 * ?f5 / 1673"/><draw:equation draw:name="f13" draw:formula="0 + 9040 - 8986"/><draw:equation draw:name="f14" draw:formula="?f13 * ?f5 / 1673"/><draw:equation draw:name="f15" draw:formula="0 + 9019 - 8986"/><draw:equation draw:name="f16" draw:formula="?f15 * ?f5 / 1673"/><draw:equation draw:name="f17" draw:formula="493 * ?f4 / 375"/><draw:equation draw:name="f18" draw:formula="0 + 9002 - 8986"/><draw:equation draw:name="f19" draw:formula="?f18 * ?f5 / 1673"/><draw:equation draw:name="f20" draw:formula="506 * ?f4 / 375"/><draw:equation draw:name="f21" draw:formula="0 + 8990 - 8986"/><draw:equation draw:name="f22" draw:formula="?f21 * ?f5 / 1673"/><draw:equation draw:name="f23" draw:formula="524 * ?f4 / 375"/><draw:equation draw:name="f24" draw:formula="0 + 8986 - 8986"/><draw:equation draw:name="f25" draw:formula="?f24 * ?f5 / 1673"/><draw:equation draw:name="f26" draw:formula="546 * ?f4 / 375"/><draw:equation draw:name="f27" draw:formula="807 * ?f4 / 375"/><draw:equation draw:name="f28" draw:formula="0 + 8992 - 8986"/><draw:equation draw:name="f29" draw:formula="?f28 * ?f5 / 1673"/><draw:equation draw:name="f30" draw:formula="828 * ?f4 / 375"/><draw:equation draw:name="f31" draw:formula="0 + 9005 - 8986"/><draw:equation draw:name="f32" draw:formula="?f31 * ?f5 / 1673"/><draw:equation draw:name="f33" draw:formula="845 * ?f4 / 375"/><draw:equation draw:name="f34" draw:formula="0 + 9023 - 8986"/><draw:equation draw:name="f35" draw:formula="?f34 * ?f5 / 1673"/><draw:equation draw:name="f36" draw:formula="857 * ?f4 / 375"/><draw:equation draw:name="f37" draw:formula="861 * ?f4 / 375"/><draw:equation draw:name="f38" draw:formula="0 + 10604 - 8986"/><draw:equation draw:name="f39" draw:formula="?f38 * ?f5 / 1673"/><draw:equation draw:name="f40" draw:formula="0 + 10625 - 8986"/><draw:equation draw:name="f41" draw:formula="?f40 * ?f5 / 1673"/><draw:equation draw:name="f42" draw:formula="855 * ?f4 / 375"/><draw:equation draw:name="f43" draw:formula="0 + 10642 - 8986"/><draw:equation draw:name="f44" draw:formula="?f43 * ?f5 / 1673"/><draw:equation draw:name="f45" draw:formula="843 * ?f4 / 375"/><draw:equation draw:name="f46" draw:formula="0 + 9024 - 8986"/><draw:equation draw:name="f47" draw:formula="?f46 * ?f5 / 1673"/><draw:equation draw:name="f48" draw:formula="837 * ?f4 / 375"/><draw:equation draw:name="f49" draw:formula="0 + 9009 - 8986"/><draw:equation draw:name="f50" draw:formula="?f49 * ?f5 / 1673"/><draw:equation draw:name="f51" draw:formula="822 * ?f4 / 375"/><draw:equation draw:name="f52" draw:formula="0 + 9004 - 8986"/><draw:equation draw:name="f53" draw:formula="?f52 * ?f5 / 1673"/><draw:equation draw:name="f54" draw:formula="0 + 9010 - 8986"/><draw:equation draw:name="f55" draw:formula="?f54 * ?f5 / 1673"/><draw:equation draw:name="f56" draw:formula="525 * ?f4 / 375"/><draw:equation draw:name="f57" draw:formula="0 + 9026 - 8986"/><draw:equation draw:name="f58" draw:formula="?f57 * ?f5 / 1673"/><draw:equation draw:name="f59" draw:formula="510 * ?f4 / 375"/><draw:equation draw:name="f60" draw:formula="505 * ?f4 / 375"/><draw:equation draw:name="f61" draw:formula="0 + 10641 - 8986"/><draw:equation draw:name="f62" draw:formula="?f61 * ?f5 / 1673"/><draw:equation draw:name="f63" draw:formula="0 + 10640 - 8986"/><draw:equation draw:name="f64" draw:formula="?f63 * ?f5 / 1673"/><draw:equation draw:name="f65" draw:formula="502 * ?f4 / 375"/><draw:equation draw:name="f66" draw:formula="0 + 10621 - 8986"/><draw:equation draw:name="f67" draw:formula="?f66 * ?f5 / 1673"/><draw:equation draw:name="f68" draw:formula="491 * ?f4 / 375"/><draw:equation draw:name="f69" draw:formula="?f9 / ?f6"/><draw:equation draw:name="f70" draw:formula="?f10 / ?f7"/><draw:equation draw:name="f71" draw:formula="?f12 / ?f6"/><draw:equation draw:name="f72" draw:formula="?f14 / ?f6"/><draw:equation draw:name="f73" draw:formula="?f16 / ?f6"/><draw:equation draw:name="f74" draw:formula="?f17 / ?f7"/><draw:equation draw:name="f75" draw:formula="?f19 / ?f6"/><draw:equation draw:name="f76" draw:formula="?f20 / ?f7"/><draw:equation draw:name="f77" draw:formula="?f22 / ?f6"/><draw:equation draw:name="f78" draw:formula="?f23 / ?f7"/><draw:equation draw:name="f79" draw:formula="?f25 / ?f6"/><draw:equation draw:name="f80" draw:formula="?f26 / ?f7"/><draw:equation draw:name="f81" draw:formula="?f27 / ?f7"/><draw:equation draw:name="f82" draw:formula="?f29 / ?f6"/><draw:equation draw:name="f83" draw:formula="?f30 / ?f7"/><draw:equation draw:name="f84" draw:formula="?f32 / ?f6"/><draw:equation draw:name="f85" draw:formula="?f33 / ?f7"/><draw:equation draw:name="f86" draw:formula="?f35 / ?f6"/><draw:equation draw:name="f87" draw:formula="?f36 / ?f7"/><draw:equation draw:name="f88" draw:formula="?f37 / ?f7"/><draw:equation draw:name="f89" draw:formula="?f39 / ?f6"/><draw:equation draw:name="f90" draw:formula="?f41 / ?f6"/><draw:equation draw:name="f91" draw:formula="?f42 / ?f7"/><draw:equation draw:name="f92" draw:formula="?f44 / ?f6"/><draw:equation draw:name="f93" draw:formula="?f45 / ?f7"/><draw:equation draw:name="f94" draw:formula="?f47 / ?f6"/><draw:equation draw:name="f95" draw:formula="?f48 / ?f7"/><draw:equation draw:name="f96" draw:formula="?f50 / ?f6"/><draw:equation draw:name="f97" draw:formula="?f51 / ?f7"/><draw:equation draw:name="f98" draw:formula="?f53 / ?f6"/><draw:equation draw:name="f99" draw:formula="?f55 / ?f6"/><draw:equation draw:name="f100" draw:formula="?f56 / ?f7"/><draw:equation draw:name="f101" draw:formula="?f58 / ?f6"/><draw:equation draw:name="f102" draw:formula="?f59 / ?f7"/><draw:equation draw:name="f103" draw:formula="?f60 / ?f7"/><draw:equation draw:name="f104" draw:formula="?f62 / ?f6"/><draw:equation draw:name="f105" draw:formula="?f64 / ?f6"/><draw:equation draw:name="f106" draw:formula="?f65 / ?f7"/><draw:equation draw:name="f107" draw:formula="?f67 / ?f6"/><draw:equation draw:name="f108" draw:formula="?f68 / ?f7"/><draw:equation draw:name="f109" draw:formula="0 / ?f6"/><draw:equation draw:name="f110" draw:formula="?f1 / ?f6"/><draw:equation draw:name="f111" draw:formula="0 / ?f7"/><draw:equation draw:name="f112" draw:formula="?f3 / ?f7"/></draw:enhanced-geometry></draw:custom-shape><draw:custom-shape svg:x="6.24028in" svg:y="0.33819in" svg:width="1.16181in" svg:height="0.26042in" draw:z-index="0" draw:id="id64" draw:style-name="a64" draw:name="Freeform 10"><svg:title/><svg:desc/><draw:enhanced-geometry draw:type="non-primitive" svg:viewBox="0 0 1673 375" draw:enhanced-path="M 1655 18 L 1613 18 1634 24 1649 39 1654 315 1648 336 1633 351 59 356 1656 356 1657 355 1668 337 1673 315 1672 54 1666 33 1655 18 Z N" draw:text-areas="?f72 ?f74 ?f73 ?f75" draw:glue-points="?f47 ?f48 ?f49 ?f48 ?f50 ?f51 ?f52 ?f53 ?f54 ?f55 ?f56 ?f57 ?f58 ?f59 ?f60 ?f61 ?f62 ?f61 ?f63 ?f64 ?f65 ?f66 ?f67 ?f55 ?f68 ?f69 ?f70 ?f71 ?f47 ?f48"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73"/><draw:equation draw:name="f7" draw:formula="?f4 / 375"/><draw:equation draw:name="f8" draw:formula="0 + 10641 - 8986"/><draw:equation draw:name="f9" draw:formula="?f8 * ?f5 / 1673"/><draw:equation draw:name="f10" draw:formula="505 * ?f4 / 375"/><draw:equation draw:name="f11" draw:formula="0 + 10599 - 8986"/><draw:equation draw:name="f12" draw:formula="?f11 * ?f5 / 1673"/><draw:equation draw:name="f13" draw:formula="0 + 10620 - 8986"/><draw:equation draw:name="f14" draw:formula="?f13 * ?f5 / 1673"/><draw:equation draw:name="f15" draw:formula="511 * ?f4 / 375"/><draw:equation draw:name="f16" draw:formula="0 + 10635 - 8986"/><draw:equation draw:name="f17" draw:formula="?f16 * ?f5 / 1673"/><draw:equation draw:name="f18" draw:formula="526 * ?f4 / 375"/><draw:equation draw:name="f19" draw:formula="0 + 10640 - 8986"/><draw:equation draw:name="f20" draw:formula="?f19 * ?f5 / 1673"/><draw:equation draw:name="f21" draw:formula="802 * ?f4 / 375"/><draw:equation draw:name="f22" draw:formula="0 + 10634 - 8986"/><draw:equation draw:name="f23" draw:formula="?f22 * ?f5 / 1673"/><draw:equation draw:name="f24" draw:formula="823 * ?f4 / 375"/><draw:equation draw:name="f25" draw:formula="0 + 10619 - 8986"/><draw:equation draw:name="f26" draw:formula="?f25 * ?f5 / 1673"/><draw:equation draw:name="f27" draw:formula="838 * ?f4 / 375"/><draw:equation draw:name="f28" draw:formula="0 + 9045 - 8986"/><draw:equation draw:name="f29" draw:formula="?f28 * ?f5 / 1673"/><draw:equation draw:name="f30" draw:formula="843 * ?f4 / 375"/><draw:equation draw:name="f31" draw:formula="0 + 10642 - 8986"/><draw:equation draw:name="f32" draw:formula="?f31 * ?f5 / 1673"/><draw:equation draw:name="f33" draw:formula="0 + 10643 - 8986"/><draw:equation draw:name="f34" draw:formula="?f33 * ?f5 / 1673"/><draw:equation draw:name="f35" draw:formula="842 * ?f4 / 375"/><draw:equation draw:name="f36" draw:formula="0 + 10654 - 8986"/><draw:equation draw:name="f37" draw:formula="?f36 * ?f5 / 1673"/><draw:equation draw:name="f38" draw:formula="824 * ?f4 / 375"/><draw:equation draw:name="f39" draw:formula="0 + 10659 - 8986"/><draw:equation draw:name="f40" draw:formula="?f39 * ?f5 / 1673"/><draw:equation draw:name="f41" draw:formula="0 + 10658 - 8986"/><draw:equation draw:name="f42" draw:formula="?f41 * ?f5 / 1673"/><draw:equation draw:name="f43" draw:formula="541 * ?f4 / 375"/><draw:equation draw:name="f44" draw:formula="0 + 10652 - 8986"/><draw:equation draw:name="f45" draw:formula="?f44 * ?f5 / 1673"/><draw:equation draw:name="f46" draw:formula="520 * ?f4 / 375"/><draw:equation draw:name="f47" draw:formula="?f9 / ?f6"/><draw:equation draw:name="f48" draw:formula="?f10 / ?f7"/><draw:equation draw:name="f49" draw:formula="?f12 / ?f6"/><draw:equation draw:name="f50" draw:formula="?f14 / ?f6"/><draw:equation draw:name="f51" draw:formula="?f15 / ?f7"/><draw:equation draw:name="f52" draw:formula="?f17 / ?f6"/><draw:equation draw:name="f53" draw:formula="?f18 / ?f7"/><draw:equation draw:name="f54" draw:formula="?f20 / ?f6"/><draw:equation draw:name="f55" draw:formula="?f21 / ?f7"/><draw:equation draw:name="f56" draw:formula="?f23 / ?f6"/><draw:equation draw:name="f57" draw:formula="?f24 / ?f7"/><draw:equation draw:name="f58" draw:formula="?f26 / ?f6"/><draw:equation draw:name="f59" draw:formula="?f27 / ?f7"/><draw:equation draw:name="f60" draw:formula="?f29 / ?f6"/><draw:equation draw:name="f61" draw:formula="?f30 / ?f7"/><draw:equation draw:name="f62" draw:formula="?f32 / ?f6"/><draw:equation draw:name="f63" draw:formula="?f34 / ?f6"/><draw:equation draw:name="f64" draw:formula="?f35 / ?f7"/><draw:equation draw:name="f65" draw:formula="?f37 / ?f6"/><draw:equation draw:name="f66" draw:formula="?f38 / ?f7"/><draw:equation draw:name="f67" draw:formula="?f40 / ?f6"/><draw:equation draw:name="f68" draw:formula="?f42 / ?f6"/><draw:equation draw:name="f69" draw:formula="?f43 / ?f7"/><draw:equation draw:name="f70" draw:formula="?f45 / ?f6"/><draw:equation draw:name="f71" draw:formula="?f46 / ?f7"/><draw:equation draw:name="f72" draw:formula="0 / ?f6"/><draw:equation draw:name="f73" draw:formula="?f1 / ?f6"/><draw:equation draw:name="f74" draw:formula="0 / ?f7"/><draw:equation draw:name="f75" draw:formula="?f3 / ?f7"/></draw:enhanced-geometry></draw:custom-shape><draw:frame draw:z-index="0" draw:id="id65" draw:style-name="a65" draw:name="Text Box 9" svg:x="6.24028in" svg:y="0.33819in" svg:width="1.16181in" svg:height="0.26042in" style:rel-width="scale" style:rel-height="scale"><draw:text-box><text:p text:style-name="P1025"><text:span text:style-name="T1026">P</text:span><text:span text:style-name="T1027">roblem</text:span><text:span text:style-name="T1028"><text:s/></text:span><text:span text:style-name="T1029">S</text:span><text:span text:style-name="T1030">ol</text:span><text:span text:style-name="T1031">vi</text:span><text:span text:style-name="T1032">ng</text:span></text:p></draw:text-box><svg:title/><svg:desc/></draw:frame></draw:g><draw:g draw:z-index="251663360" draw:name="Group 3" draw:id="id70" draw:style-name="a70"><svg:title/><svg:desc/><draw:custom-shape svg:x="4.4625in" svg:y="0.71875in" svg:width="0.70833in" svg:height="0.26042in" draw:z-index="0" draw:id="id67" draw:style-name="a67" draw:name="Freeform 6"><svg:title/><svg:desc/><draw:enhanced-geometry draw:type="non-primitive" svg:viewBox="0 0 1020 375" draw:enhanced-path="M 960 0 L 60 0 55 0 33 6 16 19 4 37 0 59 0 320 6 342 19 359 38 371 60 375 965 375 986 369 1003 357 60 357 38 351 23 335 18 59 24 38 40 23 60 18 1002 18 1000 16 982 4 960 0 Z N" draw:text-areas="?f106 ?f108 ?f107 ?f109" draw:glue-points="?f67 ?f68 ?f69 ?f68 ?f70 ?f68 ?f71 ?f72 ?f73 ?f74 ?f75 ?f76 ?f77 ?f78 ?f77 ?f79 ?f80 ?f81 ?f82 ?f83 ?f84 ?f85 ?f69 ?f86 ?f87 ?f86 ?f88 ?f89 ?f90 ?f91 ?f69 ?f91 ?f84 ?f92 ?f93 ?f94 ?f95 ?f78 ?f96 ?f97 ?f98 ?f99 ?f69 ?f100 ?f101 ?f100 ?f102 ?f103 ?f104 ?f105 ?f67 ?f68" draw:glue-point-leaving-directions="-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0"/><draw:equation draw:name="f7" draw:formula="?f4 / 375"/><draw:equation draw:name="f8" draw:formula="0 + 7386 - 6426"/><draw:equation draw:name="f9" draw:formula="?f8 * ?f5 / 1020"/><draw:equation draw:name="f10" draw:formula="1035 * ?f4 / 375"/><draw:equation draw:name="f11" draw:formula="0 + 6486 - 6426"/><draw:equation draw:name="f12" draw:formula="?f11 * ?f5 / 1020"/><draw:equation draw:name="f13" draw:formula="0 + 6481 - 6426"/><draw:equation draw:name="f14" draw:formula="?f13 * ?f5 / 1020"/><draw:equation draw:name="f15" draw:formula="0 + 6459 - 6426"/><draw:equation draw:name="f16" draw:formula="?f15 * ?f5 / 1020"/><draw:equation draw:name="f17" draw:formula="1041 * ?f4 / 375"/><draw:equation draw:name="f18" draw:formula="0 + 6442 - 6426"/><draw:equation draw:name="f19" draw:formula="?f18 * ?f5 / 1020"/><draw:equation draw:name="f20" draw:formula="1054 * ?f4 / 375"/><draw:equation draw:name="f21" draw:formula="0 + 6430 - 6426"/><draw:equation draw:name="f22" draw:formula="?f21 * ?f5 / 1020"/><draw:equation draw:name="f23" draw:formula="1072 * ?f4 / 375"/><draw:equation draw:name="f24" draw:formula="0 + 6426 - 6426"/><draw:equation draw:name="f25" draw:formula="?f24 * ?f5 / 1020"/><draw:equation draw:name="f26" draw:formula="1094 * ?f4 / 375"/><draw:equation draw:name="f27" draw:formula="1355 * ?f4 / 375"/><draw:equation draw:name="f28" draw:formula="0 + 6432 - 6426"/><draw:equation draw:name="f29" draw:formula="?f28 * ?f5 / 1020"/><draw:equation draw:name="f30" draw:formula="1377 * ?f4 / 375"/><draw:equation draw:name="f31" draw:formula="0 + 6445 - 6426"/><draw:equation draw:name="f32" draw:formula="?f31 * ?f5 / 1020"/><draw:equation draw:name="f33" draw:formula="1394 * ?f4 / 375"/><draw:equation draw:name="f34" draw:formula="0 + 6464 - 6426"/><draw:equation draw:name="f35" draw:formula="?f34 * ?f5 / 1020"/><draw:equation draw:name="f36" draw:formula="1406 * ?f4 / 375"/><draw:equation draw:name="f37" draw:formula="1410 * ?f4 / 375"/><draw:equation draw:name="f38" draw:formula="0 + 7391 - 6426"/><draw:equation draw:name="f39" draw:formula="?f38 * ?f5 / 1020"/><draw:equation draw:name="f40" draw:formula="0 + 7412 - 6426"/><draw:equation draw:name="f41" draw:formula="?f40 * ?f5 / 1020"/><draw:equation draw:name="f42" draw:formula="1404 * ?f4 / 375"/><draw:equation draw:name="f43" draw:formula="0 + 7429 - 6426"/><draw:equation draw:name="f44" draw:formula="?f43 * ?f5 / 1020"/><draw:equation draw:name="f45" draw:formula="1392 * ?f4 / 375"/><draw:equation draw:name="f46" draw:formula="1386 * ?f4 / 375"/><draw:equation draw:name="f47" draw:formula="0 + 6449 - 6426"/><draw:equation draw:name="f48" draw:formula="?f47 * ?f5 / 1020"/><draw:equation draw:name="f49" draw:formula="1370 * ?f4 / 375"/><draw:equation draw:name="f50" draw:formula="0 + 6444 - 6426"/><draw:equation draw:name="f51" draw:formula="?f50 * ?f5 / 1020"/><draw:equation draw:name="f52" draw:formula="0 + 6450 - 6426"/><draw:equation draw:name="f53" draw:formula="?f52 * ?f5 / 1020"/><draw:equation draw:name="f54" draw:formula="1073 * ?f4 / 375"/><draw:equation draw:name="f55" draw:formula="0 + 6466 - 6426"/><draw:equation draw:name="f56" draw:formula="?f55 * ?f5 / 1020"/><draw:equation draw:name="f57" draw:formula="1058 * ?f4 / 375"/><draw:equation draw:name="f58" draw:formula="1053 * ?f4 / 375"/><draw:equation draw:name="f59" draw:formula="0 + 7428 - 6426"/><draw:equation draw:name="f60" draw:formula="?f59 * ?f5 / 1020"/><draw:equation draw:name="f61" draw:formula="0 + 7426 - 6426"/><draw:equation draw:name="f62" draw:formula="?f61 * ?f5 / 1020"/><draw:equation draw:name="f63" draw:formula="1051 * ?f4 / 375"/><draw:equation draw:name="f64" draw:formula="0 + 7408 - 6426"/><draw:equation draw:name="f65" draw:formula="?f64 * ?f5 / 1020"/><draw:equation draw:name="f66" draw:formula="1039 * ?f4 / 375"/><draw:equation draw:name="f67" draw:formula="?f9 / ?f6"/><draw:equation draw:name="f68" draw:formula="?f10 / ?f7"/><draw:equation draw:name="f69" draw:formula="?f12 / ?f6"/><draw:equation draw:name="f70" draw:formula="?f14 / ?f6"/><draw:equation draw:name="f71" draw:formula="?f16 / ?f6"/><draw:equation draw:name="f72" draw:formula="?f17 / ?f7"/><draw:equation draw:name="f73" draw:formula="?f19 / ?f6"/><draw:equation draw:name="f74" draw:formula="?f20 / ?f7"/><draw:equation draw:name="f75" draw:formula="?f22 / ?f6"/><draw:equation draw:name="f76" draw:formula="?f23 / ?f7"/><draw:equation draw:name="f77" draw:formula="?f25 / ?f6"/><draw:equation draw:name="f78" draw:formula="?f26 / ?f7"/><draw:equation draw:name="f79" draw:formula="?f27 / ?f7"/><draw:equation draw:name="f80" draw:formula="?f29 / ?f6"/><draw:equation draw:name="f81" draw:formula="?f30 / ?f7"/><draw:equation draw:name="f82" draw:formula="?f32 / ?f6"/><draw:equation draw:name="f83" draw:formula="?f33 / ?f7"/><draw:equation draw:name="f84" draw:formula="?f35 / ?f6"/><draw:equation draw:name="f85" draw:formula="?f36 / ?f7"/><draw:equation draw:name="f86" draw:formula="?f37 / ?f7"/><draw:equation draw:name="f87" draw:formula="?f39 / ?f6"/><draw:equation draw:name="f88" draw:formula="?f41 / ?f6"/><draw:equation draw:name="f89" draw:formula="?f42 / ?f7"/><draw:equation draw:name="f90" draw:formula="?f44 / ?f6"/><draw:equation draw:name="f91" draw:formula="?f45 / ?f7"/><draw:equation draw:name="f92" draw:formula="?f46 / ?f7"/><draw:equation draw:name="f93" draw:formula="?f48 / ?f6"/><draw:equation draw:name="f94" draw:formula="?f49 / ?f7"/><draw:equation draw:name="f95" draw:formula="?f51 / ?f6"/><draw:equation draw:name="f96" draw:formula="?f53 / ?f6"/><draw:equation draw:name="f97" draw:formula="?f54 / ?f7"/><draw:equation draw:name="f98" draw:formula="?f56 / ?f6"/><draw:equation draw:name="f99" draw:formula="?f57 / ?f7"/><draw:equation draw:name="f100" draw:formula="?f58 / ?f7"/><draw:equation draw:name="f101" draw:formula="?f60 / ?f6"/><draw:equation draw:name="f102" draw:formula="?f62 / ?f6"/><draw:equation draw:name="f103" draw:formula="?f63 / ?f7"/><draw:equation draw:name="f104" draw:formula="?f65 / ?f6"/><draw:equation draw:name="f105" draw:formula="?f66 / ?f7"/><draw:equation draw:name="f106" draw:formula="0 / ?f6"/><draw:equation draw:name="f107" draw:formula="?f1 / ?f6"/><draw:equation draw:name="f108" draw:formula="0 / ?f7"/><draw:equation draw:name="f109" draw:formula="?f3 / ?f7"/></draw:enhanced-geometry></draw:custom-shape><draw:custom-shape svg:x="4.4625in" svg:y="0.71875in" svg:width="0.70833in" svg:height="0.26042in" draw:z-index="0" draw:id="id68" draw:style-name="a68" draw:name="Freeform 5"><svg:title/><svg:desc/><draw:enhanced-geometry draw:type="non-primitive" svg:viewBox="0 0 1020 375" draw:enhanced-path="M 1002 18 L 960 18 981 24 996 40 1001 315 995 337 980 352 60 357 1003 357 1004 356 1015 338 1019 315 1019 55 1013 33 1002 18 Z N" draw:text-areas="?f69 ?f71 ?f70 ?f72" draw:glue-points="?f45 ?f46 ?f47 ?f46 ?f48 ?f49 ?f50 ?f51 ?f52 ?f53 ?f54 ?f55 ?f56 ?f57 ?f58 ?f59 ?f60 ?f59 ?f61 ?f62 ?f63 ?f64 ?f65 ?f53 ?f65 ?f66 ?f67 ?f68 ?f45 ?f46"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0"/><draw:equation draw:name="f7" draw:formula="?f4 / 375"/><draw:equation draw:name="f8" draw:formula="0 + 7428 - 6426"/><draw:equation draw:name="f9" draw:formula="?f8 * ?f5 / 1020"/><draw:equation draw:name="f10" draw:formula="1053 * ?f4 / 375"/><draw:equation draw:name="f11" draw:formula="0 + 7386 - 6426"/><draw:equation draw:name="f12" draw:formula="?f11 * ?f5 / 1020"/><draw:equation draw:name="f13" draw:formula="0 + 7407 - 6426"/><draw:equation draw:name="f14" draw:formula="?f13 * ?f5 / 1020"/><draw:equation draw:name="f15" draw:formula="1059 * ?f4 / 375"/><draw:equation draw:name="f16" draw:formula="0 + 7422 - 6426"/><draw:equation draw:name="f17" draw:formula="?f16 * ?f5 / 1020"/><draw:equation draw:name="f18" draw:formula="1075 * ?f4 / 375"/><draw:equation draw:name="f19" draw:formula="0 + 7427 - 6426"/><draw:equation draw:name="f20" draw:formula="?f19 * ?f5 / 1020"/><draw:equation draw:name="f21" draw:formula="1350 * ?f4 / 375"/><draw:equation draw:name="f22" draw:formula="0 + 7421 - 6426"/><draw:equation draw:name="f23" draw:formula="?f22 * ?f5 / 1020"/><draw:equation draw:name="f24" draw:formula="1372 * ?f4 / 375"/><draw:equation draw:name="f25" draw:formula="0 + 7406 - 6426"/><draw:equation draw:name="f26" draw:formula="?f25 * ?f5 / 1020"/><draw:equation draw:name="f27" draw:formula="1387 * ?f4 / 375"/><draw:equation draw:name="f28" draw:formula="0 + 6486 - 6426"/><draw:equation draw:name="f29" draw:formula="?f28 * ?f5 / 1020"/><draw:equation draw:name="f30" draw:formula="1392 * ?f4 / 375"/><draw:equation draw:name="f31" draw:formula="0 + 7429 - 6426"/><draw:equation draw:name="f32" draw:formula="?f31 * ?f5 / 1020"/><draw:equation draw:name="f33" draw:formula="0 + 7430 - 6426"/><draw:equation draw:name="f34" draw:formula="?f33 * ?f5 / 1020"/><draw:equation draw:name="f35" draw:formula="1391 * ?f4 / 375"/><draw:equation draw:name="f36" draw:formula="0 + 7441 - 6426"/><draw:equation draw:name="f37" draw:formula="?f36 * ?f5 / 1020"/><draw:equation draw:name="f38" draw:formula="1373 * ?f4 / 375"/><draw:equation draw:name="f39" draw:formula="0 + 7445 - 6426"/><draw:equation draw:name="f40" draw:formula="?f39 * ?f5 / 1020"/><draw:equation draw:name="f41" draw:formula="1090 * ?f4 / 375"/><draw:equation draw:name="f42" draw:formula="0 + 7439 - 6426"/><draw:equation draw:name="f43" draw:formula="?f42 * ?f5 / 1020"/><draw:equation draw:name="f44" draw:formula="1068 * ?f4 / 375"/><draw:equation draw:name="f45" draw:formula="?f9 / ?f6"/><draw:equation draw:name="f46" draw:formula="?f10 / ?f7"/><draw:equation draw:name="f47" draw:formula="?f12 / ?f6"/><draw:equation draw:name="f48" draw:formula="?f14 / ?f6"/><draw:equation draw:name="f49" draw:formula="?f15 / ?f7"/><draw:equation draw:name="f50" draw:formula="?f17 / ?f6"/><draw:equation draw:name="f51" draw:formula="?f18 / ?f7"/><draw:equation draw:name="f52" draw:formula="?f20 / ?f6"/><draw:equation draw:name="f53" draw:formula="?f21 / ?f7"/><draw:equation draw:name="f54" draw:formula="?f23 / ?f6"/><draw:equation draw:name="f55" draw:formula="?f24 / ?f7"/><draw:equation draw:name="f56" draw:formula="?f26 / ?f6"/><draw:equation draw:name="f57" draw:formula="?f27 / ?f7"/><draw:equation draw:name="f58" draw:formula="?f29 / ?f6"/><draw:equation draw:name="f59" draw:formula="?f30 / ?f7"/><draw:equation draw:name="f60" draw:formula="?f32 / ?f6"/><draw:equation draw:name="f61" draw:formula="?f34 / ?f6"/><draw:equation draw:name="f62" draw:formula="?f35 / ?f7"/><draw:equation draw:name="f63" draw:formula="?f37 / ?f6"/><draw:equation draw:name="f64" draw:formula="?f38 / ?f7"/><draw:equation draw:name="f65" draw:formula="?f40 / ?f6"/><draw:equation draw:name="f66" draw:formula="?f41 / ?f7"/><draw:equation draw:name="f67" draw:formula="?f43 / ?f6"/><draw:equation draw:name="f68" draw:formula="?f44 / ?f7"/><draw:equation draw:name="f69" draw:formula="0 / ?f6"/><draw:equation draw:name="f70" draw:formula="?f1 / ?f6"/><draw:equation draw:name="f71" draw:formula="0 / ?f7"/><draw:equation draw:name="f72" draw:formula="?f3 / ?f7"/></draw:enhanced-geometry></draw:custom-shape><draw:frame draw:z-index="0" draw:id="id69" draw:style-name="a69" draw:name="Text Box 4" svg:x="4.4625in" svg:y="0.71875in" svg:width="0.70833in" svg:height="0.26042in" style:rel-width="scale" style:rel-height="scale"><draw:text-box><text:p text:style-name="P1033"><text:span text:style-name="T1034">Foo</text:span><text:span text:style-name="T1035">t</text:span><text:span text:style-name="T1036">ball</text:span></text:p></draw:text-box><svg:title/><svg:desc/></draw:frame></draw:g><text:span text:style-name="T1037">INT</text:span><text:span text:style-name="T1038">ERES</text:span><text:span text:style-name="T1039">T</text:span><text:span text:style-name="T1040">S</text:span></text:h>
        <text:soft-page-break/>
        <text:p text:style-name="P1041"><text:span text:style-name="T1042">Hindi</text:span></text:p>
        <text:p text:style-name="P1043"><text:span text:style-name="T1044">Full</text:span><text:span text:style-name="T1045"><text:s/></text:span><text:span text:style-name="T1046">Profess</text:span><text:span text:style-name="T1047">i</text:span><text:span text:style-name="T1048">onal</text:span><text:span text:style-name="T1049"><text:s/></text:span><text:span text:style-name="T1050">Proﬁc</text:span><text:span text:style-name="T1051">i</text:span><text:span text:style-name="T1052">enc</text:span><text:span text:style-name="T1053">y</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left="0.3458in">
        <style:tab-stops/>
      </style:paragraph-properties>
      <style:text-properties style:font-name="Arial" style:font-name-asian="Arial" fo:font-weight="bold" style:font-weight-asian="bold" style:font-weight-complex="bold" fo:font-size="14pt" style:font-size-asian="14pt" style:font-size-complex="14pt" fo:hyphenate="false"/>
    </style:style>
    <style:style style:name="Überschrift2" style:display-name="Überschrift 2" style:family="paragraph" style:parent-style-name="Standard" style:default-outline-level="2">
      <style:paragraph-properties fo:margin-left="0.3458in">
        <style:tab-stops/>
      </style:paragraph-properties>
      <style:text-properties style:font-name="Arial" style:font-name-asian="Arial"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default-outline-level="3">
      <style:paragraph-properties fo:margin-left="0.3458in">
        <style:tab-stops/>
      </style:paragraph-properties>
      <style:text-properties style:font-name="Arial" style:font-name-asian="Arial" fo:font-weight="bold" style:font-weight-asian="bold" style:font-weight-complex="bold" fo:font-size="10pt" style:font-size-asian="10pt" style:font-size-complex="10pt" fo:hyphenate="false"/>
    </style:style>
    <style:style style:name="Überschrift4" style:display-name="Überschrift 4" style:family="paragraph" style:parent-style-name="Standard" style:default-outline-level="4">
      <style:paragraph-properties fo:margin-left="0.3458in">
        <style:tab-stops/>
      </style:paragraph-properties>
      <style:text-properties style:font-name="Times New Roman" style:font-name-asian="Times New Roman" fo:font-size="10pt" style:font-size-asian="10pt" style:font-size-complex="10pt" fo:hyphenate="false"/>
    </style: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top="0.0236in" fo:margin-left="0.4694in">
        <style:tab-stops/>
      </style:paragraph-properties>
      <style:text-properties style:font-name="Arial" style:font-name-asian="Arial" fo:font-weight="bold" style:font-weight-asian="bold" style:font-weight-complex="bold" fo:font-size="8pt" style:font-size-asian="8pt" style:font-size-complex="8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2638in" fo:margin-left="0in" fo:margin-bottom="0.1944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3-12-18T16:45:00Z</meta:creation-date>
    <dc:date>2023-12-18T16:45:00Z</dc:date>
    <meta:template xlink:href="Normal.dotm" xlink:type="simple"/>
    <meta:editing-cycles>2</meta:editing-cycles>
    <meta:editing-duration>PT0S</meta:editing-duration>
    <meta:user-defined meta:name="Created" meta:value-type="date">2023-12-18T00:00:00Z</meta:user-defined>
    <meta:user-defined meta:name="LastSaved" meta:value-type="date">2023-12-18T00:00:00Z</meta:user-defined>
    <meta:document-statistic meta:page-count="1" meta:paragraph-count="41" meta:word-count="245" meta:character-count="1619" meta:row-count="80" meta:non-whitespace-character-count="1411"/>
  </office:meta>
</office:document-meta>
</file>